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/>
    <style:style style:name="Text_20_body" style:display-name="Text body" style:family="paragraph" style:class="text"/>
    <style:style style:name="List" style:family="paragraph" style:class="list"/>
    <style:style style:name="Caption" style:family="paragraph" style:class="extra"/>
    <style:style style:name="Index" style:family="paragraph" style:class="index"/>
    <style:style style:name="Heading_20_1" style:display-name="Heading 1" style:family="paragraph" style:next-style-name="Text_20_body" style:default-outline-level="1" style:class="text"/>
    <style:style style:name="Heading_20_2" style:display-name="Heading 2" style:family="paragraph" style:next-style-name="Text_20_body" style:default-outline-level="2" style:class="text"/>
    <style:style style:name="Heading_20_3" style:display-name="Heading 3" style:family="paragraph" style:next-style-name="Text_20_body" style:default-outline-level="3" style:class="text"/>
    <style:style style:name="Heading_20_4" style:display-name="Heading 4" style:family="paragraph" style:next-style-name="Text_20_body" style:default-outline-level="4" style:class="text"/>
    <style:style style:name="Heading_20_5" style:display-name="Heading 5" style:family="paragraph" style:next-style-name="Text_20_body" style:default-outline-level="5" style:class="text"/>
    <style:style style:name="Heading_20_6" style:display-name="Heading 6" style:family="paragraph" style:next-style-name="Text_20_body" style:default-outline-level="6" style:class="text"/>
    <style:style style:name="Heading_20_7" style:display-name="Heading 7" style:family="paragraph" style:next-style-name="Text_20_body" style:default-outline-level="7" style:class="text"/>
    <style:style style:name="Heading_20_8" style:display-name="Heading 8" style:family="paragraph" style:next-style-name="Text_20_body" style:default-outline-level="8" style:class="text"/>
    <style:style style:name="Heading_20_9" style:display-name="Heading 9" style:family="paragraph" style:next-style-name="Text_20_body" style:default-outline-level="9" style:class="text"/>
    <style:style style:name="Balloon_20_Text" style:display-name="Balloon Text" style:family="paragraph"/>
    <style:style style:name="Header_20_and_20_Footer" style:display-name="Header and Footer" style:family="paragraph" style:class="extra"/>
    <style:style style:name="Header" style:family="paragraph" style:class="extra"/>
    <style:style style:name="Footer" style:family="paragraph" style:class="extra"/>
    <style:style style:name="Title" style:family="paragraph" style:next-style-name="Text_20_body" style:class="chapter"/>
    <style:style style:name="Index_20_Heading" style:display-name="Index Heading" style:family="paragraph" style:class="index"/>
    <style:style style:name="Contents_20_Heading" style:display-name="Contents Heading" style:family="paragraph" style:class="index"/>
    <style:style style:name="Subtitle" style:family="paragraph" style:next-style-name="Text_20_body" style:class="chapter"/>
    <style:style style:name="Contents_20_1" style:display-name="Contents 1" style:family="paragraph" style:auto-update="true" style:class="index"/>
    <style:style style:name="Contents_20_2" style:display-name="Contents 2" style:family="paragraph" style:auto-update="true" style:class="index"/>
    <style:style style:name="Contents_20_3" style:display-name="Contents 3" style:family="paragraph" style:auto-update="true" style:class="index"/>
    <style:style style:name="Date" style:family="paragraph"/>
    <style:style style:name="List_20_1" style:display-name="List 1" style:family="paragraph" style:class="list"/>
    <style:style style:name="Numbering_20_1" style:display-name="Numbering 1" style:family="paragraph" style:class="list"/>
    <style:style style:name="List_20_2" style:display-name="List 2" style:family="paragraph" style:class="list"/>
    <style:style style:name="List_20_3" style:display-name="List 3" style:family="paragraph" style:class="list"/>
    <style:style style:name="List_20_4" style:display-name="List 4" style:family="paragraph" style:class="list"/>
    <style:style style:name="List_20_5" style:display-name="List 5" style:family="paragraph" style:class="list"/>
    <style:style style:name="Numbering_20_2" style:display-name="Numbering 2" style:family="paragraph" style:class="list"/>
    <style:style style:name="Numbering_20_3" style:display-name="Numbering 3" style:family="paragraph" style:class="list"/>
    <style:style style:name="Numbering_20_4" style:display-name="Numbering 4" style:family="paragraph" style:class="list"/>
    <style:style style:name="Numbering_20_5" style:display-name="Numbering 5" style:family="paragraph" style:class="list"/>
    <style:style style:name="List_20_1_20_Cont." style:display-name="List 1 Cont." style:family="paragraph" style:class="list"/>
    <style:style style:name="List_20_2_20_Cont." style:display-name="List 2 Cont." style:family="paragraph" style:class="list"/>
    <style:style style:name="List_20_3_20_Cont." style:display-name="List 3 Cont." style:family="paragraph" style:class="list"/>
    <style:style style:name="List_20_4_20_Cont." style:display-name="List 4 Cont." style:family="paragraph" style:class="list"/>
    <style:style style:name="List_20_5_20_Cont." style:display-name="List 5 Cont." style:family="paragraph" style:class="list"/>
    <style:style style:name="Sub_20_Heading" style:display-name="Sub Heading" style:family="paragraph"/>
    <style:style style:name="Contents_20_4" style:display-name="Contents 4" style:family="paragraph" style:auto-update="true" style:class="index"/>
    <style:style style:name="Contents_20_5" style:display-name="Contents 5" style:family="paragraph" style:auto-update="true" style:class="index"/>
    <style:style style:name="Contents_20_6" style:display-name="Contents 6" style:family="paragraph" style:auto-update="true" style:class="index"/>
    <style:style style:name="Contents_20_7" style:display-name="Contents 7" style:family="paragraph" style:auto-update="true" style:class="index"/>
    <style:style style:name="Contents_20_8" style:display-name="Contents 8" style:family="paragraph" style:auto-update="true" style:class="index"/>
    <style:style style:name="Contents_20_9" style:display-name="Contents 9" style:family="paragraph" style:auto-update="true" style:class="index"/>
    <style:style style:name="Quote" style:family="paragraph"/>
    <style:style style:name="Guidance" style:family="paragraph"/>
    <style:style style:name="Source" style:family="paragraph"/>
    <style:style style:name="PreSection1Heading1" style:family="paragraph"/>
    <style:style style:name="Appendix_20_1" style:display-name="Appendix 1" style:family="paragraph"/>
    <style:style style:name="Exhibit_20_1" style:display-name="Exhibit 1" style:family="paragraph"/>
    <style:style style:name="Appendix_20_2" style:display-name="Appendix 2" style:family="paragraph"/>
    <style:style style:name="Appendix_20_3" style:display-name="Appendix 3" style:family="paragraph"/>
    <style:style style:name="Appendix_20_4" style:display-name="Appendix 4" style:family="paragraph"/>
    <style:style style:name="Appendix_20_5" style:display-name="Appendix 5" style:family="paragraph"/>
    <style:style style:name="Appendix_20_6" style:display-name="Appendix 6" style:family="paragraph"/>
    <style:style style:name="Appendix_20_7" style:display-name="Appendix 7" style:family="paragraph"/>
    <style:style style:name="Appendix_20_8" style:display-name="Appendix 8" style:family="paragraph"/>
    <style:style style:name="Appendix_20_9" style:display-name="Appendix 9" style:family="paragraph"/>
    <style:style style:name="Exhibit_20_2" style:display-name="Exhibit 2" style:family="paragraph"/>
    <style:style style:name="Exhibit_20_3" style:display-name="Exhibit 3" style:family="paragraph"/>
    <style:style style:name="Exhibit_20_4" style:display-name="Exhibit 4" style:family="paragraph"/>
    <style:style style:name="Exhibit_20_5" style:display-name="Exhibit 5" style:family="paragraph"/>
    <style:style style:name="Exhibit_20_6" style:display-name="Exhibit 6" style:family="paragraph"/>
    <style:style style:name="Exhibit_20_7" style:display-name="Exhibit 7" style:family="paragraph"/>
    <style:style style:name="Exhibit_20_8" style:display-name="Exhibit 8" style:family="paragraph"/>
    <style:style style:name="Exhibit_20_9" style:display-name="Exhibit 9" style:family="paragraph"/>
    <style:style style:name="Plain_20_Text" style:display-name="Plain Text" style:family="paragraph"/>
    <style:style style:name="List_20_Bullet_20_6" style:display-name="List Bullet 6" style:family="paragraph"/>
    <style:style style:name="List_20_Bullet_20_7" style:display-name="List Bullet 7" style:family="paragraph"/>
    <style:style style:name="List_20_Bullet_20_8" style:display-name="List Bullet 8" style:family="paragraph"/>
    <style:style style:name="List_20_Bullet_20_9" style:display-name="List Bullet 9" style:family="paragraph"/>
    <style:style style:name="List_20_Continue_20_6" style:display-name="List Continue 6" style:family="paragraph"/>
    <style:style style:name="List_20_Continue_20_7" style:display-name="List Continue 7" style:family="paragraph"/>
    <style:style style:name="List_20_Continue_20_8" style:display-name="List Continue 8" style:family="paragraph"/>
    <style:style style:name="List_20_Continue_20_9" style:display-name="List Continue 9" style:family="paragraph"/>
    <style:style style:name="List_20_Number_20_6" style:display-name="List Number 6" style:family="paragraph"/>
    <style:style style:name="List_20_Number_20_7" style:display-name="List Number 7" style:family="paragraph"/>
    <style:style style:name="List_20_Number_20_8" style:display-name="List Number 8" style:family="paragraph"/>
    <style:style style:name="List_20_Number_20_9" style:display-name="List Number 9" style:family="paragraph"/>
    <style:style style:name="List_20_Roman" style:display-name="List Roman" style:family="paragraph"/>
    <style:style style:name="List_20_Roman_20_2" style:display-name="List Roman 2" style:family="paragraph"/>
    <style:style style:name="List_20_Roman_20_3" style:display-name="List Roman 3" style:family="paragraph"/>
    <style:style style:name="List_20_Roman_20_4" style:display-name="List Roman 4" style:family="paragraph"/>
    <style:style style:name="List_20_Roman_20_5" style:display-name="List Roman 5" style:family="paragraph"/>
    <style:style style:name="List_20_Roman_20_6" style:display-name="List Roman 6" style:family="paragraph"/>
    <style:style style:name="List_20_Roman_20_7" style:display-name="List Roman 7" style:family="paragraph"/>
    <style:style style:name="List_20_Roman_20_8" style:display-name="List Roman 8" style:family="paragraph"/>
    <style:style style:name="List_20_Roman_20_9" style:display-name="List Roman 9" style:family="paragraph"/>
    <style:style style:name="List_20_Alpha" style:display-name="List Alpha" style:family="paragraph"/>
    <style:style style:name="List_20_Alpha_20_2" style:display-name="List Alpha 2" style:family="paragraph"/>
    <style:style style:name="List_20_Alpha_20_3" style:display-name="List Alpha 3" style:family="paragraph"/>
    <style:style style:name="List_20_Alpha_20_4" style:display-name="List Alpha 4" style:family="paragraph"/>
    <style:style style:name="List_20_Alpha_20_5" style:display-name="List Alpha 5" style:family="paragraph"/>
    <style:style style:name="List_20_Alpha_20_6" style:display-name="List Alpha 6" style:family="paragraph"/>
    <style:style style:name="List_20_Alpha_20_7" style:display-name="List Alpha 7" style:family="paragraph"/>
    <style:style style:name="List_20_Alpha_20_8" style:display-name="List Alpha 8" style:family="paragraph"/>
    <style:style style:name="List_20_Alpha_20_9" style:display-name="List Alpha 9" style:family="paragraph"/>
    <style:style style:name="PwC_20_Address" style:display-name="PwC Address" style:family="paragraph"/>
    <style:style style:name="Divider_20_page" style:display-name="Divider page" style:family="paragraph"/>
    <style:style style:name="Pre_20_Section_20_1_20_Heading_20_2" style:display-name="Pre Section 1 Heading 2" style:family="paragraph"/>
    <style:style style:name="Pre_20_Section_20_1_20_Heading_20_3" style:display-name="Pre Section 1 Heading 3" style:family="paragraph"/>
    <style:style style:name="Pre_20_Section_20_1_20_Heading_20_4" style:display-name="Pre Section 1 Heading 4" style:family="paragraph"/>
    <style:style style:name="Pre_20_Section_20_1_20_Heading_20_5" style:display-name="Pre Section 1 Heading 5" style:family="paragraph"/>
    <style:style style:name="Disclaimer" style:family="paragraph"/>
    <style:style style:name="Footnote" style:family="paragraph" style:class="extra"/>
    <style:style style:name="Endnote" style:family="paragraph" style:class="extra"/>
    <style:style style:name="List_20_Paragraph" style:display-name="List Paragraph" style:family="paragraph"/>
    <style:style style:name="Normal_20_Bright" style:display-name="Normal Bright" style:family="paragraph"/>
    <style:style style:name="Style_20_Guidance_20_text_20__2b__20_10_20_pt_20_Bold" style:display-name="Style Guidance text + 10 pt Bold" style:family="paragraph"/>
    <style:style style:name="Marginalia" style:family="paragraph" style:class="text"/>
    <style:style style:name="annotation_20_subject" style:display-name="annotation subject" style:family="paragraph"/>
    <style:style style:name="Document_20_Map" style:display-name="Document Map" style:family="paragraph"/>
    <style:style style:name="Revision" style:family="paragraph"/>
    <style:style style:name="Intense_20_Quote" style:display-name="Intense Quote" style:family="paragraph"/>
    <style:style style:name="PwCGuidance" style:family="paragraph"/>
    <style:style style:name="Frame_20_contents" style:display-name="Frame contents" style:family="paragraph" style:class="extra"/>
    <style:style style:name="Default_20_Paragraph_20_Font" style:display-name="Default Paragraph Font" style:family="text"/>
    <style:style style:name="Body_20_Text_20_Char" style:display-name="Body Text Char" style:family="text"/>
    <style:style style:name="Balloon_20_Text_20_Char" style:display-name="Balloon Text Char" style:family="text"/>
    <style:style style:name="Header_20_Char" style:display-name="Header Char" style:family="text"/>
    <style:style style:name="Footer_20_Char" style:display-name="Footer Char" style:family="text"/>
    <style:style style:name="Heading_20_1_20_Char" style:display-name="Heading 1 Char" style:family="text"/>
    <style:style style:name="Heading_20_2_20_Char" style:display-name="Heading 2 Char" style:family="text"/>
    <style:style style:name="Heading_20_3_20_Char" style:display-name="Heading 3 Char" style:family="text"/>
    <style:style style:name="Heading_20_4_20_Char" style:display-name="Heading 4 Char" style:family="text"/>
    <style:style style:name="Heading_20_5_20_Char" style:display-name="Heading 5 Char" style:family="text"/>
    <style:style style:name="Title_20_Char" style:display-name="Title Char" style:family="text"/>
    <style:style style:name="Subtitle_20_Char" style:display-name="Subtitle Char" style:family="text"/>
    <style:style style:name="Internet_20_link" style:display-name="Internet link" style:family="text"/>
    <style:style style:name="Date_20_Char" style:display-name="Date Char" style:family="text"/>
    <style:style style:name="Heading_20_6_20_Char" style:display-name="Heading 6 Char" style:family="text"/>
    <style:style style:name="Heading_20_7_20_Char" style:display-name="Heading 7 Char" style:family="text"/>
    <style:style style:name="Heading_20_8_20_Char" style:display-name="Heading 8 Char" style:family="text"/>
    <style:style style:name="Heading_20_9_20_Char" style:display-name="Heading 9 Char" style:family="text"/>
    <style:style style:name="Date_20_Char1" style:display-name="Date Char1" style:family="text"/>
    <style:style style:name="Quote_20_Char" style:display-name="Quote Char" style:family="text"/>
    <style:style style:name="Page_20_Number" style:display-name="Page Number" style:family="text"/>
    <style:style style:name="Guidance_20_Char" style:display-name="Guidance Char" style:family="text"/>
    <style:style style:name="Source_20_Char" style:display-name="Source Char" style:family="text"/>
    <style:style style:name="PreSection1Heading1_20_Char" style:display-name="PreSection1Heading1 Char" style:family="text"/>
    <style:style style:name="Appendix_20_1_20_Char" style:display-name="Appendix 1 Char" style:family="text"/>
    <style:style style:name="Exhibit_20_1_20_Char" style:display-name="Exhibit 1 Char" style:family="text"/>
    <style:style style:name="Placeholder_20_Text" style:display-name="Placeholder Text" style:family="text"/>
    <style:style style:name="Appendix_20_2_20_Char" style:display-name="Appendix 2 Char" style:family="text"/>
    <style:style style:name="Appendix_20_3_20_Char" style:display-name="Appendix 3 Char" style:family="text"/>
    <style:style style:name="Appendix_20_4_20_Char" style:display-name="Appendix 4 Char" style:family="text"/>
    <style:style style:name="Appendix_20_5_20_Char" style:display-name="Appendix 5 Char" style:family="text"/>
    <style:style style:name="Appendix_20_6_20_Char" style:display-name="Appendix 6 Char" style:family="text"/>
    <style:style style:name="Appendix_20_7_20_Char" style:display-name="Appendix 7 Char" style:family="text"/>
    <style:style style:name="Appendix_20_8_20_Char" style:display-name="Appendix 8 Char" style:family="text"/>
    <style:style style:name="Appendix_20_9_20_Char" style:display-name="Appendix 9 Char" style:family="text"/>
    <style:style style:name="Exhibit_20_2_20_Char" style:display-name="Exhibit 2 Char" style:family="text"/>
    <style:style style:name="Exhibit_20_3_20_Char" style:display-name="Exhibit 3 Char" style:family="text"/>
    <style:style style:name="Exhibit_20_4_20_Char" style:display-name="Exhibit 4 Char" style:family="text"/>
    <style:style style:name="Exhibit_20_5_20_Char" style:display-name="Exhibit 5 Char" style:family="text"/>
    <style:style style:name="Exhibit_20_6_20_Char" style:display-name="Exhibit 6 Char" style:family="text"/>
    <style:style style:name="Exhibit_20_7_20_Char" style:display-name="Exhibit 7 Char" style:family="text"/>
    <style:style style:name="Exhibit_20_8_20_Char" style:display-name="Exhibit 8 Char" style:family="text"/>
    <style:style style:name="Exhibit_20_9_20_Char" style:display-name="Exhibit 9 Char" style:family="text"/>
    <style:style style:name="Plain_20_Text_20_Char" style:display-name="Plain Text Char" style:family="text"/>
    <style:style style:name="List_20_Bullet_20_5_20_Char" style:display-name="List Bullet 5 Char" style:family="text"/>
    <style:style style:name="List_20_Bullet_20_6_20_Char" style:display-name="List Bullet 6 Char" style:family="text"/>
    <style:style style:name="List_20_Bullet_20_7_20_Char" style:display-name="List Bullet 7 Char" style:family="text"/>
    <style:style style:name="List_20_Bullet_20_8_20_Char" style:display-name="List Bullet 8 Char" style:family="text"/>
    <style:style style:name="List_20_Bullet_20_9_20_Char" style:display-name="List Bullet 9 Char" style:family="text"/>
    <style:style style:name="List_20_Continue_20_5_20_Char" style:display-name="List Continue 5 Char" style:family="text"/>
    <style:style style:name="List_20_Continue_20_6_20_Char" style:display-name="List Continue 6 Char" style:family="text"/>
    <style:style style:name="List_20_Continue_20_7_20_Char" style:display-name="List Continue 7 Char" style:family="text"/>
    <style:style style:name="List_20_Continue_20_8_20_Char" style:display-name="List Continue 8 Char" style:family="text"/>
    <style:style style:name="List_20_Continue_20_9_20_Char" style:display-name="List Continue 9 Char" style:family="text"/>
    <style:style style:name="List_20_Bullet_20_6_20_Char1" style:display-name="List Bullet 6 Char1" style:family="text"/>
    <style:style style:name="List_20_Number_20_6_20_Char" style:display-name="List Number 6 Char" style:family="text"/>
    <style:style style:name="List_20_Number_20_7_20_Char" style:display-name="List Number 7 Char" style:family="text"/>
    <style:style style:name="List_20_Number_20_8_20_Char" style:display-name="List Number 8 Char" style:family="text"/>
    <style:style style:name="List_20_Number_20_9_20_Char" style:display-name="List Number 9 Char" style:family="text"/>
    <style:style style:name="List_20_Number_20_Char" style:display-name="List Number Char" style:family="text"/>
    <style:style style:name="List_20_Roman_20_Char" style:display-name="List Roman Char" style:family="text"/>
    <style:style style:name="List_20_Number_20_2_20_Char" style:display-name="List Number 2 Char" style:family="text"/>
    <style:style style:name="List_20_Roman_20_2_20_Char" style:display-name="List Roman 2 Char" style:family="text"/>
    <style:style style:name="List_20_Bullet_20_3_20_Char" style:display-name="List Bullet 3 Char" style:family="text"/>
    <style:style style:name="List_20_Number_20_3_20_Char" style:display-name="List Number 3 Char" style:family="text"/>
    <style:style style:name="List_20_Roman_20_3_20_Char" style:display-name="List Roman 3 Char" style:family="text"/>
    <style:style style:name="List_20_Bullet_20_4_20_Char" style:display-name="List Bullet 4 Char" style:family="text"/>
    <style:style style:name="List_20_Number_20_4_20_Char" style:display-name="List Number 4 Char" style:family="text"/>
    <style:style style:name="List_20_Roman_20_4_20_Char" style:display-name="List Roman 4 Char" style:family="text"/>
    <style:style style:name="List_20_Number_20_5_20_Char" style:display-name="List Number 5 Char" style:family="text"/>
    <style:style style:name="List_20_Roman_20_5_20_Char" style:display-name="List Roman 5 Char" style:family="text"/>
    <style:style style:name="List_20_Number_20_6_20_Char1" style:display-name="List Number 6 Char1" style:family="text"/>
    <style:style style:name="List_20_Roman_20_6_20_Char" style:display-name="List Roman 6 Char" style:family="text"/>
    <style:style style:name="List_20_Roman_20_7_20_Char" style:display-name="List Roman 7 Char" style:family="text"/>
    <style:style style:name="List_20_Roman_20_8_20_Char" style:display-name="List Roman 8 Char" style:family="text"/>
    <style:style style:name="List_20_Roman_20_9_20_Char" style:display-name="List Roman 9 Char" style:family="text"/>
    <style:style style:name="List_20_Roman_20_Char1" style:display-name="List Roman Char1" style:family="text"/>
    <style:style style:name="List_20_Alpha_20_Char" style:display-name="List Alpha Char" style:family="text"/>
    <style:style style:name="List_20_Roman_20_2_20_Char1" style:display-name="List Roman 2 Char1" style:family="text"/>
    <style:style style:name="List_20_Alpha_20_2_20_Char" style:display-name="List Alpha 2 Char" style:family="text"/>
    <style:style style:name="List_20_Roman_20_3_20_Char1" style:display-name="List Roman 3 Char1" style:family="text"/>
    <style:style style:name="List_20_Alpha_20_3_20_Char" style:display-name="List Alpha 3 Char" style:family="text"/>
    <style:style style:name="List_20_Roman_20_4_20_Char1" style:display-name="List Roman 4 Char1" style:family="text"/>
    <style:style style:name="List_20_Alpha_20_4_20_Char" style:display-name="List Alpha 4 Char" style:family="text"/>
    <style:style style:name="List_20_Roman_20_5_20_Char1" style:display-name="List Roman 5 Char1" style:family="text"/>
    <style:style style:name="List_20_Alpha_20_5_20_Char" style:display-name="List Alpha 5 Char" style:family="text"/>
    <style:style style:name="List_20_Roman_20_6_20_Char1" style:display-name="List Roman 6 Char1" style:family="text"/>
    <style:style style:name="List_20_Alpha_20_6_20_Char" style:display-name="List Alpha 6 Char" style:family="text"/>
    <style:style style:name="List_20_Alpha_20_7_20_Char" style:display-name="List Alpha 7 Char" style:family="text"/>
    <style:style style:name="List_20_Alpha_20_8_20_Char" style:display-name="List Alpha 8 Char" style:family="text"/>
    <style:style style:name="List_20_Alpha_20_9_20_Char" style:display-name="List Alpha 9 Char" style:family="text"/>
    <style:style style:name="PwC_20_Address_20_Char" style:display-name="PwC Address Char" style:family="text"/>
    <style:style style:name="Pre_20_Section_20_1_20_Heading_20_2_20_Char" style:display-name="Pre Section 1 Heading 2 Char" style:family="text"/>
    <style:style style:name="Pre_20_Section_20_1_20_Heading_20_3_20_Char" style:display-name="Pre Section 1 Heading 3 Char" style:family="text"/>
    <style:style style:name="Pre_20_Section_20_1_20_Heading_20_4_20_Char" style:display-name="Pre Section 1 Heading 4 Char" style:family="text"/>
    <style:style style:name="Pre_20_Section_20_1_20_Heading_20_5_20_Char" style:display-name="Pre Section 1 Heading 5 Char" style:family="text"/>
    <style:style style:name="Disclaimer_20_Char" style:display-name="Disclaimer Char" style:family="text"/>
    <style:style style:name="Footnote_20_Text_20_Char" style:display-name="Footnote Text Char" style:family="text"/>
    <style:style style:name="Footnote_20_Symbol" style:display-name="Footnote Symbol" style:family="text"/>
    <style:style style:name="Footnote_20_anchor" style:display-name="Footnote anchor" style:family="text"/>
    <style:style style:name="Endnote_20_Text_20_Char" style:display-name="Endnote Text Char" style:family="text"/>
    <style:style style:name="Endnote_20_Symbol" style:display-name="Endnote Symbol" style:family="text"/>
    <style:style style:name="Endnote_20_anchor" style:display-name="Endnote anchor" style:family="text"/>
    <style:style style:name="Visited_20_Internet_20_Link" style:display-name="Visited Internet Link" style:family="text"/>
    <style:style style:name="Normal_20_Bright_20_Char" style:display-name="Normal Bright Char" style:family="text"/>
    <style:style style:name="Style_20_Guidance_20_text_20__2b__20_10_20_pt_20_Bold_20_Char" style:display-name="Style Guidance text + 10 pt Bold Char" style:family="text"/>
    <style:style style:name="annotation_20_reference" style:display-name="annotation reference" style:family="text"/>
    <style:style style:name="Comment_20_Text_20_Char" style:display-name="Comment Text Char" style:family="text"/>
    <style:style style:name="Comment_20_Subject_20_Char" style:display-name="Comment Subject Char" style:family="text"/>
    <style:style style:name="Document_20_Map_20_Char" style:display-name="Document Map Char" style:family="text"/>
    <style:style style:name="Intense_20_Quote_20_Char" style:display-name="Intense Quote Char" style:family="text"/>
    <style:style style:name="Intense_20_Reference" style:display-name="Intense Reference" style:family="text"/>
    <style:style style:name="Book_20_Title" style:display-name="Book Title" style:family="text"/>
    <style:style style:name="Emphasis" style:family="text"/>
    <style:style style:name="Intense_20_Emphasis" style:display-name="Intense Emphasis" style:family="text"/>
    <style:style style:name="Subtle_20_Reference" style:display-name="Subtle Reference" style:family="text"/>
    <style:style style:name="Subtle_20_Emphasis" style:display-name="Subtle Emphasis" style:family="text"/>
    <style:style style:name="Strong_20_Emphasis" style:display-name="Strong Emphasis" style:family="text"/>
    <style:style style:name="PwCGuidance_20_Char" style:display-name="PwCGuidance Char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/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/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/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/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/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/>
    <style:style style:name="ListLabel_20_639" style:display-name="ListLabel 639" style:family="text"/>
    <style:style style:name="ListLabel_20_640" style:display-name="ListLabel 640" style:family="text"/>
    <style:style style:name="ListLabel_20_641" style:display-name="ListLabel 641" style:family="text"/>
    <style:style style:name="ListLabel_20_642" style:display-name="ListLabel 642" style:family="text"/>
    <style:style style:name="ListLabel_20_643" style:display-name="ListLabel 643" style:family="text"/>
    <style:style style:name="ListLabel_20_644" style:display-name="ListLabel 644" style:family="text"/>
    <style:style style:name="ListLabel_20_645" style:display-name="ListLabel 645" style:family="text"/>
    <style:style style:name="ListLabel_20_646" style:display-name="ListLabel 646" style:family="text"/>
    <style:style style:name="ListLabel_20_647" style:display-name="ListLabel 647" style:family="text"/>
    <style:style style:name="ListLabel_20_648" style:display-name="ListLabel 648" style:family="text"/>
    <style:style style:name="ListLabel_20_649" style:display-name="ListLabel 649" style:family="text"/>
    <style:style style:name="ListLabel_20_650" style:display-name="ListLabel 650" style:family="text"/>
    <style:style style:name="ListLabel_20_651" style:display-name="ListLabel 651" style:family="text"/>
    <style:style style:name="ListLabel_20_652" style:display-name="ListLabel 652" style:family="text"/>
    <style:style style:name="ListLabel_20_653" style:display-name="ListLabel 653" style:family="text"/>
    <style:style style:name="ListLabel_20_654" style:display-name="ListLabel 654" style:family="text"/>
    <style:style style:name="ListLabel_20_655" style:display-name="ListLabel 655" style:family="text"/>
    <style:style style:name="ListLabel_20_656" style:display-name="ListLabel 656" style:family="text"/>
    <style:style style:name="ListLabel_20_657" style:display-name="ListLabel 657" style:family="text"/>
    <style:style style:name="ListLabel_20_658" style:display-name="ListLabel 658" style:family="text"/>
    <style:style style:name="ListLabel_20_659" style:display-name="ListLabel 659" style:family="text"/>
    <style:style style:name="ListLabel_20_660" style:display-name="ListLabel 660" style:family="text"/>
    <style:style style:name="ListLabel_20_661" style:display-name="ListLabel 661" style:family="text"/>
    <style:style style:name="ListLabel_20_662" style:display-name="ListLabel 662" style:family="text"/>
    <style:style style:name="ListLabel_20_663" style:display-name="ListLabel 663" style:family="text"/>
    <style:style style:name="ListLabel_20_664" style:display-name="ListLabel 664" style:family="text"/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/>
    <style:style style:name="ListLabel_20_702" style:display-name="ListLabel 702" style:family="text"/>
    <style:style style:name="ListLabel_20_703" style:display-name="ListLabel 703" style:family="text"/>
    <style:style style:name="ListLabel_20_704" style:display-name="ListLabel 704" style:family="text"/>
    <style:style style:name="ListLabel_20_705" style:display-name="ListLabel 705" style:family="text"/>
    <style:style style:name="ListLabel_20_706" style:display-name="ListLabel 706" style:family="text"/>
    <style:style style:name="ListLabel_20_707" style:display-name="ListLabel 707" style:family="text"/>
    <style:style style:name="ListLabel_20_708" style:display-name="ListLabel 708" style:family="text"/>
    <style:style style:name="ListLabel_20_709" style:display-name="ListLabel 709" style:family="text"/>
    <style:style style:name="ListLabel_20_710" style:display-name="ListLabel 710" style:family="text"/>
    <style:style style:name="ListLabel_20_711" style:display-name="ListLabel 711" style:family="text"/>
    <style:style style:name="ListLabel_20_712" style:display-name="ListLabel 712" style:family="text"/>
    <style:style style:name="ListLabel_20_713" style:display-name="ListLabel 713" style:family="text"/>
    <style:style style:name="ListLabel_20_714" style:display-name="ListLabel 714" style:family="text"/>
    <style:style style:name="ListLabel_20_715" style:display-name="ListLabel 715" style:family="text"/>
    <style:style style:name="ListLabel_20_716" style:display-name="ListLabel 716" style:family="text"/>
    <style:style style:name="ListLabel_20_717" style:display-name="ListLabel 717" style:family="text"/>
    <style:style style:name="ListLabel_20_718" style:display-name="ListLabel 718" style:family="text"/>
    <style:style style:name="ListLabel_20_719" style:display-name="ListLabel 719" style:family="text"/>
    <style:style style:name="ListLabel_20_720" style:display-name="ListLabel 720" style:family="text"/>
    <style:style style:name="ListLabel_20_721" style:display-name="ListLabel 721" style:family="text"/>
    <style:style style:name="ListLabel_20_722" style:display-name="ListLabel 722" style:family="text"/>
    <style:style style:name="ListLabel_20_723" style:display-name="ListLabel 723" style:family="text"/>
    <style:style style:name="ListLabel_20_724" style:display-name="ListLabel 724" style:family="text"/>
    <style:style style:name="ListLabel_20_725" style:display-name="ListLabel 725" style:family="text"/>
    <style:style style:name="ListLabel_20_726" style:display-name="ListLabel 726" style:family="text"/>
    <style:style style:name="ListLabel_20_727" style:display-name="ListLabel 727" style:family="text"/>
    <style:style style:name="ListLabel_20_728" style:display-name="ListLabel 728" style:family="text"/>
    <style:style style:name="ListLabel_20_729" style:display-name="ListLabel 729" style:family="text"/>
    <style:style style:name="ListLabel_20_730" style:display-name="ListLabel 730" style:family="text"/>
    <style:style style:name="ListLabel_20_731" style:display-name="ListLabel 731" style:family="text"/>
    <style:style style:name="ListLabel_20_732" style:display-name="ListLabel 732" style:family="text"/>
    <style:style style:name="ListLabel_20_733" style:display-name="ListLabel 733" style:family="text"/>
    <style:style style:name="ListLabel_20_734" style:display-name="ListLabel 734" style:family="text"/>
    <style:style style:name="ListLabel_20_735" style:display-name="ListLabel 735" style:family="text"/>
    <style:style style:name="ListLabel_20_736" style:display-name="ListLabel 736" style:family="text"/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/>
    <style:style style:name="ListLabel_20_747" style:display-name="ListLabel 747" style:family="text"/>
    <style:style style:name="ListLabel_20_748" style:display-name="ListLabel 748" style:family="text"/>
    <style:style style:name="ListLabel_20_749" style:display-name="ListLabel 749" style:family="text"/>
    <style:style style:name="ListLabel_20_750" style:display-name="ListLabel 750" style:family="text"/>
    <style:style style:name="ListLabel_20_751" style:display-name="ListLabel 751" style:family="text"/>
    <style:style style:name="ListLabel_20_752" style:display-name="ListLabel 752" style:family="text"/>
    <style:style style:name="ListLabel_20_753" style:display-name="ListLabel 753" style:family="text"/>
    <style:style style:name="ListLabel_20_754" style:display-name="ListLabel 754" style:family="text"/>
    <style:style style:name="ListLabel_20_755" style:display-name="ListLabel 755" style:family="text"/>
    <style:style style:name="ListLabel_20_756" style:display-name="ListLabel 756" style:family="text"/>
    <style:style style:name="ListLabel_20_757" style:display-name="ListLabel 757" style:family="text"/>
    <style:style style:name="ListLabel_20_758" style:display-name="ListLabel 758" style:family="text"/>
    <style:style style:name="ListLabel_20_759" style:display-name="ListLabel 759" style:family="text"/>
    <style:style style:name="ListLabel_20_760" style:display-name="ListLabel 760" style:family="text"/>
    <style:style style:name="ListLabel_20_761" style:display-name="ListLabel 761" style:family="text"/>
    <style:style style:name="ListLabel_20_762" style:display-name="ListLabel 762" style:family="text"/>
    <style:style style:name="ListLabel_20_763" style:display-name="ListLabel 763" style:family="text"/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/>
    <style:style style:name="ListLabel_20_774" style:display-name="ListLabel 774" style:family="text"/>
    <style:style style:name="ListLabel_20_775" style:display-name="ListLabel 775" style:family="text"/>
    <style:style style:name="ListLabel_20_776" style:display-name="ListLabel 776" style:family="text"/>
    <style:style style:name="ListLabel_20_777" style:display-name="ListLabel 777" style:family="text"/>
    <style:style style:name="ListLabel_20_778" style:display-name="ListLabel 778" style:family="text"/>
    <style:style style:name="ListLabel_20_779" style:display-name="ListLabel 779" style:family="text"/>
    <style:style style:name="ListLabel_20_780" style:display-name="ListLabel 780" style:family="text"/>
    <style:style style:name="ListLabel_20_781" style:display-name="ListLabel 781" style:family="text"/>
    <style:style style:name="ListLabel_20_782" style:display-name="ListLabel 782" style:family="text"/>
    <style:style style:name="ListLabel_20_783" style:display-name="ListLabel 783" style:family="text"/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/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/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/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/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/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/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/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/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/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/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/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/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/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/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/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/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/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/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/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/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/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/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/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/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/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/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/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/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/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/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/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/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/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/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/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/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/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/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/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/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/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/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/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/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/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/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/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/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/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/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/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/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/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/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/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/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/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/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/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/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/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/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/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/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/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/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/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/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/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/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/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/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/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/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/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/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/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/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/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/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/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/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/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/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/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/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/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/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/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/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/>
    <style:style style:name="ListLabel_20_1078" style:display-name="ListLabel 1078" style:family="text"/>
    <style:style style:name="ListLabel_20_1079" style:display-name="ListLabel 1079" style:family="text"/>
    <style:style style:name="ListLabel_20_1080" style:display-name="ListLabel 1080" style:family="text"/>
    <style:style style:name="ListLabel_20_1081" style:display-name="ListLabel 1081" style:family="text"/>
    <style:style style:name="ListLabel_20_1082" style:display-name="ListLabel 1082" style:family="text"/>
    <style:style style:name="ListLabel_20_1083" style:display-name="ListLabel 1083" style:family="text"/>
    <style:style style:name="ListLabel_20_1084" style:display-name="ListLabel 1084" style:family="text"/>
    <style:style style:name="ListLabel_20_1085" style:display-name="ListLabel 1085" style:family="text"/>
    <style:style style:name="ListLabel_20_1086" style:display-name="ListLabel 1086" style:family="text"/>
    <style:style style:name="ListLabel_20_1087" style:display-name="ListLabel 1087" style:family="text"/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/>
    <style:style style:name="ListLabel_20_1098" style:display-name="ListLabel 1098" style:family="text"/>
    <style:style style:name="ListLabel_20_1099" style:display-name="ListLabel 1099" style:family="text"/>
    <style:style style:name="ListLabel_20_1100" style:display-name="ListLabel 1100" style:family="text"/>
    <style:style style:name="ListLabel_20_1101" style:display-name="ListLabel 1101" style:family="text"/>
    <style:style style:name="ListLabel_20_1102" style:display-name="ListLabel 1102" style:family="text"/>
    <style:style style:name="ListLabel_20_1103" style:display-name="ListLabel 1103" style:family="text"/>
    <style:style style:name="ListLabel_20_1104" style:display-name="ListLabel 1104" style:family="text"/>
    <style:style style:name="ListLabel_20_1105" style:display-name="ListLabel 1105" style:family="text"/>
    <style:style style:name="ListLabel_20_1106" style:display-name="ListLabel 1106" style:family="text"/>
    <style:style style:name="ListLabel_20_1107" style:display-name="ListLabel 1107" style:family="text"/>
    <style:style style:name="ListLabel_20_1108" style:display-name="ListLabel 1108" style:family="text"/>
    <style:style style:name="ListLabel_20_1109" style:display-name="ListLabel 1109" style:family="text"/>
    <style:style style:name="ListLabel_20_1110" style:display-name="ListLabel 1110" style:family="text"/>
    <style:style style:name="ListLabel_20_1111" style:display-name="ListLabel 1111" style:family="text"/>
    <style:style style:name="ListLabel_20_1112" style:display-name="ListLabel 1112" style:family="text"/>
    <style:style style:name="ListLabel_20_1113" style:display-name="ListLabel 1113" style:family="text"/>
    <style:style style:name="ListLabel_20_1114" style:display-name="ListLabel 1114" style:family="text"/>
    <style:style style:name="ListLabel_20_1115" style:display-name="ListLabel 1115" style:family="text"/>
    <style:style style:name="ListLabel_20_1116" style:display-name="ListLabel 1116" style:family="text"/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/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/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/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/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/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/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/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/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/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/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/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/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/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/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/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/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/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/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/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/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/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/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/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/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/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/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/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/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/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/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/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/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/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/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/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/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/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/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/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/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/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/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/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/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/>
    <style:style style:name="ListLabel_20_1341" style:display-name="ListLabel 1341" style:family="text"/>
    <style:style style:name="ListLabel_20_1342" style:display-name="ListLabel 1342" style:family="text"/>
    <style:style style:name="ListLabel_20_1343" style:display-name="ListLabel 1343" style:family="text"/>
    <style:style style:name="ListLabel_20_1344" style:display-name="ListLabel 1344" style:family="text"/>
    <style:style style:name="ListLabel_20_1345" style:display-name="ListLabel 1345" style:family="text"/>
    <style:style style:name="ListLabel_20_1346" style:display-name="ListLabel 1346" style:family="text"/>
    <style:style style:name="ListLabel_20_1347" style:display-name="ListLabel 1347" style:family="text"/>
    <style:style style:name="ListLabel_20_1348" style:display-name="ListLabel 1348" style:family="text"/>
    <style:style style:name="ListLabel_20_1349" style:display-name="ListLabel 1349" style:family="text"/>
    <style:style style:name="ListLabel_20_1350" style:display-name="ListLabel 1350" style:family="text"/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/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/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/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/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/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/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/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/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/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/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/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/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/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/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/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/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/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/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/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/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/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/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/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/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/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/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/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/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/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/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/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/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/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/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/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/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/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/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/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/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/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/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/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/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/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/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/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/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/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/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/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/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/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/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/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/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/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/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/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/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/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/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/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/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/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/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/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/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/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/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/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/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/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/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/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/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/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/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/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/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/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/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/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/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/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/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/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/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/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/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/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/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/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/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/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/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/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/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/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/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/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/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/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/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/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/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/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/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/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/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/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/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/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/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/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/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/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/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/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/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/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/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/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/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/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/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/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/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/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/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/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/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/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/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/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/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/>
    <style:style style:name="ListLabel_20_1771" style:display-name="ListLabel 1771" style:family="text"/>
    <style:style style:name="ListLabel_20_1772" style:display-name="ListLabel 1772" style:family="text"/>
    <style:style style:name="ListLabel_20_1773" style:display-name="ListLabel 1773" style:family="text"/>
    <style:style style:name="ListLabel_20_1774" style:display-name="ListLabel 1774" style:family="text"/>
    <style:style style:name="ListLabel_20_1775" style:display-name="ListLabel 1775" style:family="text"/>
    <style:style style:name="ListLabel_20_1776" style:display-name="ListLabel 1776" style:family="text"/>
    <style:style style:name="ListLabel_20_1777" style:display-name="ListLabel 1777" style:family="text"/>
    <style:style style:name="ListLabel_20_1778" style:display-name="ListLabel 1778" style:family="text"/>
    <style:style style:name="ListLabel_20_1779" style:display-name="ListLabel 1779" style:family="text"/>
    <style:style style:name="ListLabel_20_1780" style:display-name="ListLabel 1780" style:family="text"/>
    <style:style style:name="ListLabel_20_1781" style:display-name="ListLabel 1781" style:family="text"/>
    <style:style style:name="ListLabel_20_1782" style:display-name="ListLabel 1782" style:family="text"/>
    <style:style style:name="ListLabel_20_1783" style:display-name="ListLabel 1783" style:family="text"/>
    <style:style style:name="ListLabel_20_1784" style:display-name="ListLabel 1784" style:family="text"/>
    <style:style style:name="ListLabel_20_1785" style:display-name="ListLabel 1785" style:family="text"/>
    <style:style style:name="ListLabel_20_1786" style:display-name="ListLabel 1786" style:family="text"/>
    <style:style style:name="ListLabel_20_1787" style:display-name="ListLabel 1787" style:family="text"/>
    <style:style style:name="ListLabel_20_1788" style:display-name="ListLabel 1788" style:family="text"/>
    <style:style style:name="ListLabel_20_1789" style:display-name="ListLabel 1789" style:family="text"/>
    <style:style style:name="ListLabel_20_1790" style:display-name="ListLabel 1790" style:family="text"/>
    <style:style style:name="ListLabel_20_1791" style:display-name="ListLabel 1791" style:family="text"/>
    <style:style style:name="ListLabel_20_1792" style:display-name="ListLabel 1792" style:family="text"/>
    <style:style style:name="ListLabel_20_1793" style:display-name="ListLabel 1793" style:family="text"/>
    <style:style style:name="ListLabel_20_1794" style:display-name="ListLabel 1794" style:family="text"/>
    <style:style style:name="ListLabel_20_1795" style:display-name="ListLabel 1795" style:family="text"/>
    <style:style style:name="ListLabel_20_1796" style:display-name="ListLabel 1796" style:family="text"/>
    <style:style style:name="ListLabel_20_1797" style:display-name="ListLabel 1797" style:family="text"/>
    <style:style style:name="ListLabel_20_1798" style:display-name="ListLabel 1798" style:family="text"/>
    <style:style style:name="ListLabel_20_1799" style:display-name="ListLabel 1799" style:family="text"/>
    <style:style style:name="ListLabel_20_1800" style:display-name="ListLabel 1800" style:family="text"/>
    <style:style style:name="ListLabel_20_1801" style:display-name="ListLabel 1801" style:family="text"/>
    <style:style style:name="ListLabel_20_1802" style:display-name="ListLabel 1802" style:family="text"/>
    <style:style style:name="ListLabel_20_1803" style:display-name="ListLabel 1803" style:family="text"/>
    <style:style style:name="ListLabel_20_1804" style:display-name="ListLabel 1804" style:family="text"/>
    <style:style style:name="ListLabel_20_1805" style:display-name="ListLabel 1805" style:family="text"/>
    <style:style style:name="ListLabel_20_1806" style:display-name="ListLabel 1806" style:family="text"/>
    <style:style style:name="ListLabel_20_1807" style:display-name="ListLabel 1807" style:family="text"/>
    <style:style style:name="ListLabel_20_1808" style:display-name="ListLabel 1808" style:family="text"/>
    <style:style style:name="ListLabel_20_1809" style:display-name="ListLabel 1809" style:family="text"/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/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/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/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/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/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/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/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/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/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/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/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/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/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/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/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/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/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/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/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/>
    <style:style style:name="ListLabel_20_1879" style:display-name="ListLabel 1879" style:family="text"/>
    <style:style style:name="ListLabel_20_1880" style:display-name="ListLabel 1880" style:family="text"/>
    <style:style style:name="ListLabel_20_1881" style:display-name="ListLabel 1881" style:family="text"/>
    <style:style style:name="ListLabel_20_1882" style:display-name="ListLabel 1882" style:family="text"/>
    <style:style style:name="ListLabel_20_1883" style:display-name="ListLabel 1883" style:family="text"/>
    <style:style style:name="ListLabel_20_1884" style:display-name="ListLabel 1884" style:family="text"/>
    <style:style style:name="ListLabel_20_1885" style:display-name="ListLabel 1885" style:family="text"/>
    <style:style style:name="ListLabel_20_1886" style:display-name="ListLabel 1886" style:family="text"/>
    <style:style style:name="ListLabel_20_1887" style:display-name="ListLabel 1887" style:family="text"/>
    <style:style style:name="ListLabel_20_1888" style:display-name="ListLabel 1888" style:family="text"/>
    <style:style style:name="ListLabel_20_1889" style:display-name="ListLabel 1889" style:family="text"/>
    <style:style style:name="ListLabel_20_1890" style:display-name="ListLabel 1890" style:family="text"/>
    <style:style style:name="ListLabel_20_1891" style:display-name="ListLabel 1891" style:family="text"/>
    <style:style style:name="ListLabel_20_1892" style:display-name="ListLabel 1892" style:family="text"/>
    <style:style style:name="ListLabel_20_1893" style:display-name="ListLabel 1893" style:family="text"/>
    <style:style style:name="ListLabel_20_1894" style:display-name="ListLabel 1894" style:family="text"/>
    <style:style style:name="ListLabel_20_1895" style:display-name="ListLabel 1895" style:family="text"/>
    <style:style style:name="ListLabel_20_1896" style:display-name="ListLabel 1896" style:family="text"/>
    <style:style style:name="ListLabel_20_1897" style:display-name="ListLabel 1897" style:family="text"/>
    <style:style style:name="ListLabel_20_1898" style:display-name="ListLabel 1898" style:family="text"/>
    <style:style style:name="ListLabel_20_1899" style:display-name="ListLabel 1899" style:family="text"/>
    <style:style style:name="ListLabel_20_1900" style:display-name="ListLabel 1900" style:family="text"/>
    <style:style style:name="ListLabel_20_1901" style:display-name="ListLabel 1901" style:family="text"/>
    <style:style style:name="ListLabel_20_1902" style:display-name="ListLabel 1902" style:family="text"/>
    <style:style style:name="ListLabel_20_1903" style:display-name="ListLabel 1903" style:family="text"/>
    <style:style style:name="ListLabel_20_1904" style:display-name="ListLabel 1904" style:family="text"/>
    <style:style style:name="ListLabel_20_1905" style:display-name="ListLabel 1905" style:family="text"/>
    <style:style style:name="ListLabel_20_1906" style:display-name="ListLabel 1906" style:family="text"/>
    <style:style style:name="ListLabel_20_1907" style:display-name="ListLabel 1907" style:family="text"/>
    <style:style style:name="ListLabel_20_1908" style:display-name="ListLabel 1908" style:family="text"/>
    <style:style style:name="ListLabel_20_1909" style:display-name="ListLabel 1909" style:family="text"/>
    <style:style style:name="ListLabel_20_1910" style:display-name="ListLabel 1910" style:family="text"/>
    <style:style style:name="ListLabel_20_1911" style:display-name="ListLabel 1911" style:family="text"/>
    <style:style style:name="ListLabel_20_1912" style:display-name="ListLabel 1912" style:family="text"/>
    <style:style style:name="ListLabel_20_1913" style:display-name="ListLabel 1913" style:family="text"/>
    <style:style style:name="ListLabel_20_1914" style:display-name="ListLabel 1914" style:family="text"/>
    <style:style style:name="ListLabel_20_1915" style:display-name="ListLabel 1915" style:family="text"/>
    <style:style style:name="ListLabel_20_1916" style:display-name="ListLabel 1916" style:family="text"/>
    <style:style style:name="ListLabel_20_1917" style:display-name="ListLabel 1917" style:family="text"/>
    <style:style style:name="ListLabel_20_1918" style:display-name="ListLabel 1918" style:family="text"/>
    <style:style style:name="ListLabel_20_1919" style:display-name="ListLabel 1919" style:family="text"/>
    <style:style style:name="ListLabel_20_1920" style:display-name="ListLabel 1920" style:family="text"/>
    <style:style style:name="ListLabel_20_1921" style:display-name="ListLabel 1921" style:family="text"/>
    <style:style style:name="ListLabel_20_1922" style:display-name="ListLabel 1922" style:family="text"/>
    <style:style style:name="ListLabel_20_1923" style:display-name="ListLabel 1923" style:family="text"/>
    <style:style style:name="ListLabel_20_1924" style:display-name="ListLabel 1924" style:family="text"/>
    <style:style style:name="ListLabel_20_1925" style:display-name="ListLabel 1925" style:family="text"/>
    <style:style style:name="ListLabel_20_1926" style:display-name="ListLabel 1926" style:family="text"/>
    <style:style style:name="ListLabel_20_1927" style:display-name="ListLabel 1927" style:family="text"/>
    <style:style style:name="ListLabel_20_1928" style:display-name="ListLabel 1928" style:family="text"/>
    <style:style style:name="ListLabel_20_1929" style:display-name="ListLabel 1929" style:family="text"/>
    <style:style style:name="ListLabel_20_1930" style:display-name="ListLabel 1930" style:family="text"/>
    <style:style style:name="ListLabel_20_1931" style:display-name="ListLabel 1931" style:family="text"/>
    <style:style style:name="ListLabel_20_1932" style:display-name="ListLabel 1932" style:family="text"/>
    <style:style style:name="ListLabel_20_1933" style:display-name="ListLabel 1933" style:family="text"/>
    <style:style style:name="ListLabel_20_1934" style:display-name="ListLabel 1934" style:family="text"/>
    <style:style style:name="ListLabel_20_1935" style:display-name="ListLabel 1935" style:family="text"/>
    <style:style style:name="ListLabel_20_1936" style:display-name="ListLabel 1936" style:family="text"/>
    <style:style style:name="ListLabel_20_1937" style:display-name="ListLabel 1937" style:family="text"/>
    <style:style style:name="ListLabel_20_1938" style:display-name="ListLabel 1938" style:family="text"/>
    <style:style style:name="ListLabel_20_1939" style:display-name="ListLabel 1939" style:family="text"/>
    <style:style style:name="ListLabel_20_1940" style:display-name="ListLabel 1940" style:family="text"/>
    <style:style style:name="ListLabel_20_1941" style:display-name="ListLabel 1941" style:family="text"/>
    <style:style style:name="ListLabel_20_1942" style:display-name="ListLabel 1942" style:family="text"/>
    <style:style style:name="ListLabel_20_1943" style:display-name="ListLabel 1943" style:family="text"/>
    <style:style style:name="ListLabel_20_1944" style:display-name="ListLabel 1944" style:family="text"/>
    <style:style style:name="ListLabel_20_1945" style:display-name="ListLabel 1945" style:family="text"/>
    <style:style style:name="ListLabel_20_1946" style:display-name="ListLabel 1946" style:family="text"/>
    <style:style style:name="ListLabel_20_1947" style:display-name="ListLabel 1947" style:family="text"/>
    <style:style style:name="ListLabel_20_1948" style:display-name="ListLabel 1948" style:family="text"/>
    <style:style style:name="ListLabel_20_1949" style:display-name="ListLabel 1949" style:family="text"/>
    <style:style style:name="ListLabel_20_1950" style:display-name="ListLabel 1950" style:family="text"/>
    <style:style style:name="ListLabel_20_1951" style:display-name="ListLabel 1951" style:family="text"/>
    <style:style style:name="ListLabel_20_1952" style:display-name="ListLabel 1952" style:family="text"/>
    <style:style style:name="ListLabel_20_1953" style:display-name="ListLabel 1953" style:family="text"/>
    <style:style style:name="ListLabel_20_1954" style:display-name="ListLabel 1954" style:family="text"/>
    <style:style style:name="ListLabel_20_1955" style:display-name="ListLabel 1955" style:family="text"/>
    <style:style style:name="ListLabel_20_1956" style:display-name="ListLabel 1956" style:family="text"/>
    <style:style style:name="ListLabel_20_1957" style:display-name="ListLabel 1957" style:family="text"/>
    <style:style style:name="ListLabel_20_1958" style:display-name="ListLabel 1958" style:family="text"/>
    <style:style style:name="ListLabel_20_1959" style:display-name="ListLabel 1959" style:family="text"/>
    <style:style style:name="ListLabel_20_1960" style:display-name="ListLabel 1960" style:family="text"/>
    <style:style style:name="ListLabel_20_1961" style:display-name="ListLabel 1961" style:family="text"/>
    <style:style style:name="ListLabel_20_1962" style:display-name="ListLabel 1962" style:family="text"/>
    <style:style style:name="ListLabel_20_1963" style:display-name="ListLabel 1963" style:family="text"/>
    <style:style style:name="ListLabel_20_1964" style:display-name="ListLabel 1964" style:family="text"/>
    <style:style style:name="ListLabel_20_1965" style:display-name="ListLabel 1965" style:family="text"/>
    <style:style style:name="ListLabel_20_1966" style:display-name="ListLabel 1966" style:family="text"/>
    <style:style style:name="ListLabel_20_1967" style:display-name="ListLabel 1967" style:family="text"/>
    <style:style style:name="ListLabel_20_1968" style:display-name="ListLabel 1968" style:family="text"/>
    <style:style style:name="ListLabel_20_1969" style:display-name="ListLabel 1969" style:family="text"/>
    <style:style style:name="ListLabel_20_1970" style:display-name="ListLabel 1970" style:family="text"/>
    <style:style style:name="ListLabel_20_1971" style:display-name="ListLabel 1971" style:family="text"/>
    <style:style style:name="ListLabel_20_1972" style:display-name="ListLabel 1972" style:family="text"/>
    <style:style style:name="ListLabel_20_1973" style:display-name="ListLabel 1973" style:family="text"/>
    <style:style style:name="ListLabel_20_1974" style:display-name="ListLabel 1974" style:family="text"/>
    <style:style style:name="ListLabel_20_1975" style:display-name="ListLabel 1975" style:family="text"/>
    <style:style style:name="ListLabel_20_1976" style:display-name="ListLabel 1976" style:family="text"/>
    <style:style style:name="ListLabel_20_1977" style:display-name="ListLabel 1977" style:family="text"/>
    <style:style style:name="ListLabel_20_1978" style:display-name="ListLabel 1978" style:family="text"/>
    <style:style style:name="ListLabel_20_1979" style:display-name="ListLabel 1979" style:family="text"/>
    <style:style style:name="ListLabel_20_1980" style:display-name="ListLabel 1980" style:family="text"/>
    <style:style style:name="ListLabel_20_1981" style:display-name="ListLabel 1981" style:family="text"/>
    <style:style style:name="ListLabel_20_1982" style:display-name="ListLabel 1982" style:family="text"/>
    <style:style style:name="ListLabel_20_1983" style:display-name="ListLabel 1983" style:family="text"/>
    <style:style style:name="ListLabel_20_1984" style:display-name="ListLabel 1984" style:family="text"/>
    <style:style style:name="ListLabel_20_1985" style:display-name="ListLabel 1985" style:family="text"/>
    <style:style style:name="ListLabel_20_1986" style:display-name="ListLabel 1986" style:family="text"/>
    <style:style style:name="ListLabel_20_1987" style:display-name="ListLabel 1987" style:family="text"/>
    <style:style style:name="ListLabel_20_1988" style:display-name="ListLabel 1988" style:family="text"/>
    <style:style style:name="ListLabel_20_1989" style:display-name="ListLabel 1989" style:family="text"/>
    <style:style style:name="ListLabel_20_1990" style:display-name="ListLabel 1990" style:family="text"/>
    <style:style style:name="ListLabel_20_1991" style:display-name="ListLabel 1991" style:family="text"/>
    <style:style style:name="ListLabel_20_1992" style:display-name="ListLabel 1992" style:family="text"/>
    <style:style style:name="ListLabel_20_1993" style:display-name="ListLabel 1993" style:family="text"/>
    <style:style style:name="ListLabel_20_1994" style:display-name="ListLabel 1994" style:family="text"/>
    <style:style style:name="ListLabel_20_1995" style:display-name="ListLabel 1995" style:family="text"/>
    <style:style style:name="ListLabel_20_1996" style:display-name="ListLabel 1996" style:family="text"/>
    <style:style style:name="ListLabel_20_1997" style:display-name="ListLabel 1997" style:family="text"/>
    <style:style style:name="ListLabel_20_1998" style:display-name="ListLabel 1998" style:family="text"/>
    <style:style style:name="ListLabel_20_1999" style:display-name="ListLabel 1999" style:family="text"/>
    <style:style style:name="ListLabel_20_2000" style:display-name="ListLabel 2000" style:family="text"/>
    <style:style style:name="ListLabel_20_2001" style:display-name="ListLabel 2001" style:family="text"/>
    <style:style style:name="ListLabel_20_2002" style:display-name="ListLabel 2002" style:family="text"/>
    <style:style style:name="ListLabel_20_2003" style:display-name="ListLabel 2003" style:family="text"/>
    <style:style style:name="ListLabel_20_2004" style:display-name="ListLabel 2004" style:family="text"/>
    <style:style style:name="ListLabel_20_2005" style:display-name="ListLabel 2005" style:family="text"/>
    <style:style style:name="ListLabel_20_2006" style:display-name="ListLabel 2006" style:family="text"/>
    <style:style style:name="ListLabel_20_2007" style:display-name="ListLabel 2007" style:family="text"/>
    <style:style style:name="ListLabel_20_2008" style:display-name="ListLabel 2008" style:family="text"/>
    <style:style style:name="ListLabel_20_2009" style:display-name="ListLabel 2009" style:family="text"/>
    <style:style style:name="ListLabel_20_2010" style:display-name="ListLabel 2010" style:family="text"/>
    <style:style style:name="ListLabel_20_2011" style:display-name="ListLabel 2011" style:family="text"/>
    <style:style style:name="ListLabel_20_2012" style:display-name="ListLabel 2012" style:family="text"/>
    <style:style style:name="ListLabel_20_2013" style:display-name="ListLabel 2013" style:family="text"/>
    <style:style style:name="ListLabel_20_2014" style:display-name="ListLabel 2014" style:family="text"/>
    <style:style style:name="ListLabel_20_2015" style:display-name="ListLabel 2015" style:family="text"/>
    <style:style style:name="ListLabel_20_2016" style:display-name="ListLabel 2016" style:family="text"/>
    <style:style style:name="ListLabel_20_2017" style:display-name="ListLabel 2017" style:family="text"/>
    <style:style style:name="ListLabel_20_2018" style:display-name="ListLabel 2018" style:family="text"/>
    <style:style style:name="ListLabel_20_2019" style:display-name="ListLabel 2019" style:family="text"/>
    <style:style style:name="ListLabel_20_2020" style:display-name="ListLabel 2020" style:family="text"/>
    <style:style style:name="ListLabel_20_2021" style:display-name="ListLabel 2021" style:family="text"/>
    <style:style style:name="ListLabel_20_2022" style:display-name="ListLabel 2022" style:family="text"/>
    <style:style style:name="ListLabel_20_2023" style:display-name="ListLabel 2023" style:family="text"/>
    <style:style style:name="ListLabel_20_2024" style:display-name="ListLabel 2024" style:family="text"/>
    <style:style style:name="ListLabel_20_2025" style:display-name="ListLabel 2025" style:family="text"/>
    <style:style style:name="ListLabel_20_2026" style:display-name="ListLabel 2026" style:family="text"/>
    <style:style style:name="ListLabel_20_2027" style:display-name="ListLabel 2027" style:family="text"/>
    <style:style style:name="ListLabel_20_2028" style:display-name="ListLabel 2028" style:family="text"/>
    <style:style style:name="ListLabel_20_2029" style:display-name="ListLabel 2029" style:family="text"/>
    <style:style style:name="ListLabel_20_2030" style:display-name="ListLabel 2030" style:family="text"/>
    <style:style style:name="ListLabel_20_2031" style:display-name="ListLabel 2031" style:family="text"/>
    <style:style style:name="ListLabel_20_2032" style:display-name="ListLabel 2032" style:family="text"/>
    <style:style style:name="ListLabel_20_2033" style:display-name="ListLabel 2033" style:family="text"/>
    <style:style style:name="ListLabel_20_2034" style:display-name="ListLabel 2034" style:family="text"/>
    <style:style style:name="ListLabel_20_2035" style:display-name="ListLabel 2035" style:family="text"/>
    <style:style style:name="ListLabel_20_2036" style:display-name="ListLabel 2036" style:family="text"/>
    <style:style style:name="ListLabel_20_2037" style:display-name="ListLabel 2037" style:family="text"/>
    <style:style style:name="ListLabel_20_2038" style:display-name="ListLabel 2038" style:family="text"/>
    <style:style style:name="ListLabel_20_2039" style:display-name="ListLabel 2039" style:family="text"/>
    <style:style style:name="ListLabel_20_2040" style:display-name="ListLabel 2040" style:family="text"/>
    <style:style style:name="ListLabel_20_2041" style:display-name="ListLabel 2041" style:family="text"/>
    <style:style style:name="ListLabel_20_2042" style:display-name="ListLabel 2042" style:family="text"/>
    <style:style style:name="ListLabel_20_2043" style:display-name="ListLabel 2043" style:family="text"/>
    <style:style style:name="ListLabel_20_2044" style:display-name="ListLabel 2044" style:family="text"/>
    <style:style style:name="ListLabel_20_2045" style:display-name="ListLabel 2045" style:family="text"/>
    <style:style style:name="ListLabel_20_2046" style:display-name="ListLabel 2046" style:family="text"/>
    <style:style style:name="ListLabel_20_2047" style:display-name="ListLabel 2047" style:family="text"/>
    <style:style style:name="ListLabel_20_2048" style:display-name="ListLabel 2048" style:family="text"/>
    <style:style style:name="ListLabel_20_2049" style:display-name="ListLabel 2049" style:family="text"/>
    <style:style style:name="ListLabel_20_2050" style:display-name="ListLabel 2050" style:family="text"/>
    <style:style style:name="ListLabel_20_2051" style:display-name="ListLabel 2051" style:family="text"/>
    <style:style style:name="ListLabel_20_2052" style:display-name="ListLabel 2052" style:family="text"/>
    <style:style style:name="ListLabel_20_2053" style:display-name="ListLabel 2053" style:family="text"/>
    <style:style style:name="ListLabel_20_2054" style:display-name="ListLabel 2054" style:family="text"/>
    <style:style style:name="ListLabel_20_2055" style:display-name="ListLabel 2055" style:family="text"/>
    <style:style style:name="ListLabel_20_2056" style:display-name="ListLabel 2056" style:family="text"/>
    <style:style style:name="ListLabel_20_2057" style:display-name="ListLabel 2057" style:family="text"/>
    <style:style style:name="ListLabel_20_2058" style:display-name="ListLabel 2058" style:family="text"/>
    <style:style style:name="ListLabel_20_2059" style:display-name="ListLabel 2059" style:family="text"/>
    <style:style style:name="ListLabel_20_2060" style:display-name="ListLabel 2060" style:family="text"/>
    <style:style style:name="ListLabel_20_2061" style:display-name="ListLabel 2061" style:family="text"/>
    <style:style style:name="ListLabel_20_2062" style:display-name="ListLabel 2062" style:family="text"/>
    <style:style style:name="ListLabel_20_2063" style:display-name="ListLabel 2063" style:family="text"/>
    <style:style style:name="ListLabel_20_2064" style:display-name="ListLabel 2064" style:family="text"/>
    <style:style style:name="ListLabel_20_2065" style:display-name="ListLabel 2065" style:family="text"/>
    <style:style style:name="ListLabel_20_2066" style:display-name="ListLabel 2066" style:family="text"/>
    <style:style style:name="ListLabel_20_2067" style:display-name="ListLabel 2067" style:family="text"/>
    <style:style style:name="ListLabel_20_2068" style:display-name="ListLabel 2068" style:family="text"/>
    <style:style style:name="ListLabel_20_2069" style:display-name="ListLabel 2069" style:family="text"/>
    <style:style style:name="ListLabel_20_2070" style:display-name="ListLabel 2070" style:family="text"/>
    <style:style style:name="ListLabel_20_2071" style:display-name="ListLabel 2071" style:family="text"/>
    <style:style style:name="ListLabel_20_2072" style:display-name="ListLabel 2072" style:family="text"/>
    <style:style style:name="ListLabel_20_2073" style:display-name="ListLabel 2073" style:family="text"/>
    <style:style style:name="ListLabel_20_2074" style:display-name="ListLabel 2074" style:family="text"/>
    <style:style style:name="ListLabel_20_2075" style:display-name="ListLabel 2075" style:family="text"/>
    <style:style style:name="ListLabel_20_2076" style:display-name="ListLabel 2076" style:family="text"/>
    <style:style style:name="ListLabel_20_2077" style:display-name="ListLabel 2077" style:family="text"/>
    <style:style style:name="ListLabel_20_2078" style:display-name="ListLabel 2078" style:family="text"/>
    <style:style style:name="ListLabel_20_2079" style:display-name="ListLabel 2079" style:family="text"/>
    <style:style style:name="ListLabel_20_2080" style:display-name="ListLabel 2080" style:family="text"/>
    <style:style style:name="ListLabel_20_2081" style:display-name="ListLabel 2081" style:family="text"/>
    <style:style style:name="ListLabel_20_2082" style:display-name="ListLabel 2082" style:family="text"/>
    <style:style style:name="ListLabel_20_2083" style:display-name="ListLabel 2083" style:family="text"/>
    <style:style style:name="ListLabel_20_2084" style:display-name="ListLabel 2084" style:family="text"/>
    <style:style style:name="ListLabel_20_2085" style:display-name="ListLabel 2085" style:family="text"/>
    <style:style style:name="ListLabel_20_2086" style:display-name="ListLabel 2086" style:family="text"/>
    <style:style style:name="ListLabel_20_2087" style:display-name="ListLabel 2087" style:family="text"/>
    <style:style style:name="ListLabel_20_2088" style:display-name="ListLabel 2088" style:family="text"/>
    <style:style style:name="ListLabel_20_2089" style:display-name="ListLabel 2089" style:family="text"/>
    <style:style style:name="ListLabel_20_2090" style:display-name="ListLabel 2090" style:family="text"/>
    <style:style style:name="ListLabel_20_2091" style:display-name="ListLabel 2091" style:family="text"/>
    <style:style style:name="ListLabel_20_2092" style:display-name="ListLabel 2092" style:family="text"/>
    <style:style style:name="ListLabel_20_2093" style:display-name="ListLabel 2093" style:family="text"/>
    <style:style style:name="ListLabel_20_2094" style:display-name="ListLabel 2094" style:family="text"/>
    <style:style style:name="ListLabel_20_2095" style:display-name="ListLabel 2095" style:family="text"/>
    <style:style style:name="ListLabel_20_2096" style:display-name="ListLabel 2096" style:family="text"/>
    <style:style style:name="ListLabel_20_2097" style:display-name="ListLabel 2097" style:family="text"/>
    <style:style style:name="ListLabel_20_2098" style:display-name="ListLabel 2098" style:family="text"/>
    <style:style style:name="ListLabel_20_2099" style:display-name="ListLabel 2099" style:family="text"/>
    <style:style style:name="ListLabel_20_2100" style:display-name="ListLabel 2100" style:family="text"/>
    <style:style style:name="ListLabel_20_2101" style:display-name="ListLabel 2101" style:family="text"/>
    <style:style style:name="ListLabel_20_2102" style:display-name="ListLabel 2102" style:family="text"/>
    <style:style style:name="ListLabel_20_2103" style:display-name="ListLabel 2103" style:family="text"/>
    <style:style style:name="ListLabel_20_2104" style:display-name="ListLabel 2104" style:family="text"/>
    <style:style style:name="ListLabel_20_2105" style:display-name="ListLabel 2105" style:family="text"/>
    <style:style style:name="ListLabel_20_2106" style:display-name="ListLabel 2106" style:family="text"/>
    <style:style style:name="ListLabel_20_2107" style:display-name="ListLabel 2107" style:family="text"/>
    <style:style style:name="ListLabel_20_2108" style:display-name="ListLabel 2108" style:family="text"/>
    <style:style style:name="ListLabel_20_2109" style:display-name="ListLabel 2109" style:family="text"/>
    <style:style style:name="ListLabel_20_2110" style:display-name="ListLabel 2110" style:family="text"/>
    <style:style style:name="ListLabel_20_2111" style:display-name="ListLabel 2111" style:family="text"/>
    <style:style style:name="ListLabel_20_2112" style:display-name="ListLabel 2112" style:family="text"/>
    <style:style style:name="ListLabel_20_2113" style:display-name="ListLabel 2113" style:family="text"/>
    <style:style style:name="ListLabel_20_2114" style:display-name="ListLabel 2114" style:family="text"/>
    <style:style style:name="ListLabel_20_2115" style:display-name="ListLabel 2115" style:family="text"/>
    <style:style style:name="ListLabel_20_2116" style:display-name="ListLabel 2116" style:family="text"/>
    <style:style style:name="ListLabel_20_2117" style:display-name="ListLabel 2117" style:family="text"/>
    <style:style style:name="ListLabel_20_2118" style:display-name="ListLabel 2118" style:family="text"/>
    <style:style style:name="ListLabel_20_2119" style:display-name="ListLabel 2119" style:family="text"/>
    <style:style style:name="ListLabel_20_2120" style:display-name="ListLabel 2120" style:family="text"/>
    <style:style style:name="ListLabel_20_2121" style:display-name="ListLabel 2121" style:family="text"/>
    <style:style style:name="ListLabel_20_2122" style:display-name="ListLabel 2122" style:family="text"/>
    <style:style style:name="ListLabel_20_2123" style:display-name="ListLabel 2123" style:family="text"/>
    <style:style style:name="ListLabel_20_2124" style:display-name="ListLabel 2124" style:family="text"/>
    <style:style style:name="ListLabel_20_2125" style:display-name="ListLabel 2125" style:family="text"/>
    <style:style style:name="ListLabel_20_2126" style:display-name="ListLabel 2126" style:family="text"/>
    <style:style style:name="ListLabel_20_2127" style:display-name="ListLabel 2127" style:family="text"/>
    <style:style style:name="ListLabel_20_2128" style:display-name="ListLabel 2128" style:family="text"/>
    <style:style style:name="ListLabel_20_2129" style:display-name="ListLabel 2129" style:family="text"/>
    <style:style style:name="ListLabel_20_2130" style:display-name="ListLabel 2130" style:family="text"/>
    <style:style style:name="ListLabel_20_2131" style:display-name="ListLabel 2131" style:family="text"/>
    <style:style style:name="ListLabel_20_2132" style:display-name="ListLabel 2132" style:family="text"/>
    <style:style style:name="ListLabel_20_2133" style:display-name="ListLabel 2133" style:family="text"/>
    <style:style style:name="ListLabel_20_2134" style:display-name="ListLabel 2134" style:family="text"/>
    <style:style style:name="ListLabel_20_2135" style:display-name="ListLabel 2135" style:family="text"/>
    <style:style style:name="ListLabel_20_2136" style:display-name="ListLabel 2136" style:family="text"/>
    <style:style style:name="ListLabel_20_2137" style:display-name="ListLabel 2137" style:family="text"/>
    <style:style style:name="ListLabel_20_2138" style:display-name="ListLabel 2138" style:family="text"/>
    <style:style style:name="ListLabel_20_2139" style:display-name="ListLabel 2139" style:family="text"/>
    <style:style style:name="ListLabel_20_2140" style:display-name="ListLabel 2140" style:family="text"/>
    <style:style style:name="ListLabel_20_2141" style:display-name="ListLabel 2141" style:family="text"/>
    <style:style style:name="ListLabel_20_2142" style:display-name="ListLabel 2142" style:family="text"/>
    <style:style style:name="ListLabel_20_2143" style:display-name="ListLabel 2143" style:family="text"/>
    <style:style style:name="ListLabel_20_2144" style:display-name="ListLabel 2144" style:family="text"/>
    <style:style style:name="ListLabel_20_2145" style:display-name="ListLabel 2145" style:family="text"/>
    <style:style style:name="ListLabel_20_2146" style:display-name="ListLabel 2146" style:family="text"/>
    <style:style style:name="ListLabel_20_2147" style:display-name="ListLabel 2147" style:family="text"/>
    <style:style style:name="ListLabel_20_2148" style:display-name="ListLabel 2148" style:family="text"/>
    <style:style style:name="ListLabel_20_2149" style:display-name="ListLabel 2149" style:family="text"/>
    <style:style style:name="ListLabel_20_2150" style:display-name="ListLabel 2150" style:family="text"/>
    <style:style style:name="ListLabel_20_2151" style:display-name="ListLabel 2151" style:family="text"/>
    <style:style style:name="ListLabel_20_2152" style:display-name="ListLabel 2152" style:family="text"/>
    <style:style style:name="ListLabel_20_2153" style:display-name="ListLabel 2153" style:family="text"/>
    <style:style style:name="ListLabel_20_2154" style:display-name="ListLabel 2154" style:family="text"/>
    <style:style style:name="ListLabel_20_2155" style:display-name="ListLabel 2155" style:family="text"/>
    <style:style style:name="ListLabel_20_2156" style:display-name="ListLabel 2156" style:family="text"/>
    <style:style style:name="ListLabel_20_2157" style:display-name="ListLabel 2157" style:family="text"/>
    <style:style style:name="ListLabel_20_2158" style:display-name="ListLabel 2158" style:family="text"/>
    <style:style style:name="ListLabel_20_2159" style:display-name="ListLabel 2159" style:family="text"/>
    <style:style style:name="ListLabel_20_2160" style:display-name="ListLabel 2160" style:family="text"/>
    <style:style style:name="ListLabel_20_2161" style:display-name="ListLabel 2161" style:family="text"/>
    <style:style style:name="ListLabel_20_2162" style:display-name="ListLabel 2162" style:family="text"/>
    <style:style style:name="ListLabel_20_2163" style:display-name="ListLabel 2163" style:family="text"/>
    <style:style style:name="ListLabel_20_2164" style:display-name="ListLabel 2164" style:family="text"/>
    <style:style style:name="ListLabel_20_2165" style:display-name="ListLabel 2165" style:family="text"/>
    <style:style style:name="ListLabel_20_2166" style:display-name="ListLabel 2166" style:family="text"/>
    <style:style style:name="ListLabel_20_2167" style:display-name="ListLabel 2167" style:family="text"/>
    <style:style style:name="ListLabel_20_2168" style:display-name="ListLabel 2168" style:family="text"/>
    <style:style style:name="ListLabel_20_2169" style:display-name="ListLabel 2169" style:family="text"/>
    <style:style style:name="ListLabel_20_2170" style:display-name="ListLabel 2170" style:family="text"/>
    <style:style style:name="ListLabel_20_2171" style:display-name="ListLabel 2171" style:family="text"/>
    <style:style style:name="ListLabel_20_2172" style:display-name="ListLabel 2172" style:family="text"/>
    <style:style style:name="ListLabel_20_2173" style:display-name="ListLabel 2173" style:family="text"/>
    <style:style style:name="ListLabel_20_2174" style:display-name="ListLabel 2174" style:family="text"/>
    <style:style style:name="ListLabel_20_2175" style:display-name="ListLabel 2175" style:family="text"/>
    <style:style style:name="ListLabel_20_2176" style:display-name="ListLabel 2176" style:family="text"/>
    <style:style style:name="ListLabel_20_2177" style:display-name="ListLabel 2177" style:family="text"/>
    <style:style style:name="ListLabel_20_2178" style:display-name="ListLabel 2178" style:family="text"/>
    <style:style style:name="ListLabel_20_2179" style:display-name="ListLabel 2179" style:family="text"/>
    <style:style style:name="ListLabel_20_2180" style:display-name="ListLabel 2180" style:family="text"/>
    <style:style style:name="ListLabel_20_2181" style:display-name="ListLabel 2181" style:family="text"/>
    <style:style style:name="ListLabel_20_2182" style:display-name="ListLabel 2182" style:family="text"/>
    <style:style style:name="ListLabel_20_2183" style:display-name="ListLabel 2183" style:family="text"/>
    <style:style style:name="ListLabel_20_2184" style:display-name="ListLabel 2184" style:family="text"/>
    <style:style style:name="ListLabel_20_2185" style:display-name="ListLabel 2185" style:family="text"/>
    <style:style style:name="ListLabel_20_2186" style:display-name="ListLabel 2186" style:family="text"/>
    <style:style style:name="ListLabel_20_2187" style:display-name="ListLabel 2187" style:family="text"/>
    <style:style style:name="ListLabel_20_2188" style:display-name="ListLabel 2188" style:family="text"/>
    <style:style style:name="ListLabel_20_2189" style:display-name="ListLabel 2189" style:family="text"/>
    <style:style style:name="ListLabel_20_2190" style:display-name="ListLabel 2190" style:family="text"/>
    <style:style style:name="ListLabel_20_2191" style:display-name="ListLabel 2191" style:family="text"/>
    <style:style style:name="ListLabel_20_2192" style:display-name="ListLabel 2192" style:family="text"/>
    <style:style style:name="ListLabel_20_2193" style:display-name="ListLabel 2193" style:family="text"/>
    <style:style style:name="ListLabel_20_2194" style:display-name="ListLabel 2194" style:family="text"/>
    <style:style style:name="ListLabel_20_2195" style:display-name="ListLabel 2195" style:family="text"/>
    <style:style style:name="ListLabel_20_2196" style:display-name="ListLabel 2196" style:family="text"/>
    <style:style style:name="ListLabel_20_2197" style:display-name="ListLabel 2197" style:family="text"/>
    <style:style style:name="ListLabel_20_2198" style:display-name="ListLabel 2198" style:family="text"/>
    <style:style style:name="ListLabel_20_2199" style:display-name="ListLabel 2199" style:family="text"/>
    <style:style style:name="ListLabel_20_2200" style:display-name="ListLabel 2200" style:family="text"/>
    <style:style style:name="ListLabel_20_2201" style:display-name="ListLabel 2201" style:family="text"/>
    <style:style style:name="ListLabel_20_2202" style:display-name="ListLabel 2202" style:family="text"/>
    <style:style style:name="ListLabel_20_2203" style:display-name="ListLabel 2203" style:family="text"/>
    <style:style style:name="ListLabel_20_2204" style:display-name="ListLabel 2204" style:family="text"/>
    <style:style style:name="ListLabel_20_2205" style:display-name="ListLabel 2205" style:family="text"/>
    <style:style style:name="ListLabel_20_2206" style:display-name="ListLabel 2206" style:family="text"/>
    <style:style style:name="ListLabel_20_2207" style:display-name="ListLabel 2207" style:family="text"/>
    <style:style style:name="ListLabel_20_2208" style:display-name="ListLabel 2208" style:family="text"/>
    <style:style style:name="ListLabel_20_2209" style:display-name="ListLabel 2209" style:family="text"/>
    <style:style style:name="ListLabel_20_2210" style:display-name="ListLabel 2210" style:family="text"/>
    <style:style style:name="ListLabel_20_2211" style:display-name="ListLabel 2211" style:family="text"/>
    <style:style style:name="ListLabel_20_2212" style:display-name="ListLabel 2212" style:family="text"/>
    <style:style style:name="ListLabel_20_2213" style:display-name="ListLabel 2213" style:family="text"/>
    <style:style style:name="ListLabel_20_2214" style:display-name="ListLabel 2214" style:family="text"/>
    <style:style style:name="ListLabel_20_2215" style:display-name="ListLabel 2215" style:family="text"/>
    <style:style style:name="ListLabel_20_2216" style:display-name="ListLabel 2216" style:family="text"/>
    <style:style style:name="ListLabel_20_2217" style:display-name="ListLabel 2217" style:family="text"/>
    <style:style style:name="ListLabel_20_2218" style:display-name="ListLabel 2218" style:family="text"/>
    <style:style style:name="ListLabel_20_2219" style:display-name="ListLabel 2219" style:family="text"/>
    <style:style style:name="ListLabel_20_2220" style:display-name="ListLabel 2220" style:family="text"/>
    <style:style style:name="ListLabel_20_2221" style:display-name="ListLabel 2221" style:family="text"/>
    <style:style style:name="ListLabel_20_2222" style:display-name="ListLabel 2222" style:family="text"/>
    <style:style style:name="ListLabel_20_2223" style:display-name="ListLabel 2223" style:family="text"/>
    <style:style style:name="ListLabel_20_2224" style:display-name="ListLabel 2224" style:family="text"/>
    <style:style style:name="ListLabel_20_2225" style:display-name="ListLabel 2225" style:family="text"/>
    <style:style style:name="ListLabel_20_2226" style:display-name="ListLabel 2226" style:family="text"/>
    <style:style style:name="ListLabel_20_2227" style:display-name="ListLabel 2227" style:family="text"/>
    <style:style style:name="ListLabel_20_2228" style:display-name="ListLabel 2228" style:family="text"/>
    <style:style style:name="ListLabel_20_2229" style:display-name="ListLabel 2229" style:family="text"/>
    <style:style style:name="ListLabel_20_2230" style:display-name="ListLabel 2230" style:family="text"/>
    <style:style style:name="ListLabel_20_2231" style:display-name="ListLabel 2231" style:family="text"/>
    <style:style style:name="ListLabel_20_2232" style:display-name="ListLabel 2232" style:family="text"/>
    <style:style style:name="ListLabel_20_2233" style:display-name="ListLabel 2233" style:family="text"/>
    <style:style style:name="ListLabel_20_2234" style:display-name="ListLabel 2234" style:family="text"/>
    <style:style style:name="ListLabel_20_2235" style:display-name="ListLabel 2235" style:family="text"/>
    <style:style style:name="ListLabel_20_2236" style:display-name="ListLabel 2236" style:family="text"/>
    <style:style style:name="ListLabel_20_2237" style:display-name="ListLabel 2237" style:family="text"/>
    <style:style style:name="ListLabel_20_2238" style:display-name="ListLabel 2238" style:family="text"/>
    <style:style style:name="ListLabel_20_2239" style:display-name="ListLabel 2239" style:family="text"/>
    <style:style style:name="ListLabel_20_2240" style:display-name="ListLabel 2240" style:family="text"/>
    <style:style style:name="ListLabel_20_2241" style:display-name="ListLabel 2241" style:family="text"/>
    <style:style style:name="ListLabel_20_2242" style:display-name="ListLabel 2242" style:family="text"/>
    <style:style style:name="ListLabel_20_2243" style:display-name="ListLabel 2243" style:family="text"/>
    <style:style style:name="ListLabel_20_2244" style:display-name="ListLabel 2244" style:family="text"/>
    <style:style style:name="ListLabel_20_2245" style:display-name="ListLabel 2245" style:family="text"/>
    <style:style style:name="ListLabel_20_2246" style:display-name="ListLabel 2246" style:family="text"/>
    <style:style style:name="ListLabel_20_2247" style:display-name="ListLabel 2247" style:family="text"/>
    <style:style style:name="ListLabel_20_2248" style:display-name="ListLabel 2248" style:family="text"/>
    <style:style style:name="ListLabel_20_2249" style:display-name="ListLabel 2249" style:family="text"/>
    <style:style style:name="ListLabel_20_2250" style:display-name="ListLabel 2250" style:family="text"/>
    <style:style style:name="ListLabel_20_2251" style:display-name="ListLabel 2251" style:family="text"/>
    <style:style style:name="ListLabel_20_2252" style:display-name="ListLabel 2252" style:family="text"/>
    <style:style style:name="ListLabel_20_2253" style:display-name="ListLabel 2253" style:family="text"/>
    <style:style style:name="ListLabel_20_2254" style:display-name="ListLabel 2254" style:family="text"/>
    <style:style style:name="ListLabel_20_2255" style:display-name="ListLabel 2255" style:family="text"/>
    <style:style style:name="ListLabel_20_2256" style:display-name="ListLabel 2256" style:family="text"/>
    <style:style style:name="ListLabel_20_2257" style:display-name="ListLabel 2257" style:family="text"/>
    <style:style style:name="ListLabel_20_2258" style:display-name="ListLabel 2258" style:family="text"/>
    <style:style style:name="ListLabel_20_2259" style:display-name="ListLabel 2259" style:family="text"/>
    <style:style style:name="ListLabel_20_2260" style:display-name="ListLabel 2260" style:family="text"/>
    <style:style style:name="ListLabel_20_2261" style:display-name="ListLabel 2261" style:family="text"/>
    <style:style style:name="ListLabel_20_2262" style:display-name="ListLabel 2262" style:family="text"/>
    <style:style style:name="ListLabel_20_2263" style:display-name="ListLabel 2263" style:family="text"/>
    <style:style style:name="ListLabel_20_2264" style:display-name="ListLabel 2264" style:family="text"/>
    <style:style style:name="ListLabel_20_2265" style:display-name="ListLabel 2265" style:family="text"/>
    <style:style style:name="ListLabel_20_2266" style:display-name="ListLabel 2266" style:family="text"/>
    <style:style style:name="ListLabel_20_2267" style:display-name="ListLabel 2267" style:family="text"/>
    <style:style style:name="ListLabel_20_2268" style:display-name="ListLabel 2268" style:family="text"/>
    <style:style style:name="ListLabel_20_2269" style:display-name="ListLabel 2269" style:family="text"/>
    <style:style style:name="ListLabel_20_2270" style:display-name="ListLabel 2270" style:family="text"/>
    <style:style style:name="ListLabel_20_2271" style:display-name="ListLabel 2271" style:family="text"/>
    <style:style style:name="ListLabel_20_2272" style:display-name="ListLabel 2272" style:family="text"/>
    <style:style style:name="ListLabel_20_2273" style:display-name="ListLabel 2273" style:family="text"/>
    <style:style style:name="ListLabel_20_2274" style:display-name="ListLabel 2274" style:family="text"/>
    <style:style style:name="ListLabel_20_2275" style:display-name="ListLabel 2275" style:family="text"/>
    <style:style style:name="ListLabel_20_2276" style:display-name="ListLabel 2276" style:family="text"/>
    <style:style style:name="ListLabel_20_2277" style:display-name="ListLabel 2277" style:family="text"/>
    <style:style style:name="ListLabel_20_2278" style:display-name="ListLabel 2278" style:family="text"/>
    <style:style style:name="ListLabel_20_2279" style:display-name="ListLabel 2279" style:family="text"/>
    <style:style style:name="ListLabel_20_2280" style:display-name="ListLabel 2280" style:family="text"/>
    <style:style style:name="ListLabel_20_2281" style:display-name="ListLabel 2281" style:family="text"/>
    <style:style style:name="ListLabel_20_2282" style:display-name="ListLabel 2282" style:family="text"/>
    <style:style style:name="ListLabel_20_2283" style:display-name="ListLabel 2283" style:family="text"/>
    <style:style style:name="ListLabel_20_2284" style:display-name="ListLabel 2284" style:family="text"/>
    <style:style style:name="ListLabel_20_2285" style:display-name="ListLabel 2285" style:family="text"/>
    <style:style style:name="ListLabel_20_2286" style:display-name="ListLabel 2286" style:family="text"/>
    <style:style style:name="ListLabel_20_2287" style:display-name="ListLabel 2287" style:family="text"/>
    <style:style style:name="ListLabel_20_2288" style:display-name="ListLabel 2288" style:family="text"/>
    <style:style style:name="ListLabel_20_2289" style:display-name="ListLabel 2289" style:family="text"/>
    <style:style style:name="ListLabel_20_2290" style:display-name="ListLabel 2290" style:family="text"/>
    <style:style style:name="ListLabel_20_2291" style:display-name="ListLabel 2291" style:family="text"/>
    <style:style style:name="ListLabel_20_2292" style:display-name="ListLabel 2292" style:family="text"/>
    <style:style style:name="ListLabel_20_2293" style:display-name="ListLabel 2293" style:family="text"/>
    <style:style style:name="ListLabel_20_2294" style:display-name="ListLabel 2294" style:family="text"/>
    <style:style style:name="ListLabel_20_2295" style:display-name="ListLabel 2295" style:family="text"/>
    <style:style style:name="ListLabel_20_2296" style:display-name="ListLabel 2296" style:family="text"/>
    <style:style style:name="ListLabel_20_2297" style:display-name="ListLabel 2297" style:family="text"/>
    <style:style style:name="ListLabel_20_2298" style:display-name="ListLabel 2298" style:family="text"/>
    <style:style style:name="ListLabel_20_2299" style:display-name="ListLabel 2299" style:family="text"/>
    <style:style style:name="ListLabel_20_2300" style:display-name="ListLabel 2300" style:family="text"/>
    <style:style style:name="ListLabel_20_2301" style:display-name="ListLabel 2301" style:family="text"/>
    <style:style style:name="ListLabel_20_2302" style:display-name="ListLabel 2302" style:family="text"/>
    <style:style style:name="ListLabel_20_2303" style:display-name="ListLabel 2303" style:family="text"/>
    <style:style style:name="ListLabel_20_2304" style:display-name="ListLabel 2304" style:family="text"/>
    <style:style style:name="ListLabel_20_2305" style:display-name="ListLabel 2305" style:family="text"/>
    <style:style style:name="ListLabel_20_2306" style:display-name="ListLabel 2306" style:family="text"/>
    <style:style style:name="ListLabel_20_2307" style:display-name="ListLabel 2307" style:family="text"/>
    <style:style style:name="ListLabel_20_2308" style:display-name="ListLabel 2308" style:family="text"/>
    <style:style style:name="ListLabel_20_2309" style:display-name="ListLabel 2309" style:family="text"/>
    <style:style style:name="ListLabel_20_2310" style:display-name="ListLabel 2310" style:family="text"/>
    <style:style style:name="ListLabel_20_2311" style:display-name="ListLabel 2311" style:family="text"/>
    <style:style style:name="ListLabel_20_2312" style:display-name="ListLabel 2312" style:family="text"/>
    <style:style style:name="ListLabel_20_2313" style:display-name="ListLabel 2313" style:family="text"/>
    <style:style style:name="ListLabel_20_2314" style:display-name="ListLabel 2314" style:family="text"/>
    <style:style style:name="ListLabel_20_2315" style:display-name="ListLabel 2315" style:family="text"/>
    <style:style style:name="ListLabel_20_2316" style:display-name="ListLabel 2316" style:family="text"/>
    <style:style style:name="ListLabel_20_2317" style:display-name="ListLabel 2317" style:family="text"/>
    <style:style style:name="ListLabel_20_2318" style:display-name="ListLabel 2318" style:family="text"/>
    <style:style style:name="ListLabel_20_2319" style:display-name="ListLabel 2319" style:family="text"/>
    <style:style style:name="ListLabel_20_2320" style:display-name="ListLabel 2320" style:family="text"/>
    <style:style style:name="ListLabel_20_2321" style:display-name="ListLabel 2321" style:family="text"/>
    <style:style style:name="ListLabel_20_2322" style:display-name="ListLabel 2322" style:family="text"/>
    <style:style style:name="ListLabel_20_2323" style:display-name="ListLabel 2323" style:family="text"/>
    <style:style style:name="ListLabel_20_2324" style:display-name="ListLabel 2324" style:family="text"/>
    <style:style style:name="ListLabel_20_2325" style:display-name="ListLabel 2325" style:family="text"/>
    <style:style style:name="ListLabel_20_2326" style:display-name="ListLabel 2326" style:family="text"/>
    <style:style style:name="ListLabel_20_2327" style:display-name="ListLabel 2327" style:family="text"/>
    <style:style style:name="ListLabel_20_2328" style:display-name="ListLabel 2328" style:family="text"/>
    <style:style style:name="ListLabel_20_2329" style:display-name="ListLabel 2329" style:family="text"/>
    <style:style style:name="ListLabel_20_2330" style:display-name="ListLabel 2330" style:family="text"/>
    <style:style style:name="ListLabel_20_2331" style:display-name="ListLabel 2331" style:family="text"/>
    <style:style style:name="ListLabel_20_2332" style:display-name="ListLabel 2332" style:family="text"/>
    <style:style style:name="ListLabel_20_2333" style:display-name="ListLabel 2333" style:family="text"/>
    <style:style style:name="ListLabel_20_2334" style:display-name="ListLabel 2334" style:family="text"/>
    <style:style style:name="ListLabel_20_2335" style:display-name="ListLabel 2335" style:family="text"/>
    <style:style style:name="ListLabel_20_2336" style:display-name="ListLabel 2336" style:family="text"/>
    <style:style style:name="ListLabel_20_2337" style:display-name="ListLabel 2337" style:family="text"/>
    <style:style style:name="ListLabel_20_2338" style:display-name="ListLabel 2338" style:family="text"/>
    <style:style style:name="ListLabel_20_2339" style:display-name="ListLabel 2339" style:family="text"/>
    <style:style style:name="ListLabel_20_2340" style:display-name="ListLabel 2340" style:family="text"/>
    <style:style style:name="ListLabel_20_2341" style:display-name="ListLabel 2341" style:family="text"/>
    <style:style style:name="ListLabel_20_2342" style:display-name="ListLabel 2342" style:family="text"/>
    <style:style style:name="ListLabel_20_2343" style:display-name="ListLabel 2343" style:family="text"/>
    <style:style style:name="ListLabel_20_2344" style:display-name="ListLabel 2344" style:family="text"/>
    <style:style style:name="ListLabel_20_2345" style:display-name="ListLabel 2345" style:family="text"/>
    <style:style style:name="ListLabel_20_2346" style:display-name="ListLabel 2346" style:family="text"/>
    <style:style style:name="ListLabel_20_2347" style:display-name="ListLabel 2347" style:family="text"/>
    <style:style style:name="ListLabel_20_2348" style:display-name="ListLabel 2348" style:family="text"/>
    <style:style style:name="ListLabel_20_2349" style:display-name="ListLabel 2349" style:family="text"/>
    <style:style style:name="ListLabel_20_2350" style:display-name="ListLabel 2350" style:family="text"/>
    <style:style style:name="ListLabel_20_2351" style:display-name="ListLabel 2351" style:family="text"/>
    <style:style style:name="ListLabel_20_2352" style:display-name="ListLabel 2352" style:family="text"/>
    <style:style style:name="ListLabel_20_2353" style:display-name="ListLabel 2353" style:family="text"/>
    <style:style style:name="ListLabel_20_2354" style:display-name="ListLabel 2354" style:family="text"/>
    <style:style style:name="ListLabel_20_2355" style:display-name="ListLabel 2355" style:family="text"/>
    <style:style style:name="ListLabel_20_2356" style:display-name="ListLabel 2356" style:family="text"/>
    <style:style style:name="ListLabel_20_2357" style:display-name="ListLabel 2357" style:family="text"/>
    <style:style style:name="ListLabel_20_2358" style:display-name="ListLabel 2358" style:family="text"/>
    <style:style style:name="ListLabel_20_2359" style:display-name="ListLabel 2359" style:family="text"/>
    <style:style style:name="ListLabel_20_2360" style:display-name="ListLabel 2360" style:family="text"/>
    <style:style style:name="ListLabel_20_2361" style:display-name="ListLabel 2361" style:family="text"/>
    <style:style style:name="ListLabel_20_2362" style:display-name="ListLabel 2362" style:family="text"/>
    <style:style style:name="ListLabel_20_2363" style:display-name="ListLabel 2363" style:family="text"/>
    <style:style style:name="ListLabel_20_2364" style:display-name="ListLabel 2364" style:family="text"/>
    <style:style style:name="ListLabel_20_2365" style:display-name="ListLabel 2365" style:family="text"/>
    <style:style style:name="ListLabel_20_2366" style:display-name="ListLabel 2366" style:family="text"/>
    <style:style style:name="ListLabel_20_2367" style:display-name="ListLabel 2367" style:family="text"/>
    <style:style style:name="ListLabel_20_2368" style:display-name="ListLabel 2368" style:family="text"/>
    <style:style style:name="ListLabel_20_2369" style:display-name="ListLabel 2369" style:family="text"/>
    <style:style style:name="ListLabel_20_2370" style:display-name="ListLabel 2370" style:family="text"/>
    <style:style style:name="ListLabel_20_2371" style:display-name="ListLabel 2371" style:family="text"/>
    <style:style style:name="ListLabel_20_2372" style:display-name="ListLabel 2372" style:family="text"/>
    <style:style style:name="ListLabel_20_2373" style:display-name="ListLabel 2373" style:family="text"/>
    <style:style style:name="ListLabel_20_2374" style:display-name="ListLabel 2374" style:family="text"/>
    <style:style style:name="ListLabel_20_2375" style:display-name="ListLabel 2375" style:family="text"/>
    <style:style style:name="ListLabel_20_2376" style:display-name="ListLabel 2376" style:family="text"/>
    <style:style style:name="ListLabel_20_2377" style:display-name="ListLabel 2377" style:family="text"/>
    <style:style style:name="ListLabel_20_2378" style:display-name="ListLabel 2378" style:family="text"/>
    <style:style style:name="ListLabel_20_2379" style:display-name="ListLabel 2379" style:family="text"/>
    <style:style style:name="ListLabel_20_2380" style:display-name="ListLabel 2380" style:family="text"/>
    <style:style style:name="ListLabel_20_2381" style:display-name="ListLabel 2381" style:family="text"/>
    <style:style style:name="ListLabel_20_2382" style:display-name="ListLabel 2382" style:family="text"/>
    <style:style style:name="ListLabel_20_2383" style:display-name="ListLabel 2383" style:family="text"/>
    <style:style style:name="ListLabel_20_2384" style:display-name="ListLabel 2384" style:family="text"/>
    <style:style style:name="ListLabel_20_2385" style:display-name="ListLabel 2385" style:family="text"/>
    <style:style style:name="ListLabel_20_2386" style:display-name="ListLabel 2386" style:family="text"/>
    <style:style style:name="ListLabel_20_2387" style:display-name="ListLabel 2387" style:family="text"/>
    <style:style style:name="ListLabel_20_2388" style:display-name="ListLabel 2388" style:family="text"/>
    <style:style style:name="ListLabel_20_2389" style:display-name="ListLabel 2389" style:family="text"/>
    <style:style style:name="ListLabel_20_2390" style:display-name="ListLabel 2390" style:family="text"/>
    <style:style style:name="ListLabel_20_2391" style:display-name="ListLabel 2391" style:family="text"/>
    <style:style style:name="ListLabel_20_2392" style:display-name="ListLabel 2392" style:family="text"/>
    <style:style style:name="ListLabel_20_2393" style:display-name="ListLabel 2393" style:family="text"/>
    <style:style style:name="ListLabel_20_2394" style:display-name="ListLabel 2394" style:family="text"/>
    <style:style style:name="ListLabel_20_2395" style:display-name="ListLabel 2395" style:family="text"/>
    <style:style style:name="ListLabel_20_2396" style:display-name="ListLabel 2396" style:family="text"/>
    <style:style style:name="ListLabel_20_2397" style:display-name="ListLabel 2397" style:family="text"/>
    <style:style style:name="ListLabel_20_2398" style:display-name="ListLabel 2398" style:family="text"/>
    <style:style style:name="ListLabel_20_2399" style:display-name="ListLabel 2399" style:family="text"/>
    <style:style style:name="ListLabel_20_2400" style:display-name="ListLabel 2400" style:family="text"/>
    <style:style style:name="ListLabel_20_2401" style:display-name="ListLabel 2401" style:family="text"/>
    <style:style style:name="ListLabel_20_2402" style:display-name="ListLabel 2402" style:family="text"/>
    <style:style style:name="ListLabel_20_2403" style:display-name="ListLabel 2403" style:family="text"/>
    <style:style style:name="ListLabel_20_2404" style:display-name="ListLabel 2404" style:family="text"/>
    <style:style style:name="ListLabel_20_2405" style:display-name="ListLabel 2405" style:family="text"/>
    <style:style style:name="ListLabel_20_2406" style:display-name="ListLabel 2406" style:family="text"/>
    <style:style style:name="ListLabel_20_2407" style:display-name="ListLabel 2407" style:family="text"/>
    <style:style style:name="ListLabel_20_2408" style:display-name="ListLabel 2408" style:family="text"/>
    <style:style style:name="ListLabel_20_2409" style:display-name="ListLabel 2409" style:family="text"/>
    <style:style style:name="ListLabel_20_2410" style:display-name="ListLabel 2410" style:family="text"/>
    <style:style style:name="ListLabel_20_2411" style:display-name="ListLabel 2411" style:family="text"/>
    <style:style style:name="ListLabel_20_2412" style:display-name="ListLabel 2412" style:family="text"/>
    <style:style style:name="ListLabel_20_2413" style:display-name="ListLabel 2413" style:family="text"/>
    <style:style style:name="ListLabel_20_2414" style:display-name="ListLabel 2414" style:family="text"/>
    <style:style style:name="ListLabel_20_2415" style:display-name="ListLabel 2415" style:family="text"/>
    <style:style style:name="ListLabel_20_2416" style:display-name="ListLabel 2416" style:family="text"/>
    <style:style style:name="ListLabel_20_2417" style:display-name="ListLabel 2417" style:family="text"/>
    <style:style style:name="ListLabel_20_2418" style:display-name="ListLabel 2418" style:family="text"/>
    <style:style style:name="ListLabel_20_2419" style:display-name="ListLabel 2419" style:family="text"/>
    <style:style style:name="ListLabel_20_2420" style:display-name="ListLabel 2420" style:family="text"/>
    <style:style style:name="ListLabel_20_2421" style:display-name="ListLabel 2421" style:family="text"/>
    <style:style style:name="ListLabel_20_2422" style:display-name="ListLabel 2422" style:family="text"/>
    <style:style style:name="ListLabel_20_2423" style:display-name="ListLabel 2423" style:family="text"/>
    <style:style style:name="ListLabel_20_2424" style:display-name="ListLabel 2424" style:family="text"/>
    <style:style style:name="ListLabel_20_2425" style:display-name="ListLabel 2425" style:family="text"/>
    <style:style style:name="ListLabel_20_2426" style:display-name="ListLabel 2426" style:family="text"/>
    <style:style style:name="ListLabel_20_2427" style:display-name="ListLabel 2427" style:family="text"/>
    <style:style style:name="ListLabel_20_2428" style:display-name="ListLabel 2428" style:family="text"/>
    <style:style style:name="ListLabel_20_2429" style:display-name="ListLabel 2429" style:family="text"/>
    <style:style style:name="ListLabel_20_2430" style:display-name="ListLabel 2430" style:family="text"/>
    <style:style style:name="ListLabel_20_2431" style:display-name="ListLabel 2431" style:family="text"/>
    <style:style style:name="ListLabel_20_2432" style:display-name="ListLabel 2432" style:family="text"/>
    <style:style style:name="ListLabel_20_2433" style:display-name="ListLabel 2433" style:family="text"/>
    <style:style style:name="ListLabel_20_2434" style:display-name="ListLabel 2434" style:family="text"/>
    <style:style style:name="ListLabel_20_2435" style:display-name="ListLabel 2435" style:family="text"/>
    <style:style style:name="ListLabel_20_2436" style:display-name="ListLabel 2436" style:family="text"/>
    <style:style style:name="ListLabel_20_2437" style:display-name="ListLabel 2437" style:family="text"/>
    <style:style style:name="ListLabel_20_2438" style:display-name="ListLabel 2438" style:family="text"/>
    <style:style style:name="ListLabel_20_2439" style:display-name="ListLabel 2439" style:family="text"/>
    <style:style style:name="ListLabel_20_2440" style:display-name="ListLabel 2440" style:family="text"/>
    <style:style style:name="ListLabel_20_2441" style:display-name="ListLabel 2441" style:family="text"/>
    <style:style style:name="ListLabel_20_2442" style:display-name="ListLabel 2442" style:family="text"/>
    <style:style style:name="ListLabel_20_2443" style:display-name="ListLabel 2443" style:family="text"/>
    <style:style style:name="ListLabel_20_2444" style:display-name="ListLabel 2444" style:family="text"/>
    <style:style style:name="ListLabel_20_2445" style:display-name="ListLabel 2445" style:family="text"/>
    <style:style style:name="ListLabel_20_2446" style:display-name="ListLabel 2446" style:family="text"/>
    <style:style style:name="ListLabel_20_2447" style:display-name="ListLabel 2447" style:family="text"/>
    <style:style style:name="ListLabel_20_2448" style:display-name="ListLabel 2448" style:family="text"/>
    <style:style style:name="ListLabel_20_2449" style:display-name="ListLabel 2449" style:family="text"/>
    <style:style style:name="ListLabel_20_2450" style:display-name="ListLabel 2450" style:family="text"/>
    <style:style style:name="ListLabel_20_2451" style:display-name="ListLabel 2451" style:family="text"/>
    <style:style style:name="ListLabel_20_2452" style:display-name="ListLabel 2452" style:family="text"/>
    <style:style style:name="ListLabel_20_2453" style:display-name="ListLabel 2453" style:family="text"/>
    <style:style style:name="ListLabel_20_2454" style:display-name="ListLabel 2454" style:family="text"/>
    <style:style style:name="ListLabel_20_2455" style:display-name="ListLabel 2455" style:family="text"/>
    <style:style style:name="ListLabel_20_2456" style:display-name="ListLabel 2456" style:family="text"/>
    <style:style style:name="ListLabel_20_2457" style:display-name="ListLabel 2457" style:family="text"/>
    <style:style style:name="ListLabel_20_2458" style:display-name="ListLabel 2458" style:family="text"/>
    <style:style style:name="ListLabel_20_2459" style:display-name="ListLabel 2459" style:family="text"/>
    <style:style style:name="ListLabel_20_2460" style:display-name="ListLabel 2460" style:family="text"/>
    <style:style style:name="ListLabel_20_2461" style:display-name="ListLabel 2461" style:family="text"/>
    <style:style style:name="ListLabel_20_2462" style:display-name="ListLabel 2462" style:family="text"/>
    <style:style style:name="ListLabel_20_2463" style:display-name="ListLabel 2463" style:family="text"/>
    <style:style style:name="ListLabel_20_2464" style:display-name="ListLabel 2464" style:family="text"/>
    <style:style style:name="ListLabel_20_2465" style:display-name="ListLabel 2465" style:family="text"/>
    <style:style style:name="ListLabel_20_2466" style:display-name="ListLabel 2466" style:family="text"/>
    <style:style style:name="ListLabel_20_2467" style:display-name="ListLabel 2467" style:family="text"/>
    <style:style style:name="ListLabel_20_2468" style:display-name="ListLabel 2468" style:family="text"/>
    <style:style style:name="ListLabel_20_2469" style:display-name="ListLabel 2469" style:family="text"/>
    <style:style style:name="ListLabel_20_2470" style:display-name="ListLabel 2470" style:family="text"/>
    <style:style style:name="ListLabel_20_2471" style:display-name="ListLabel 2471" style:family="text"/>
    <style:style style:name="ListLabel_20_2472" style:display-name="ListLabel 2472" style:family="text"/>
    <style:style style:name="ListLabel_20_2473" style:display-name="ListLabel 2473" style:family="text"/>
    <style:style style:name="ListLabel_20_2474" style:display-name="ListLabel 2474" style:family="text"/>
    <style:style style:name="ListLabel_20_2475" style:display-name="ListLabel 2475" style:family="text"/>
    <style:style style:name="ListLabel_20_2476" style:display-name="ListLabel 2476" style:family="text"/>
    <style:style style:name="ListLabel_20_2477" style:display-name="ListLabel 2477" style:family="text"/>
    <style:style style:name="ListLabel_20_2478" style:display-name="ListLabel 2478" style:family="text"/>
    <style:style style:name="ListLabel_20_2479" style:display-name="ListLabel 2479" style:family="text"/>
    <style:style style:name="ListLabel_20_2480" style:display-name="ListLabel 2480" style:family="text"/>
    <style:style style:name="ListLabel_20_2481" style:display-name="ListLabel 2481" style:family="text"/>
    <style:style style:name="ListLabel_20_2482" style:display-name="ListLabel 2482" style:family="text"/>
    <style:style style:name="ListLabel_20_2483" style:display-name="ListLabel 2483" style:family="text"/>
    <style:style style:name="ListLabel_20_2484" style:display-name="ListLabel 2484" style:family="text"/>
    <style:style style:name="ListLabel_20_2485" style:display-name="ListLabel 2485" style:family="text"/>
    <style:style style:name="ListLabel_20_2486" style:display-name="ListLabel 2486" style:family="text"/>
    <style:style style:name="ListLabel_20_2487" style:display-name="ListLabel 2487" style:family="text"/>
    <style:style style:name="ListLabel_20_2488" style:display-name="ListLabel 2488" style:family="text"/>
    <style:style style:name="ListLabel_20_2489" style:display-name="ListLabel 2489" style:family="text"/>
    <style:style style:name="ListLabel_20_2490" style:display-name="ListLabel 2490" style:family="text"/>
    <style:style style:name="ListLabel_20_2491" style:display-name="ListLabel 2491" style:family="text"/>
    <style:style style:name="ListLabel_20_2492" style:display-name="ListLabel 2492" style:family="text"/>
    <style:style style:name="ListLabel_20_2493" style:display-name="ListLabel 2493" style:family="text"/>
    <style:style style:name="ListLabel_20_2494" style:display-name="ListLabel 2494" style:family="text"/>
    <style:style style:name="ListLabel_20_2495" style:display-name="ListLabel 2495" style:family="text"/>
    <style:style style:name="ListLabel_20_2496" style:display-name="ListLabel 2496" style:family="text"/>
    <style:style style:name="ListLabel_20_2497" style:display-name="ListLabel 2497" style:family="text"/>
    <style:style style:name="ListLabel_20_2498" style:display-name="ListLabel 2498" style:family="text"/>
    <style:style style:name="ListLabel_20_2499" style:display-name="ListLabel 2499" style:family="text"/>
    <style:style style:name="ListLabel_20_2500" style:display-name="ListLabel 2500" style:family="text"/>
    <style:style style:name="ListLabel_20_2501" style:display-name="ListLabel 2501" style:family="text"/>
    <style:style style:name="ListLabel_20_2502" style:display-name="ListLabel 2502" style:family="text"/>
    <style:style style:name="ListLabel_20_2503" style:display-name="ListLabel 2503" style:family="text"/>
    <style:style style:name="ListLabel_20_2504" style:display-name="ListLabel 2504" style:family="text"/>
    <style:style style:name="ListLabel_20_2505" style:display-name="ListLabel 2505" style:family="text"/>
    <style:style style:name="ListLabel_20_2506" style:display-name="ListLabel 2506" style:family="text"/>
    <style:style style:name="ListLabel_20_2507" style:display-name="ListLabel 2507" style:family="text"/>
    <style:style style:name="ListLabel_20_2508" style:display-name="ListLabel 2508" style:family="text"/>
    <style:style style:name="ListLabel_20_2509" style:display-name="ListLabel 2509" style:family="text"/>
    <style:style style:name="ListLabel_20_2510" style:display-name="ListLabel 2510" style:family="text"/>
    <style:style style:name="ListLabel_20_2511" style:display-name="ListLabel 2511" style:family="text"/>
    <style:style style:name="ListLabel_20_2512" style:display-name="ListLabel 2512" style:family="text"/>
    <style:style style:name="ListLabel_20_2513" style:display-name="ListLabel 2513" style:family="text"/>
    <style:style style:name="ListLabel_20_2514" style:display-name="ListLabel 2514" style:family="text"/>
    <style:style style:name="ListLabel_20_2515" style:display-name="ListLabel 2515" style:family="text"/>
    <style:style style:name="ListLabel_20_2516" style:display-name="ListLabel 2516" style:family="text"/>
    <style:style style:name="ListLabel_20_2517" style:display-name="ListLabel 2517" style:family="text"/>
    <style:style style:name="ListLabel_20_2518" style:display-name="ListLabel 2518" style:family="text"/>
    <style:style style:name="ListLabel_20_2519" style:display-name="ListLabel 2519" style:family="text"/>
    <style:style style:name="ListLabel_20_2520" style:display-name="ListLabel 2520" style:family="text"/>
    <style:style style:name="ListLabel_20_2521" style:display-name="ListLabel 2521" style:family="text"/>
    <style:style style:name="ListLabel_20_2522" style:display-name="ListLabel 2522" style:family="text"/>
    <style:style style:name="ListLabel_20_2523" style:display-name="ListLabel 2523" style:family="text"/>
    <style:style style:name="ListLabel_20_2524" style:display-name="ListLabel 2524" style:family="text"/>
    <style:style style:name="ListLabel_20_2525" style:display-name="ListLabel 2525" style:family="text"/>
    <style:style style:name="ListLabel_20_2526" style:display-name="ListLabel 2526" style:family="text"/>
    <style:style style:name="ListLabel_20_2527" style:display-name="ListLabel 2527" style:family="text"/>
    <style:style style:name="ListLabel_20_2528" style:display-name="ListLabel 2528" style:family="text"/>
    <style:style style:name="ListLabel_20_2529" style:display-name="ListLabel 2529" style:family="text"/>
    <style:style style:name="ListLabel_20_2530" style:display-name="ListLabel 2530" style:family="text"/>
    <style:style style:name="ListLabel_20_2531" style:display-name="ListLabel 2531" style:family="text"/>
    <style:style style:name="ListLabel_20_2532" style:display-name="ListLabel 2532" style:family="text"/>
    <style:style style:name="ListLabel_20_2533" style:display-name="ListLabel 2533" style:family="text"/>
    <style:style style:name="ListLabel_20_2534" style:display-name="ListLabel 2534" style:family="text"/>
    <style:style style:name="ListLabel_20_2535" style:display-name="ListLabel 2535" style:family="text"/>
    <style:style style:name="ListLabel_20_2536" style:display-name="ListLabel 2536" style:family="text"/>
    <style:style style:name="ListLabel_20_2537" style:display-name="ListLabel 2537" style:family="text"/>
    <style:style style:name="ListLabel_20_2538" style:display-name="ListLabel 2538" style:family="text"/>
    <style:style style:name="ListLabel_20_2539" style:display-name="ListLabel 2539" style:family="text"/>
    <style:style style:name="ListLabel_20_2540" style:display-name="ListLabel 2540" style:family="text"/>
    <style:style style:name="ListLabel_20_2541" style:display-name="ListLabel 2541" style:family="text"/>
    <style:style style:name="ListLabel_20_2542" style:display-name="ListLabel 2542" style:family="text"/>
    <style:style style:name="ListLabel_20_2543" style:display-name="ListLabel 2543" style:family="text"/>
    <style:style style:name="ListLabel_20_2544" style:display-name="ListLabel 2544" style:family="text"/>
    <style:style style:name="ListLabel_20_2545" style:display-name="ListLabel 2545" style:family="text"/>
    <style:style style:name="ListLabel_20_2546" style:display-name="ListLabel 2546" style:family="text"/>
    <style:style style:name="ListLabel_20_2547" style:display-name="ListLabel 2547" style:family="text"/>
    <style:style style:name="ListLabel_20_2548" style:display-name="ListLabel 2548" style:family="text"/>
    <style:style style:name="ListLabel_20_2549" style:display-name="ListLabel 2549" style:family="text"/>
    <style:style style:name="ListLabel_20_2550" style:display-name="ListLabel 2550" style:family="text"/>
    <style:style style:name="ListLabel_20_2551" style:display-name="ListLabel 2551" style:family="text"/>
    <style:style style:name="ListLabel_20_2552" style:display-name="ListLabel 2552" style:family="text"/>
    <style:style style:name="ListLabel_20_2553" style:display-name="ListLabel 2553" style:family="text"/>
    <style:style style:name="ListLabel_20_2554" style:display-name="ListLabel 2554" style:family="text"/>
    <style:style style:name="ListLabel_20_2555" style:display-name="ListLabel 2555" style:family="text"/>
    <style:style style:name="ListLabel_20_2556" style:display-name="ListLabel 2556" style:family="text"/>
    <style:style style:name="ListLabel_20_2557" style:display-name="ListLabel 2557" style:family="text"/>
    <style:style style:name="ListLabel_20_2558" style:display-name="ListLabel 2558" style:family="text"/>
    <style:style style:name="ListLabel_20_2559" style:display-name="ListLabel 2559" style:family="text"/>
    <style:style style:name="ListLabel_20_2560" style:display-name="ListLabel 2560" style:family="text"/>
    <style:style style:name="ListLabel_20_2561" style:display-name="ListLabel 2561" style:family="text"/>
    <style:style style:name="ListLabel_20_2562" style:display-name="ListLabel 2562" style:family="text"/>
    <style:style style:name="ListLabel_20_2563" style:display-name="ListLabel 2563" style:family="text"/>
    <style:style style:name="ListLabel_20_2564" style:display-name="ListLabel 2564" style:family="text"/>
    <style:style style:name="ListLabel_20_2565" style:display-name="ListLabel 2565" style:family="text"/>
    <style:style style:name="ListLabel_20_2566" style:display-name="ListLabel 2566" style:family="text"/>
    <style:style style:name="ListLabel_20_2567" style:display-name="ListLabel 2567" style:family="text"/>
    <style:style style:name="ListLabel_20_2568" style:display-name="ListLabel 2568" style:family="text"/>
    <style:style style:name="ListLabel_20_2569" style:display-name="ListLabel 2569" style:family="text"/>
    <style:style style:name="ListLabel_20_2570" style:display-name="ListLabel 2570" style:family="text"/>
    <style:style style:name="ListLabel_20_2571" style:display-name="ListLabel 2571" style:family="text"/>
    <style:style style:name="ListLabel_20_2572" style:display-name="ListLabel 2572" style:family="text"/>
    <style:style style:name="ListLabel_20_2573" style:display-name="ListLabel 2573" style:family="text"/>
    <style:style style:name="ListLabel_20_2574" style:display-name="ListLabel 2574" style:family="text"/>
    <style:style style:name="ListLabel_20_2575" style:display-name="ListLabel 2575" style:family="text"/>
    <style:style style:name="ListLabel_20_2576" style:display-name="ListLabel 2576" style:family="text"/>
    <style:style style:name="ListLabel_20_2577" style:display-name="ListLabel 2577" style:family="text"/>
    <style:style style:name="ListLabel_20_2578" style:display-name="ListLabel 2578" style:family="text"/>
    <style:style style:name="ListLabel_20_2579" style:display-name="ListLabel 2579" style:family="text"/>
    <style:style style:name="ListLabel_20_2580" style:display-name="ListLabel 2580" style:family="text"/>
    <style:style style:name="ListLabel_20_2581" style:display-name="ListLabel 2581" style:family="text"/>
    <style:style style:name="ListLabel_20_2582" style:display-name="ListLabel 2582" style:family="text"/>
    <style:style style:name="ListLabel_20_2583" style:display-name="ListLabel 2583" style:family="text"/>
    <style:style style:name="ListLabel_20_2584" style:display-name="ListLabel 2584" style:family="text"/>
    <style:style style:name="ListLabel_20_2585" style:display-name="ListLabel 2585" style:family="text"/>
    <style:style style:name="ListLabel_20_2586" style:display-name="ListLabel 2586" style:family="text"/>
    <style:style style:name="ListLabel_20_2587" style:display-name="ListLabel 2587" style:family="text"/>
    <style:style style:name="ListLabel_20_2588" style:display-name="ListLabel 2588" style:family="text"/>
    <style:style style:name="ListLabel_20_2589" style:display-name="ListLabel 2589" style:family="text"/>
    <style:style style:name="ListLabel_20_2590" style:display-name="ListLabel 2590" style:family="text"/>
    <style:style style:name="ListLabel_20_2591" style:display-name="ListLabel 2591" style:family="text"/>
    <style:style style:name="ListLabel_20_2592" style:display-name="ListLabel 2592" style:family="text"/>
    <style:style style:name="ListLabel_20_2593" style:display-name="ListLabel 2593" style:family="text"/>
    <style:style style:name="ListLabel_20_2594" style:display-name="ListLabel 2594" style:family="text"/>
    <style:style style:name="ListLabel_20_2595" style:display-name="ListLabel 2595" style:family="text"/>
    <style:style style:name="ListLabel_20_2596" style:display-name="ListLabel 2596" style:family="text"/>
    <style:style style:name="ListLabel_20_2597" style:display-name="ListLabel 2597" style:family="text"/>
    <style:style style:name="ListLabel_20_2598" style:display-name="ListLabel 2598" style:family="text"/>
    <style:style style:name="ListLabel_20_2599" style:display-name="ListLabel 2599" style:family="text"/>
    <style:style style:name="ListLabel_20_2600" style:display-name="ListLabel 2600" style:family="text"/>
    <style:style style:name="ListLabel_20_2601" style:display-name="ListLabel 2601" style:family="text"/>
    <style:style style:name="ListLabel_20_2602" style:display-name="ListLabel 2602" style:family="text"/>
    <style:style style:name="ListLabel_20_2603" style:display-name="ListLabel 2603" style:family="text"/>
    <style:style style:name="ListLabel_20_2604" style:display-name="ListLabel 2604" style:family="text"/>
    <style:style style:name="ListLabel_20_2605" style:display-name="ListLabel 2605" style:family="text"/>
    <style:style style:name="ListLabel_20_2606" style:display-name="ListLabel 2606" style:family="text"/>
    <style:style style:name="ListLabel_20_2607" style:display-name="ListLabel 2607" style:family="text"/>
    <style:style style:name="ListLabel_20_2608" style:display-name="ListLabel 2608" style:family="text"/>
    <style:style style:name="ListLabel_20_2609" style:display-name="ListLabel 2609" style:family="text"/>
    <style:style style:name="ListLabel_20_2610" style:display-name="ListLabel 2610" style:family="text"/>
    <style:style style:name="ListLabel_20_2611" style:display-name="ListLabel 2611" style:family="text"/>
    <style:style style:name="ListLabel_20_2612" style:display-name="ListLabel 2612" style:family="text"/>
    <style:style style:name="ListLabel_20_2613" style:display-name="ListLabel 2613" style:family="text"/>
    <style:style style:name="ListLabel_20_2614" style:display-name="ListLabel 2614" style:family="text"/>
    <style:style style:name="ListLabel_20_2615" style:display-name="ListLabel 2615" style:family="text"/>
    <style:style style:name="ListLabel_20_2616" style:display-name="ListLabel 2616" style:family="text"/>
    <style:style style:name="ListLabel_20_2617" style:display-name="ListLabel 2617" style:family="text"/>
    <style:style style:name="ListLabel_20_2618" style:display-name="ListLabel 2618" style:family="text"/>
    <style:style style:name="ListLabel_20_2619" style:display-name="ListLabel 2619" style:family="text"/>
    <style:style style:name="ListLabel_20_2620" style:display-name="ListLabel 2620" style:family="text"/>
    <style:style style:name="ListLabel_20_2621" style:display-name="ListLabel 2621" style:family="text"/>
    <style:style style:name="ListLabel_20_2622" style:display-name="ListLabel 2622" style:family="text"/>
    <style:style style:name="ListLabel_20_2623" style:display-name="ListLabel 2623" style:family="text"/>
    <style:style style:name="ListLabel_20_2624" style:display-name="ListLabel 2624" style:family="text"/>
    <style:style style:name="ListLabel_20_2625" style:display-name="ListLabel 2625" style:family="text"/>
    <style:style style:name="ListLabel_20_2626" style:display-name="ListLabel 2626" style:family="text"/>
    <style:style style:name="ListLabel_20_2627" style:display-name="ListLabel 2627" style:family="text"/>
    <style:style style:name="ListLabel_20_2628" style:display-name="ListLabel 2628" style:family="text"/>
    <style:style style:name="ListLabel_20_2629" style:display-name="ListLabel 2629" style:family="text"/>
    <style:style style:name="ListLabel_20_2630" style:display-name="ListLabel 2630" style:family="text"/>
    <style:style style:name="ListLabel_20_2631" style:display-name="ListLabel 2631" style:family="text"/>
    <style:style style:name="ListLabel_20_2632" style:display-name="ListLabel 2632" style:family="text"/>
    <style:style style:name="ListLabel_20_2633" style:display-name="ListLabel 2633" style:family="text"/>
    <style:style style:name="ListLabel_20_2634" style:display-name="ListLabel 2634" style:family="text"/>
    <style:style style:name="ListLabel_20_2635" style:display-name="ListLabel 2635" style:family="text"/>
    <style:style style:name="ListLabel_20_2636" style:display-name="ListLabel 2636" style:family="text"/>
    <style:style style:name="ListLabel_20_2637" style:display-name="ListLabel 2637" style:family="text"/>
    <style:style style:name="ListLabel_20_2638" style:display-name="ListLabel 2638" style:family="text"/>
    <style:style style:name="ListLabel_20_2639" style:display-name="ListLabel 2639" style:family="text"/>
    <style:style style:name="ListLabel_20_2640" style:display-name="ListLabel 2640" style:family="text"/>
    <style:style style:name="ListLabel_20_2641" style:display-name="ListLabel 2641" style:family="text"/>
    <style:style style:name="ListLabel_20_2642" style:display-name="ListLabel 2642" style:family="text"/>
    <style:style style:name="ListLabel_20_2643" style:display-name="ListLabel 2643" style:family="text"/>
    <style:style style:name="ListLabel_20_2644" style:display-name="ListLabel 2644" style:family="text"/>
    <style:style style:name="ListLabel_20_2645" style:display-name="ListLabel 2645" style:family="text"/>
    <style:style style:name="ListLabel_20_2646" style:display-name="ListLabel 2646" style:family="text"/>
    <style:style style:name="ListLabel_20_2647" style:display-name="ListLabel 2647" style:family="text"/>
    <style:style style:name="ListLabel_20_2648" style:display-name="ListLabel 2648" style:family="text"/>
    <style:style style:name="ListLabel_20_2649" style:display-name="ListLabel 2649" style:family="text"/>
    <style:style style:name="ListLabel_20_2650" style:display-name="ListLabel 2650" style:family="text"/>
    <style:style style:name="ListLabel_20_2651" style:display-name="ListLabel 2651" style:family="text"/>
    <style:style style:name="ListLabel_20_2652" style:display-name="ListLabel 2652" style:family="text"/>
    <style:style style:name="ListLabel_20_2653" style:display-name="ListLabel 2653" style:family="text"/>
    <style:style style:name="ListLabel_20_2654" style:display-name="ListLabel 2654" style:family="text"/>
    <style:style style:name="ListLabel_20_2655" style:display-name="ListLabel 2655" style:family="text"/>
    <style:style style:name="ListLabel_20_2656" style:display-name="ListLabel 2656" style:family="text"/>
    <style:style style:name="ListLabel_20_2657" style:display-name="ListLabel 2657" style:family="text"/>
    <style:style style:name="ListLabel_20_2658" style:display-name="ListLabel 2658" style:family="text"/>
    <style:style style:name="ListLabel_20_2659" style:display-name="ListLabel 2659" style:family="text"/>
    <style:style style:name="ListLabel_20_2660" style:display-name="ListLabel 2660" style:family="text"/>
    <style:style style:name="ListLabel_20_2661" style:display-name="ListLabel 2661" style:family="text"/>
    <style:style style:name="ListLabel_20_2662" style:display-name="ListLabel 2662" style:family="text"/>
    <style:style style:name="ListLabel_20_2663" style:display-name="ListLabel 2663" style:family="text"/>
    <style:style style:name="ListLabel_20_2664" style:display-name="ListLabel 2664" style:family="text"/>
    <style:style style:name="ListLabel_20_2665" style:display-name="ListLabel 2665" style:family="text"/>
    <style:style style:name="ListLabel_20_2666" style:display-name="ListLabel 2666" style:family="text"/>
    <style:style style:name="ListLabel_20_2667" style:display-name="ListLabel 2667" style:family="text"/>
    <style:style style:name="ListLabel_20_2668" style:display-name="ListLabel 2668" style:family="text"/>
    <style:style style:name="ListLabel_20_2669" style:display-name="ListLabel 2669" style:family="text"/>
    <style:style style:name="ListLabel_20_2670" style:display-name="ListLabel 2670" style:family="text"/>
    <style:style style:name="ListLabel_20_2671" style:display-name="ListLabel 2671" style:family="text"/>
    <style:style style:name="ListLabel_20_2672" style:display-name="ListLabel 2672" style:family="text"/>
    <style:style style:name="ListLabel_20_2673" style:display-name="ListLabel 2673" style:family="text"/>
    <style:style style:name="ListLabel_20_2674" style:display-name="ListLabel 2674" style:family="text"/>
    <style:style style:name="ListLabel_20_2675" style:display-name="ListLabel 2675" style:family="text"/>
    <style:style style:name="ListLabel_20_2676" style:display-name="ListLabel 2676" style:family="text"/>
    <style:style style:name="ListLabel_20_2677" style:display-name="ListLabel 2677" style:family="text"/>
    <style:style style:name="ListLabel_20_2678" style:display-name="ListLabel 2678" style:family="text"/>
    <style:style style:name="ListLabel_20_2679" style:display-name="ListLabel 2679" style:family="text"/>
    <style:style style:name="ListLabel_20_2680" style:display-name="ListLabel 2680" style:family="text"/>
    <style:style style:name="ListLabel_20_2681" style:display-name="ListLabel 2681" style:family="text"/>
    <style:style style:name="ListLabel_20_2682" style:display-name="ListLabel 2682" style:family="text"/>
    <style:style style:name="ListLabel_20_2683" style:display-name="ListLabel 2683" style:family="text"/>
    <style:style style:name="ListLabel_20_2684" style:display-name="ListLabel 2684" style:family="text"/>
    <style:style style:name="ListLabel_20_2685" style:display-name="ListLabel 2685" style:family="text"/>
    <style:style style:name="ListLabel_20_2686" style:display-name="ListLabel 2686" style:family="text"/>
    <style:style style:name="ListLabel_20_2687" style:display-name="ListLabel 2687" style:family="text"/>
    <style:style style:name="ListLabel_20_2688" style:display-name="ListLabel 2688" style:family="text"/>
    <style:style style:name="ListLabel_20_2689" style:display-name="ListLabel 2689" style:family="text"/>
    <style:style style:name="ListLabel_20_2690" style:display-name="ListLabel 2690" style:family="text"/>
    <style:style style:name="ListLabel_20_2691" style:display-name="ListLabel 2691" style:family="text"/>
    <style:style style:name="ListLabel_20_2692" style:display-name="ListLabel 2692" style:family="text"/>
    <style:style style:name="ListLabel_20_2693" style:display-name="ListLabel 2693" style:family="text"/>
    <style:style style:name="ListLabel_20_2694" style:display-name="ListLabel 2694" style:family="text"/>
    <style:style style:name="ListLabel_20_2695" style:display-name="ListLabel 2695" style:family="text"/>
    <style:style style:name="ListLabel_20_2696" style:display-name="ListLabel 2696" style:family="text"/>
    <style:style style:name="ListLabel_20_2697" style:display-name="ListLabel 2697" style:family="text"/>
    <style:style style:name="ListLabel_20_2698" style:display-name="ListLabel 2698" style:family="text"/>
    <style:style style:name="ListLabel_20_2699" style:display-name="ListLabel 2699" style:family="text"/>
    <style:style style:name="ListLabel_20_2700" style:display-name="ListLabel 2700" style:family="text"/>
    <style:style style:name="ListLabel_20_2701" style:display-name="ListLabel 2701" style:family="text"/>
    <style:style style:name="ListLabel_20_2702" style:display-name="ListLabel 2702" style:family="text"/>
    <style:style style:name="ListLabel_20_2703" style:display-name="ListLabel 2703" style:family="text"/>
    <style:style style:name="ListLabel_20_2704" style:display-name="ListLabel 2704" style:family="text"/>
    <style:style style:name="ListLabel_20_2705" style:display-name="ListLabel 2705" style:family="text"/>
    <style:style style:name="ListLabel_20_2706" style:display-name="ListLabel 2706" style:family="text"/>
    <style:style style:name="ListLabel_20_2707" style:display-name="ListLabel 2707" style:family="text"/>
    <style:style style:name="ListLabel_20_2708" style:display-name="ListLabel 2708" style:family="text"/>
    <style:style style:name="ListLabel_20_2709" style:display-name="ListLabel 2709" style:family="text"/>
    <style:style style:name="ListLabel_20_2710" style:display-name="ListLabel 2710" style:family="text"/>
    <style:style style:name="ListLabel_20_2711" style:display-name="ListLabel 2711" style:family="text"/>
    <style:style style:name="ListLabel_20_2712" style:display-name="ListLabel 2712" style:family="text"/>
    <style:style style:name="ListLabel_20_2713" style:display-name="ListLabel 2713" style:family="text"/>
    <style:style style:name="ListLabel_20_2714" style:display-name="ListLabel 2714" style:family="text"/>
    <style:style style:name="ListLabel_20_2715" style:display-name="ListLabel 2715" style:family="text"/>
    <style:style style:name="ListLabel_20_2716" style:display-name="ListLabel 2716" style:family="text"/>
    <style:style style:name="ListLabel_20_2717" style:display-name="ListLabel 2717" style:family="text"/>
    <style:style style:name="ListLabel_20_2718" style:display-name="ListLabel 2718" style:family="text"/>
    <style:style style:name="ListLabel_20_2719" style:display-name="ListLabel 2719" style:family="text"/>
    <style:style style:name="ListLabel_20_2720" style:display-name="ListLabel 2720" style:family="text"/>
    <style:style style:name="ListLabel_20_2721" style:display-name="ListLabel 2721" style:family="text"/>
    <style:style style:name="ListLabel_20_2722" style:display-name="ListLabel 2722" style:family="text"/>
    <style:style style:name="ListLabel_20_2723" style:display-name="ListLabel 2723" style:family="text"/>
    <style:style style:name="ListLabel_20_2724" style:display-name="ListLabel 2724" style:family="text"/>
    <style:style style:name="ListLabel_20_2725" style:display-name="ListLabel 2725" style:family="text"/>
    <style:style style:name="ListLabel_20_2726" style:display-name="ListLabel 2726" style:family="text"/>
    <style:style style:name="ListLabel_20_2727" style:display-name="ListLabel 2727" style:family="text"/>
    <style:style style:name="ListLabel_20_2728" style:display-name="ListLabel 2728" style:family="text"/>
    <style:style style:name="ListLabel_20_2729" style:display-name="ListLabel 2729" style:family="text"/>
    <style:style style:name="ListLabel_20_2730" style:display-name="ListLabel 2730" style:family="text"/>
    <style:style style:name="ListLabel_20_2731" style:display-name="ListLabel 2731" style:family="text"/>
    <style:style style:name="ListLabel_20_2732" style:display-name="ListLabel 2732" style:family="text"/>
    <style:style style:name="ListLabel_20_2733" style:display-name="ListLabel 2733" style:family="text"/>
    <style:style style:name="ListLabel_20_2734" style:display-name="ListLabel 2734" style:family="text"/>
    <style:style style:name="ListLabel_20_2735" style:display-name="ListLabel 2735" style:family="text"/>
    <style:style style:name="ListLabel_20_2736" style:display-name="ListLabel 2736" style:family="text"/>
    <style:style style:name="ListLabel_20_2737" style:display-name="ListLabel 2737" style:family="text"/>
    <style:style style:name="ListLabel_20_2738" style:display-name="ListLabel 2738" style:family="text"/>
    <style:style style:name="ListLabel_20_2739" style:display-name="ListLabel 2739" style:family="text"/>
    <style:style style:name="ListLabel_20_2740" style:display-name="ListLabel 2740" style:family="text"/>
    <style:style style:name="ListLabel_20_2741" style:display-name="ListLabel 2741" style:family="text"/>
    <style:style style:name="ListLabel_20_2742" style:display-name="ListLabel 2742" style:family="text"/>
    <style:style style:name="ListLabel_20_2743" style:display-name="ListLabel 2743" style:family="text"/>
    <style:style style:name="ListLabel_20_2744" style:display-name="ListLabel 2744" style:family="text"/>
    <style:style style:name="ListLabel_20_2745" style:display-name="ListLabel 2745" style:family="text"/>
    <style:style style:name="ListLabel_20_2746" style:display-name="ListLabel 2746" style:family="text"/>
    <style:style style:name="ListLabel_20_2747" style:display-name="ListLabel 2747" style:family="text"/>
    <style:style style:name="ListLabel_20_2748" style:display-name="ListLabel 2748" style:family="text"/>
    <style:style style:name="ListLabel_20_2749" style:display-name="ListLabel 2749" style:family="text"/>
    <style:style style:name="ListLabel_20_2750" style:display-name="ListLabel 2750" style:family="text"/>
    <style:style style:name="ListLabel_20_2751" style:display-name="ListLabel 2751" style:family="text"/>
    <style:style style:name="ListLabel_20_2752" style:display-name="ListLabel 2752" style:family="text"/>
    <style:style style:name="ListLabel_20_2753" style:display-name="ListLabel 2753" style:family="text"/>
    <style:style style:name="ListLabel_20_2754" style:display-name="ListLabel 2754" style:family="text"/>
    <style:style style:name="ListLabel_20_2755" style:display-name="ListLabel 2755" style:family="text"/>
    <style:style style:name="ListLabel_20_2756" style:display-name="ListLabel 2756" style:family="text"/>
    <style:style style:name="ListLabel_20_2757" style:display-name="ListLabel 2757" style:family="text"/>
    <style:style style:name="ListLabel_20_2758" style:display-name="ListLabel 2758" style:family="text"/>
    <style:style style:name="ListLabel_20_2759" style:display-name="ListLabel 2759" style:family="text"/>
    <style:style style:name="ListLabel_20_2760" style:display-name="ListLabel 2760" style:family="text"/>
    <style:style style:name="ListLabel_20_2761" style:display-name="ListLabel 2761" style:family="text"/>
    <style:style style:name="ListLabel_20_2762" style:display-name="ListLabel 2762" style:family="text"/>
    <style:style style:name="ListLabel_20_2763" style:display-name="ListLabel 2763" style:family="text"/>
    <style:style style:name="ListLabel_20_2764" style:display-name="ListLabel 2764" style:family="text"/>
    <style:style style:name="ListLabel_20_2765" style:display-name="ListLabel 2765" style:family="text"/>
    <style:style style:name="ListLabel_20_2766" style:display-name="ListLabel 2766" style:family="text"/>
    <style:style style:name="ListLabel_20_2767" style:display-name="ListLabel 2767" style:family="text"/>
    <style:style style:name="ListLabel_20_2768" style:display-name="ListLabel 2768" style:family="text"/>
    <style:style style:name="ListLabel_20_2769" style:display-name="ListLabel 2769" style:family="text"/>
    <style:style style:name="ListLabel_20_2770" style:display-name="ListLabel 2770" style:family="text"/>
    <style:style style:name="ListLabel_20_2771" style:display-name="ListLabel 2771" style:family="text"/>
    <style:style style:name="ListLabel_20_2772" style:display-name="ListLabel 2772" style:family="text"/>
    <style:style style:name="ListLabel_20_2773" style:display-name="ListLabel 2773" style:family="text"/>
    <style:style style:name="ListLabel_20_2774" style:display-name="ListLabel 2774" style:family="text"/>
    <style:style style:name="ListLabel_20_2775" style:display-name="ListLabel 2775" style:family="text"/>
    <style:style style:name="ListLabel_20_2776" style:display-name="ListLabel 2776" style:family="text"/>
    <style:style style:name="ListLabel_20_2777" style:display-name="ListLabel 2777" style:family="text"/>
    <style:style style:name="ListLabel_20_2778" style:display-name="ListLabel 2778" style:family="text"/>
    <style:style style:name="ListLabel_20_2779" style:display-name="ListLabel 2779" style:family="text"/>
    <style:style style:name="ListLabel_20_2780" style:display-name="ListLabel 2780" style:family="text"/>
    <style:style style:name="ListLabel_20_2781" style:display-name="ListLabel 2781" style:family="text"/>
    <style:style style:name="ListLabel_20_2782" style:display-name="ListLabel 2782" style:family="text"/>
    <style:style style:name="ListLabel_20_2783" style:display-name="ListLabel 2783" style:family="text"/>
    <style:style style:name="ListLabel_20_2784" style:display-name="ListLabel 2784" style:family="text"/>
    <style:style style:name="ListLabel_20_2785" style:display-name="ListLabel 2785" style:family="text"/>
    <style:style style:name="ListLabel_20_2786" style:display-name="ListLabel 2786" style:family="text"/>
    <style:style style:name="ListLabel_20_2787" style:display-name="ListLabel 2787" style:family="text"/>
    <style:style style:name="ListLabel_20_2788" style:display-name="ListLabel 2788" style:family="text"/>
    <style:style style:name="ListLabel_20_2789" style:display-name="ListLabel 2789" style:family="text"/>
    <style:style style:name="ListLabel_20_2790" style:display-name="ListLabel 2790" style:family="text"/>
    <style:style style:name="ListLabel_20_2791" style:display-name="ListLabel 2791" style:family="text"/>
    <style:style style:name="ListLabel_20_2792" style:display-name="ListLabel 2792" style:family="text"/>
    <style:style style:name="ListLabel_20_2793" style:display-name="ListLabel 2793" style:family="text"/>
    <style:style style:name="ListLabel_20_2794" style:display-name="ListLabel 2794" style:family="text"/>
    <style:style style:name="ListLabel_20_2795" style:display-name="ListLabel 2795" style:family="text"/>
    <style:style style:name="ListLabel_20_2796" style:display-name="ListLabel 2796" style:family="text"/>
    <style:style style:name="ListLabel_20_2797" style:display-name="ListLabel 2797" style:family="text"/>
    <style:style style:name="ListLabel_20_2798" style:display-name="ListLabel 2798" style:family="text"/>
    <style:style style:name="ListLabel_20_2799" style:display-name="ListLabel 2799" style:family="text"/>
    <style:style style:name="ListLabel_20_2800" style:display-name="ListLabel 2800" style:family="text"/>
    <style:style style:name="ListLabel_20_2801" style:display-name="ListLabel 2801" style:family="text"/>
    <style:style style:name="ListLabel_20_2802" style:display-name="ListLabel 2802" style:family="text"/>
    <style:style style:name="ListLabel_20_2803" style:display-name="ListLabel 2803" style:family="text"/>
    <style:style style:name="ListLabel_20_2804" style:display-name="ListLabel 2804" style:family="text"/>
    <style:style style:name="ListLabel_20_2805" style:display-name="ListLabel 2805" style:family="text"/>
    <style:style style:name="ListLabel_20_2806" style:display-name="ListLabel 2806" style:family="text"/>
    <style:style style:name="ListLabel_20_2807" style:display-name="ListLabel 2807" style:family="text"/>
    <style:style style:name="ListLabel_20_2808" style:display-name="ListLabel 2808" style:family="text"/>
    <style:style style:name="ListLabel_20_2809" style:display-name="ListLabel 2809" style:family="text"/>
    <style:style style:name="ListLabel_20_2810" style:display-name="ListLabel 2810" style:family="text"/>
    <style:style style:name="ListLabel_20_2811" style:display-name="ListLabel 2811" style:family="text"/>
    <style:style style:name="ListLabel_20_2812" style:display-name="ListLabel 2812" style:family="text"/>
    <style:style style:name="ListLabel_20_2813" style:display-name="ListLabel 2813" style:family="text"/>
    <style:style style:name="ListLabel_20_2814" style:display-name="ListLabel 2814" style:family="text"/>
    <style:style style:name="ListLabel_20_2815" style:display-name="ListLabel 2815" style:family="text"/>
    <style:style style:name="ListLabel_20_2816" style:display-name="ListLabel 2816" style:family="text"/>
    <style:style style:name="ListLabel_20_2817" style:display-name="ListLabel 2817" style:family="text"/>
    <style:style style:name="ListLabel_20_2818" style:display-name="ListLabel 2818" style:family="text"/>
    <style:style style:name="ListLabel_20_2819" style:display-name="ListLabel 2819" style:family="text"/>
    <style:style style:name="ListLabel_20_2820" style:display-name="ListLabel 2820" style:family="text"/>
    <style:style style:name="ListLabel_20_2821" style:display-name="ListLabel 2821" style:family="text"/>
    <style:style style:name="ListLabel_20_2822" style:display-name="ListLabel 2822" style:family="text"/>
    <style:style style:name="ListLabel_20_2823" style:display-name="ListLabel 2823" style:family="text"/>
    <style:style style:name="ListLabel_20_2824" style:display-name="ListLabel 2824" style:family="text"/>
    <style:style style:name="ListLabel_20_2825" style:display-name="ListLabel 2825" style:family="text"/>
    <style:style style:name="ListLabel_20_2826" style:display-name="ListLabel 2826" style:family="text"/>
    <style:style style:name="ListLabel_20_2827" style:display-name="ListLabel 2827" style:family="text"/>
    <style:style style:name="ListLabel_20_2828" style:display-name="ListLabel 2828" style:family="text"/>
    <style:style style:name="ListLabel_20_2829" style:display-name="ListLabel 2829" style:family="text"/>
    <style:style style:name="ListLabel_20_2830" style:display-name="ListLabel 2830" style:family="text"/>
    <style:style style:name="ListLabel_20_2831" style:display-name="ListLabel 2831" style:family="text"/>
    <style:style style:name="ListLabel_20_2832" style:display-name="ListLabel 2832" style:family="text"/>
    <style:style style:name="ListLabel_20_2833" style:display-name="ListLabel 2833" style:family="text"/>
    <style:style style:name="ListLabel_20_2834" style:display-name="ListLabel 2834" style:family="text"/>
    <style:style style:name="ListLabel_20_2835" style:display-name="ListLabel 2835" style:family="text"/>
    <style:style style:name="ListLabel_20_2836" style:display-name="ListLabel 2836" style:family="text"/>
    <style:style style:name="ListLabel_20_2837" style:display-name="ListLabel 2837" style:family="text"/>
    <style:style style:name="ListLabel_20_2838" style:display-name="ListLabel 2838" style:family="text"/>
    <style:style style:name="ListLabel_20_2839" style:display-name="ListLabel 2839" style:family="text"/>
    <style:style style:name="ListLabel_20_2840" style:display-name="ListLabel 2840" style:family="text"/>
    <style:style style:name="ListLabel_20_2841" style:display-name="ListLabel 2841" style:family="text"/>
    <style:style style:name="ListLabel_20_2842" style:display-name="ListLabel 2842" style:family="text"/>
    <style:style style:name="ListLabel_20_2843" style:display-name="ListLabel 2843" style:family="text"/>
    <style:style style:name="ListLabel_20_2844" style:display-name="ListLabel 2844" style:family="text"/>
    <style:style style:name="ListLabel_20_2845" style:display-name="ListLabel 2845" style:family="text"/>
    <style:style style:name="ListLabel_20_2846" style:display-name="ListLabel 2846" style:family="text"/>
    <style:style style:name="ListLabel_20_2847" style:display-name="ListLabel 2847" style:family="text"/>
    <style:style style:name="ListLabel_20_2848" style:display-name="ListLabel 2848" style:family="text"/>
    <style:style style:name="ListLabel_20_2849" style:display-name="ListLabel 2849" style:family="text"/>
    <style:style style:name="ListLabel_20_2850" style:display-name="ListLabel 2850" style:family="text"/>
    <style:style style:name="ListLabel_20_2851" style:display-name="ListLabel 2851" style:family="text"/>
    <style:style style:name="ListLabel_20_2852" style:display-name="ListLabel 2852" style:family="text"/>
    <style:style style:name="ListLabel_20_2853" style:display-name="ListLabel 2853" style:family="text"/>
    <style:style style:name="ListLabel_20_2854" style:display-name="ListLabel 2854" style:family="text"/>
    <style:style style:name="ListLabel_20_2855" style:display-name="ListLabel 2855" style:family="text"/>
    <style:style style:name="ListLabel_20_2856" style:display-name="ListLabel 2856" style:family="text"/>
    <style:style style:name="ListLabel_20_2857" style:display-name="ListLabel 2857" style:family="text"/>
    <style:style style:name="ListLabel_20_2858" style:display-name="ListLabel 2858" style:family="text"/>
    <style:style style:name="ListLabel_20_2859" style:display-name="ListLabel 2859" style:family="text"/>
    <style:style style:name="ListLabel_20_2860" style:display-name="ListLabel 2860" style:family="text"/>
    <style:style style:name="ListLabel_20_2861" style:display-name="ListLabel 2861" style:family="text"/>
    <style:style style:name="ListLabel_20_2862" style:display-name="ListLabel 2862" style:family="text"/>
    <style:style style:name="ListLabel_20_2863" style:display-name="ListLabel 2863" style:family="text"/>
    <style:style style:name="ListLabel_20_2864" style:display-name="ListLabel 2864" style:family="text"/>
    <style:style style:name="ListLabel_20_2865" style:display-name="ListLabel 2865" style:family="text"/>
    <style:style style:name="ListLabel_20_2866" style:display-name="ListLabel 2866" style:family="text"/>
    <style:style style:name="ListLabel_20_2867" style:display-name="ListLabel 2867" style:family="text"/>
    <style:style style:name="ListLabel_20_2868" style:display-name="ListLabel 2868" style:family="text"/>
    <style:style style:name="ListLabel_20_2869" style:display-name="ListLabel 2869" style:family="text"/>
    <style:style style:name="ListLabel_20_2870" style:display-name="ListLabel 2870" style:family="text"/>
    <style:style style:name="ListLabel_20_2871" style:display-name="ListLabel 2871" style:family="text"/>
    <style:style style:name="ListLabel_20_2872" style:display-name="ListLabel 2872" style:family="text"/>
    <style:style style:name="ListLabel_20_2873" style:display-name="ListLabel 2873" style:family="text"/>
    <style:style style:name="ListLabel_20_2874" style:display-name="ListLabel 2874" style:family="text"/>
    <style:style style:name="ListLabel_20_2875" style:display-name="ListLabel 2875" style:family="text"/>
    <style:style style:name="ListLabel_20_2876" style:display-name="ListLabel 2876" style:family="text"/>
    <style:style style:name="ListLabel_20_2877" style:display-name="ListLabel 2877" style:family="text"/>
    <style:style style:name="ListLabel_20_2878" style:display-name="ListLabel 2878" style:family="text"/>
    <style:style style:name="ListLabel_20_2879" style:display-name="ListLabel 2879" style:family="text"/>
    <style:style style:name="ListLabel_20_2880" style:display-name="ListLabel 2880" style:family="text"/>
    <style:style style:name="ListLabel_20_2881" style:display-name="ListLabel 2881" style:family="text"/>
    <style:style style:name="ListLabel_20_2882" style:display-name="ListLabel 2882" style:family="text"/>
    <style:style style:name="ListLabel_20_2883" style:display-name="ListLabel 2883" style:family="text"/>
    <style:style style:name="ListLabel_20_2884" style:display-name="ListLabel 2884" style:family="text"/>
    <style:style style:name="ListLabel_20_2885" style:display-name="ListLabel 2885" style:family="text"/>
    <style:style style:name="ListLabel_20_2886" style:display-name="ListLabel 2886" style:family="text"/>
    <style:style style:name="ListLabel_20_2887" style:display-name="ListLabel 2887" style:family="text"/>
    <style:style style:name="ListLabel_20_2888" style:display-name="ListLabel 2888" style:family="text"/>
    <style:style style:name="ListLabel_20_2889" style:display-name="ListLabel 2889" style:family="text"/>
    <style:style style:name="ListLabel_20_2890" style:display-name="ListLabel 2890" style:family="text"/>
    <style:style style:name="ListLabel_20_2891" style:display-name="ListLabel 2891" style:family="text"/>
    <style:style style:name="ListLabel_20_2892" style:display-name="ListLabel 2892" style:family="text"/>
    <style:style style:name="ListLabel_20_2893" style:display-name="ListLabel 2893" style:family="text"/>
    <style:style style:name="ListLabel_20_2894" style:display-name="ListLabel 2894" style:family="text"/>
    <style:style style:name="ListLabel_20_2895" style:display-name="ListLabel 2895" style:family="text"/>
    <style:style style:name="ListLabel_20_2896" style:display-name="ListLabel 2896" style:family="text"/>
    <style:style style:name="ListLabel_20_2897" style:display-name="ListLabel 2897" style:family="text"/>
    <style:style style:name="ListLabel_20_2898" style:display-name="ListLabel 2898" style:family="text"/>
    <style:style style:name="ListLabel_20_2899" style:display-name="ListLabel 2899" style:family="text"/>
    <style:style style:name="ListLabel_20_2900" style:display-name="ListLabel 2900" style:family="text"/>
    <style:style style:name="ListLabel_20_2901" style:display-name="ListLabel 2901" style:family="text"/>
    <style:style style:name="ListLabel_20_2902" style:display-name="ListLabel 2902" style:family="text"/>
    <style:style style:name="ListLabel_20_2903" style:display-name="ListLabel 2903" style:family="text"/>
    <style:style style:name="ListLabel_20_2904" style:display-name="ListLabel 2904" style:family="text"/>
    <style:style style:name="ListLabel_20_2905" style:display-name="ListLabel 2905" style:family="text"/>
    <style:style style:name="ListLabel_20_2906" style:display-name="ListLabel 2906" style:family="text"/>
    <style:style style:name="ListLabel_20_2907" style:display-name="ListLabel 2907" style:family="text"/>
    <style:style style:name="ListLabel_20_2908" style:display-name="ListLabel 2908" style:family="text"/>
    <style:style style:name="ListLabel_20_2909" style:display-name="ListLabel 2909" style:family="text"/>
    <style:style style:name="ListLabel_20_2910" style:display-name="ListLabel 2910" style:family="text"/>
    <style:style style:name="ListLabel_20_2911" style:display-name="ListLabel 2911" style:family="text"/>
    <style:style style:name="ListLabel_20_2912" style:display-name="ListLabel 2912" style:family="text"/>
    <style:style style:name="ListLabel_20_2913" style:display-name="ListLabel 2913" style:family="text"/>
    <style:style style:name="ListLabel_20_2914" style:display-name="ListLabel 2914" style:family="text"/>
    <style:style style:name="ListLabel_20_2915" style:display-name="ListLabel 2915" style:family="text"/>
    <style:style style:name="ListLabel_20_2916" style:display-name="ListLabel 2916" style:family="text"/>
    <style:style style:name="ListLabel_20_2917" style:display-name="ListLabel 2917" style:family="text"/>
    <style:style style:name="ListLabel_20_2918" style:display-name="ListLabel 2918" style:family="text"/>
    <style:style style:name="ListLabel_20_2919" style:display-name="ListLabel 2919" style:family="text"/>
    <style:style style:name="ListLabel_20_2920" style:display-name="ListLabel 2920" style:family="text"/>
    <style:style style:name="ListLabel_20_2921" style:display-name="ListLabel 2921" style:family="text"/>
    <style:style style:name="ListLabel_20_2922" style:display-name="ListLabel 2922" style:family="text"/>
    <style:style style:name="ListLabel_20_2923" style:display-name="ListLabel 2923" style:family="text"/>
    <style:style style:name="ListLabel_20_2924" style:display-name="ListLabel 2924" style:family="text"/>
    <style:style style:name="ListLabel_20_2925" style:display-name="ListLabel 2925" style:family="text"/>
    <style:style style:name="ListLabel_20_2926" style:display-name="ListLabel 2926" style:family="text"/>
    <style:style style:name="ListLabel_20_2927" style:display-name="ListLabel 2927" style:family="text"/>
    <style:style style:name="ListLabel_20_2928" style:display-name="ListLabel 2928" style:family="text"/>
    <style:style style:name="ListLabel_20_2929" style:display-name="ListLabel 2929" style:family="text"/>
    <style:style style:name="ListLabel_20_2930" style:display-name="ListLabel 2930" style:family="text"/>
    <style:style style:name="ListLabel_20_2931" style:display-name="ListLabel 2931" style:family="text"/>
    <style:style style:name="ListLabel_20_2932" style:display-name="ListLabel 2932" style:family="text"/>
    <style:style style:name="ListLabel_20_2933" style:display-name="ListLabel 2933" style:family="text"/>
    <style:style style:name="ListLabel_20_2934" style:display-name="ListLabel 2934" style:family="text"/>
    <style:style style:name="ListLabel_20_2935" style:display-name="ListLabel 2935" style:family="text"/>
    <style:style style:name="ListLabel_20_2936" style:display-name="ListLabel 2936" style:family="text"/>
    <style:style style:name="ListLabel_20_2937" style:display-name="ListLabel 2937" style:family="text"/>
    <style:style style:name="ListLabel_20_2938" style:display-name="ListLabel 2938" style:family="text"/>
    <style:style style:name="ListLabel_20_2939" style:display-name="ListLabel 2939" style:family="text"/>
    <style:style style:name="ListLabel_20_2940" style:display-name="ListLabel 2940" style:family="text"/>
    <style:style style:name="ListLabel_20_2941" style:display-name="ListLabel 2941" style:family="text"/>
    <style:style style:name="ListLabel_20_2942" style:display-name="ListLabel 2942" style:family="text"/>
    <style:style style:name="ListLabel_20_2943" style:display-name="ListLabel 2943" style:family="text"/>
    <style:style style:name="ListLabel_20_2944" style:display-name="ListLabel 2944" style:family="text"/>
    <style:style style:name="ListLabel_20_2945" style:display-name="ListLabel 2945" style:family="text"/>
    <style:style style:name="ListLabel_20_2946" style:display-name="ListLabel 2946" style:family="text"/>
    <style:style style:name="ListLabel_20_2947" style:display-name="ListLabel 2947" style:family="text"/>
    <style:style style:name="ListLabel_20_2948" style:display-name="ListLabel 2948" style:family="text"/>
    <style:style style:name="ListLabel_20_2949" style:display-name="ListLabel 2949" style:family="text"/>
    <style:style style:name="ListLabel_20_2950" style:display-name="ListLabel 2950" style:family="text"/>
    <style:style style:name="ListLabel_20_2951" style:display-name="ListLabel 2951" style:family="text"/>
    <style:style style:name="ListLabel_20_2952" style:display-name="ListLabel 2952" style:family="text"/>
    <style:style style:name="ListLabel_20_2953" style:display-name="ListLabel 2953" style:family="text"/>
    <style:style style:name="ListLabel_20_2954" style:display-name="ListLabel 2954" style:family="text"/>
    <style:style style:name="ListLabel_20_2955" style:display-name="ListLabel 2955" style:family="text"/>
    <style:style style:name="ListLabel_20_2956" style:display-name="ListLabel 2956" style:family="text"/>
    <style:style style:name="ListLabel_20_2957" style:display-name="ListLabel 2957" style:family="text"/>
    <style:style style:name="ListLabel_20_2958" style:display-name="ListLabel 2958" style:family="text"/>
    <style:style style:name="ListLabel_20_2959" style:display-name="ListLabel 2959" style:family="text"/>
    <style:style style:name="ListLabel_20_2960" style:display-name="ListLabel 2960" style:family="text"/>
    <style:style style:name="ListLabel_20_2961" style:display-name="ListLabel 2961" style:family="text"/>
    <style:style style:name="ListLabel_20_2962" style:display-name="ListLabel 2962" style:family="text"/>
    <style:style style:name="ListLabel_20_2963" style:display-name="ListLabel 2963" style:family="text"/>
    <style:style style:name="ListLabel_20_2964" style:display-name="ListLabel 2964" style:family="text"/>
    <style:style style:name="ListLabel_20_2965" style:display-name="ListLabel 2965" style:family="text"/>
    <style:style style:name="ListLabel_20_2966" style:display-name="ListLabel 2966" style:family="text"/>
    <style:style style:name="ListLabel_20_2967" style:display-name="ListLabel 2967" style:family="text"/>
    <style:style style:name="ListLabel_20_2968" style:display-name="ListLabel 2968" style:family="text"/>
    <style:style style:name="ListLabel_20_2969" style:display-name="ListLabel 2969" style:family="text"/>
    <style:style style:name="ListLabel_20_2970" style:display-name="ListLabel 2970" style:family="text"/>
    <style:style style:name="ListLabel_20_2971" style:display-name="ListLabel 2971" style:family="text"/>
    <style:style style:name="ListLabel_20_2972" style:display-name="ListLabel 2972" style:family="text"/>
    <style:style style:name="ListLabel_20_2973" style:display-name="ListLabel 2973" style:family="text"/>
    <style:style style:name="ListLabel_20_2974" style:display-name="ListLabel 2974" style:family="text"/>
    <style:style style:name="ListLabel_20_2975" style:display-name="ListLabel 2975" style:family="text"/>
    <style:style style:name="ListLabel_20_2976" style:display-name="ListLabel 2976" style:family="text"/>
    <style:style style:name="ListLabel_20_2977" style:display-name="ListLabel 2977" style:family="text"/>
    <style:style style:name="ListLabel_20_2978" style:display-name="ListLabel 2978" style:family="text"/>
    <style:style style:name="ListLabel_20_2979" style:display-name="ListLabel 2979" style:family="text"/>
    <style:style style:name="ListLabel_20_2980" style:display-name="ListLabel 2980" style:family="text"/>
    <style:style style:name="ListLabel_20_2981" style:display-name="ListLabel 2981" style:family="text"/>
    <style:style style:name="ListLabel_20_2982" style:display-name="ListLabel 2982" style:family="text"/>
    <style:style style:name="ListLabel_20_2983" style:display-name="ListLabel 2983" style:family="text"/>
    <style:style style:name="ListLabel_20_2984" style:display-name="ListLabel 2984" style:family="text"/>
    <style:style style:name="ListLabel_20_2985" style:display-name="ListLabel 2985" style:family="text"/>
    <style:style style:name="ListLabel_20_2986" style:display-name="ListLabel 2986" style:family="text"/>
    <style:style style:name="ListLabel_20_2987" style:display-name="ListLabel 2987" style:family="text"/>
    <style:style style:name="ListLabel_20_2988" style:display-name="ListLabel 2988" style:family="text"/>
    <style:style style:name="ListLabel_20_2989" style:display-name="ListLabel 2989" style:family="text"/>
    <style:style style:name="ListLabel_20_2990" style:display-name="ListLabel 2990" style:family="text"/>
    <style:style style:name="ListLabel_20_2991" style:display-name="ListLabel 2991" style:family="text"/>
    <style:style style:name="ListLabel_20_2992" style:display-name="ListLabel 2992" style:family="text"/>
    <style:style style:name="ListLabel_20_2993" style:display-name="ListLabel 2993" style:family="text"/>
    <style:style style:name="ListLabel_20_2994" style:display-name="ListLabel 2994" style:family="text"/>
    <style:style style:name="ListLabel_20_2995" style:display-name="ListLabel 2995" style:family="text"/>
    <style:style style:name="ListLabel_20_2996" style:display-name="ListLabel 2996" style:family="text"/>
    <style:style style:name="ListLabel_20_2997" style:display-name="ListLabel 2997" style:family="text"/>
    <style:style style:name="ListLabel_20_2998" style:display-name="ListLabel 2998" style:family="text"/>
    <style:style style:name="ListLabel_20_2999" style:display-name="ListLabel 2999" style:family="text"/>
    <style:style style:name="ListLabel_20_3000" style:display-name="ListLabel 3000" style:family="text"/>
    <style:style style:name="ListLabel_20_3001" style:display-name="ListLabel 3001" style:family="text"/>
    <style:style style:name="ListLabel_20_3002" style:display-name="ListLabel 3002" style:family="text"/>
    <style:style style:name="ListLabel_20_3003" style:display-name="ListLabel 3003" style:family="text"/>
    <style:style style:name="ListLabel_20_3004" style:display-name="ListLabel 3004" style:family="text"/>
    <style:style style:name="ListLabel_20_3005" style:display-name="ListLabel 3005" style:family="text"/>
    <style:style style:name="ListLabel_20_3006" style:display-name="ListLabel 3006" style:family="text"/>
    <style:style style:name="ListLabel_20_3007" style:display-name="ListLabel 3007" style:family="text"/>
    <style:style style:name="ListLabel_20_3008" style:display-name="ListLabel 3008" style:family="text"/>
    <style:style style:name="ListLabel_20_3009" style:display-name="ListLabel 3009" style:family="text"/>
    <style:style style:name="ListLabel_20_3010" style:display-name="ListLabel 3010" style:family="text"/>
    <style:style style:name="ListLabel_20_3011" style:display-name="ListLabel 3011" style:family="text"/>
    <style:style style:name="ListLabel_20_3012" style:display-name="ListLabel 3012" style:family="text"/>
    <style:style style:name="ListLabel_20_3013" style:display-name="ListLabel 3013" style:family="text"/>
    <style:style style:name="ListLabel_20_3014" style:display-name="ListLabel 3014" style:family="text"/>
    <style:style style:name="ListLabel_20_3015" style:display-name="ListLabel 3015" style:family="text"/>
    <style:style style:name="ListLabel_20_3016" style:display-name="ListLabel 3016" style:family="text"/>
    <style:style style:name="ListLabel_20_3017" style:display-name="ListLabel 3017" style:family="text"/>
    <style:style style:name="ListLabel_20_3018" style:display-name="ListLabel 3018" style:family="text"/>
    <style:style style:name="ListLabel_20_3019" style:display-name="ListLabel 3019" style:family="text"/>
    <style:style style:name="ListLabel_20_3020" style:display-name="ListLabel 3020" style:family="text"/>
    <style:style style:name="ListLabel_20_3021" style:display-name="ListLabel 3021" style:family="text"/>
    <style:style style:name="ListLabel_20_3022" style:display-name="ListLabel 3022" style:family="text"/>
    <style:style style:name="ListLabel_20_3023" style:display-name="ListLabel 3023" style:family="text"/>
    <style:style style:name="ListLabel_20_3024" style:display-name="ListLabel 3024" style:family="text"/>
    <style:style style:name="ListLabel_20_3025" style:display-name="ListLabel 3025" style:family="text"/>
    <style:style style:name="ListLabel_20_3026" style:display-name="ListLabel 3026" style:family="text"/>
    <style:style style:name="ListLabel_20_3027" style:display-name="ListLabel 3027" style:family="text"/>
    <style:style style:name="ListLabel_20_3028" style:display-name="ListLabel 3028" style:family="text"/>
    <style:style style:name="ListLabel_20_3029" style:display-name="ListLabel 3029" style:family="text"/>
    <style:style style:name="ListLabel_20_3030" style:display-name="ListLabel 3030" style:family="text"/>
    <style:style style:name="ListLabel_20_3031" style:display-name="ListLabel 3031" style:family="text"/>
    <style:style style:name="ListLabel_20_3032" style:display-name="ListLabel 3032" style:family="text"/>
    <style:style style:name="ListLabel_20_3033" style:display-name="ListLabel 3033" style:family="text"/>
    <style:style style:name="ListLabel_20_3034" style:display-name="ListLabel 3034" style:family="text"/>
    <style:style style:name="ListLabel_20_3035" style:display-name="ListLabel 3035" style:family="text"/>
    <style:style style:name="ListLabel_20_3036" style:display-name="ListLabel 3036" style:family="text"/>
    <style:style style:name="ListLabel_20_3037" style:display-name="ListLabel 3037" style:family="text"/>
    <style:style style:name="ListLabel_20_3038" style:display-name="ListLabel 3038" style:family="text"/>
    <style:style style:name="ListLabel_20_3039" style:display-name="ListLabel 3039" style:family="text"/>
    <style:style style:name="ListLabel_20_3040" style:display-name="ListLabel 3040" style:family="text"/>
    <style:style style:name="ListLabel_20_3041" style:display-name="ListLabel 3041" style:family="text"/>
    <style:style style:name="ListLabel_20_3042" style:display-name="ListLabel 3042" style:family="text"/>
    <style:style style:name="ListLabel_20_3043" style:display-name="ListLabel 3043" style:family="text"/>
    <style:style style:name="ListLabel_20_3044" style:display-name="ListLabel 3044" style:family="text"/>
    <style:style style:name="ListLabel_20_3045" style:display-name="ListLabel 3045" style:family="text"/>
    <style:style style:name="ListLabel_20_3046" style:display-name="ListLabel 3046" style:family="text"/>
    <style:style style:name="ListLabel_20_3047" style:display-name="ListLabel 3047" style:family="text"/>
    <style:style style:name="ListLabel_20_3048" style:display-name="ListLabel 3048" style:family="text"/>
    <style:style style:name="ListLabel_20_3049" style:display-name="ListLabel 3049" style:family="text"/>
    <style:style style:name="ListLabel_20_3050" style:display-name="ListLabel 3050" style:family="text"/>
    <style:style style:name="ListLabel_20_3051" style:display-name="ListLabel 3051" style:family="text"/>
    <style:style style:name="ListLabel_20_3052" style:display-name="ListLabel 3052" style:family="text"/>
    <style:style style:name="ListLabel_20_3053" style:display-name="ListLabel 3053" style:family="text"/>
    <style:style style:name="ListLabel_20_3054" style:display-name="ListLabel 3054" style:family="text"/>
    <style:style style:name="ListLabel_20_3055" style:display-name="ListLabel 3055" style:family="text"/>
    <style:style style:name="ListLabel_20_3056" style:display-name="ListLabel 3056" style:family="text"/>
    <style:style style:name="ListLabel_20_3057" style:display-name="ListLabel 3057" style:family="text"/>
    <style:style style:name="ListLabel_20_3058" style:display-name="ListLabel 3058" style:family="text"/>
    <style:style style:name="ListLabel_20_3059" style:display-name="ListLabel 3059" style:family="text"/>
    <style:style style:name="ListLabel_20_3060" style:display-name="ListLabel 3060" style:family="text"/>
    <style:style style:name="ListLabel_20_3061" style:display-name="ListLabel 3061" style:family="text"/>
    <style:style style:name="ListLabel_20_3062" style:display-name="ListLabel 3062" style:family="text"/>
    <style:style style:name="ListLabel_20_3063" style:display-name="ListLabel 3063" style:family="text"/>
    <style:style style:name="ListLabel_20_3064" style:display-name="ListLabel 3064" style:family="text"/>
    <style:style style:name="ListLabel_20_3065" style:display-name="ListLabel 3065" style:family="text"/>
    <style:style style:name="ListLabel_20_3066" style:display-name="ListLabel 3066" style:family="text"/>
    <style:style style:name="ListLabel_20_3067" style:display-name="ListLabel 3067" style:family="text"/>
    <style:style style:name="ListLabel_20_3068" style:display-name="ListLabel 3068" style:family="text"/>
    <style:style style:name="ListLabel_20_3069" style:display-name="ListLabel 3069" style:family="text"/>
    <style:style style:name="ListLabel_20_3070" style:display-name="ListLabel 3070" style:family="text"/>
    <style:style style:name="ListLabel_20_3071" style:display-name="ListLabel 3071" style:family="text"/>
    <style:style style:name="ListLabel_20_3072" style:display-name="ListLabel 3072" style:family="text"/>
    <style:style style:name="ListLabel_20_3073" style:display-name="ListLabel 3073" style:family="text"/>
    <style:style style:name="ListLabel_20_3074" style:display-name="ListLabel 3074" style:family="text"/>
    <style:style style:name="ListLabel_20_3075" style:display-name="ListLabel 3075" style:family="text"/>
    <style:style style:name="ListLabel_20_3076" style:display-name="ListLabel 3076" style:family="text"/>
    <style:style style:name="ListLabel_20_3077" style:display-name="ListLabel 3077" style:family="text"/>
    <style:style style:name="ListLabel_20_3078" style:display-name="ListLabel 3078" style:family="text"/>
    <style:style style:name="ListLabel_20_3079" style:display-name="ListLabel 3079" style:family="text"/>
    <style:style style:name="ListLabel_20_3080" style:display-name="ListLabel 3080" style:family="text"/>
    <style:style style:name="ListLabel_20_3081" style:display-name="ListLabel 3081" style:family="text"/>
    <style:style style:name="ListLabel_20_3082" style:display-name="ListLabel 3082" style:family="text"/>
    <style:style style:name="ListLabel_20_3083" style:display-name="ListLabel 3083" style:family="text"/>
    <style:style style:name="ListLabel_20_3084" style:display-name="ListLabel 3084" style:family="text"/>
    <style:style style:name="ListLabel_20_3085" style:display-name="ListLabel 3085" style:family="text"/>
    <style:style style:name="ListLabel_20_3086" style:display-name="ListLabel 3086" style:family="text"/>
    <style:style style:name="ListLabel_20_3087" style:display-name="ListLabel 3087" style:family="text"/>
    <style:style style:name="ListLabel_20_3088" style:display-name="ListLabel 3088" style:family="text"/>
    <style:style style:name="ListLabel_20_3089" style:display-name="ListLabel 3089" style:family="text"/>
    <style:style style:name="ListLabel_20_3090" style:display-name="ListLabel 3090" style:family="text"/>
    <style:style style:name="ListLabel_20_3091" style:display-name="ListLabel 3091" style:family="text"/>
    <style:style style:name="ListLabel_20_3092" style:display-name="ListLabel 3092" style:family="text"/>
    <style:style style:name="ListLabel_20_3093" style:display-name="ListLabel 3093" style:family="text"/>
    <style:style style:name="ListLabel_20_3094" style:display-name="ListLabel 3094" style:family="text"/>
    <style:style style:name="ListLabel_20_3095" style:display-name="ListLabel 3095" style:family="text"/>
    <style:style style:name="ListLabel_20_3096" style:display-name="ListLabel 3096" style:family="text"/>
    <style:style style:name="ListLabel_20_3097" style:display-name="ListLabel 3097" style:family="text"/>
    <style:style style:name="ListLabel_20_3098" style:display-name="ListLabel 3098" style:family="text"/>
    <style:style style:name="ListLabel_20_3099" style:display-name="ListLabel 3099" style:family="text"/>
    <style:style style:name="ListLabel_20_3100" style:display-name="ListLabel 3100" style:family="text"/>
    <style:style style:name="ListLabel_20_3101" style:display-name="ListLabel 3101" style:family="text"/>
    <style:style style:name="ListLabel_20_3102" style:display-name="ListLabel 3102" style:family="text"/>
    <style:style style:name="ListLabel_20_3103" style:display-name="ListLabel 3103" style:family="text"/>
    <style:style style:name="ListLabel_20_3104" style:display-name="ListLabel 3104" style:family="text"/>
    <style:style style:name="ListLabel_20_3105" style:display-name="ListLabel 3105" style:family="text"/>
    <style:style style:name="ListLabel_20_3106" style:display-name="ListLabel 3106" style:family="text"/>
    <style:style style:name="ListLabel_20_3107" style:display-name="ListLabel 3107" style:family="text"/>
    <style:style style:name="ListLabel_20_3108" style:display-name="ListLabel 3108" style:family="text"/>
    <style:style style:name="ListLabel_20_3109" style:display-name="ListLabel 3109" style:family="text"/>
    <style:style style:name="ListLabel_20_3110" style:display-name="ListLabel 3110" style:family="text"/>
    <style:style style:name="ListLabel_20_3111" style:display-name="ListLabel 3111" style:family="text"/>
    <style:style style:name="ListLabel_20_3112" style:display-name="ListLabel 3112" style:family="text"/>
    <style:style style:name="ListLabel_20_3113" style:display-name="ListLabel 3113" style:family="text"/>
    <style:style style:name="ListLabel_20_3114" style:display-name="ListLabel 3114" style:family="text"/>
    <style:style style:name="ListLabel_20_3115" style:display-name="ListLabel 3115" style:family="text"/>
    <style:style style:name="ListLabel_20_3116" style:display-name="ListLabel 3116" style:family="text"/>
    <style:style style:name="ListLabel_20_3117" style:display-name="ListLabel 3117" style:family="text"/>
    <style:style style:name="ListLabel_20_3118" style:display-name="ListLabel 3118" style:family="text"/>
    <style:style style:name="ListLabel_20_3119" style:display-name="ListLabel 3119" style:family="text"/>
    <style:style style:name="ListLabel_20_3120" style:display-name="ListLabel 3120" style:family="text"/>
    <style:style style:name="ListLabel_20_3121" style:display-name="ListLabel 3121" style:family="text"/>
    <style:style style:name="ListLabel_20_3122" style:display-name="ListLabel 3122" style:family="text"/>
    <style:style style:name="ListLabel_20_3123" style:display-name="ListLabel 3123" style:family="text"/>
    <style:style style:name="ListLabel_20_3124" style:display-name="ListLabel 3124" style:family="text"/>
    <style:style style:name="ListLabel_20_3125" style:display-name="ListLabel 3125" style:family="text"/>
    <style:style style:name="ListLabel_20_3126" style:display-name="ListLabel 3126" style:family="text"/>
    <style:style style:name="ListLabel_20_3127" style:display-name="ListLabel 3127" style:family="text"/>
    <style:style style:name="ListLabel_20_3128" style:display-name="ListLabel 3128" style:family="text"/>
    <style:style style:name="ListLabel_20_3129" style:display-name="ListLabel 3129" style:family="text"/>
    <style:style style:name="ListLabel_20_3130" style:display-name="ListLabel 3130" style:family="text"/>
    <style:style style:name="ListLabel_20_3131" style:display-name="ListLabel 3131" style:family="text"/>
    <style:style style:name="ListLabel_20_3132" style:display-name="ListLabel 3132" style:family="text"/>
    <style:style style:name="ListLabel_20_3133" style:display-name="ListLabel 3133" style:family="text"/>
    <style:style style:name="ListLabel_20_3134" style:display-name="ListLabel 3134" style:family="text"/>
    <style:style style:name="ListLabel_20_3135" style:display-name="ListLabel 3135" style:family="text"/>
    <style:style style:name="ListLabel_20_3136" style:display-name="ListLabel 3136" style:family="text"/>
    <style:style style:name="ListLabel_20_3137" style:display-name="ListLabel 3137" style:family="text"/>
    <style:style style:name="ListLabel_20_3138" style:display-name="ListLabel 3138" style:family="text"/>
    <style:style style:name="ListLabel_20_3139" style:display-name="ListLabel 3139" style:family="text"/>
    <style:style style:name="ListLabel_20_3140" style:display-name="ListLabel 3140" style:family="text"/>
    <style:style style:name="ListLabel_20_3141" style:display-name="ListLabel 3141" style:family="text"/>
    <style:style style:name="ListLabel_20_3142" style:display-name="ListLabel 3142" style:family="text"/>
    <style:style style:name="ListLabel_20_3143" style:display-name="ListLabel 3143" style:family="text"/>
    <style:style style:name="ListLabel_20_3144" style:display-name="ListLabel 3144" style:family="text"/>
    <style:style style:name="ListLabel_20_3145" style:display-name="ListLabel 3145" style:family="text"/>
    <style:style style:name="ListLabel_20_3146" style:display-name="ListLabel 3146" style:family="text"/>
    <style:style style:name="ListLabel_20_3147" style:display-name="ListLabel 3147" style:family="text"/>
    <style:style style:name="ListLabel_20_3148" style:display-name="ListLabel 3148" style:family="text"/>
    <style:style style:name="ListLabel_20_3149" style:display-name="ListLabel 3149" style:family="text"/>
    <style:style style:name="ListLabel_20_3150" style:display-name="ListLabel 3150" style:family="text"/>
    <style:style style:name="ListLabel_20_3151" style:display-name="ListLabel 3151" style:family="text"/>
    <style:style style:name="ListLabel_20_3152" style:display-name="ListLabel 3152" style:family="text"/>
    <style:style style:name="ListLabel_20_3153" style:display-name="ListLabel 3153" style:family="text"/>
    <style:style style:name="ListLabel_20_3154" style:display-name="ListLabel 3154" style:family="text"/>
    <style:style style:name="ListLabel_20_3155" style:display-name="ListLabel 3155" style:family="text"/>
    <style:style style:name="ListLabel_20_3156" style:display-name="ListLabel 3156" style:family="text"/>
    <style:style style:name="ListLabel_20_3157" style:display-name="ListLabel 3157" style:family="text"/>
    <style:style style:name="ListLabel_20_3158" style:display-name="ListLabel 3158" style:family="text"/>
    <style:style style:name="ListLabel_20_3159" style:display-name="ListLabel 3159" style:family="text"/>
    <style:style style:name="ListLabel_20_3160" style:display-name="ListLabel 3160" style:family="text"/>
    <style:style style:name="ListLabel_20_3161" style:display-name="ListLabel 3161" style:family="text"/>
    <style:style style:name="ListLabel_20_3162" style:display-name="ListLabel 3162" style:family="text"/>
    <style:style style:name="ListLabel_20_3163" style:display-name="ListLabel 3163" style:family="text"/>
    <style:style style:name="ListLabel_20_3164" style:display-name="ListLabel 3164" style:family="text"/>
    <style:style style:name="ListLabel_20_3165" style:display-name="ListLabel 3165" style:family="text"/>
    <style:style style:name="ListLabel_20_3166" style:display-name="ListLabel 3166" style:family="text"/>
    <style:style style:name="ListLabel_20_3167" style:display-name="ListLabel 3167" style:family="text"/>
    <style:style style:name="ListLabel_20_3168" style:display-name="ListLabel 3168" style:family="text"/>
    <style:style style:name="ListLabel_20_3169" style:display-name="ListLabel 3169" style:family="text"/>
    <style:style style:name="ListLabel_20_3170" style:display-name="ListLabel 3170" style:family="text"/>
    <style:style style:name="ListLabel_20_3171" style:display-name="ListLabel 3171" style:family="text"/>
    <style:style style:name="ListLabel_20_3172" style:display-name="ListLabel 3172" style:family="text"/>
    <style:style style:name="ListLabel_20_3173" style:display-name="ListLabel 3173" style:family="text"/>
    <style:style style:name="ListLabel_20_3174" style:display-name="ListLabel 3174" style:family="text"/>
    <style:style style:name="ListLabel_20_3175" style:display-name="ListLabel 3175" style:family="text"/>
    <style:style style:name="ListLabel_20_3176" style:display-name="ListLabel 3176" style:family="text"/>
    <style:style style:name="ListLabel_20_3177" style:display-name="ListLabel 3177" style:family="text"/>
    <style:style style:name="ListLabel_20_3178" style:display-name="ListLabel 3178" style:family="text"/>
    <style:style style:name="ListLabel_20_3179" style:display-name="ListLabel 3179" style:family="text"/>
    <style:style style:name="ListLabel_20_3180" style:display-name="ListLabel 3180" style:family="text"/>
    <style:style style:name="ListLabel_20_3181" style:display-name="ListLabel 3181" style:family="text"/>
    <style:style style:name="ListLabel_20_3182" style:display-name="ListLabel 3182" style:family="text"/>
    <style:style style:name="ListLabel_20_3183" style:display-name="ListLabel 3183" style:family="text"/>
    <style:style style:name="ListLabel_20_3184" style:display-name="ListLabel 3184" style:family="text"/>
    <style:style style:name="ListLabel_20_3185" style:display-name="ListLabel 3185" style:family="text"/>
    <style:style style:name="ListLabel_20_3186" style:display-name="ListLabel 3186" style:family="text"/>
    <style:style style:name="ListLabel_20_3187" style:display-name="ListLabel 3187" style:family="text"/>
    <style:style style:name="ListLabel_20_3188" style:display-name="ListLabel 3188" style:family="text"/>
    <style:style style:name="ListLabel_20_3189" style:display-name="ListLabel 3189" style:family="text"/>
    <style:style style:name="ListLabel_20_3190" style:display-name="ListLabel 3190" style:family="text"/>
    <style:style style:name="ListLabel_20_3191" style:display-name="ListLabel 3191" style:family="text"/>
    <style:style style:name="ListLabel_20_3192" style:display-name="ListLabel 3192" style:family="text"/>
    <style:style style:name="ListLabel_20_3193" style:display-name="ListLabel 3193" style:family="text"/>
    <style:style style:name="ListLabel_20_3194" style:display-name="ListLabel 3194" style:family="text"/>
    <style:style style:name="ListLabel_20_3195" style:display-name="ListLabel 3195" style:family="text"/>
    <style:style style:name="ListLabel_20_3196" style:display-name="ListLabel 3196" style:family="text"/>
    <style:style style:name="ListLabel_20_3197" style:display-name="ListLabel 3197" style:family="text"/>
    <style:style style:name="ListLabel_20_3198" style:display-name="ListLabel 3198" style:family="text"/>
    <style:style style:name="ListLabel_20_3199" style:display-name="ListLabel 3199" style:family="text"/>
    <style:style style:name="ListLabel_20_3200" style:display-name="ListLabel 3200" style:family="text"/>
    <style:style style:name="ListLabel_20_3201" style:display-name="ListLabel 3201" style:family="text"/>
    <style:style style:name="ListLabel_20_3202" style:display-name="ListLabel 3202" style:family="text"/>
    <style:style style:name="ListLabel_20_3203" style:display-name="ListLabel 3203" style:family="text"/>
    <style:style style:name="ListLabel_20_3204" style:display-name="ListLabel 3204" style:family="text"/>
    <style:style style:name="ListLabel_20_3205" style:display-name="ListLabel 3205" style:family="text"/>
    <style:style style:name="ListLabel_20_3206" style:display-name="ListLabel 3206" style:family="text"/>
    <style:style style:name="ListLabel_20_3207" style:display-name="ListLabel 3207" style:family="text"/>
    <style:style style:name="ListLabel_20_3208" style:display-name="ListLabel 3208" style:family="text"/>
    <style:style style:name="ListLabel_20_3209" style:display-name="ListLabel 3209" style:family="text"/>
    <style:style style:name="ListLabel_20_3210" style:display-name="ListLabel 3210" style:family="text"/>
    <style:style style:name="ListLabel_20_3211" style:display-name="ListLabel 3211" style:family="text"/>
    <style:style style:name="ListLabel_20_3212" style:display-name="ListLabel 3212" style:family="text"/>
    <style:style style:name="ListLabel_20_3213" style:display-name="ListLabel 3213" style:family="text"/>
    <style:style style:name="ListLabel_20_3214" style:display-name="ListLabel 3214" style:family="text"/>
    <style:style style:name="ListLabel_20_3215" style:display-name="ListLabel 3215" style:family="text"/>
    <style:style style:name="ListLabel_20_3216" style:display-name="ListLabel 3216" style:family="text"/>
    <style:style style:name="ListLabel_20_3217" style:display-name="ListLabel 3217" style:family="text"/>
    <style:style style:name="ListLabel_20_3218" style:display-name="ListLabel 3218" style:family="text"/>
    <style:style style:name="ListLabel_20_3219" style:display-name="ListLabel 3219" style:family="text"/>
    <style:style style:name="ListLabel_20_3220" style:display-name="ListLabel 3220" style:family="text"/>
    <style:style style:name="ListLabel_20_3221" style:display-name="ListLabel 3221" style:family="text"/>
    <style:style style:name="ListLabel_20_3222" style:display-name="ListLabel 3222" style:family="text"/>
    <style:style style:name="ListLabel_20_3223" style:display-name="ListLabel 3223" style:family="text"/>
    <style:style style:name="ListLabel_20_3224" style:display-name="ListLabel 3224" style:family="text"/>
    <style:style style:name="ListLabel_20_3225" style:display-name="ListLabel 3225" style:family="text"/>
    <style:style style:name="ListLabel_20_3226" style:display-name="ListLabel 3226" style:family="text"/>
    <style:style style:name="ListLabel_20_3227" style:display-name="ListLabel 3227" style:family="text"/>
    <style:style style:name="ListLabel_20_3228" style:display-name="ListLabel 3228" style:family="text"/>
    <style:style style:name="ListLabel_20_3229" style:display-name="ListLabel 3229" style:family="text"/>
    <style:style style:name="ListLabel_20_3230" style:display-name="ListLabel 3230" style:family="text"/>
    <style:style style:name="ListLabel_20_3231" style:display-name="ListLabel 3231" style:family="text"/>
    <style:style style:name="ListLabel_20_3232" style:display-name="ListLabel 3232" style:family="text"/>
    <style:style style:name="ListLabel_20_3233" style:display-name="ListLabel 3233" style:family="text"/>
    <style:style style:name="ListLabel_20_3234" style:display-name="ListLabel 3234" style:family="text"/>
    <style:style style:name="ListLabel_20_3235" style:display-name="ListLabel 3235" style:family="text"/>
    <style:style style:name="ListLabel_20_3236" style:display-name="ListLabel 3236" style:family="text"/>
    <style:style style:name="ListLabel_20_3237" style:display-name="ListLabel 3237" style:family="text"/>
    <style:style style:name="ListLabel_20_3238" style:display-name="ListLabel 3238" style:family="text"/>
    <style:style style:name="ListLabel_20_3239" style:display-name="ListLabel 3239" style:family="text"/>
    <style:style style:name="ListLabel_20_3240" style:display-name="ListLabel 3240" style:family="text"/>
    <style:style style:name="ListLabel_20_3241" style:display-name="ListLabel 3241" style:family="text"/>
    <style:style style:name="ListLabel_20_3242" style:display-name="ListLabel 3242" style:family="text"/>
    <style:style style:name="ListLabel_20_3243" style:display-name="ListLabel 3243" style:family="text"/>
    <style:style style:name="ListLabel_20_3244" style:display-name="ListLabel 3244" style:family="text"/>
    <style:style style:name="ListLabel_20_3245" style:display-name="ListLabel 3245" style:family="text"/>
    <style:style style:name="ListLabel_20_3246" style:display-name="ListLabel 3246" style:family="text"/>
    <style:style style:name="ListLabel_20_3247" style:display-name="ListLabel 3247" style:family="text"/>
    <style:style style:name="ListLabel_20_3248" style:display-name="ListLabel 3248" style:family="text"/>
    <style:style style:name="ListLabel_20_3249" style:display-name="ListLabel 3249" style:family="text"/>
    <style:style style:name="ListLabel_20_3250" style:display-name="ListLabel 3250" style:family="text"/>
    <style:style style:name="ListLabel_20_3251" style:display-name="ListLabel 3251" style:family="text"/>
    <style:style style:name="ListLabel_20_3252" style:display-name="ListLabel 3252" style:family="text"/>
    <style:style style:name="ListLabel_20_3253" style:display-name="ListLabel 3253" style:family="text"/>
    <style:style style:name="ListLabel_20_3254" style:display-name="ListLabel 3254" style:family="text"/>
    <style:style style:name="ListLabel_20_3255" style:display-name="ListLabel 3255" style:family="text"/>
    <style:style style:name="ListLabel_20_3256" style:display-name="ListLabel 3256" style:family="text"/>
    <style:style style:name="ListLabel_20_3257" style:display-name="ListLabel 3257" style:family="text"/>
    <style:style style:name="ListLabel_20_3258" style:display-name="ListLabel 3258" style:family="text"/>
    <style:style style:name="ListLabel_20_3259" style:display-name="ListLabel 3259" style:family="text"/>
    <style:style style:name="ListLabel_20_3260" style:display-name="ListLabel 3260" style:family="text"/>
    <style:style style:name="ListLabel_20_3261" style:display-name="ListLabel 3261" style:family="text"/>
    <style:style style:name="ListLabel_20_3262" style:display-name="ListLabel 3262" style:family="text"/>
    <style:style style:name="ListLabel_20_3263" style:display-name="ListLabel 3263" style:family="text"/>
    <style:style style:name="ListLabel_20_3264" style:display-name="ListLabel 3264" style:family="text"/>
    <style:style style:name="ListLabel_20_3265" style:display-name="ListLabel 3265" style:family="text"/>
    <style:style style:name="ListLabel_20_3266" style:display-name="ListLabel 3266" style:family="text"/>
    <style:style style:name="ListLabel_20_3267" style:display-name="ListLabel 3267" style:family="text"/>
    <style:style style:name="ListLabel_20_3268" style:display-name="ListLabel 3268" style:family="text"/>
    <style:style style:name="ListLabel_20_3269" style:display-name="ListLabel 3269" style:family="text"/>
    <style:style style:name="ListLabel_20_3270" style:display-name="ListLabel 3270" style:family="text"/>
    <style:style style:name="ListLabel_20_3271" style:display-name="ListLabel 3271" style:family="text"/>
    <style:style style:name="ListLabel_20_3272" style:display-name="ListLabel 3272" style:family="text"/>
    <style:style style:name="ListLabel_20_3273" style:display-name="ListLabel 3273" style:family="text"/>
    <style:style style:name="ListLabel_20_3274" style:display-name="ListLabel 3274" style:family="text"/>
    <style:style style:name="ListLabel_20_3275" style:display-name="ListLabel 3275" style:family="text"/>
    <style:style style:name="ListLabel_20_3276" style:display-name="ListLabel 3276" style:family="text"/>
    <style:style style:name="ListLabel_20_3277" style:display-name="ListLabel 3277" style:family="text"/>
    <style:style style:name="ListLabel_20_3278" style:display-name="ListLabel 3278" style:family="text"/>
    <style:style style:name="ListLabel_20_3279" style:display-name="ListLabel 3279" style:family="text"/>
    <style:style style:name="ListLabel_20_3280" style:display-name="ListLabel 3280" style:family="text"/>
    <style:style style:name="ListLabel_20_3281" style:display-name="ListLabel 3281" style:family="text"/>
    <style:style style:name="ListLabel_20_3282" style:display-name="ListLabel 3282" style:family="text"/>
    <style:style style:name="ListLabel_20_3283" style:display-name="ListLabel 3283" style:family="text"/>
    <style:style style:name="ListLabel_20_3284" style:display-name="ListLabel 3284" style:family="text"/>
    <style:style style:name="ListLabel_20_3285" style:display-name="ListLabel 3285" style:family="text"/>
    <style:style style:name="ListLabel_20_3286" style:display-name="ListLabel 3286" style:family="text"/>
    <style:style style:name="ListLabel_20_3287" style:display-name="ListLabel 3287" style:family="text"/>
    <style:style style:name="ListLabel_20_3288" style:display-name="ListLabel 3288" style:family="text"/>
    <style:style style:name="ListLabel_20_3289" style:display-name="ListLabel 3289" style:family="text"/>
    <style:style style:name="ListLabel_20_3290" style:display-name="ListLabel 3290" style:family="text"/>
    <style:style style:name="ListLabel_20_3291" style:display-name="ListLabel 3291" style:family="text"/>
    <style:style style:name="ListLabel_20_3292" style:display-name="ListLabel 3292" style:family="text"/>
    <style:style style:name="ListLabel_20_3293" style:display-name="ListLabel 3293" style:family="text"/>
    <style:style style:name="ListLabel_20_3294" style:display-name="ListLabel 3294" style:family="text"/>
    <style:style style:name="ListLabel_20_3295" style:display-name="ListLabel 3295" style:family="text"/>
    <style:style style:name="ListLabel_20_3296" style:display-name="ListLabel 3296" style:family="text"/>
    <style:style style:name="ListLabel_20_3297" style:display-name="ListLabel 3297" style:family="text"/>
    <style:style style:name="ListLabel_20_3298" style:display-name="ListLabel 3298" style:family="text"/>
    <style:style style:name="ListLabel_20_3299" style:display-name="ListLabel 3299" style:family="text"/>
    <style:style style:name="ListLabel_20_3300" style:display-name="ListLabel 3300" style:family="text"/>
    <style:style style:name="ListLabel_20_3301" style:display-name="ListLabel 3301" style:family="text"/>
    <style:style style:name="ListLabel_20_3302" style:display-name="ListLabel 3302" style:family="text"/>
    <style:style style:name="ListLabel_20_3303" style:display-name="ListLabel 3303" style:family="text"/>
    <style:style style:name="ListLabel_20_3304" style:display-name="ListLabel 3304" style:family="text"/>
    <style:style style:name="ListLabel_20_3305" style:display-name="ListLabel 3305" style:family="text"/>
    <style:style style:name="ListLabel_20_3306" style:display-name="ListLabel 3306" style:family="text"/>
    <style:style style:name="ListLabel_20_3307" style:display-name="ListLabel 3307" style:family="text"/>
    <style:style style:name="ListLabel_20_3308" style:display-name="ListLabel 3308" style:family="text"/>
    <style:style style:name="ListLabel_20_3309" style:display-name="ListLabel 3309" style:family="text"/>
    <style:style style:name="ListLabel_20_3310" style:display-name="ListLabel 3310" style:family="text"/>
    <style:style style:name="ListLabel_20_3311" style:display-name="ListLabel 3311" style:family="text"/>
    <style:style style:name="ListLabel_20_3312" style:display-name="ListLabel 3312" style:family="text"/>
    <style:style style:name="ListLabel_20_3313" style:display-name="ListLabel 3313" style:family="text"/>
    <style:style style:name="ListLabel_20_3314" style:display-name="ListLabel 3314" style:family="text"/>
    <style:style style:name="ListLabel_20_3315" style:display-name="ListLabel 3315" style:family="text"/>
    <style:style style:name="ListLabel_20_3316" style:display-name="ListLabel 3316" style:family="text"/>
    <style:style style:name="ListLabel_20_3317" style:display-name="ListLabel 3317" style:family="text"/>
    <style:style style:name="ListLabel_20_3318" style:display-name="ListLabel 3318" style:family="text"/>
    <style:style style:name="ListLabel_20_3319" style:display-name="ListLabel 3319" style:family="text"/>
    <style:style style:name="ListLabel_20_3320" style:display-name="ListLabel 3320" style:family="text"/>
    <style:style style:name="ListLabel_20_3321" style:display-name="ListLabel 3321" style:family="text"/>
    <style:style style:name="ListLabel_20_3322" style:display-name="ListLabel 3322" style:family="text"/>
    <style:style style:name="ListLabel_20_3323" style:display-name="ListLabel 3323" style:family="text"/>
    <style:style style:name="ListLabel_20_3324" style:display-name="ListLabel 3324" style:family="text"/>
    <style:style style:name="ListLabel_20_3325" style:display-name="ListLabel 3325" style:family="text"/>
    <style:style style:name="ListLabel_20_3326" style:display-name="ListLabel 3326" style:family="text"/>
    <style:style style:name="ListLabel_20_3327" style:display-name="ListLabel 3327" style:family="text"/>
    <style:style style:name="ListLabel_20_3328" style:display-name="ListLabel 3328" style:family="text"/>
    <style:style style:name="ListLabel_20_3329" style:display-name="ListLabel 3329" style:family="text"/>
    <style:style style:name="ListLabel_20_3330" style:display-name="ListLabel 3330" style:family="text"/>
    <style:style style:name="ListLabel_20_3331" style:display-name="ListLabel 3331" style:family="text"/>
    <style:style style:name="ListLabel_20_3332" style:display-name="ListLabel 3332" style:family="text"/>
    <style:style style:name="ListLabel_20_3333" style:display-name="ListLabel 3333" style:family="text"/>
    <style:style style:name="ListLabel_20_3334" style:display-name="ListLabel 3334" style:family="text"/>
    <style:style style:name="ListLabel_20_3335" style:display-name="ListLabel 3335" style:family="text"/>
    <style:style style:name="ListLabel_20_3336" style:display-name="ListLabel 3336" style:family="text"/>
    <style:style style:name="ListLabel_20_3337" style:display-name="ListLabel 3337" style:family="text"/>
    <style:style style:name="ListLabel_20_3338" style:display-name="ListLabel 3338" style:family="text"/>
    <style:style style:name="ListLabel_20_3339" style:display-name="ListLabel 3339" style:family="text"/>
    <style:style style:name="ListLabel_20_3340" style:display-name="ListLabel 3340" style:family="text"/>
    <style:style style:name="ListLabel_20_3341" style:display-name="ListLabel 3341" style:family="text"/>
    <style:style style:name="ListLabel_20_3342" style:display-name="ListLabel 3342" style:family="text"/>
    <style:style style:name="ListLabel_20_3343" style:display-name="ListLabel 3343" style:family="text"/>
    <style:style style:name="ListLabel_20_3344" style:display-name="ListLabel 3344" style:family="text"/>
    <style:style style:name="ListLabel_20_3345" style:display-name="ListLabel 3345" style:family="text"/>
    <style:style style:name="ListLabel_20_3346" style:display-name="ListLabel 3346" style:family="text"/>
    <style:style style:name="ListLabel_20_3347" style:display-name="ListLabel 3347" style:family="text"/>
    <style:style style:name="ListLabel_20_3348" style:display-name="ListLabel 3348" style:family="text"/>
    <style:style style:name="ListLabel_20_3349" style:display-name="ListLabel 3349" style:family="text"/>
    <style:style style:name="ListLabel_20_3350" style:display-name="ListLabel 3350" style:family="text"/>
    <style:style style:name="ListLabel_20_3351" style:display-name="ListLabel 3351" style:family="text"/>
    <style:style style:name="ListLabel_20_3352" style:display-name="ListLabel 3352" style:family="text"/>
    <style:style style:name="ListLabel_20_3353" style:display-name="ListLabel 3353" style:family="text"/>
    <style:style style:name="ListLabel_20_3354" style:display-name="ListLabel 3354" style:family="text"/>
    <style:style style:name="ListLabel_20_3355" style:display-name="ListLabel 3355" style:family="text"/>
    <style:style style:name="ListLabel_20_3356" style:display-name="ListLabel 3356" style:family="text"/>
    <style:style style:name="ListLabel_20_3357" style:display-name="ListLabel 3357" style:family="text"/>
    <style:style style:name="ListLabel_20_3358" style:display-name="ListLabel 3358" style:family="text"/>
    <style:style style:name="ListLabel_20_3359" style:display-name="ListLabel 3359" style:family="text"/>
    <style:style style:name="ListLabel_20_3360" style:display-name="ListLabel 3360" style:family="text"/>
    <style:style style:name="ListLabel_20_3361" style:display-name="ListLabel 3361" style:family="text"/>
    <style:style style:name="ListLabel_20_3362" style:display-name="ListLabel 3362" style:family="text"/>
    <style:style style:name="ListLabel_20_3363" style:display-name="ListLabel 3363" style:family="text"/>
    <style:style style:name="ListLabel_20_3364" style:display-name="ListLabel 3364" style:family="text"/>
    <style:style style:name="ListLabel_20_3365" style:display-name="ListLabel 3365" style:family="text"/>
    <style:style style:name="ListLabel_20_3366" style:display-name="ListLabel 3366" style:family="text"/>
    <style:style style:name="ListLabel_20_3367" style:display-name="ListLabel 3367" style:family="text"/>
    <style:style style:name="ListLabel_20_3368" style:display-name="ListLabel 3368" style:family="text"/>
    <style:style style:name="ListLabel_20_3369" style:display-name="ListLabel 3369" style:family="text"/>
    <style:style style:name="ListLabel_20_3370" style:display-name="ListLabel 3370" style:family="text"/>
    <style:style style:name="ListLabel_20_3371" style:display-name="ListLabel 3371" style:family="text"/>
    <style:style style:name="ListLabel_20_3372" style:display-name="ListLabel 3372" style:family="text"/>
    <style:style style:name="ListLabel_20_3373" style:display-name="ListLabel 3373" style:family="text"/>
    <style:style style:name="ListLabel_20_3374" style:display-name="ListLabel 3374" style:family="text"/>
    <style:style style:name="ListLabel_20_3375" style:display-name="ListLabel 3375" style:family="text"/>
    <style:style style:name="ListLabel_20_3376" style:display-name="ListLabel 3376" style:family="text"/>
    <style:style style:name="ListLabel_20_3377" style:display-name="ListLabel 3377" style:family="text"/>
    <style:style style:name="ListLabel_20_3378" style:display-name="ListLabel 3378" style:family="text"/>
    <style:style style:name="ListLabel_20_3379" style:display-name="ListLabel 3379" style:family="text"/>
    <style:style style:name="ListLabel_20_3380" style:display-name="ListLabel 3380" style:family="text"/>
    <style:style style:name="ListLabel_20_3381" style:display-name="ListLabel 3381" style:family="text"/>
    <style:style style:name="ListLabel_20_3382" style:display-name="ListLabel 3382" style:family="text"/>
    <style:style style:name="ListLabel_20_3383" style:display-name="ListLabel 3383" style:family="text"/>
    <style:style style:name="ListLabel_20_3384" style:display-name="ListLabel 3384" style:family="text"/>
    <style:style style:name="ListLabel_20_3385" style:display-name="ListLabel 3385" style:family="text"/>
    <style:style style:name="ListLabel_20_3386" style:display-name="ListLabel 3386" style:family="text"/>
    <style:style style:name="ListLabel_20_3387" style:display-name="ListLabel 3387" style:family="text"/>
    <style:style style:name="ListLabel_20_3388" style:display-name="ListLabel 3388" style:family="text"/>
    <style:style style:name="ListLabel_20_3389" style:display-name="ListLabel 3389" style:family="text"/>
    <style:style style:name="ListLabel_20_3390" style:display-name="ListLabel 3390" style:family="text"/>
    <style:style style:name="ListLabel_20_3391" style:display-name="ListLabel 3391" style:family="text"/>
    <style:style style:name="ListLabel_20_3392" style:display-name="ListLabel 3392" style:family="text"/>
    <style:style style:name="ListLabel_20_3393" style:display-name="ListLabel 3393" style:family="text"/>
    <style:style style:name="ListLabel_20_3394" style:display-name="ListLabel 3394" style:family="text"/>
    <style:style style:name="ListLabel_20_3395" style:display-name="ListLabel 3395" style:family="text"/>
    <style:style style:name="ListLabel_20_3396" style:display-name="ListLabel 3396" style:family="text"/>
    <style:style style:name="ListLabel_20_3397" style:display-name="ListLabel 3397" style:family="text"/>
    <style:style style:name="ListLabel_20_3398" style:display-name="ListLabel 3398" style:family="text"/>
    <style:style style:name="ListLabel_20_3399" style:display-name="ListLabel 3399" style:family="text"/>
    <style:style style:name="ListLabel_20_3400" style:display-name="ListLabel 3400" style:family="text"/>
    <style:style style:name="ListLabel_20_3401" style:display-name="ListLabel 3401" style:family="text"/>
    <style:style style:name="ListLabel_20_3402" style:display-name="ListLabel 3402" style:family="text"/>
    <style:style style:name="ListLabel_20_3403" style:display-name="ListLabel 3403" style:family="text"/>
    <style:style style:name="ListLabel_20_3404" style:display-name="ListLabel 3404" style:family="text"/>
    <style:style style:name="ListLabel_20_3405" style:display-name="ListLabel 3405" style:family="text"/>
    <style:style style:name="ListLabel_20_3406" style:display-name="ListLabel 3406" style:family="text"/>
    <style:style style:name="ListLabel_20_3407" style:display-name="ListLabel 3407" style:family="text"/>
    <style:style style:name="ListLabel_20_3408" style:display-name="ListLabel 3408" style:family="text"/>
    <style:style style:name="ListLabel_20_3409" style:display-name="ListLabel 3409" style:family="text"/>
    <style:style style:name="ListLabel_20_3410" style:display-name="ListLabel 3410" style:family="text"/>
    <style:style style:name="ListLabel_20_3411" style:display-name="ListLabel 3411" style:family="text"/>
    <style:style style:name="ListLabel_20_3412" style:display-name="ListLabel 3412" style:family="text"/>
    <style:style style:name="ListLabel_20_3413" style:display-name="ListLabel 3413" style:family="text"/>
    <style:style style:name="ListLabel_20_3414" style:display-name="ListLabel 3414" style:family="text"/>
    <style:style style:name="ListLabel_20_3415" style:display-name="ListLabel 3415" style:family="text"/>
    <style:style style:name="ListLabel_20_3416" style:display-name="ListLabel 3416" style:family="text"/>
    <style:style style:name="ListLabel_20_3417" style:display-name="ListLabel 3417" style:family="text"/>
    <style:style style:name="ListLabel_20_3418" style:display-name="ListLabel 3418" style:family="text"/>
    <style:style style:name="ListLabel_20_3419" style:display-name="ListLabel 3419" style:family="text"/>
    <style:style style:name="ListLabel_20_3420" style:display-name="ListLabel 3420" style:family="text"/>
    <style:style style:name="ListLabel_20_3421" style:display-name="ListLabel 3421" style:family="text"/>
    <style:style style:name="ListLabel_20_3422" style:display-name="ListLabel 3422" style:family="text"/>
    <style:style style:name="ListLabel_20_3423" style:display-name="ListLabel 3423" style:family="text"/>
    <style:style style:name="ListLabel_20_3424" style:display-name="ListLabel 3424" style:family="text"/>
    <style:style style:name="ListLabel_20_3425" style:display-name="ListLabel 3425" style:family="text"/>
    <style:style style:name="ListLabel_20_3426" style:display-name="ListLabel 3426" style:family="text"/>
    <style:style style:name="ListLabel_20_3427" style:display-name="ListLabel 3427" style:family="text"/>
    <style:style style:name="ListLabel_20_3428" style:display-name="ListLabel 3428" style:family="text"/>
    <style:style style:name="ListLabel_20_3429" style:display-name="ListLabel 3429" style:family="text"/>
    <style:style style:name="ListLabel_20_3430" style:display-name="ListLabel 3430" style:family="text"/>
    <style:style style:name="ListLabel_20_3431" style:display-name="ListLabel 3431" style:family="text"/>
    <style:style style:name="ListLabel_20_3432" style:display-name="ListLabel 3432" style:family="text"/>
    <style:style style:name="ListLabel_20_3433" style:display-name="ListLabel 3433" style:family="text"/>
    <style:style style:name="ListLabel_20_3434" style:display-name="ListLabel 3434" style:family="text"/>
    <style:style style:name="ListLabel_20_3435" style:display-name="ListLabel 3435" style:family="text"/>
    <style:style style:name="ListLabel_20_3436" style:display-name="ListLabel 3436" style:family="text"/>
    <style:style style:name="ListLabel_20_3437" style:display-name="ListLabel 3437" style:family="text"/>
    <style:style style:name="ListLabel_20_3438" style:display-name="ListLabel 3438" style:family="text"/>
    <style:style style:name="ListLabel_20_3439" style:display-name="ListLabel 3439" style:family="text"/>
    <style:style style:name="ListLabel_20_3440" style:display-name="ListLabel 3440" style:family="text"/>
    <style:style style:name="ListLabel_20_3441" style:display-name="ListLabel 3441" style:family="text"/>
    <style:style style:name="ListLabel_20_3442" style:display-name="ListLabel 3442" style:family="text"/>
    <style:style style:name="ListLabel_20_3443" style:display-name="ListLabel 3443" style:family="text"/>
    <style:style style:name="ListLabel_20_3444" style:display-name="ListLabel 3444" style:family="text"/>
    <style:style style:name="ListLabel_20_3445" style:display-name="ListLabel 3445" style:family="text"/>
    <style:style style:name="ListLabel_20_3446" style:display-name="ListLabel 3446" style:family="text"/>
    <style:style style:name="ListLabel_20_3447" style:display-name="ListLabel 3447" style:family="text"/>
    <style:style style:name="ListLabel_20_3448" style:display-name="ListLabel 3448" style:family="text"/>
    <style:style style:name="ListLabel_20_3449" style:display-name="ListLabel 3449" style:family="text"/>
    <style:style style:name="ListLabel_20_3450" style:display-name="ListLabel 3450" style:family="text"/>
    <style:style style:name="ListLabel_20_3451" style:display-name="ListLabel 3451" style:family="text"/>
    <style:style style:name="ListLabel_20_3452" style:display-name="ListLabel 3452" style:family="text"/>
    <style:style style:name="ListLabel_20_3453" style:display-name="ListLabel 3453" style:family="text"/>
    <style:style style:name="ListLabel_20_3454" style:display-name="ListLabel 3454" style:family="text"/>
    <style:style style:name="ListLabel_20_3455" style:display-name="ListLabel 3455" style:family="text"/>
    <style:style style:name="ListLabel_20_3456" style:display-name="ListLabel 3456" style:family="text"/>
    <style:style style:name="ListLabel_20_3457" style:display-name="ListLabel 3457" style:family="text"/>
    <style:style style:name="ListLabel_20_3458" style:display-name="ListLabel 3458" style:family="text"/>
    <style:style style:name="ListLabel_20_3459" style:display-name="ListLabel 3459" style:family="text"/>
    <style:style style:name="ListLabel_20_3460" style:display-name="ListLabel 3460" style:family="text"/>
    <style:style style:name="ListLabel_20_3461" style:display-name="ListLabel 3461" style:family="text"/>
    <style:style style:name="ListLabel_20_3462" style:display-name="ListLabel 3462" style:family="text"/>
    <style:style style:name="ListLabel_20_3463" style:display-name="ListLabel 3463" style:family="text"/>
    <style:style style:name="ListLabel_20_3464" style:display-name="ListLabel 3464" style:family="text"/>
    <style:style style:name="ListLabel_20_3465" style:display-name="ListLabel 3465" style:family="text"/>
    <style:style style:name="ListLabel_20_3466" style:display-name="ListLabel 3466" style:family="text"/>
    <style:style style:name="ListLabel_20_3467" style:display-name="ListLabel 3467" style:family="text"/>
    <style:style style:name="ListLabel_20_3468" style:display-name="ListLabel 3468" style:family="text"/>
    <style:style style:name="ListLabel_20_3469" style:display-name="ListLabel 3469" style:family="text"/>
    <style:style style:name="ListLabel_20_3470" style:display-name="ListLabel 3470" style:family="text"/>
    <style:style style:name="ListLabel_20_3471" style:display-name="ListLabel 3471" style:family="text"/>
    <style:style style:name="ListLabel_20_3472" style:display-name="ListLabel 3472" style:family="text"/>
    <style:style style:name="ListLabel_20_3473" style:display-name="ListLabel 3473" style:family="text"/>
    <style:style style:name="ListLabel_20_3474" style:display-name="ListLabel 3474" style:family="text"/>
    <style:style style:name="ListLabel_20_3475" style:display-name="ListLabel 3475" style:family="text"/>
    <style:style style:name="ListLabel_20_3476" style:display-name="ListLabel 3476" style:family="text"/>
    <style:style style:name="ListLabel_20_3477" style:display-name="ListLabel 3477" style:family="text"/>
    <style:style style:name="ListLabel_20_3478" style:display-name="ListLabel 3478" style:family="text"/>
    <style:style style:name="ListLabel_20_3479" style:display-name="ListLabel 3479" style:family="text"/>
    <style:style style:name="ListLabel_20_3480" style:display-name="ListLabel 3480" style:family="text"/>
    <style:style style:name="ListLabel_20_3481" style:display-name="ListLabel 3481" style:family="text"/>
    <style:style style:name="ListLabel_20_3482" style:display-name="ListLabel 3482" style:family="text"/>
    <style:style style:name="ListLabel_20_3483" style:display-name="ListLabel 3483" style:family="text"/>
    <style:style style:name="ListLabel_20_3484" style:display-name="ListLabel 3484" style:family="text"/>
    <style:style style:name="ListLabel_20_3485" style:display-name="ListLabel 3485" style:family="text"/>
    <style:style style:name="ListLabel_20_3486" style:display-name="ListLabel 3486" style:family="text"/>
    <style:style style:name="ListLabel_20_3487" style:display-name="ListLabel 3487" style:family="text"/>
    <style:style style:name="ListLabel_20_3488" style:display-name="ListLabel 3488" style:family="text"/>
    <style:style style:name="ListLabel_20_3489" style:display-name="ListLabel 3489" style:family="text"/>
    <style:style style:name="ListLabel_20_3490" style:display-name="ListLabel 3490" style:family="text"/>
    <style:style style:name="ListLabel_20_3491" style:display-name="ListLabel 3491" style:family="text"/>
    <style:style style:name="ListLabel_20_3492" style:display-name="ListLabel 3492" style:family="text"/>
    <style:style style:name="ListLabel_20_3493" style:display-name="ListLabel 3493" style:family="text"/>
    <style:style style:name="ListLabel_20_3494" style:display-name="ListLabel 3494" style:family="text"/>
    <style:style style:name="ListLabel_20_3495" style:display-name="ListLabel 3495" style:family="text"/>
    <style:style style:name="ListLabel_20_3496" style:display-name="ListLabel 3496" style:family="text"/>
    <style:style style:name="ListLabel_20_3497" style:display-name="ListLabel 3497" style:family="text"/>
    <style:style style:name="ListLabel_20_3498" style:display-name="ListLabel 3498" style:family="text"/>
    <style:style style:name="ListLabel_20_3499" style:display-name="ListLabel 3499" style:family="text"/>
    <style:style style:name="ListLabel_20_3500" style:display-name="ListLabel 3500" style:family="text"/>
    <style:style style:name="ListLabel_20_3501" style:display-name="ListLabel 3501" style:family="text"/>
    <style:style style:name="ListLabel_20_3502" style:display-name="ListLabel 3502" style:family="text"/>
    <style:style style:name="ListLabel_20_3503" style:display-name="ListLabel 3503" style:family="text"/>
    <style:style style:name="ListLabel_20_3504" style:display-name="ListLabel 3504" style:family="text"/>
    <style:style style:name="ListLabel_20_3505" style:display-name="ListLabel 3505" style:family="text"/>
    <style:style style:name="ListLabel_20_3506" style:display-name="ListLabel 3506" style:family="text"/>
    <style:style style:name="ListLabel_20_3507" style:display-name="ListLabel 3507" style:family="text"/>
    <style:style style:name="ListLabel_20_3508" style:display-name="ListLabel 3508" style:family="text"/>
    <style:style style:name="ListLabel_20_3509" style:display-name="ListLabel 3509" style:family="text"/>
    <style:style style:name="ListLabel_20_3510" style:display-name="ListLabel 3510" style:family="text"/>
    <style:style style:name="ListLabel_20_3511" style:display-name="ListLabel 3511" style:family="text"/>
    <style:style style:name="ListLabel_20_3512" style:display-name="ListLabel 3512" style:family="text"/>
    <style:style style:name="ListLabel_20_3513" style:display-name="ListLabel 3513" style:family="text"/>
    <style:style style:name="ListLabel_20_3514" style:display-name="ListLabel 3514" style:family="text"/>
    <style:style style:name="ListLabel_20_3515" style:display-name="ListLabel 3515" style:family="text"/>
    <style:style style:name="ListLabel_20_3516" style:display-name="ListLabel 3516" style:family="text"/>
    <style:style style:name="ListLabel_20_3517" style:display-name="ListLabel 3517" style:family="text"/>
    <style:style style:name="ListLabel_20_3518" style:display-name="ListLabel 3518" style:family="text"/>
    <style:style style:name="ListLabel_20_3519" style:display-name="ListLabel 3519" style:family="text"/>
    <style:style style:name="ListLabel_20_3520" style:display-name="ListLabel 3520" style:family="text"/>
    <style:style style:name="ListLabel_20_3521" style:display-name="ListLabel 3521" style:family="text"/>
    <style:style style:name="ListLabel_20_3522" style:display-name="ListLabel 3522" style:family="text"/>
    <style:style style:name="ListLabel_20_3523" style:display-name="ListLabel 3523" style:family="text"/>
    <style:style style:name="ListLabel_20_3524" style:display-name="ListLabel 3524" style:family="text"/>
    <style:style style:name="ListLabel_20_3525" style:display-name="ListLabel 3525" style:family="text"/>
    <style:style style:name="ListLabel_20_3526" style:display-name="ListLabel 3526" style:family="text"/>
    <style:style style:name="ListLabel_20_3527" style:display-name="ListLabel 3527" style:family="text"/>
    <style:style style:name="ListLabel_20_3528" style:display-name="ListLabel 3528" style:family="text"/>
    <style:style style:name="ListLabel_20_3529" style:display-name="ListLabel 3529" style:family="text"/>
    <style:style style:name="ListLabel_20_3530" style:display-name="ListLabel 3530" style:family="text"/>
    <style:style style:name="ListLabel_20_3531" style:display-name="ListLabel 3531" style:family="text"/>
    <style:style style:name="ListLabel_20_3532" style:display-name="ListLabel 3532" style:family="text"/>
    <style:style style:name="ListLabel_20_3533" style:display-name="ListLabel 3533" style:family="text"/>
    <style:style style:name="ListLabel_20_3534" style:display-name="ListLabel 3534" style:family="text"/>
    <style:style style:name="ListLabel_20_3535" style:display-name="ListLabel 3535" style:family="text"/>
    <style:style style:name="ListLabel_20_3536" style:display-name="ListLabel 3536" style:family="text"/>
    <style:style style:name="ListLabel_20_3537" style:display-name="ListLabel 3537" style:family="text"/>
    <style:style style:name="ListLabel_20_3538" style:display-name="ListLabel 3538" style:family="text"/>
    <style:style style:name="ListLabel_20_3539" style:display-name="ListLabel 3539" style:family="text"/>
    <style:style style:name="ListLabel_20_3540" style:display-name="ListLabel 3540" style:family="text"/>
    <style:style style:name="ListLabel_20_3541" style:display-name="ListLabel 3541" style:family="text"/>
    <style:style style:name="ListLabel_20_3542" style:display-name="ListLabel 3542" style:family="text"/>
    <style:style style:name="ListLabel_20_3543" style:display-name="ListLabel 3543" style:family="text"/>
    <style:style style:name="ListLabel_20_3544" style:display-name="ListLabel 3544" style:family="text"/>
    <style:style style:name="ListLabel_20_3545" style:display-name="ListLabel 3545" style:family="text"/>
    <style:style style:name="ListLabel_20_3546" style:display-name="ListLabel 3546" style:family="text"/>
    <style:style style:name="ListLabel_20_3547" style:display-name="ListLabel 3547" style:family="text"/>
    <style:style style:name="ListLabel_20_3548" style:display-name="ListLabel 3548" style:family="text"/>
    <style:style style:name="ListLabel_20_3549" style:display-name="ListLabel 3549" style:family="text"/>
    <style:style style:name="ListLabel_20_3550" style:display-name="ListLabel 3550" style:family="text"/>
    <style:style style:name="ListLabel_20_3551" style:display-name="ListLabel 3551" style:family="text"/>
    <style:style style:name="ListLabel_20_3552" style:display-name="ListLabel 3552" style:family="text"/>
    <style:style style:name="ListLabel_20_3553" style:display-name="ListLabel 3553" style:family="text"/>
    <style:style style:name="ListLabel_20_3554" style:display-name="ListLabel 3554" style:family="text"/>
    <style:style style:name="ListLabel_20_3555" style:display-name="ListLabel 3555" style:family="text"/>
    <style:style style:name="ListLabel_20_3556" style:display-name="ListLabel 3556" style:family="text"/>
    <style:style style:name="ListLabel_20_3557" style:display-name="ListLabel 3557" style:family="text"/>
    <style:style style:name="ListLabel_20_3558" style:display-name="ListLabel 3558" style:family="text"/>
    <style:style style:name="ListLabel_20_3559" style:display-name="ListLabel 3559" style:family="text"/>
    <style:style style:name="ListLabel_20_3560" style:display-name="ListLabel 3560" style:family="text"/>
    <style:style style:name="ListLabel_20_3561" style:display-name="ListLabel 3561" style:family="text"/>
    <style:style style:name="ListLabel_20_3562" style:display-name="ListLabel 3562" style:family="text"/>
    <style:style style:name="ListLabel_20_3563" style:display-name="ListLabel 3563" style:family="text"/>
    <style:style style:name="ListLabel_20_3564" style:display-name="ListLabel 3564" style:family="text"/>
    <style:style style:name="ListLabel_20_3565" style:display-name="ListLabel 3565" style:family="text"/>
    <style:style style:name="ListLabel_20_3566" style:display-name="ListLabel 3566" style:family="text"/>
    <style:style style:name="ListLabel_20_3567" style:display-name="ListLabel 3567" style:family="text"/>
    <style:style style:name="ListLabel_20_3568" style:display-name="ListLabel 3568" style:family="text"/>
    <style:style style:name="ListLabel_20_3569" style:display-name="ListLabel 3569" style:family="text"/>
    <style:style style:name="ListLabel_20_3570" style:display-name="ListLabel 3570" style:family="text"/>
    <style:style style:name="ListLabel_20_3571" style:display-name="ListLabel 3571" style:family="text"/>
    <style:style style:name="ListLabel_20_3572" style:display-name="ListLabel 3572" style:family="text"/>
    <style:style style:name="ListLabel_20_3573" style:display-name="ListLabel 3573" style:family="text"/>
    <style:style style:name="ListLabel_20_3574" style:display-name="ListLabel 3574" style:family="text"/>
    <style:style style:name="ListLabel_20_3575" style:display-name="ListLabel 3575" style:family="text"/>
    <style:style style:name="ListLabel_20_3576" style:display-name="ListLabel 3576" style:family="text"/>
    <style:style style:name="ListLabel_20_3577" style:display-name="ListLabel 3577" style:family="text"/>
    <style:style style:name="ListLabel_20_3578" style:display-name="ListLabel 3578" style:family="text"/>
    <style:style style:name="ListLabel_20_3579" style:display-name="ListLabel 3579" style:family="text"/>
    <style:style style:name="ListLabel_20_3580" style:display-name="ListLabel 3580" style:family="text"/>
    <style:style style:name="ListLabel_20_3581" style:display-name="ListLabel 3581" style:family="text"/>
    <style:style style:name="ListLabel_20_3582" style:display-name="ListLabel 3582" style:family="text"/>
    <style:style style:name="ListLabel_20_3583" style:display-name="ListLabel 3583" style:family="text"/>
    <style:style style:name="ListLabel_20_3584" style:display-name="ListLabel 3584" style:family="text"/>
    <style:style style:name="ListLabel_20_3585" style:display-name="ListLabel 3585" style:family="text"/>
    <style:style style:name="ListLabel_20_3586" style:display-name="ListLabel 3586" style:family="text"/>
    <style:style style:name="ListLabel_20_3587" style:display-name="ListLabel 3587" style:family="text"/>
    <style:style style:name="ListLabel_20_3588" style:display-name="ListLabel 3588" style:family="text"/>
    <style:style style:name="ListLabel_20_3589" style:display-name="ListLabel 3589" style:family="text"/>
    <style:style style:name="ListLabel_20_3590" style:display-name="ListLabel 3590" style:family="text"/>
    <style:style style:name="ListLabel_20_3591" style:display-name="ListLabel 3591" style:family="text"/>
    <style:style style:name="ListLabel_20_3592" style:display-name="ListLabel 3592" style:family="text"/>
    <style:style style:name="ListLabel_20_3593" style:display-name="ListLabel 3593" style:family="text"/>
    <style:style style:name="ListLabel_20_3594" style:display-name="ListLabel 3594" style:family="text"/>
    <style:style style:name="ListLabel_20_3595" style:display-name="ListLabel 3595" style:family="text"/>
    <style:style style:name="ListLabel_20_3596" style:display-name="ListLabel 3596" style:family="text"/>
    <style:style style:name="ListLabel_20_3597" style:display-name="ListLabel 3597" style:family="text"/>
    <style:style style:name="ListLabel_20_3598" style:display-name="ListLabel 3598" style:family="text"/>
    <style:style style:name="ListLabel_20_3599" style:display-name="ListLabel 3599" style:family="text"/>
    <style:style style:name="ListLabel_20_3600" style:display-name="ListLabel 3600" style:family="text"/>
    <style:style style:name="ListLabel_20_3601" style:display-name="ListLabel 3601" style:family="text"/>
    <style:style style:name="ListLabel_20_3602" style:display-name="ListLabel 3602" style:family="text"/>
    <style:style style:name="ListLabel_20_3603" style:display-name="ListLabel 3603" style:family="text"/>
    <style:style style:name="ListLabel_20_3604" style:display-name="ListLabel 3604" style:family="text"/>
    <style:style style:name="ListLabel_20_3605" style:display-name="ListLabel 3605" style:family="text"/>
    <style:style style:name="ListLabel_20_3606" style:display-name="ListLabel 3606" style:family="text"/>
    <style:style style:name="ListLabel_20_3607" style:display-name="ListLabel 3607" style:family="text"/>
    <style:style style:name="ListLabel_20_3608" style:display-name="ListLabel 3608" style:family="text"/>
    <style:style style:name="ListLabel_20_3609" style:display-name="ListLabel 3609" style:family="text"/>
    <style:style style:name="ListLabel_20_3610" style:display-name="ListLabel 3610" style:family="text"/>
    <style:style style:name="ListLabel_20_3611" style:display-name="ListLabel 3611" style:family="text"/>
    <style:style style:name="ListLabel_20_3612" style:display-name="ListLabel 3612" style:family="text"/>
    <style:style style:name="ListLabel_20_3613" style:display-name="ListLabel 3613" style:family="text"/>
    <style:style style:name="ListLabel_20_3614" style:display-name="ListLabel 3614" style:family="text"/>
    <style:style style:name="ListLabel_20_3615" style:display-name="ListLabel 3615" style:family="text"/>
    <style:style style:name="ListLabel_20_3616" style:display-name="ListLabel 3616" style:family="text"/>
    <style:style style:name="ListLabel_20_3617" style:display-name="ListLabel 3617" style:family="text"/>
    <style:style style:name="ListLabel_20_3618" style:display-name="ListLabel 3618" style:family="text"/>
    <style:style style:name="ListLabel_20_3619" style:display-name="ListLabel 3619" style:family="text"/>
    <style:style style:name="ListLabel_20_3620" style:display-name="ListLabel 3620" style:family="text"/>
    <style:style style:name="ListLabel_20_3621" style:display-name="ListLabel 3621" style:family="text"/>
    <style:style style:name="ListLabel_20_3622" style:display-name="ListLabel 3622" style:family="text"/>
    <style:style style:name="ListLabel_20_3623" style:display-name="ListLabel 3623" style:family="text"/>
    <style:style style:name="ListLabel_20_3624" style:display-name="ListLabel 3624" style:family="text"/>
    <style:style style:name="ListLabel_20_3625" style:display-name="ListLabel 3625" style:family="text"/>
    <style:style style:name="ListLabel_20_3626" style:display-name="ListLabel 3626" style:family="text"/>
    <style:style style:name="ListLabel_20_3627" style:display-name="ListLabel 3627" style:family="text"/>
    <style:style style:name="ListLabel_20_3628" style:display-name="ListLabel 3628" style:family="text"/>
    <style:style style:name="ListLabel_20_3629" style:display-name="ListLabel 3629" style:family="text"/>
    <style:style style:name="ListLabel_20_3630" style:display-name="ListLabel 3630" style:family="text"/>
    <style:style style:name="ListLabel_20_3631" style:display-name="ListLabel 3631" style:family="text"/>
    <style:style style:name="ListLabel_20_3632" style:display-name="ListLabel 3632" style:family="text"/>
    <style:style style:name="ListLabel_20_3633" style:display-name="ListLabel 3633" style:family="text"/>
    <style:style style:name="ListLabel_20_3634" style:display-name="ListLabel 3634" style:family="text"/>
    <style:style style:name="ListLabel_20_3635" style:display-name="ListLabel 3635" style:family="text"/>
    <style:style style:name="ListLabel_20_3636" style:display-name="ListLabel 3636" style:family="text"/>
    <style:style style:name="ListLabel_20_3637" style:display-name="ListLabel 3637" style:family="text"/>
    <style:style style:name="ListLabel_20_3638" style:display-name="ListLabel 3638" style:family="text"/>
    <style:style style:name="ListLabel_20_3639" style:display-name="ListLabel 3639" style:family="text"/>
    <style:style style:name="ListLabel_20_3640" style:display-name="ListLabel 3640" style:family="text"/>
    <style:style style:name="ListLabel_20_3641" style:display-name="ListLabel 3641" style:family="text"/>
    <style:style style:name="ListLabel_20_3642" style:display-name="ListLabel 3642" style:family="text"/>
    <style:style style:name="ListLabel_20_3643" style:display-name="ListLabel 3643" style:family="text"/>
    <style:style style:name="ListLabel_20_3644" style:display-name="ListLabel 3644" style:family="text"/>
    <style:style style:name="ListLabel_20_3645" style:display-name="ListLabel 3645" style:family="text"/>
    <style:style style:name="ListLabel_20_3646" style:display-name="ListLabel 3646" style:family="text"/>
    <style:style style:name="ListLabel_20_3647" style:display-name="ListLabel 3647" style:family="text"/>
    <style:style style:name="ListLabel_20_3648" style:display-name="ListLabel 3648" style:family="text"/>
    <style:style style:name="ListLabel_20_3649" style:display-name="ListLabel 3649" style:family="text"/>
    <style:style style:name="ListLabel_20_3650" style:display-name="ListLabel 3650" style:family="text"/>
    <style:style style:name="ListLabel_20_3651" style:display-name="ListLabel 3651" style:family="text"/>
    <style:style style:name="ListLabel_20_3652" style:display-name="ListLabel 3652" style:family="text"/>
    <style:style style:name="ListLabel_20_3653" style:display-name="ListLabel 3653" style:family="text"/>
    <style:style style:name="ListLabel_20_3654" style:display-name="ListLabel 3654" style:family="text"/>
    <style:style style:name="ListLabel_20_3655" style:display-name="ListLabel 3655" style:family="text"/>
    <style:style style:name="ListLabel_20_3656" style:display-name="ListLabel 3656" style:family="text"/>
    <style:style style:name="ListLabel_20_3657" style:display-name="ListLabel 3657" style:family="text"/>
    <style:style style:name="ListLabel_20_3658" style:display-name="ListLabel 3658" style:family="text"/>
    <style:style style:name="ListLabel_20_3659" style:display-name="ListLabel 3659" style:family="text"/>
    <style:style style:name="ListLabel_20_3660" style:display-name="ListLabel 3660" style:family="text"/>
    <style:style style:name="ListLabel_20_3661" style:display-name="ListLabel 3661" style:family="text"/>
    <style:style style:name="ListLabel_20_3662" style:display-name="ListLabel 3662" style:family="text"/>
    <style:style style:name="ListLabel_20_3663" style:display-name="ListLabel 3663" style:family="text"/>
    <style:style style:name="ListLabel_20_3664" style:display-name="ListLabel 3664" style:family="text"/>
    <style:style style:name="ListLabel_20_3665" style:display-name="ListLabel 3665" style:family="text"/>
    <style:style style:name="ListLabel_20_3666" style:display-name="ListLabel 3666" style:family="text"/>
    <style:style style:name="ListLabel_20_3667" style:display-name="ListLabel 3667" style:family="text"/>
    <style:style style:name="ListLabel_20_3668" style:display-name="ListLabel 3668" style:family="text"/>
    <style:style style:name="ListLabel_20_3669" style:display-name="ListLabel 3669" style:family="text"/>
    <style:style style:name="ListLabel_20_3670" style:display-name="ListLabel 3670" style:family="text"/>
    <style:style style:name="ListLabel_20_3671" style:display-name="ListLabel 3671" style:family="text"/>
    <style:style style:name="ListLabel_20_3672" style:display-name="ListLabel 3672" style:family="text"/>
    <style:style style:name="ListLabel_20_3673" style:display-name="ListLabel 3673" style:family="text"/>
    <style:style style:name="ListLabel_20_3674" style:display-name="ListLabel 3674" style:family="text"/>
    <style:style style:name="ListLabel_20_3675" style:display-name="ListLabel 3675" style:family="text"/>
    <style:style style:name="ListLabel_20_3676" style:display-name="ListLabel 3676" style:family="text"/>
    <style:style style:name="ListLabel_20_3677" style:display-name="ListLabel 3677" style:family="text"/>
    <style:style style:name="ListLabel_20_3678" style:display-name="ListLabel 3678" style:family="text"/>
    <style:style style:name="ListLabel_20_3679" style:display-name="ListLabel 3679" style:family="text"/>
    <style:style style:name="ListLabel_20_3680" style:display-name="ListLabel 3680" style:family="text"/>
    <style:style style:name="ListLabel_20_3681" style:display-name="ListLabel 3681" style:family="text"/>
    <style:style style:name="ListLabel_20_3682" style:display-name="ListLabel 3682" style:family="text"/>
    <style:style style:name="ListLabel_20_3683" style:display-name="ListLabel 3683" style:family="text"/>
    <style:style style:name="ListLabel_20_3684" style:display-name="ListLabel 3684" style:family="text"/>
    <style:style style:name="ListLabel_20_3685" style:display-name="ListLabel 3685" style:family="text"/>
    <style:style style:name="ListLabel_20_3686" style:display-name="ListLabel 3686" style:family="text"/>
    <style:style style:name="ListLabel_20_3687" style:display-name="ListLabel 3687" style:family="text"/>
    <style:style style:name="ListLabel_20_3688" style:display-name="ListLabel 3688" style:family="text"/>
    <style:style style:name="ListLabel_20_3689" style:display-name="ListLabel 3689" style:family="text"/>
    <style:style style:name="ListLabel_20_3690" style:display-name="ListLabel 3690" style:family="text"/>
    <style:style style:name="ListLabel_20_3691" style:display-name="ListLabel 3691" style:family="text"/>
    <style:style style:name="ListLabel_20_3692" style:display-name="ListLabel 3692" style:family="text"/>
    <style:style style:name="ListLabel_20_3693" style:display-name="ListLabel 3693" style:family="text"/>
    <style:style style:name="ListLabel_20_3694" style:display-name="ListLabel 3694" style:family="text"/>
    <style:style style:name="ListLabel_20_3695" style:display-name="ListLabel 3695" style:family="text"/>
    <style:style style:name="ListLabel_20_3696" style:display-name="ListLabel 3696" style:family="text"/>
    <style:style style:name="ListLabel_20_3697" style:display-name="ListLabel 3697" style:family="text"/>
    <style:style style:name="ListLabel_20_3698" style:display-name="ListLabel 3698" style:family="text"/>
    <style:style style:name="ListLabel_20_3699" style:display-name="ListLabel 3699" style:family="text"/>
    <style:style style:name="ListLabel_20_3700" style:display-name="ListLabel 3700" style:family="text"/>
    <style:style style:name="ListLabel_20_3701" style:display-name="ListLabel 3701" style:family="text"/>
    <style:style style:name="ListLabel_20_3702" style:display-name="ListLabel 3702" style:family="text"/>
    <style:style style:name="ListLabel_20_3703" style:display-name="ListLabel 3703" style:family="text"/>
    <style:style style:name="ListLabel_20_3704" style:display-name="ListLabel 3704" style:family="text"/>
    <style:style style:name="ListLabel_20_3705" style:display-name="ListLabel 3705" style:family="text"/>
    <style:style style:name="ListLabel_20_3706" style:display-name="ListLabel 3706" style:family="text"/>
    <style:style style:name="ListLabel_20_3707" style:display-name="ListLabel 3707" style:family="text"/>
    <style:style style:name="ListLabel_20_3708" style:display-name="ListLabel 3708" style:family="text"/>
    <style:style style:name="ListLabel_20_3709" style:display-name="ListLabel 3709" style:family="text"/>
    <style:style style:name="ListLabel_20_3710" style:display-name="ListLabel 3710" style:family="text"/>
    <style:style style:name="ListLabel_20_3711" style:display-name="ListLabel 3711" style:family="text"/>
    <style:style style:name="ListLabel_20_3712" style:display-name="ListLabel 3712" style:family="text"/>
    <style:style style:name="ListLabel_20_3713" style:display-name="ListLabel 3713" style:family="text"/>
    <style:style style:name="ListLabel_20_3714" style:display-name="ListLabel 3714" style:family="text"/>
    <style:style style:name="ListLabel_20_3715" style:display-name="ListLabel 3715" style:family="text"/>
    <style:style style:name="ListLabel_20_3716" style:display-name="ListLabel 3716" style:family="text"/>
    <style:style style:name="ListLabel_20_3717" style:display-name="ListLabel 3717" style:family="text"/>
    <style:style style:name="ListLabel_20_3718" style:display-name="ListLabel 3718" style:family="text"/>
    <style:style style:name="ListLabel_20_3719" style:display-name="ListLabel 3719" style:family="text"/>
    <style:style style:name="ListLabel_20_3720" style:display-name="ListLabel 3720" style:family="text"/>
    <style:style style:name="ListLabel_20_3721" style:display-name="ListLabel 3721" style:family="text"/>
    <style:style style:name="ListLabel_20_3722" style:display-name="ListLabel 3722" style:family="text"/>
    <style:style style:name="ListLabel_20_3723" style:display-name="ListLabel 3723" style:family="text"/>
    <style:style style:name="ListLabel_20_3724" style:display-name="ListLabel 3724" style:family="text"/>
    <style:style style:name="ListLabel_20_3725" style:display-name="ListLabel 3725" style:family="text"/>
    <style:style style:name="ListLabel_20_3726" style:display-name="ListLabel 3726" style:family="text"/>
    <style:style style:name="ListLabel_20_3727" style:display-name="ListLabel 3727" style:family="text"/>
    <style:style style:name="ListLabel_20_3728" style:display-name="ListLabel 3728" style:family="text"/>
    <style:style style:name="ListLabel_20_3729" style:display-name="ListLabel 3729" style:family="text"/>
    <style:style style:name="ListLabel_20_3730" style:display-name="ListLabel 3730" style:family="text"/>
    <style:style style:name="ListLabel_20_3731" style:display-name="ListLabel 3731" style:family="text"/>
    <style:style style:name="ListLabel_20_3732" style:display-name="ListLabel 3732" style:family="text"/>
    <style:style style:name="ListLabel_20_3733" style:display-name="ListLabel 3733" style:family="text"/>
    <style:style style:name="ListLabel_20_3734" style:display-name="ListLabel 3734" style:family="text"/>
    <style:style style:name="ListLabel_20_3735" style:display-name="ListLabel 3735" style:family="text"/>
    <style:style style:name="ListLabel_20_3736" style:display-name="ListLabel 3736" style:family="text"/>
    <style:style style:name="ListLabel_20_3737" style:display-name="ListLabel 3737" style:family="text"/>
    <style:style style:name="ListLabel_20_3738" style:display-name="ListLabel 3738" style:family="text"/>
    <style:style style:name="ListLabel_20_3739" style:display-name="ListLabel 3739" style:family="text"/>
    <style:style style:name="ListLabel_20_3740" style:display-name="ListLabel 3740" style:family="text"/>
    <style:style style:name="ListLabel_20_3741" style:display-name="ListLabel 3741" style:family="text"/>
    <style:style style:name="ListLabel_20_3742" style:display-name="ListLabel 3742" style:family="text"/>
    <style:style style:name="ListLabel_20_3743" style:display-name="ListLabel 3743" style:family="text"/>
    <style:style style:name="ListLabel_20_3744" style:display-name="ListLabel 3744" style:family="text"/>
    <style:style style:name="ListLabel_20_3745" style:display-name="ListLabel 3745" style:family="text"/>
    <style:style style:name="ListLabel_20_3746" style:display-name="ListLabel 3746" style:family="text"/>
    <style:style style:name="ListLabel_20_3747" style:display-name="ListLabel 3747" style:family="text"/>
    <style:style style:name="ListLabel_20_3748" style:display-name="ListLabel 3748" style:family="text"/>
    <style:style style:name="ListLabel_20_3749" style:display-name="ListLabel 3749" style:family="text"/>
    <style:style style:name="ListLabel_20_3750" style:display-name="ListLabel 3750" style:family="text"/>
    <style:style style:name="ListLabel_20_3751" style:display-name="ListLabel 3751" style:family="text"/>
    <style:style style:name="ListLabel_20_3752" style:display-name="ListLabel 3752" style:family="text"/>
    <style:style style:name="ListLabel_20_3753" style:display-name="ListLabel 3753" style:family="text"/>
    <style:style style:name="ListLabel_20_3754" style:display-name="ListLabel 3754" style:family="text"/>
    <style:style style:name="ListLabel_20_3755" style:display-name="ListLabel 3755" style:family="text"/>
    <style:style style:name="ListLabel_20_3756" style:display-name="ListLabel 3756" style:family="text"/>
    <style:style style:name="ListLabel_20_3757" style:display-name="ListLabel 3757" style:family="text"/>
    <style:style style:name="ListLabel_20_3758" style:display-name="ListLabel 3758" style:family="text"/>
    <style:style style:name="ListLabel_20_3759" style:display-name="ListLabel 3759" style:family="text"/>
    <style:style style:name="ListLabel_20_3760" style:display-name="ListLabel 3760" style:family="text"/>
    <style:style style:name="ListLabel_20_3761" style:display-name="ListLabel 3761" style:family="text"/>
    <style:style style:name="ListLabel_20_3762" style:display-name="ListLabel 3762" style:family="text"/>
    <style:style style:name="ListLabel_20_3763" style:display-name="ListLabel 3763" style:family="text"/>
    <style:style style:name="ListLabel_20_3764" style:display-name="ListLabel 3764" style:family="text"/>
    <style:style style:name="ListLabel_20_3765" style:display-name="ListLabel 3765" style:family="text"/>
    <style:style style:name="ListLabel_20_3766" style:display-name="ListLabel 3766" style:family="text"/>
    <style:style style:name="ListLabel_20_3767" style:display-name="ListLabel 3767" style:family="text"/>
    <style:style style:name="ListLabel_20_3768" style:display-name="ListLabel 3768" style:family="text"/>
    <style:style style:name="ListLabel_20_3769" style:display-name="ListLabel 3769" style:family="text"/>
    <style:style style:name="ListLabel_20_3770" style:display-name="ListLabel 3770" style:family="text"/>
    <style:style style:name="ListLabel_20_3771" style:display-name="ListLabel 3771" style:family="text"/>
    <style:style style:name="ListLabel_20_3772" style:display-name="ListLabel 3772" style:family="text"/>
    <style:style style:name="ListLabel_20_3773" style:display-name="ListLabel 3773" style:family="text"/>
    <style:style style:name="ListLabel_20_3774" style:display-name="ListLabel 3774" style:family="text"/>
    <style:style style:name="ListLabel_20_3775" style:display-name="ListLabel 3775" style:family="text"/>
    <style:style style:name="ListLabel_20_3776" style:display-name="ListLabel 3776" style:family="text"/>
    <style:style style:name="ListLabel_20_3777" style:display-name="ListLabel 3777" style:family="text"/>
    <style:style style:name="ListLabel_20_3778" style:display-name="ListLabel 3778" style:family="text"/>
    <style:style style:name="ListLabel_20_3779" style:display-name="ListLabel 3779" style:family="text"/>
    <style:style style:name="ListLabel_20_3780" style:display-name="ListLabel 3780" style:family="text"/>
    <style:style style:name="ListLabel_20_3781" style:display-name="ListLabel 3781" style:family="text"/>
    <style:style style:name="ListLabel_20_3782" style:display-name="ListLabel 3782" style:family="text"/>
    <style:style style:name="ListLabel_20_3783" style:display-name="ListLabel 3783" style:family="text"/>
    <style:style style:name="ListLabel_20_3784" style:display-name="ListLabel 3784" style:family="text"/>
    <style:style style:name="ListLabel_20_3785" style:display-name="ListLabel 3785" style:family="text"/>
    <style:style style:name="ListLabel_20_3786" style:display-name="ListLabel 3786" style:family="text"/>
    <style:style style:name="ListLabel_20_3787" style:display-name="ListLabel 3787" style:family="text"/>
    <style:style style:name="ListLabel_20_3788" style:display-name="ListLabel 3788" style:family="text"/>
    <style:style style:name="ListLabel_20_3789" style:display-name="ListLabel 3789" style:family="text"/>
    <style:style style:name="ListLabel_20_3790" style:display-name="ListLabel 3790" style:family="text"/>
    <style:style style:name="ListLabel_20_3791" style:display-name="ListLabel 3791" style:family="text"/>
    <style:style style:name="ListLabel_20_3792" style:display-name="ListLabel 3792" style:family="text"/>
    <style:style style:name="ListLabel_20_3793" style:display-name="ListLabel 3793" style:family="text"/>
    <style:style style:name="ListLabel_20_3794" style:display-name="ListLabel 3794" style:family="text"/>
    <style:style style:name="ListLabel_20_3795" style:display-name="ListLabel 3795" style:family="text"/>
    <style:style style:name="ListLabel_20_3796" style:display-name="ListLabel 3796" style:family="text"/>
    <style:style style:name="ListLabel_20_3797" style:display-name="ListLabel 3797" style:family="text"/>
    <style:style style:name="ListLabel_20_3798" style:display-name="ListLabel 3798" style:family="text"/>
    <style:style style:name="ListLabel_20_3799" style:display-name="ListLabel 3799" style:family="text"/>
    <style:style style:name="ListLabel_20_3800" style:display-name="ListLabel 3800" style:family="text"/>
    <style:style style:name="ListLabel_20_3801" style:display-name="ListLabel 3801" style:family="text"/>
    <style:style style:name="ListLabel_20_3802" style:display-name="ListLabel 3802" style:family="text"/>
    <style:style style:name="ListLabel_20_3803" style:display-name="ListLabel 3803" style:family="text"/>
    <style:style style:name="ListLabel_20_3804" style:display-name="ListLabel 3804" style:family="text"/>
    <style:style style:name="ListLabel_20_3805" style:display-name="ListLabel 3805" style:family="text"/>
    <style:style style:name="ListLabel_20_3806" style:display-name="ListLabel 3806" style:family="text"/>
    <style:style style:name="ListLabel_20_3807" style:display-name="ListLabel 3807" style:family="text"/>
    <style:style style:name="ListLabel_20_3808" style:display-name="ListLabel 3808" style:family="text"/>
    <style:style style:name="ListLabel_20_3809" style:display-name="ListLabel 3809" style:family="text"/>
    <style:style style:name="ListLabel_20_3810" style:display-name="ListLabel 3810" style:family="text"/>
    <style:style style:name="ListLabel_20_3811" style:display-name="ListLabel 3811" style:family="text"/>
    <style:style style:name="ListLabel_20_3812" style:display-name="ListLabel 3812" style:family="text"/>
    <style:style style:name="ListLabel_20_3813" style:display-name="ListLabel 3813" style:family="text"/>
    <style:style style:name="ListLabel_20_3814" style:display-name="ListLabel 3814" style:family="text"/>
    <style:style style:name="ListLabel_20_3815" style:display-name="ListLabel 3815" style:family="text"/>
    <style:style style:name="ListLabel_20_3816" style:display-name="ListLabel 3816" style:family="text"/>
    <style:style style:name="ListLabel_20_3817" style:display-name="ListLabel 3817" style:family="text"/>
    <style:style style:name="ListLabel_20_3818" style:display-name="ListLabel 3818" style:family="text"/>
    <style:style style:name="ListLabel_20_3819" style:display-name="ListLabel 3819" style:family="text"/>
    <style:style style:name="ListLabel_20_3820" style:display-name="ListLabel 3820" style:family="text"/>
    <style:style style:name="ListLabel_20_3821" style:display-name="ListLabel 3821" style:family="text"/>
    <style:style style:name="ListLabel_20_3822" style:display-name="ListLabel 3822" style:family="text"/>
    <style:style style:name="ListLabel_20_3823" style:display-name="ListLabel 3823" style:family="text"/>
    <style:style style:name="ListLabel_20_3824" style:display-name="ListLabel 3824" style:family="text"/>
    <style:style style:name="ListLabel_20_3825" style:display-name="ListLabel 3825" style:family="text"/>
    <style:style style:name="ListLabel_20_3826" style:display-name="ListLabel 3826" style:family="text"/>
    <style:style style:name="ListLabel_20_3827" style:display-name="ListLabel 3827" style:family="text"/>
    <style:style style:name="ListLabel_20_3828" style:display-name="ListLabel 3828" style:family="text"/>
    <style:style style:name="ListLabel_20_3829" style:display-name="ListLabel 3829" style:family="text"/>
    <style:style style:name="ListLabel_20_3830" style:display-name="ListLabel 3830" style:family="text"/>
    <style:style style:name="ListLabel_20_3831" style:display-name="ListLabel 3831" style:family="text"/>
    <style:style style:name="ListLabel_20_3832" style:display-name="ListLabel 3832" style:family="text"/>
    <style:style style:name="ListLabel_20_3833" style:display-name="ListLabel 3833" style:family="text"/>
    <style:style style:name="ListLabel_20_3834" style:display-name="ListLabel 3834" style:family="text"/>
    <style:style style:name="ListLabel_20_3835" style:display-name="ListLabel 3835" style:family="text"/>
    <style:style style:name="ListLabel_20_3836" style:display-name="ListLabel 3836" style:family="text"/>
    <style:style style:name="ListLabel_20_3837" style:display-name="ListLabel 3837" style:family="text"/>
    <style:style style:name="ListLabel_20_3838" style:display-name="ListLabel 3838" style:family="text"/>
    <style:style style:name="ListLabel_20_3839" style:display-name="ListLabel 3839" style:family="text"/>
    <style:style style:name="ListLabel_20_3840" style:display-name="ListLabel 3840" style:family="text"/>
    <style:style style:name="ListLabel_20_3841" style:display-name="ListLabel 3841" style:family="text"/>
    <style:style style:name="ListLabel_20_3842" style:display-name="ListLabel 3842" style:family="text"/>
    <style:style style:name="ListLabel_20_3843" style:display-name="ListLabel 3843" style:family="text"/>
    <style:style style:name="ListLabel_20_3844" style:display-name="ListLabel 3844" style:family="text"/>
    <style:style style:name="ListLabel_20_3845" style:display-name="ListLabel 3845" style:family="text"/>
    <style:style style:name="ListLabel_20_3846" style:display-name="ListLabel 3846" style:family="text"/>
    <style:style style:name="ListLabel_20_3847" style:display-name="ListLabel 3847" style:family="text"/>
    <style:style style:name="ListLabel_20_3848" style:display-name="ListLabel 3848" style:family="text"/>
    <style:style style:name="ListLabel_20_3849" style:display-name="ListLabel 3849" style:family="text"/>
    <style:style style:name="ListLabel_20_3850" style:display-name="ListLabel 3850" style:family="text"/>
    <style:style style:name="ListLabel_20_3851" style:display-name="ListLabel 3851" style:family="text"/>
    <style:style style:name="ListLabel_20_3852" style:display-name="ListLabel 3852" style:family="text"/>
    <style:style style:name="ListLabel_20_3853" style:display-name="ListLabel 3853" style:family="text"/>
    <style:style style:name="ListLabel_20_3854" style:display-name="ListLabel 3854" style:family="text"/>
    <style:style style:name="ListLabel_20_3855" style:display-name="ListLabel 3855" style:family="text"/>
    <style:style style:name="ListLabel_20_3856" style:display-name="ListLabel 3856" style:family="text"/>
    <style:style style:name="ListLabel_20_3857" style:display-name="ListLabel 3857" style:family="text"/>
    <style:style style:name="ListLabel_20_3858" style:display-name="ListLabel 3858" style:family="text"/>
    <style:style style:name="ListLabel_20_3859" style:display-name="ListLabel 3859" style:family="text"/>
    <style:style style:name="ListLabel_20_3860" style:display-name="ListLabel 3860" style:family="text"/>
    <style:style style:name="ListLabel_20_3861" style:display-name="ListLabel 3861" style:family="text"/>
    <style:style style:name="ListLabel_20_3862" style:display-name="ListLabel 3862" style:family="text"/>
    <style:style style:name="ListLabel_20_3863" style:display-name="ListLabel 3863" style:family="text"/>
    <style:style style:name="ListLabel_20_3864" style:display-name="ListLabel 3864" style:family="text"/>
    <style:style style:name="ListLabel_20_3865" style:display-name="ListLabel 3865" style:family="text"/>
    <style:style style:name="ListLabel_20_3866" style:display-name="ListLabel 3866" style:family="text"/>
    <style:style style:name="ListLabel_20_3867" style:display-name="ListLabel 3867" style:family="text"/>
    <style:style style:name="ListLabel_20_3868" style:display-name="ListLabel 3868" style:family="text"/>
    <style:style style:name="ListLabel_20_3869" style:display-name="ListLabel 3869" style:family="text"/>
    <style:style style:name="ListLabel_20_3870" style:display-name="ListLabel 3870" style:family="text"/>
    <style:style style:name="ListLabel_20_3871" style:display-name="ListLabel 3871" style:family="text"/>
    <style:style style:name="ListLabel_20_3872" style:display-name="ListLabel 3872" style:family="text"/>
    <style:style style:name="ListLabel_20_3873" style:display-name="ListLabel 3873" style:family="text"/>
    <style:style style:name="ListLabel_20_3874" style:display-name="ListLabel 3874" style:family="text"/>
    <style:style style:name="ListLabel_20_3875" style:display-name="ListLabel 3875" style:family="text"/>
    <style:style style:name="ListLabel_20_3876" style:display-name="ListLabel 3876" style:family="text"/>
    <style:style style:name="ListLabel_20_3877" style:display-name="ListLabel 3877" style:family="text"/>
    <style:style style:name="ListLabel_20_3878" style:display-name="ListLabel 3878" style:family="text"/>
    <style:style style:name="ListLabel_20_3879" style:display-name="ListLabel 3879" style:family="text"/>
    <style:style style:name="ListLabel_20_3880" style:display-name="ListLabel 3880" style:family="text"/>
    <style:style style:name="ListLabel_20_3881" style:display-name="ListLabel 3881" style:family="text"/>
    <style:style style:name="ListLabel_20_3882" style:display-name="ListLabel 3882" style:family="text"/>
    <style:style style:name="ListLabel_20_3883" style:display-name="ListLabel 3883" style:family="text"/>
    <style:style style:name="ListLabel_20_3884" style:display-name="ListLabel 3884" style:family="text"/>
    <style:style style:name="ListLabel_20_3885" style:display-name="ListLabel 3885" style:family="text"/>
    <style:style style:name="ListLabel_20_3886" style:display-name="ListLabel 3886" style:family="text"/>
    <style:style style:name="ListLabel_20_3887" style:display-name="ListLabel 3887" style:family="text"/>
    <style:style style:name="ListLabel_20_3888" style:display-name="ListLabel 3888" style:family="text"/>
    <style:style style:name="ListLabel_20_3889" style:display-name="ListLabel 3889" style:family="text"/>
    <style:style style:name="ListLabel_20_3890" style:display-name="ListLabel 3890" style:family="text"/>
    <style:style style:name="ListLabel_20_3891" style:display-name="ListLabel 3891" style:family="text"/>
    <style:style style:name="ListLabel_20_3892" style:display-name="ListLabel 3892" style:family="text"/>
    <style:style style:name="ListLabel_20_3893" style:display-name="ListLabel 3893" style:family="text"/>
    <style:style style:name="ListLabel_20_3894" style:display-name="ListLabel 3894" style:family="text"/>
    <style:style style:name="ListLabel_20_3895" style:display-name="ListLabel 3895" style:family="text"/>
    <style:style style:name="ListLabel_20_3896" style:display-name="ListLabel 3896" style:family="text"/>
    <style:style style:name="ListLabel_20_3897" style:display-name="ListLabel 3897" style:family="text"/>
    <style:style style:name="ListLabel_20_3898" style:display-name="ListLabel 3898" style:family="text"/>
    <style:style style:name="ListLabel_20_3899" style:display-name="ListLabel 3899" style:family="text"/>
    <style:style style:name="ListLabel_20_3900" style:display-name="ListLabel 3900" style:family="text"/>
    <style:style style:name="ListLabel_20_3901" style:display-name="ListLabel 3901" style:family="text"/>
    <style:style style:name="ListLabel_20_3902" style:display-name="ListLabel 3902" style:family="text"/>
    <style:style style:name="ListLabel_20_3903" style:display-name="ListLabel 3903" style:family="text"/>
    <style:style style:name="ListLabel_20_3904" style:display-name="ListLabel 3904" style:family="text"/>
    <style:style style:name="ListLabel_20_3905" style:display-name="ListLabel 3905" style:family="text"/>
    <style:style style:name="ListLabel_20_3906" style:display-name="ListLabel 3906" style:family="text"/>
    <style:style style:name="ListLabel_20_3907" style:display-name="ListLabel 3907" style:family="text"/>
    <style:style style:name="ListLabel_20_3908" style:display-name="ListLabel 3908" style:family="text"/>
    <style:style style:name="ListLabel_20_3909" style:display-name="ListLabel 3909" style:family="text"/>
    <style:style style:name="ListLabel_20_3910" style:display-name="ListLabel 3910" style:family="text"/>
    <style:style style:name="ListLabel_20_3911" style:display-name="ListLabel 3911" style:family="text"/>
    <style:style style:name="ListLabel_20_3912" style:display-name="ListLabel 3912" style:family="text"/>
    <style:style style:name="ListLabel_20_3913" style:display-name="ListLabel 3913" style:family="text"/>
    <style:style style:name="ListLabel_20_3914" style:display-name="ListLabel 3914" style:family="text"/>
    <style:style style:name="ListLabel_20_3915" style:display-name="ListLabel 3915" style:family="text"/>
    <style:style style:name="ListLabel_20_3916" style:display-name="ListLabel 3916" style:family="text"/>
    <style:style style:name="ListLabel_20_3917" style:display-name="ListLabel 3917" style:family="text"/>
    <style:style style:name="ListLabel_20_3918" style:display-name="ListLabel 3918" style:family="text"/>
    <style:style style:name="ListLabel_20_3919" style:display-name="ListLabel 3919" style:family="text"/>
    <style:style style:name="ListLabel_20_3920" style:display-name="ListLabel 3920" style:family="text"/>
    <style:style style:name="ListLabel_20_3921" style:display-name="ListLabel 3921" style:family="text"/>
    <style:style style:name="ListLabel_20_3922" style:display-name="ListLabel 3922" style:family="text"/>
    <style:style style:name="ListLabel_20_3923" style:display-name="ListLabel 3923" style:family="text"/>
    <style:style style:name="ListLabel_20_3924" style:display-name="ListLabel 3924" style:family="text"/>
    <style:style style:name="ListLabel_20_3925" style:display-name="ListLabel 3925" style:family="text"/>
    <style:style style:name="ListLabel_20_3926" style:display-name="ListLabel 3926" style:family="text"/>
    <style:style style:name="ListLabel_20_3927" style:display-name="ListLabel 3927" style:family="text"/>
    <style:style style:name="ListLabel_20_3928" style:display-name="ListLabel 3928" style:family="text"/>
    <style:style style:name="ListLabel_20_3929" style:display-name="ListLabel 3929" style:family="text"/>
    <style:style style:name="ListLabel_20_3930" style:display-name="ListLabel 3930" style:family="text"/>
    <style:style style:name="ListLabel_20_3931" style:display-name="ListLabel 3931" style:family="text"/>
    <style:style style:name="ListLabel_20_3932" style:display-name="ListLabel 3932" style:family="text"/>
    <style:style style:name="ListLabel_20_3933" style:display-name="ListLabel 3933" style:family="text"/>
    <style:style style:name="ListLabel_20_3934" style:display-name="ListLabel 3934" style:family="text"/>
    <style:style style:name="ListLabel_20_3935" style:display-name="ListLabel 3935" style:family="text"/>
    <style:style style:name="ListLabel_20_3936" style:display-name="ListLabel 3936" style:family="text"/>
    <style:style style:name="ListLabel_20_3937" style:display-name="ListLabel 3937" style:family="text"/>
    <style:style style:name="ListLabel_20_3938" style:display-name="ListLabel 3938" style:family="text"/>
    <style:style style:name="ListLabel_20_3939" style:display-name="ListLabel 3939" style:family="text"/>
    <style:style style:name="ListLabel_20_3940" style:display-name="ListLabel 3940" style:family="text"/>
    <style:style style:name="ListLabel_20_3941" style:display-name="ListLabel 3941" style:family="text"/>
    <style:style style:name="ListLabel_20_3942" style:display-name="ListLabel 3942" style:family="text"/>
    <style:style style:name="ListLabel_20_3943" style:display-name="ListLabel 3943" style:family="text"/>
    <style:style style:name="ListLabel_20_3944" style:display-name="ListLabel 3944" style:family="text"/>
    <style:style style:name="ListLabel_20_3945" style:display-name="ListLabel 3945" style:family="text"/>
    <style:style style:name="ListLabel_20_3946" style:display-name="ListLabel 3946" style:family="text"/>
    <style:style style:name="ListLabel_20_3947" style:display-name="ListLabel 3947" style:family="text"/>
    <style:style style:name="ListLabel_20_3948" style:display-name="ListLabel 3948" style:family="text"/>
    <style:style style:name="ListLabel_20_3949" style:display-name="ListLabel 3949" style:family="text"/>
    <style:style style:name="ListLabel_20_3950" style:display-name="ListLabel 3950" style:family="text"/>
    <style:style style:name="ListLabel_20_3951" style:display-name="ListLabel 3951" style:family="text"/>
    <style:style style:name="ListLabel_20_3952" style:display-name="ListLabel 3952" style:family="text"/>
    <style:style style:name="ListLabel_20_3953" style:display-name="ListLabel 3953" style:family="text"/>
    <style:style style:name="ListLabel_20_3954" style:display-name="ListLabel 3954" style:family="text"/>
    <style:style style:name="ListLabel_20_3955" style:display-name="ListLabel 3955" style:family="text"/>
    <style:style style:name="ListLabel_20_3956" style:display-name="ListLabel 3956" style:family="text"/>
    <style:style style:name="ListLabel_20_3957" style:display-name="ListLabel 3957" style:family="text"/>
    <style:style style:name="ListLabel_20_3958" style:display-name="ListLabel 3958" style:family="text"/>
    <style:style style:name="ListLabel_20_3959" style:display-name="ListLabel 3959" style:family="text"/>
    <style:style style:name="ListLabel_20_3960" style:display-name="ListLabel 3960" style:family="text"/>
    <style:style style:name="ListLabel_20_3961" style:display-name="ListLabel 3961" style:family="text"/>
    <style:style style:name="ListLabel_20_3962" style:display-name="ListLabel 3962" style:family="text"/>
    <style:style style:name="ListLabel_20_3963" style:display-name="ListLabel 3963" style:family="text"/>
    <style:style style:name="ListLabel_20_3964" style:display-name="ListLabel 3964" style:family="text"/>
    <style:style style:name="ListLabel_20_3965" style:display-name="ListLabel 3965" style:family="text"/>
    <style:style style:name="ListLabel_20_3966" style:display-name="ListLabel 3966" style:family="text"/>
    <style:style style:name="ListLabel_20_3967" style:display-name="ListLabel 3967" style:family="text"/>
    <style:style style:name="ListLabel_20_3968" style:display-name="ListLabel 3968" style:family="text"/>
    <style:style style:name="ListLabel_20_3969" style:display-name="ListLabel 3969" style:family="text"/>
    <style:style style:name="ListLabel_20_3970" style:display-name="ListLabel 3970" style:family="text"/>
    <style:style style:name="ListLabel_20_3971" style:display-name="ListLabel 3971" style:family="text"/>
    <style:style style:name="ListLabel_20_3972" style:display-name="ListLabel 3972" style:family="text"/>
    <style:style style:name="ListLabel_20_3973" style:display-name="ListLabel 3973" style:family="text"/>
    <style:style style:name="ListLabel_20_3974" style:display-name="ListLabel 3974" style:family="text"/>
    <style:style style:name="ListLabel_20_3975" style:display-name="ListLabel 3975" style:family="text"/>
    <style:style style:name="ListLabel_20_3976" style:display-name="ListLabel 3976" style:family="text"/>
    <style:style style:name="ListLabel_20_3977" style:display-name="ListLabel 3977" style:family="text"/>
    <style:style style:name="ListLabel_20_3978" style:display-name="ListLabel 3978" style:family="text"/>
    <style:style style:name="ListLabel_20_3979" style:display-name="ListLabel 3979" style:family="text"/>
    <style:style style:name="ListLabel_20_3980" style:display-name="ListLabel 3980" style:family="text"/>
    <style:style style:name="ListLabel_20_3981" style:display-name="ListLabel 3981" style:family="text"/>
    <style:style style:name="ListLabel_20_3982" style:display-name="ListLabel 3982" style:family="text"/>
    <style:style style:name="ListLabel_20_3983" style:display-name="ListLabel 3983" style:family="text"/>
    <style:style style:name="ListLabel_20_3984" style:display-name="ListLabel 3984" style:family="text"/>
    <style:style style:name="ListLabel_20_3985" style:display-name="ListLabel 3985" style:family="text"/>
    <style:style style:name="ListLabel_20_3986" style:display-name="ListLabel 3986" style:family="text"/>
    <style:style style:name="ListLabel_20_3987" style:display-name="ListLabel 3987" style:family="text"/>
    <style:style style:name="ListLabel_20_3988" style:display-name="ListLabel 3988" style:family="text"/>
    <style:style style:name="ListLabel_20_3989" style:display-name="ListLabel 3989" style:family="text"/>
    <style:style style:name="ListLabel_20_3990" style:display-name="ListLabel 3990" style:family="text"/>
    <style:style style:name="ListLabel_20_3991" style:display-name="ListLabel 3991" style:family="text"/>
    <style:style style:name="ListLabel_20_3992" style:display-name="ListLabel 3992" style:family="text"/>
    <style:style style:name="ListLabel_20_3993" style:display-name="ListLabel 3993" style:family="text"/>
    <style:style style:name="ListLabel_20_3994" style:display-name="ListLabel 3994" style:family="text"/>
    <style:style style:name="ListLabel_20_3995" style:display-name="ListLabel 3995" style:family="text"/>
    <style:style style:name="ListLabel_20_3996" style:display-name="ListLabel 3996" style:family="text"/>
    <style:style style:name="ListLabel_20_3997" style:display-name="ListLabel 3997" style:family="text"/>
    <style:style style:name="ListLabel_20_3998" style:display-name="ListLabel 3998" style:family="text"/>
    <style:style style:name="ListLabel_20_3999" style:display-name="ListLabel 3999" style:family="text"/>
    <style:style style:name="ListLabel_20_4000" style:display-name="ListLabel 4000" style:family="text"/>
    <style:style style:name="ListLabel_20_4001" style:display-name="ListLabel 4001" style:family="text"/>
    <style:style style:name="ListLabel_20_4002" style:display-name="ListLabel 4002" style:family="text"/>
    <style:style style:name="ListLabel_20_4003" style:display-name="ListLabel 4003" style:family="text"/>
    <style:style style:name="ListLabel_20_4004" style:display-name="ListLabel 4004" style:family="text"/>
    <style:style style:name="ListLabel_20_4005" style:display-name="ListLabel 4005" style:family="text"/>
    <style:style style:name="ListLabel_20_4006" style:display-name="ListLabel 4006" style:family="text"/>
    <style:style style:name="ListLabel_20_4007" style:display-name="ListLabel 4007" style:family="text"/>
    <style:style style:name="ListLabel_20_4008" style:display-name="ListLabel 4008" style:family="text"/>
    <style:style style:name="ListLabel_20_4009" style:display-name="ListLabel 4009" style:family="text"/>
    <style:style style:name="ListLabel_20_4010" style:display-name="ListLabel 4010" style:family="text"/>
    <style:style style:name="ListLabel_20_4011" style:display-name="ListLabel 4011" style:family="text"/>
    <style:style style:name="ListLabel_20_4012" style:display-name="ListLabel 4012" style:family="text"/>
    <style:style style:name="ListLabel_20_4013" style:display-name="ListLabel 4013" style:family="text"/>
    <style:style style:name="ListLabel_20_4014" style:display-name="ListLabel 4014" style:family="text"/>
    <style:style style:name="ListLabel_20_4015" style:display-name="ListLabel 4015" style:family="text"/>
    <style:style style:name="ListLabel_20_4016" style:display-name="ListLabel 4016" style:family="text"/>
    <style:style style:name="ListLabel_20_4017" style:display-name="ListLabel 4017" style:family="text"/>
    <style:style style:name="ListLabel_20_4018" style:display-name="ListLabel 4018" style:family="text"/>
    <style:style style:name="ListLabel_20_4019" style:display-name="ListLabel 4019" style:family="text"/>
    <style:style style:name="ListLabel_20_4020" style:display-name="ListLabel 4020" style:family="text"/>
    <style:style style:name="ListLabel_20_4021" style:display-name="ListLabel 4021" style:family="text"/>
    <style:style style:name="ListLabel_20_4022" style:display-name="ListLabel 4022" style:family="text"/>
    <style:style style:name="ListLabel_20_4023" style:display-name="ListLabel 4023" style:family="text"/>
    <style:style style:name="ListLabel_20_4024" style:display-name="ListLabel 4024" style:family="text"/>
    <style:style style:name="ListLabel_20_4025" style:display-name="ListLabel 4025" style:family="text"/>
    <style:style style:name="ListLabel_20_4026" style:display-name="ListLabel 4026" style:family="text"/>
    <style:style style:name="ListLabel_20_4027" style:display-name="ListLabel 4027" style:family="text"/>
    <style:style style:name="ListLabel_20_4028" style:display-name="ListLabel 4028" style:family="text"/>
    <style:style style:name="ListLabel_20_4029" style:display-name="ListLabel 4029" style:family="text"/>
    <style:style style:name="ListLabel_20_4030" style:display-name="ListLabel 4030" style:family="text"/>
    <style:style style:name="ListLabel_20_4031" style:display-name="ListLabel 4031" style:family="text"/>
    <style:style style:name="ListLabel_20_4032" style:display-name="ListLabel 4032" style:family="text"/>
    <style:style style:name="ListLabel_20_4033" style:display-name="ListLabel 4033" style:family="text"/>
    <style:style style:name="ListLabel_20_4034" style:display-name="ListLabel 4034" style:family="text"/>
    <style:style style:name="ListLabel_20_4035" style:display-name="ListLabel 4035" style:family="text"/>
    <style:style style:name="ListLabel_20_4036" style:display-name="ListLabel 4036" style:family="text"/>
    <style:style style:name="ListLabel_20_4037" style:display-name="ListLabel 4037" style:family="text"/>
    <style:style style:name="ListLabel_20_4038" style:display-name="ListLabel 4038" style:family="text"/>
    <style:style style:name="ListLabel_20_4039" style:display-name="ListLabel 4039" style:family="text"/>
    <style:style style:name="ListLabel_20_4040" style:display-name="ListLabel 4040" style:family="text"/>
    <style:style style:name="ListLabel_20_4041" style:display-name="ListLabel 4041" style:family="text"/>
    <style:style style:name="ListLabel_20_4042" style:display-name="ListLabel 4042" style:family="text"/>
    <style:style style:name="ListLabel_20_4043" style:display-name="ListLabel 4043" style:family="text"/>
    <style:style style:name="ListLabel_20_4044" style:display-name="ListLabel 4044" style:family="text"/>
    <style:style style:name="ListLabel_20_4045" style:display-name="ListLabel 4045" style:family="text"/>
    <style:style style:name="ListLabel_20_4046" style:display-name="ListLabel 4046" style:family="text"/>
    <style:style style:name="ListLabel_20_4047" style:display-name="ListLabel 4047" style:family="text"/>
    <style:style style:name="ListLabel_20_4048" style:display-name="ListLabel 4048" style:family="text"/>
    <style:style style:name="ListLabel_20_4049" style:display-name="ListLabel 4049" style:family="text"/>
    <style:style style:name="ListLabel_20_4050" style:display-name="ListLabel 4050" style:family="text"/>
    <style:style style:name="ListLabel_20_4051" style:display-name="ListLabel 4051" style:family="text"/>
    <style:style style:name="ListLabel_20_4052" style:display-name="ListLabel 4052" style:family="text"/>
    <style:style style:name="ListLabel_20_4053" style:display-name="ListLabel 4053" style:family="text"/>
    <style:style style:name="ListLabel_20_4054" style:display-name="ListLabel 4054" style:family="text"/>
    <style:style style:name="ListLabel_20_4055" style:display-name="ListLabel 4055" style:family="text"/>
    <style:style style:name="ListLabel_20_4056" style:display-name="ListLabel 4056" style:family="text"/>
    <style:style style:name="ListLabel_20_4057" style:display-name="ListLabel 4057" style:family="text"/>
    <style:style style:name="ListLabel_20_4058" style:display-name="ListLabel 4058" style:family="text"/>
    <style:style style:name="ListLabel_20_4059" style:display-name="ListLabel 4059" style:family="text"/>
    <style:style style:name="ListLabel_20_4060" style:display-name="ListLabel 4060" style:family="text"/>
    <style:style style:name="ListLabel_20_4061" style:display-name="ListLabel 4061" style:family="text"/>
    <style:style style:name="ListLabel_20_4062" style:display-name="ListLabel 4062" style:family="text"/>
    <style:style style:name="ListLabel_20_4063" style:display-name="ListLabel 4063" style:family="text"/>
    <style:style style:name="ListLabel_20_4064" style:display-name="ListLabel 4064" style:family="text"/>
    <style:style style:name="ListLabel_20_4065" style:display-name="ListLabel 4065" style:family="text"/>
    <style:style style:name="ListLabel_20_4066" style:display-name="ListLabel 4066" style:family="text"/>
    <style:style style:name="ListLabel_20_4067" style:display-name="ListLabel 4067" style:family="text"/>
    <style:style style:name="ListLabel_20_4068" style:display-name="ListLabel 4068" style:family="text"/>
    <style:style style:name="ListLabel_20_4069" style:display-name="ListLabel 4069" style:family="text"/>
    <style:style style:name="ListLabel_20_4070" style:display-name="ListLabel 4070" style:family="text"/>
    <style:style style:name="ListLabel_20_4071" style:display-name="ListLabel 4071" style:family="text"/>
    <style:style style:name="ListLabel_20_4072" style:display-name="ListLabel 4072" style:family="text"/>
    <style:style style:name="ListLabel_20_4073" style:display-name="ListLabel 4073" style:family="text"/>
    <style:style style:name="ListLabel_20_4074" style:display-name="ListLabel 4074" style:family="text"/>
    <style:style style:name="ListLabel_20_4075" style:display-name="ListLabel 4075" style:family="text"/>
    <style:style style:name="ListLabel_20_4076" style:display-name="ListLabel 4076" style:family="text"/>
    <style:style style:name="ListLabel_20_4077" style:display-name="ListLabel 4077" style:family="text"/>
    <style:style style:name="ListLabel_20_4078" style:display-name="ListLabel 4078" style:family="text"/>
    <style:style style:name="ListLabel_20_4079" style:display-name="ListLabel 4079" style:family="text"/>
    <style:style style:name="ListLabel_20_4080" style:display-name="ListLabel 4080" style:family="text"/>
    <style:style style:name="ListLabel_20_4081" style:display-name="ListLabel 4081" style:family="text"/>
    <style:style style:name="ListLabel_20_4082" style:display-name="ListLabel 4082" style:family="text"/>
    <style:style style:name="ListLabel_20_4083" style:display-name="ListLabel 4083" style:family="text"/>
    <style:style style:name="ListLabel_20_4084" style:display-name="ListLabel 4084" style:family="text"/>
    <style:style style:name="ListLabel_20_4085" style:display-name="ListLabel 4085" style:family="text"/>
    <style:style style:name="ListLabel_20_4086" style:display-name="ListLabel 4086" style:family="text"/>
    <style:style style:name="ListLabel_20_4087" style:display-name="ListLabel 4087" style:family="text"/>
    <style:style style:name="ListLabel_20_4088" style:display-name="ListLabel 4088" style:family="text"/>
    <style:style style:name="ListLabel_20_4089" style:display-name="ListLabel 4089" style:family="text"/>
    <style:style style:name="ListLabel_20_4090" style:display-name="ListLabel 4090" style:family="text"/>
    <style:style style:name="ListLabel_20_4091" style:display-name="ListLabel 4091" style:family="text"/>
    <style:style style:name="ListLabel_20_4092" style:display-name="ListLabel 4092" style:family="text"/>
    <style:style style:name="ListLabel_20_4093" style:display-name="ListLabel 4093" style:family="text"/>
    <style:style style:name="ListLabel_20_4094" style:display-name="ListLabel 4094" style:family="text"/>
    <style:style style:name="ListLabel_20_4095" style:display-name="ListLabel 4095" style:family="text"/>
    <style:style style:name="ListLabel_20_4096" style:display-name="ListLabel 4096" style:family="text"/>
    <style:style style:name="ListLabel_20_4097" style:display-name="ListLabel 4097" style:family="text"/>
    <style:style style:name="ListLabel_20_4098" style:display-name="ListLabel 4098" style:family="text"/>
    <style:style style:name="ListLabel_20_4099" style:display-name="ListLabel 4099" style:family="text"/>
    <style:style style:name="ListLabel_20_4100" style:display-name="ListLabel 4100" style:family="text"/>
    <style:style style:name="ListLabel_20_4101" style:display-name="ListLabel 4101" style:family="text"/>
    <style:style style:name="ListLabel_20_4102" style:display-name="ListLabel 4102" style:family="text"/>
    <style:style style:name="ListLabel_20_4103" style:display-name="ListLabel 4103" style:family="text"/>
    <style:style style:name="ListLabel_20_4104" style:display-name="ListLabel 4104" style:family="text"/>
    <style:style style:name="ListLabel_20_4105" style:display-name="ListLabel 4105" style:family="text"/>
    <style:style style:name="ListLabel_20_4106" style:display-name="ListLabel 4106" style:family="text"/>
    <style:style style:name="ListLabel_20_4107" style:display-name="ListLabel 4107" style:family="text"/>
    <style:style style:name="ListLabel_20_4108" style:display-name="ListLabel 4108" style:family="text"/>
    <style:style style:name="ListLabel_20_4109" style:display-name="ListLabel 4109" style:family="text"/>
    <style:style style:name="ListLabel_20_4110" style:display-name="ListLabel 4110" style:family="text"/>
    <style:style style:name="ListLabel_20_4111" style:display-name="ListLabel 4111" style:family="text"/>
    <style:style style:name="ListLabel_20_4112" style:display-name="ListLabel 4112" style:family="text"/>
    <style:style style:name="ListLabel_20_4113" style:display-name="ListLabel 4113" style:family="text"/>
    <style:style style:name="ListLabel_20_4114" style:display-name="ListLabel 4114" style:family="text"/>
    <style:style style:name="ListLabel_20_4115" style:display-name="ListLabel 4115" style:family="text"/>
    <style:style style:name="ListLabel_20_4116" style:display-name="ListLabel 4116" style:family="text"/>
    <style:style style:name="ListLabel_20_4117" style:display-name="ListLabel 4117" style:family="text"/>
    <style:style style:name="ListLabel_20_4118" style:display-name="ListLabel 4118" style:family="text"/>
    <style:style style:name="ListLabel_20_4119" style:display-name="ListLabel 4119" style:family="text"/>
    <style:style style:name="ListLabel_20_4120" style:display-name="ListLabel 4120" style:family="text"/>
    <style:style style:name="ListLabel_20_4121" style:display-name="ListLabel 4121" style:family="text"/>
    <style:style style:name="ListLabel_20_4122" style:display-name="ListLabel 4122" style:family="text"/>
    <style:style style:name="ListLabel_20_4123" style:display-name="ListLabel 4123" style:family="text"/>
    <style:style style:name="ListLabel_20_4124" style:display-name="ListLabel 4124" style:family="text"/>
    <style:style style:name="ListLabel_20_4125" style:display-name="ListLabel 4125" style:family="text"/>
    <style:style style:name="ListLabel_20_4126" style:display-name="ListLabel 4126" style:family="text"/>
    <style:style style:name="ListLabel_20_4127" style:display-name="ListLabel 4127" style:family="text"/>
    <style:style style:name="ListLabel_20_4128" style:display-name="ListLabel 4128" style:family="text"/>
    <style:style style:name="ListLabel_20_4129" style:display-name="ListLabel 4129" style:family="text"/>
    <style:style style:name="ListLabel_20_4130" style:display-name="ListLabel 4130" style:family="text"/>
    <style:style style:name="ListLabel_20_4131" style:display-name="ListLabel 4131" style:family="text"/>
    <style:style style:name="ListLabel_20_4132" style:display-name="ListLabel 4132" style:family="text"/>
    <style:style style:name="ListLabel_20_4133" style:display-name="ListLabel 4133" style:family="text"/>
    <style:style style:name="ListLabel_20_4134" style:display-name="ListLabel 4134" style:family="text"/>
    <style:style style:name="ListLabel_20_4135" style:display-name="ListLabel 4135" style:family="text"/>
    <style:style style:name="ListLabel_20_4136" style:display-name="ListLabel 4136" style:family="text"/>
    <style:style style:name="ListLabel_20_4137" style:display-name="ListLabel 4137" style:family="text"/>
    <style:style style:name="ListLabel_20_4138" style:display-name="ListLabel 4138" style:family="text"/>
    <style:style style:name="ListLabel_20_4139" style:display-name="ListLabel 4139" style:family="text"/>
    <style:style style:name="ListLabel_20_4140" style:display-name="ListLabel 4140" style:family="text"/>
    <style:style style:name="ListLabel_20_4141" style:display-name="ListLabel 4141" style:family="text"/>
    <style:style style:name="ListLabel_20_4142" style:display-name="ListLabel 4142" style:family="text"/>
    <style:style style:name="ListLabel_20_4143" style:display-name="ListLabel 4143" style:family="text"/>
    <style:style style:name="ListLabel_20_4144" style:display-name="ListLabel 4144" style:family="text"/>
    <style:style style:name="ListLabel_20_4145" style:display-name="ListLabel 4145" style:family="text"/>
    <style:style style:name="ListLabel_20_4146" style:display-name="ListLabel 4146" style:family="text"/>
    <style:style style:name="ListLabel_20_4147" style:display-name="ListLabel 4147" style:family="text"/>
    <style:style style:name="ListLabel_20_4148" style:display-name="ListLabel 4148" style:family="text"/>
    <style:style style:name="ListLabel_20_4149" style:display-name="ListLabel 4149" style:family="text"/>
    <style:style style:name="ListLabel_20_4150" style:display-name="ListLabel 4150" style:family="text"/>
    <style:style style:name="ListLabel_20_4151" style:display-name="ListLabel 4151" style:family="text"/>
    <style:style style:name="ListLabel_20_4152" style:display-name="ListLabel 4152" style:family="text"/>
    <style:style style:name="ListLabel_20_4153" style:display-name="ListLabel 4153" style:family="text"/>
    <style:style style:name="ListLabel_20_4154" style:display-name="ListLabel 4154" style:family="text"/>
    <style:style style:name="ListLabel_20_4155" style:display-name="ListLabel 4155" style:family="text"/>
    <style:style style:name="ListLabel_20_4156" style:display-name="ListLabel 4156" style:family="text"/>
    <style:style style:name="ListLabel_20_4157" style:display-name="ListLabel 4157" style:family="text"/>
    <style:style style:name="ListLabel_20_4158" style:display-name="ListLabel 4158" style:family="text"/>
    <style:style style:name="ListLabel_20_4159" style:display-name="ListLabel 4159" style:family="text"/>
    <style:style style:name="ListLabel_20_4160" style:display-name="ListLabel 4160" style:family="text"/>
    <style:style style:name="ListLabel_20_4161" style:display-name="ListLabel 4161" style:family="text"/>
    <style:style style:name="ListLabel_20_4162" style:display-name="ListLabel 4162" style:family="text"/>
    <style:style style:name="ListLabel_20_4163" style:display-name="ListLabel 4163" style:family="text"/>
    <style:style style:name="ListLabel_20_4164" style:display-name="ListLabel 4164" style:family="text"/>
    <style:style style:name="ListLabel_20_4165" style:display-name="ListLabel 4165" style:family="text"/>
    <style:style style:name="ListLabel_20_4166" style:display-name="ListLabel 4166" style:family="text"/>
    <style:style style:name="ListLabel_20_4167" style:display-name="ListLabel 4167" style:family="text"/>
    <style:style style:name="ListLabel_20_4168" style:display-name="ListLabel 4168" style:family="text"/>
    <style:style style:name="ListLabel_20_4169" style:display-name="ListLabel 4169" style:family="text"/>
    <style:style style:name="ListLabel_20_4170" style:display-name="ListLabel 4170" style:family="text"/>
    <style:style style:name="ListLabel_20_4171" style:display-name="ListLabel 4171" style:family="text"/>
    <style:style style:name="ListLabel_20_4172" style:display-name="ListLabel 4172" style:family="text"/>
    <style:style style:name="ListLabel_20_4173" style:display-name="ListLabel 4173" style:family="text"/>
    <style:style style:name="ListLabel_20_4174" style:display-name="ListLabel 4174" style:family="text"/>
    <style:style style:name="ListLabel_20_4175" style:display-name="ListLabel 4175" style:family="text"/>
    <style:style style:name="ListLabel_20_4176" style:display-name="ListLabel 4176" style:family="text"/>
    <style:style style:name="ListLabel_20_4177" style:display-name="ListLabel 4177" style:family="text"/>
    <style:style style:name="ListLabel_20_4178" style:display-name="ListLabel 4178" style:family="text"/>
    <style:style style:name="ListLabel_20_4179" style:display-name="ListLabel 4179" style:family="text"/>
    <style:style style:name="ListLabel_20_4180" style:display-name="ListLabel 4180" style:family="text"/>
    <style:style style:name="ListLabel_20_4181" style:display-name="ListLabel 4181" style:family="text"/>
    <style:style style:name="ListLabel_20_4182" style:display-name="ListLabel 4182" style:family="text"/>
    <style:style style:name="ListLabel_20_4183" style:display-name="ListLabel 4183" style:family="text"/>
    <style:style style:name="ListLabel_20_4184" style:display-name="ListLabel 4184" style:family="text"/>
    <style:style style:name="ListLabel_20_4185" style:display-name="ListLabel 4185" style:family="text"/>
    <style:style style:name="ListLabel_20_4186" style:display-name="ListLabel 4186" style:family="text"/>
    <style:style style:name="ListLabel_20_4187" style:display-name="ListLabel 4187" style:family="text"/>
    <style:style style:name="ListLabel_20_4188" style:display-name="ListLabel 4188" style:family="text"/>
    <style:style style:name="ListLabel_20_4189" style:display-name="ListLabel 4189" style:family="text"/>
    <style:style style:name="ListLabel_20_4190" style:display-name="ListLabel 4190" style:family="text"/>
    <style:style style:name="ListLabel_20_4191" style:display-name="ListLabel 4191" style:family="text"/>
    <style:style style:name="ListLabel_20_4192" style:display-name="ListLabel 4192" style:family="text"/>
    <style:style style:name="ListLabel_20_4193" style:display-name="ListLabel 4193" style:family="text"/>
    <style:style style:name="ListLabel_20_4194" style:display-name="ListLabel 4194" style:family="text"/>
    <style:style style:name="ListLabel_20_4195" style:display-name="ListLabel 4195" style:family="text"/>
    <style:style style:name="ListLabel_20_4196" style:display-name="ListLabel 4196" style:family="text"/>
    <style:style style:name="ListLabel_20_4197" style:display-name="ListLabel 4197" style:family="text"/>
    <style:style style:name="ListLabel_20_4198" style:display-name="ListLabel 4198" style:family="text"/>
    <style:style style:name="ListLabel_20_4199" style:display-name="ListLabel 4199" style:family="text"/>
    <style:style style:name="ListLabel_20_4200" style:display-name="ListLabel 4200" style:family="text"/>
    <style:style style:name="ListLabel_20_4201" style:display-name="ListLabel 4201" style:family="text"/>
    <style:style style:name="ListLabel_20_4202" style:display-name="ListLabel 4202" style:family="text"/>
    <style:style style:name="ListLabel_20_4203" style:display-name="ListLabel 4203" style:family="text"/>
    <style:style style:name="ListLabel_20_4204" style:display-name="ListLabel 4204" style:family="text"/>
    <style:style style:name="ListLabel_20_4205" style:display-name="ListLabel 4205" style:family="text"/>
    <style:style style:name="ListLabel_20_4206" style:display-name="ListLabel 4206" style:family="text"/>
    <style:style style:name="ListLabel_20_4207" style:display-name="ListLabel 4207" style:family="text"/>
    <style:style style:name="ListLabel_20_4208" style:display-name="ListLabel 4208" style:family="text"/>
    <style:style style:name="ListLabel_20_4209" style:display-name="ListLabel 4209" style:family="text"/>
    <style:style style:name="ListLabel_20_4210" style:display-name="ListLabel 4210" style:family="text"/>
    <style:style style:name="ListLabel_20_4211" style:display-name="ListLabel 4211" style:family="text"/>
    <style:style style:name="ListLabel_20_4212" style:display-name="ListLabel 4212" style:family="text"/>
    <style:style style:name="ListLabel_20_4213" style:display-name="ListLabel 4213" style:family="text"/>
    <style:style style:name="ListLabel_20_4214" style:display-name="ListLabel 4214" style:family="text"/>
    <style:style style:name="ListLabel_20_4215" style:display-name="ListLabel 4215" style:family="text"/>
    <style:style style:name="ListLabel_20_4216" style:display-name="ListLabel 4216" style:family="text"/>
    <style:style style:name="ListLabel_20_4217" style:display-name="ListLabel 4217" style:family="text"/>
    <style:style style:name="ListLabel_20_4218" style:display-name="ListLabel 4218" style:family="text"/>
    <style:style style:name="ListLabel_20_4219" style:display-name="ListLabel 4219" style:family="text"/>
    <style:style style:name="ListLabel_20_4220" style:display-name="ListLabel 4220" style:family="text"/>
    <style:style style:name="ListLabel_20_4221" style:display-name="ListLabel 4221" style:family="text"/>
    <style:style style:name="ListLabel_20_4222" style:display-name="ListLabel 4222" style:family="text"/>
    <style:style style:name="ListLabel_20_4223" style:display-name="ListLabel 4223" style:family="text"/>
    <style:style style:name="ListLabel_20_4224" style:display-name="ListLabel 4224" style:family="text"/>
    <style:style style:name="ListLabel_20_4225" style:display-name="ListLabel 4225" style:family="text"/>
    <style:style style:name="ListLabel_20_4226" style:display-name="ListLabel 4226" style:family="text"/>
    <style:style style:name="ListLabel_20_4227" style:display-name="ListLabel 4227" style:family="text"/>
    <style:style style:name="ListLabel_20_4228" style:display-name="ListLabel 4228" style:family="text"/>
    <style:style style:name="ListLabel_20_4229" style:display-name="ListLabel 4229" style:family="text"/>
    <style:style style:name="ListLabel_20_4230" style:display-name="ListLabel 4230" style:family="text"/>
    <style:style style:name="ListLabel_20_4231" style:display-name="ListLabel 4231" style:family="text"/>
    <style:style style:name="ListLabel_20_4232" style:display-name="ListLabel 4232" style:family="text"/>
    <style:style style:name="ListLabel_20_4233" style:display-name="ListLabel 4233" style:family="text"/>
    <style:style style:name="ListLabel_20_4234" style:display-name="ListLabel 4234" style:family="text"/>
    <style:style style:name="ListLabel_20_4235" style:display-name="ListLabel 4235" style:family="text"/>
    <style:style style:name="ListLabel_20_4236" style:display-name="ListLabel 4236" style:family="text"/>
    <style:style style:name="ListLabel_20_4237" style:display-name="ListLabel 4237" style:family="text"/>
    <style:style style:name="ListLabel_20_4238" style:display-name="ListLabel 4238" style:family="text"/>
    <style:style style:name="ListLabel_20_4239" style:display-name="ListLabel 4239" style:family="text"/>
    <style:style style:name="ListLabel_20_4240" style:display-name="ListLabel 4240" style:family="text"/>
    <style:style style:name="ListLabel_20_4241" style:display-name="ListLabel 4241" style:family="text"/>
    <style:style style:name="ListLabel_20_4242" style:display-name="ListLabel 4242" style:family="text"/>
    <style:style style:name="ListLabel_20_4243" style:display-name="ListLabel 4243" style:family="text"/>
    <style:style style:name="ListLabel_20_4244" style:display-name="ListLabel 4244" style:family="text"/>
    <style:style style:name="ListLabel_20_4245" style:display-name="ListLabel 4245" style:family="text"/>
    <style:style style:name="ListLabel_20_4246" style:display-name="ListLabel 4246" style:family="text"/>
    <style:style style:name="ListLabel_20_4247" style:display-name="ListLabel 4247" style:family="text"/>
    <style:style style:name="ListLabel_20_4248" style:display-name="ListLabel 4248" style:family="text"/>
    <style:style style:name="ListLabel_20_4249" style:display-name="ListLabel 4249" style:family="text"/>
    <style:style style:name="ListLabel_20_4250" style:display-name="ListLabel 4250" style:family="text"/>
    <style:style style:name="ListLabel_20_4251" style:display-name="ListLabel 4251" style:family="text"/>
    <style:style style:name="ListLabel_20_4252" style:display-name="ListLabel 4252" style:family="text"/>
    <style:style style:name="ListLabel_20_4253" style:display-name="ListLabel 4253" style:family="text"/>
    <style:style style:name="ListLabel_20_4254" style:display-name="ListLabel 4254" style:family="text"/>
    <style:style style:name="ListLabel_20_4255" style:display-name="ListLabel 4255" style:family="text"/>
    <style:style style:name="ListLabel_20_4256" style:display-name="ListLabel 4256" style:family="text"/>
    <style:style style:name="ListLabel_20_4257" style:display-name="ListLabel 4257" style:family="text"/>
    <style:style style:name="ListLabel_20_4258" style:display-name="ListLabel 4258" style:family="text"/>
    <style:style style:name="ListLabel_20_4259" style:display-name="ListLabel 4259" style:family="text"/>
    <style:style style:name="ListLabel_20_4260" style:display-name="ListLabel 4260" style:family="text"/>
    <style:style style:name="ListLabel_20_4261" style:display-name="ListLabel 4261" style:family="text"/>
    <style:style style:name="ListLabel_20_4262" style:display-name="ListLabel 4262" style:family="text"/>
    <style:style style:name="ListLabel_20_4263" style:display-name="ListLabel 4263" style:family="text"/>
    <style:style style:name="ListLabel_20_4264" style:display-name="ListLabel 4264" style:family="text"/>
    <style:style style:name="ListLabel_20_4265" style:display-name="ListLabel 4265" style:family="text"/>
    <style:style style:name="ListLabel_20_4266" style:display-name="ListLabel 4266" style:family="text"/>
    <style:style style:name="ListLabel_20_4267" style:display-name="ListLabel 4267" style:family="text"/>
    <style:style style:name="ListLabel_20_4268" style:display-name="ListLabel 4268" style:family="text"/>
    <style:style style:name="ListLabel_20_4269" style:display-name="ListLabel 4269" style:family="text"/>
    <style:style style:name="ListLabel_20_4270" style:display-name="ListLabel 4270" style:family="text"/>
    <style:style style:name="ListLabel_20_4271" style:display-name="ListLabel 4271" style:family="text"/>
    <style:style style:name="ListLabel_20_4272" style:display-name="ListLabel 4272" style:family="text"/>
    <style:style style:name="ListLabel_20_4273" style:display-name="ListLabel 4273" style:family="text"/>
    <style:style style:name="ListLabel_20_4274" style:display-name="ListLabel 4274" style:family="text"/>
    <style:style style:name="ListLabel_20_4275" style:display-name="ListLabel 4275" style:family="text"/>
    <style:style style:name="ListLabel_20_4276" style:display-name="ListLabel 4276" style:family="text"/>
    <style:style style:name="ListLabel_20_4277" style:display-name="ListLabel 4277" style:family="text"/>
    <style:style style:name="ListLabel_20_4278" style:display-name="ListLabel 4278" style:family="text"/>
    <style:style style:name="ListLabel_20_4279" style:display-name="ListLabel 4279" style:family="text"/>
    <style:style style:name="ListLabel_20_4280" style:display-name="ListLabel 4280" style:family="text"/>
    <style:style style:name="ListLabel_20_4281" style:display-name="ListLabel 4281" style:family="text"/>
    <style:style style:name="ListLabel_20_4282" style:display-name="ListLabel 4282" style:family="text"/>
    <style:style style:name="ListLabel_20_4283" style:display-name="ListLabel 4283" style:family="text"/>
    <style:style style:name="ListLabel_20_4284" style:display-name="ListLabel 4284" style:family="text"/>
    <style:style style:name="ListLabel_20_4285" style:display-name="ListLabel 4285" style:family="text"/>
    <style:style style:name="ListLabel_20_4286" style:display-name="ListLabel 4286" style:family="text"/>
    <style:style style:name="ListLabel_20_4287" style:display-name="ListLabel 4287" style:family="text"/>
    <style:style style:name="ListLabel_20_4288" style:display-name="ListLabel 4288" style:family="text"/>
    <style:style style:name="ListLabel_20_4289" style:display-name="ListLabel 4289" style:family="text"/>
    <style:style style:name="ListLabel_20_4290" style:display-name="ListLabel 4290" style:family="text"/>
    <style:style style:name="ListLabel_20_4291" style:display-name="ListLabel 4291" style:family="text"/>
    <style:style style:name="ListLabel_20_4292" style:display-name="ListLabel 4292" style:family="text"/>
    <style:style style:name="ListLabel_20_4293" style:display-name="ListLabel 4293" style:family="text"/>
    <style:style style:name="ListLabel_20_4294" style:display-name="ListLabel 4294" style:family="text"/>
    <style:style style:name="ListLabel_20_4295" style:display-name="ListLabel 4295" style:family="text"/>
    <style:style style:name="ListLabel_20_4296" style:display-name="ListLabel 4296" style:family="text"/>
    <style:style style:name="ListLabel_20_4297" style:display-name="ListLabel 4297" style:family="text"/>
    <style:style style:name="ListLabel_20_4298" style:display-name="ListLabel 4298" style:family="text"/>
    <style:style style:name="ListLabel_20_4299" style:display-name="ListLabel 4299" style:family="text"/>
    <style:style style:name="ListLabel_20_4300" style:display-name="ListLabel 4300" style:family="text"/>
    <style:style style:name="ListLabel_20_4301" style:display-name="ListLabel 4301" style:family="text"/>
    <style:style style:name="ListLabel_20_4302" style:display-name="ListLabel 4302" style:family="text"/>
    <style:style style:name="ListLabel_20_4303" style:display-name="ListLabel 4303" style:family="text"/>
    <style:style style:name="ListLabel_20_4304" style:display-name="ListLabel 4304" style:family="text"/>
    <style:style style:name="ListLabel_20_4305" style:display-name="ListLabel 4305" style:family="text"/>
    <style:style style:name="ListLabel_20_4306" style:display-name="ListLabel 4306" style:family="text"/>
    <style:style style:name="ListLabel_20_4307" style:display-name="ListLabel 4307" style:family="text"/>
    <style:style style:name="ListLabel_20_4308" style:display-name="ListLabel 4308" style:family="text"/>
    <style:style style:name="ListLabel_20_4309" style:display-name="ListLabel 4309" style:family="text"/>
    <style:style style:name="ListLabel_20_4310" style:display-name="ListLabel 4310" style:family="text"/>
    <style:style style:name="ListLabel_20_4311" style:display-name="ListLabel 4311" style:family="text"/>
    <style:style style:name="ListLabel_20_4312" style:display-name="ListLabel 4312" style:family="text"/>
    <style:style style:name="ListLabel_20_4313" style:display-name="ListLabel 4313" style:family="text"/>
    <style:style style:name="ListLabel_20_4314" style:display-name="ListLabel 4314" style:family="text"/>
    <style:style style:name="ListLabel_20_4315" style:display-name="ListLabel 4315" style:family="text"/>
    <style:style style:name="ListLabel_20_4316" style:display-name="ListLabel 4316" style:family="text"/>
    <style:style style:name="ListLabel_20_4317" style:display-name="ListLabel 4317" style:family="text"/>
    <style:style style:name="ListLabel_20_4318" style:display-name="ListLabel 4318" style:family="text"/>
    <style:style style:name="ListLabel_20_4319" style:display-name="ListLabel 4319" style:family="text"/>
    <style:style style:name="ListLabel_20_4320" style:display-name="ListLabel 4320" style:family="text"/>
    <style:style style:name="ListLabel_20_4321" style:display-name="ListLabel 4321" style:family="text"/>
    <style:style style:name="ListLabel_20_4322" style:display-name="ListLabel 4322" style:family="text"/>
    <style:style style:name="ListLabel_20_4323" style:display-name="ListLabel 4323" style:family="text"/>
    <style:style style:name="ListLabel_20_4324" style:display-name="ListLabel 4324" style:family="text"/>
    <style:style style:name="ListLabel_20_4325" style:display-name="ListLabel 4325" style:family="text"/>
    <style:style style:name="ListLabel_20_4326" style:display-name="ListLabel 4326" style:family="text"/>
    <style:style style:name="ListLabel_20_4327" style:display-name="ListLabel 4327" style:family="text"/>
    <style:style style:name="ListLabel_20_4328" style:display-name="ListLabel 4328" style:family="text"/>
    <style:style style:name="ListLabel_20_4329" style:display-name="ListLabel 4329" style:family="text"/>
    <style:style style:name="ListLabel_20_4330" style:display-name="ListLabel 4330" style:family="text"/>
    <style:style style:name="ListLabel_20_4331" style:display-name="ListLabel 4331" style:family="text"/>
    <style:style style:name="ListLabel_20_4332" style:display-name="ListLabel 4332" style:family="text"/>
    <style:style style:name="ListLabel_20_4333" style:display-name="ListLabel 4333" style:family="text"/>
    <style:style style:name="ListLabel_20_4334" style:display-name="ListLabel 4334" style:family="text"/>
    <style:style style:name="ListLabel_20_4335" style:display-name="ListLabel 4335" style:family="text"/>
    <style:style style:name="ListLabel_20_4336" style:display-name="ListLabel 4336" style:family="text"/>
    <style:style style:name="ListLabel_20_4337" style:display-name="ListLabel 4337" style:family="text"/>
    <style:style style:name="ListLabel_20_4338" style:display-name="ListLabel 4338" style:family="text"/>
    <style:style style:name="ListLabel_20_4339" style:display-name="ListLabel 4339" style:family="text"/>
    <style:style style:name="ListLabel_20_4340" style:display-name="ListLabel 4340" style:family="text"/>
    <style:style style:name="ListLabel_20_4341" style:display-name="ListLabel 4341" style:family="text"/>
    <style:style style:name="ListLabel_20_4342" style:display-name="ListLabel 4342" style:family="text"/>
    <style:style style:name="ListLabel_20_4343" style:display-name="ListLabel 4343" style:family="text"/>
    <style:style style:name="ListLabel_20_4344" style:display-name="ListLabel 4344" style:family="text"/>
    <style:style style:name="ListLabel_20_4345" style:display-name="ListLabel 4345" style:family="text"/>
    <style:style style:name="ListLabel_20_4346" style:display-name="ListLabel 4346" style:family="text"/>
    <style:style style:name="ListLabel_20_4347" style:display-name="ListLabel 4347" style:family="text"/>
    <style:style style:name="ListLabel_20_4348" style:display-name="ListLabel 4348" style:family="text"/>
    <style:style style:name="ListLabel_20_4349" style:display-name="ListLabel 4349" style:family="text"/>
    <style:style style:name="ListLabel_20_4350" style:display-name="ListLabel 4350" style:family="text"/>
    <style:style style:name="ListLabel_20_4351" style:display-name="ListLabel 4351" style:family="text"/>
    <style:style style:name="ListLabel_20_4352" style:display-name="ListLabel 4352" style:family="text"/>
    <style:style style:name="ListLabel_20_4353" style:display-name="ListLabel 4353" style:family="text"/>
    <style:style style:name="ListLabel_20_4354" style:display-name="ListLabel 4354" style:family="text"/>
    <style:style style:name="ListLabel_20_4355" style:display-name="ListLabel 4355" style:family="text"/>
    <style:style style:name="ListLabel_20_4356" style:display-name="ListLabel 4356" style:family="text"/>
    <style:style style:name="ListLabel_20_4357" style:display-name="ListLabel 4357" style:family="text"/>
    <style:style style:name="ListLabel_20_4358" style:display-name="ListLabel 4358" style:family="text"/>
    <style:style style:name="ListLabel_20_4359" style:display-name="ListLabel 4359" style:family="text"/>
    <style:style style:name="ListLabel_20_4360" style:display-name="ListLabel 4360" style:family="text"/>
    <style:style style:name="ListLabel_20_4361" style:display-name="ListLabel 4361" style:family="text"/>
    <style:style style:name="ListLabel_20_4362" style:display-name="ListLabel 4362" style:family="text"/>
    <style:style style:name="ListLabel_20_4363" style:display-name="ListLabel 4363" style:family="text"/>
    <style:style style:name="ListLabel_20_4364" style:display-name="ListLabel 4364" style:family="text"/>
    <style:style style:name="ListLabel_20_4365" style:display-name="ListLabel 4365" style:family="text"/>
    <style:style style:name="ListLabel_20_4366" style:display-name="ListLabel 4366" style:family="text"/>
    <style:style style:name="ListLabel_20_4367" style:display-name="ListLabel 4367" style:family="text"/>
    <style:style style:name="ListLabel_20_4368" style:display-name="ListLabel 4368" style:family="text"/>
    <style:style style:name="ListLabel_20_4369" style:display-name="ListLabel 4369" style:family="text"/>
    <style:style style:name="ListLabel_20_4370" style:display-name="ListLabel 4370" style:family="text"/>
    <style:style style:name="ListLabel_20_4371" style:display-name="ListLabel 4371" style:family="text"/>
    <style:style style:name="ListLabel_20_4372" style:display-name="ListLabel 4372" style:family="text"/>
    <style:style style:name="ListLabel_20_4373" style:display-name="ListLabel 4373" style:family="text"/>
    <style:style style:name="ListLabel_20_4374" style:display-name="ListLabel 4374" style:family="text"/>
    <style:style style:name="ListLabel_20_4375" style:display-name="ListLabel 4375" style:family="text"/>
    <style:style style:name="ListLabel_20_4376" style:display-name="ListLabel 4376" style:family="text"/>
    <style:style style:name="ListLabel_20_4377" style:display-name="ListLabel 4377" style:family="text"/>
    <style:style style:name="ListLabel_20_4378" style:display-name="ListLabel 4378" style:family="text"/>
    <style:style style:name="ListLabel_20_4379" style:display-name="ListLabel 4379" style:family="text"/>
    <style:style style:name="ListLabel_20_4380" style:display-name="ListLabel 4380" style:family="text"/>
    <style:style style:name="ListLabel_20_4381" style:display-name="ListLabel 4381" style:family="text"/>
    <style:style style:name="ListLabel_20_4382" style:display-name="ListLabel 4382" style:family="text"/>
    <style:style style:name="ListLabel_20_4383" style:display-name="ListLabel 4383" style:family="text"/>
    <style:style style:name="ListLabel_20_4384" style:display-name="ListLabel 4384" style:family="text"/>
    <style:style style:name="ListLabel_20_4385" style:display-name="ListLabel 4385" style:family="text"/>
    <style:style style:name="ListLabel_20_4386" style:display-name="ListLabel 4386" style:family="text"/>
    <style:style style:name="ListLabel_20_4387" style:display-name="ListLabel 4387" style:family="text"/>
    <style:style style:name="ListLabel_20_4388" style:display-name="ListLabel 4388" style:family="text"/>
    <style:style style:name="ListLabel_20_4389" style:display-name="ListLabel 4389" style:family="text"/>
    <style:style style:name="ListLabel_20_4390" style:display-name="ListLabel 4390" style:family="text"/>
    <style:style style:name="ListLabel_20_4391" style:display-name="ListLabel 4391" style:family="text"/>
    <style:style style:name="ListLabel_20_4392" style:display-name="ListLabel 4392" style:family="text"/>
    <style:style style:name="ListLabel_20_4393" style:display-name="ListLabel 4393" style:family="text"/>
    <style:style style:name="ListLabel_20_4394" style:display-name="ListLabel 4394" style:family="text"/>
    <style:style style:name="ListLabel_20_4395" style:display-name="ListLabel 4395" style:family="text"/>
    <style:style style:name="ListLabel_20_4396" style:display-name="ListLabel 4396" style:family="text"/>
    <style:style style:name="ListLabel_20_4397" style:display-name="ListLabel 4397" style:family="text"/>
    <style:style style:name="ListLabel_20_4398" style:display-name="ListLabel 4398" style:family="text"/>
    <style:style style:name="ListLabel_20_4399" style:display-name="ListLabel 4399" style:family="text"/>
    <style:style style:name="ListLabel_20_4400" style:display-name="ListLabel 4400" style:family="text"/>
    <style:style style:name="ListLabel_20_4401" style:display-name="ListLabel 4401" style:family="text"/>
    <style:style style:name="ListLabel_20_4402" style:display-name="ListLabel 4402" style:family="text"/>
    <style:style style:name="ListLabel_20_4403" style:display-name="ListLabel 4403" style:family="text"/>
    <style:style style:name="ListLabel_20_4404" style:display-name="ListLabel 4404" style:family="text"/>
    <style:style style:name="ListLabel_20_4405" style:display-name="ListLabel 4405" style:family="text"/>
    <style:style style:name="ListLabel_20_4406" style:display-name="ListLabel 4406" style:family="text"/>
    <style:style style:name="ListLabel_20_4407" style:display-name="ListLabel 4407" style:family="text"/>
    <style:style style:name="ListLabel_20_4408" style:display-name="ListLabel 4408" style:family="text"/>
    <style:style style:name="ListLabel_20_4409" style:display-name="ListLabel 4409" style:family="text"/>
    <style:style style:name="ListLabel_20_4410" style:display-name="ListLabel 4410" style:family="text"/>
    <style:style style:name="ListLabel_20_4411" style:display-name="ListLabel 4411" style:family="text"/>
    <style:style style:name="ListLabel_20_4412" style:display-name="ListLabel 4412" style:family="text"/>
    <style:style style:name="ListLabel_20_4413" style:display-name="ListLabel 4413" style:family="text"/>
    <style:style style:name="ListLabel_20_4414" style:display-name="ListLabel 4414" style:family="text"/>
    <style:style style:name="ListLabel_20_4415" style:display-name="ListLabel 4415" style:family="text"/>
    <style:style style:name="ListLabel_20_4416" style:display-name="ListLabel 4416" style:family="text"/>
    <style:style style:name="ListLabel_20_4417" style:display-name="ListLabel 4417" style:family="text"/>
    <style:style style:name="ListLabel_20_4418" style:display-name="ListLabel 4418" style:family="text"/>
    <style:style style:name="ListLabel_20_4419" style:display-name="ListLabel 4419" style:family="text"/>
    <style:style style:name="ListLabel_20_4420" style:display-name="ListLabel 4420" style:family="text"/>
    <style:style style:name="ListLabel_20_4421" style:display-name="ListLabel 4421" style:family="text"/>
    <style:style style:name="ListLabel_20_4422" style:display-name="ListLabel 4422" style:family="text"/>
    <style:style style:name="ListLabel_20_4423" style:display-name="ListLabel 4423" style:family="text"/>
    <style:style style:name="ListLabel_20_4424" style:display-name="ListLabel 4424" style:family="text"/>
    <style:style style:name="ListLabel_20_4425" style:display-name="ListLabel 4425" style:family="text"/>
    <style:style style:name="ListLabel_20_4426" style:display-name="ListLabel 4426" style:family="text"/>
    <style:style style:name="ListLabel_20_4427" style:display-name="ListLabel 4427" style:family="text"/>
    <style:style style:name="ListLabel_20_4428" style:display-name="ListLabel 4428" style:family="text"/>
    <style:style style:name="ListLabel_20_4429" style:display-name="ListLabel 4429" style:family="text"/>
    <style:style style:name="ListLabel_20_4430" style:display-name="ListLabel 4430" style:family="text"/>
    <style:style style:name="ListLabel_20_4431" style:display-name="ListLabel 4431" style:family="text"/>
    <style:style style:name="ListLabel_20_4432" style:display-name="ListLabel 4432" style:family="text"/>
    <style:style style:name="ListLabel_20_4433" style:display-name="ListLabel 4433" style:family="text"/>
    <style:style style:name="ListLabel_20_4434" style:display-name="ListLabel 4434" style:family="text"/>
    <style:style style:name="ListLabel_20_4435" style:display-name="ListLabel 4435" style:family="text"/>
    <style:style style:name="ListLabel_20_4436" style:display-name="ListLabel 4436" style:family="text"/>
    <style:style style:name="ListLabel_20_4437" style:display-name="ListLabel 4437" style:family="text"/>
    <style:style style:name="ListLabel_20_4438" style:display-name="ListLabel 4438" style:family="text"/>
    <style:style style:name="ListLabel_20_4439" style:display-name="ListLabel 4439" style:family="text"/>
    <style:style style:name="ListLabel_20_4440" style:display-name="ListLabel 4440" style:family="text"/>
    <style:style style:name="ListLabel_20_4441" style:display-name="ListLabel 4441" style:family="text"/>
    <style:style style:name="ListLabel_20_4442" style:display-name="ListLabel 4442" style:family="text"/>
    <style:style style:name="ListLabel_20_4443" style:display-name="ListLabel 4443" style:family="text"/>
    <style:style style:name="ListLabel_20_4444" style:display-name="ListLabel 4444" style:family="text"/>
    <style:style style:name="ListLabel_20_4445" style:display-name="ListLabel 4445" style:family="text"/>
    <style:style style:name="ListLabel_20_4446" style:display-name="ListLabel 4446" style:family="text"/>
    <style:style style:name="ListLabel_20_4447" style:display-name="ListLabel 4447" style:family="text"/>
    <style:style style:name="ListLabel_20_4448" style:display-name="ListLabel 4448" style:family="text"/>
    <style:style style:name="ListLabel_20_4449" style:display-name="ListLabel 4449" style:family="text"/>
    <style:style style:name="ListLabel_20_4450" style:display-name="ListLabel 4450" style:family="text"/>
    <style:style style:name="ListLabel_20_4451" style:display-name="ListLabel 4451" style:family="text"/>
    <style:style style:name="ListLabel_20_4452" style:display-name="ListLabel 4452" style:family="text"/>
    <style:style style:name="ListLabel_20_4453" style:display-name="ListLabel 4453" style:family="text"/>
    <style:style style:name="ListLabel_20_4454" style:display-name="ListLabel 4454" style:family="text"/>
    <style:style style:name="ListLabel_20_4455" style:display-name="ListLabel 4455" style:family="text"/>
    <style:style style:name="ListLabel_20_4456" style:display-name="ListLabel 4456" style:family="text"/>
    <style:style style:name="ListLabel_20_4457" style:display-name="ListLabel 4457" style:family="text"/>
    <style:style style:name="ListLabel_20_4458" style:display-name="ListLabel 4458" style:family="text"/>
    <style:style style:name="ListLabel_20_4459" style:display-name="ListLabel 4459" style:family="text"/>
    <style:style style:name="ListLabel_20_4460" style:display-name="ListLabel 4460" style:family="text"/>
    <style:style style:name="ListLabel_20_4461" style:display-name="ListLabel 4461" style:family="text"/>
    <style:style style:name="ListLabel_20_4462" style:display-name="ListLabel 4462" style:family="text"/>
    <style:style style:name="ListLabel_20_4463" style:display-name="ListLabel 4463" style:family="text"/>
    <style:style style:name="ListLabel_20_4464" style:display-name="ListLabel 4464" style:family="text"/>
    <style:style style:name="ListLabel_20_4465" style:display-name="ListLabel 4465" style:family="text"/>
    <style:style style:name="ListLabel_20_4466" style:display-name="ListLabel 4466" style:family="text"/>
    <style:style style:name="ListLabel_20_4467" style:display-name="ListLabel 4467" style:family="text"/>
    <style:style style:name="ListLabel_20_4468" style:display-name="ListLabel 4468" style:family="text"/>
    <style:style style:name="ListLabel_20_4469" style:display-name="ListLabel 4469" style:family="text"/>
    <style:style style:name="ListLabel_20_4470" style:display-name="ListLabel 4470" style:family="text"/>
    <style:style style:name="ListLabel_20_4471" style:display-name="ListLabel 4471" style:family="text"/>
    <style:style style:name="ListLabel_20_4472" style:display-name="ListLabel 4472" style:family="text"/>
    <style:style style:name="ListLabel_20_4473" style:display-name="ListLabel 4473" style:family="text"/>
    <style:style style:name="ListLabel_20_4474" style:display-name="ListLabel 4474" style:family="text"/>
    <style:style style:name="ListLabel_20_4475" style:display-name="ListLabel 4475" style:family="text"/>
    <style:style style:name="ListLabel_20_4476" style:display-name="ListLabel 4476" style:family="text"/>
    <style:style style:name="ListLabel_20_4477" style:display-name="ListLabel 4477" style:family="text"/>
    <style:style style:name="ListLabel_20_4478" style:display-name="ListLabel 4478" style:family="text"/>
    <style:style style:name="ListLabel_20_4479" style:display-name="ListLabel 4479" style:family="text"/>
    <style:style style:name="ListLabel_20_4480" style:display-name="ListLabel 4480" style:family="text"/>
    <style:style style:name="ListLabel_20_4481" style:display-name="ListLabel 4481" style:family="text"/>
    <style:style style:name="ListLabel_20_4482" style:display-name="ListLabel 4482" style:family="text"/>
    <style:style style:name="ListLabel_20_4483" style:display-name="ListLabel 4483" style:family="text"/>
    <style:style style:name="ListLabel_20_4484" style:display-name="ListLabel 4484" style:family="text"/>
    <style:style style:name="ListLabel_20_4485" style:display-name="ListLabel 4485" style:family="text"/>
    <style:style style:name="ListLabel_20_4486" style:display-name="ListLabel 4486" style:family="text"/>
    <style:style style:name="ListLabel_20_4487" style:display-name="ListLabel 4487" style:family="text"/>
    <style:style style:name="ListLabel_20_4488" style:display-name="ListLabel 4488" style:family="text"/>
    <style:style style:name="ListLabel_20_4489" style:display-name="ListLabel 4489" style:family="text"/>
    <style:style style:name="ListLabel_20_4490" style:display-name="ListLabel 4490" style:family="text"/>
    <style:style style:name="ListLabel_20_4491" style:display-name="ListLabel 4491" style:family="text"/>
    <style:style style:name="ListLabel_20_4492" style:display-name="ListLabel 4492" style:family="text"/>
    <style:style style:name="ListLabel_20_4493" style:display-name="ListLabel 4493" style:family="text"/>
    <style:style style:name="ListLabel_20_4494" style:display-name="ListLabel 4494" style:family="text"/>
    <style:style style:name="ListLabel_20_4495" style:display-name="ListLabel 4495" style:family="text"/>
    <style:style style:name="ListLabel_20_4496" style:display-name="ListLabel 4496" style:family="text"/>
    <style:style style:name="ListLabel_20_4497" style:display-name="ListLabel 4497" style:family="text"/>
    <style:style style:name="ListLabel_20_4498" style:display-name="ListLabel 4498" style:family="text"/>
    <style:style style:name="ListLabel_20_4499" style:display-name="ListLabel 4499" style:family="text"/>
    <style:style style:name="ListLabel_20_4500" style:display-name="ListLabel 4500" style:family="text"/>
    <style:style style:name="ListLabel_20_4501" style:display-name="ListLabel 4501" style:family="text"/>
    <style:style style:name="ListLabel_20_4502" style:display-name="ListLabel 4502" style:family="text"/>
    <style:style style:name="ListLabel_20_4503" style:display-name="ListLabel 4503" style:family="text"/>
    <style:style style:name="ListLabel_20_4504" style:display-name="ListLabel 4504" style:family="text"/>
    <style:style style:name="ListLabel_20_4505" style:display-name="ListLabel 4505" style:family="text"/>
    <style:style style:name="ListLabel_20_4506" style:display-name="ListLabel 4506" style:family="text"/>
    <style:style style:name="ListLabel_20_4507" style:display-name="ListLabel 4507" style:family="text"/>
    <style:style style:name="ListLabel_20_4508" style:display-name="ListLabel 4508" style:family="text"/>
    <style:style style:name="ListLabel_20_4509" style:display-name="ListLabel 4509" style:family="text"/>
    <style:style style:name="ListLabel_20_4510" style:display-name="ListLabel 4510" style:family="text"/>
    <style:style style:name="ListLabel_20_4511" style:display-name="ListLabel 4511" style:family="text"/>
    <style:style style:name="ListLabel_20_4512" style:display-name="ListLabel 4512" style:family="text"/>
    <style:style style:name="ListLabel_20_4513" style:display-name="ListLabel 4513" style:family="text"/>
    <style:style style:name="ListLabel_20_4514" style:display-name="ListLabel 4514" style:family="text"/>
    <style:style style:name="ListLabel_20_4515" style:display-name="ListLabel 4515" style:family="text"/>
    <style:style style:name="ListLabel_20_4516" style:display-name="ListLabel 4516" style:family="text"/>
    <style:style style:name="ListLabel_20_4517" style:display-name="ListLabel 4517" style:family="text"/>
    <style:style style:name="ListLabel_20_4518" style:display-name="ListLabel 4518" style:family="text"/>
    <style:style style:name="ListLabel_20_4519" style:display-name="ListLabel 4519" style:family="text"/>
    <style:style style:name="ListLabel_20_4520" style:display-name="ListLabel 4520" style:family="text"/>
    <style:style style:name="ListLabel_20_4521" style:display-name="ListLabel 4521" style:family="text"/>
    <style:style style:name="ListLabel_20_4522" style:display-name="ListLabel 4522" style:family="text"/>
    <style:style style:name="ListLabel_20_4523" style:display-name="ListLabel 4523" style:family="text"/>
    <style:style style:name="ListLabel_20_4524" style:display-name="ListLabel 4524" style:family="text"/>
    <style:style style:name="ListLabel_20_4525" style:display-name="ListLabel 4525" style:family="text"/>
    <style:style style:name="ListLabel_20_4526" style:display-name="ListLabel 4526" style:family="text"/>
    <style:style style:name="ListLabel_20_4527" style:display-name="ListLabel 4527" style:family="text"/>
    <style:style style:name="ListLabel_20_4528" style:display-name="ListLabel 4528" style:family="text"/>
    <style:style style:name="ListLabel_20_4529" style:display-name="ListLabel 4529" style:family="text"/>
    <style:style style:name="ListLabel_20_4530" style:display-name="ListLabel 4530" style:family="text"/>
    <style:style style:name="ListLabel_20_4531" style:display-name="ListLabel 4531" style:family="text"/>
    <style:style style:name="ListLabel_20_4532" style:display-name="ListLabel 4532" style:family="text"/>
    <style:style style:name="ListLabel_20_4533" style:display-name="ListLabel 4533" style:family="text"/>
    <style:style style:name="ListLabel_20_4534" style:display-name="ListLabel 4534" style:family="text"/>
    <style:style style:name="ListLabel_20_4535" style:display-name="ListLabel 4535" style:family="text"/>
    <style:style style:name="ListLabel_20_4536" style:display-name="ListLabel 4536" style:family="text"/>
    <style:style style:name="ListLabel_20_4537" style:display-name="ListLabel 4537" style:family="text"/>
    <style:style style:name="ListLabel_20_4538" style:display-name="ListLabel 4538" style:family="text"/>
    <style:style style:name="ListLabel_20_4539" style:display-name="ListLabel 4539" style:family="text"/>
    <style:style style:name="ListLabel_20_4540" style:display-name="ListLabel 4540" style:family="text"/>
    <style:style style:name="ListLabel_20_4541" style:display-name="ListLabel 4541" style:family="text"/>
    <style:style style:name="ListLabel_20_4542" style:display-name="ListLabel 4542" style:family="text"/>
    <style:style style:name="ListLabel_20_4543" style:display-name="ListLabel 4543" style:family="text"/>
    <style:style style:name="ListLabel_20_4544" style:display-name="ListLabel 4544" style:family="text"/>
    <style:style style:name="ListLabel_20_4545" style:display-name="ListLabel 4545" style:family="text"/>
    <style:style style:name="ListLabel_20_4546" style:display-name="ListLabel 4546" style:family="text"/>
    <style:style style:name="ListLabel_20_4547" style:display-name="ListLabel 4547" style:family="text"/>
    <style:style style:name="ListLabel_20_4548" style:display-name="ListLabel 4548" style:family="text"/>
    <style:style style:name="ListLabel_20_4549" style:display-name="ListLabel 4549" style:family="text"/>
    <style:style style:name="ListLabel_20_4550" style:display-name="ListLabel 4550" style:family="text"/>
    <style:style style:name="ListLabel_20_4551" style:display-name="ListLabel 4551" style:family="text"/>
    <style:style style:name="ListLabel_20_4552" style:display-name="ListLabel 4552" style:family="text"/>
    <style:style style:name="ListLabel_20_4553" style:display-name="ListLabel 4553" style:family="text"/>
    <style:style style:name="ListLabel_20_4554" style:display-name="ListLabel 4554" style:family="text"/>
    <style:style style:name="ListLabel_20_4555" style:display-name="ListLabel 4555" style:family="text"/>
    <style:style style:name="ListLabel_20_4556" style:display-name="ListLabel 4556" style:family="text"/>
    <style:style style:name="ListLabel_20_4557" style:display-name="ListLabel 4557" style:family="text"/>
    <style:style style:name="ListLabel_20_4558" style:display-name="ListLabel 4558" style:family="text"/>
    <style:style style:name="ListLabel_20_4559" style:display-name="ListLabel 4559" style:family="text"/>
    <style:style style:name="ListLabel_20_4560" style:display-name="ListLabel 4560" style:family="text"/>
    <style:style style:name="ListLabel_20_4561" style:display-name="ListLabel 4561" style:family="text"/>
    <style:style style:name="ListLabel_20_4562" style:display-name="ListLabel 4562" style:family="text"/>
    <style:style style:name="ListLabel_20_4563" style:display-name="ListLabel 4563" style:family="text"/>
    <style:style style:name="ListLabel_20_4564" style:display-name="ListLabel 4564" style:family="text"/>
    <style:style style:name="ListLabel_20_4565" style:display-name="ListLabel 4565" style:family="text"/>
    <style:style style:name="ListLabel_20_4566" style:display-name="ListLabel 4566" style:family="text"/>
    <style:style style:name="ListLabel_20_4567" style:display-name="ListLabel 4567" style:family="text"/>
    <style:style style:name="ListLabel_20_4568" style:display-name="ListLabel 4568" style:family="text"/>
    <style:style style:name="ListLabel_20_4569" style:display-name="ListLabel 4569" style:family="text"/>
    <style:style style:name="ListLabel_20_4570" style:display-name="ListLabel 4570" style:family="text"/>
    <style:style style:name="ListLabel_20_4571" style:display-name="ListLabel 4571" style:family="text"/>
    <style:style style:name="ListLabel_20_4572" style:display-name="ListLabel 4572" style:family="text"/>
    <style:style style:name="ListLabel_20_4573" style:display-name="ListLabel 4573" style:family="text"/>
    <style:style style:name="ListLabel_20_4574" style:display-name="ListLabel 4574" style:family="text"/>
    <style:style style:name="ListLabel_20_4575" style:display-name="ListLabel 4575" style:family="text"/>
    <style:style style:name="ListLabel_20_4576" style:display-name="ListLabel 4576" style:family="text"/>
    <style:style style:name="ListLabel_20_4577" style:display-name="ListLabel 4577" style:family="text"/>
    <style:style style:name="ListLabel_20_4578" style:display-name="ListLabel 4578" style:family="text"/>
    <style:style style:name="ListLabel_20_4579" style:display-name="ListLabel 4579" style:family="text"/>
    <style:style style:name="ListLabel_20_4580" style:display-name="ListLabel 4580" style:family="text"/>
    <style:style style:name="ListLabel_20_4581" style:display-name="ListLabel 4581" style:family="text"/>
    <style:style style:name="ListLabel_20_4582" style:display-name="ListLabel 4582" style:family="text"/>
    <style:style style:name="ListLabel_20_4583" style:display-name="ListLabel 4583" style:family="text"/>
    <style:style style:name="ListLabel_20_4584" style:display-name="ListLabel 4584" style:family="text"/>
    <style:style style:name="ListLabel_20_4585" style:display-name="ListLabel 4585" style:family="text"/>
    <style:style style:name="ListLabel_20_4586" style:display-name="ListLabel 4586" style:family="text"/>
    <style:style style:name="ListLabel_20_4587" style:display-name="ListLabel 4587" style:family="text"/>
    <style:style style:name="ListLabel_20_4588" style:display-name="ListLabel 4588" style:family="text"/>
    <style:style style:name="ListLabel_20_4589" style:display-name="ListLabel 4589" style:family="text"/>
    <style:style style:name="ListLabel_20_4590" style:display-name="ListLabel 4590" style:family="text"/>
    <style:style style:name="ListLabel_20_4591" style:display-name="ListLabel 4591" style:family="text"/>
    <style:style style:name="ListLabel_20_4592" style:display-name="ListLabel 4592" style:family="text"/>
    <style:style style:name="ListLabel_20_4593" style:display-name="ListLabel 4593" style:family="text"/>
    <style:style style:name="ListLabel_20_4594" style:display-name="ListLabel 4594" style:family="text"/>
    <style:style style:name="ListLabel_20_4595" style:display-name="ListLabel 4595" style:family="text"/>
    <style:style style:name="ListLabel_20_4596" style:display-name="ListLabel 4596" style:family="text"/>
    <style:style style:name="ListLabel_20_4597" style:display-name="ListLabel 4597" style:family="text"/>
    <style:style style:name="ListLabel_20_4598" style:display-name="ListLabel 4598" style:family="text"/>
    <style:style style:name="ListLabel_20_4599" style:display-name="ListLabel 4599" style:family="text"/>
    <style:style style:name="ListLabel_20_4600" style:display-name="ListLabel 4600" style:family="text"/>
    <style:style style:name="ListLabel_20_4601" style:display-name="ListLabel 4601" style:family="text"/>
    <style:style style:name="ListLabel_20_4602" style:display-name="ListLabel 4602" style:family="text"/>
    <style:style style:name="ListLabel_20_4603" style:display-name="ListLabel 4603" style:family="text"/>
    <style:style style:name="ListLabel_20_4604" style:display-name="ListLabel 4604" style:family="text"/>
    <style:style style:name="ListLabel_20_4605" style:display-name="ListLabel 4605" style:family="text"/>
    <style:style style:name="ListLabel_20_4606" style:display-name="ListLabel 4606" style:family="text"/>
    <style:style style:name="ListLabel_20_4607" style:display-name="ListLabel 4607" style:family="text"/>
    <style:style style:name="ListLabel_20_4608" style:display-name="ListLabel 4608" style:family="text"/>
    <style:style style:name="ListLabel_20_4609" style:display-name="ListLabel 4609" style:family="text"/>
    <style:style style:name="ListLabel_20_4610" style:display-name="ListLabel 4610" style:family="text"/>
    <style:style style:name="ListLabel_20_4611" style:display-name="ListLabel 4611" style:family="text"/>
    <style:style style:name="ListLabel_20_4612" style:display-name="ListLabel 4612" style:family="text"/>
    <style:style style:name="ListLabel_20_4613" style:display-name="ListLabel 4613" style:family="text"/>
    <style:style style:name="ListLabel_20_4614" style:display-name="ListLabel 4614" style:family="text"/>
    <style:style style:name="ListLabel_20_4615" style:display-name="ListLabel 4615" style:family="text"/>
    <style:style style:name="ListLabel_20_4616" style:display-name="ListLabel 4616" style:family="text"/>
    <style:style style:name="ListLabel_20_4617" style:display-name="ListLabel 4617" style:family="text"/>
    <style:style style:name="ListLabel_20_4618" style:display-name="ListLabel 4618" style:family="text"/>
    <style:style style:name="ListLabel_20_4619" style:display-name="ListLabel 4619" style:family="text"/>
    <style:style style:name="ListLabel_20_4620" style:display-name="ListLabel 4620" style:family="text"/>
    <style:style style:name="ListLabel_20_4621" style:display-name="ListLabel 4621" style:family="text"/>
    <style:style style:name="ListLabel_20_4622" style:display-name="ListLabel 4622" style:family="text"/>
    <style:style style:name="ListLabel_20_4623" style:display-name="ListLabel 4623" style:family="text"/>
    <style:style style:name="ListLabel_20_4624" style:display-name="ListLabel 4624" style:family="text"/>
    <style:style style:name="ListLabel_20_4625" style:display-name="ListLabel 4625" style:family="text"/>
    <style:style style:name="ListLabel_20_4626" style:display-name="ListLabel 4626" style:family="text"/>
    <style:style style:name="ListLabel_20_4627" style:display-name="ListLabel 4627" style:family="text"/>
    <style:style style:name="ListLabel_20_4628" style:display-name="ListLabel 4628" style:family="text"/>
    <style:style style:name="ListLabel_20_4629" style:display-name="ListLabel 4629" style:family="text"/>
    <style:style style:name="ListLabel_20_4630" style:display-name="ListLabel 4630" style:family="text"/>
    <style:style style:name="ListLabel_20_4631" style:display-name="ListLabel 4631" style:family="text"/>
    <style:style style:name="ListLabel_20_4632" style:display-name="ListLabel 4632" style:family="text"/>
    <style:style style:name="ListLabel_20_4633" style:display-name="ListLabel 4633" style:family="text"/>
    <style:style style:name="ListLabel_20_4634" style:display-name="ListLabel 4634" style:family="text"/>
    <style:style style:name="ListLabel_20_4635" style:display-name="ListLabel 4635" style:family="text"/>
    <style:style style:name="ListLabel_20_4636" style:display-name="ListLabel 4636" style:family="text"/>
    <style:style style:name="ListLabel_20_4637" style:display-name="ListLabel 4637" style:family="text"/>
    <style:style style:name="ListLabel_20_4638" style:display-name="ListLabel 4638" style:family="text"/>
    <style:style style:name="ListLabel_20_4639" style:display-name="ListLabel 4639" style:family="text"/>
    <style:style style:name="ListLabel_20_4640" style:display-name="ListLabel 4640" style:family="text"/>
    <style:style style:name="ListLabel_20_4641" style:display-name="ListLabel 4641" style:family="text"/>
    <style:style style:name="ListLabel_20_4642" style:display-name="ListLabel 4642" style:family="text"/>
    <style:style style:name="ListLabel_20_4643" style:display-name="ListLabel 4643" style:family="text"/>
    <style:style style:name="ListLabel_20_4644" style:display-name="ListLabel 4644" style:family="text"/>
    <style:style style:name="ListLabel_20_4645" style:display-name="ListLabel 4645" style:family="text"/>
    <style:style style:name="ListLabel_20_4646" style:display-name="ListLabel 4646" style:family="text"/>
    <style:style style:name="ListLabel_20_4647" style:display-name="ListLabel 4647" style:family="text"/>
    <style:style style:name="ListLabel_20_4648" style:display-name="ListLabel 4648" style:family="text"/>
    <style:style style:name="ListLabel_20_4649" style:display-name="ListLabel 4649" style:family="text"/>
    <style:style style:name="ListLabel_20_4650" style:display-name="ListLabel 4650" style:family="text"/>
    <style:style style:name="ListLabel_20_4651" style:display-name="ListLabel 4651" style:family="text"/>
    <style:style style:name="ListLabel_20_4652" style:display-name="ListLabel 4652" style:family="text"/>
    <style:style style:name="ListLabel_20_4653" style:display-name="ListLabel 4653" style:family="text"/>
    <style:style style:name="ListLabel_20_4654" style:display-name="ListLabel 4654" style:family="text"/>
    <style:style style:name="ListLabel_20_4655" style:display-name="ListLabel 4655" style:family="text"/>
    <style:style style:name="ListLabel_20_4656" style:display-name="ListLabel 4656" style:family="text"/>
    <style:style style:name="ListLabel_20_4657" style:display-name="ListLabel 4657" style:family="text"/>
    <style:style style:name="ListLabel_20_4658" style:display-name="ListLabel 4658" style:family="text"/>
    <style:style style:name="ListLabel_20_4659" style:display-name="ListLabel 4659" style:family="text"/>
    <style:style style:name="ListLabel_20_4660" style:display-name="ListLabel 4660" style:family="text"/>
    <style:style style:name="ListLabel_20_4661" style:display-name="ListLabel 4661" style:family="text"/>
    <style:style style:name="ListLabel_20_4662" style:display-name="ListLabel 4662" style:family="text"/>
    <style:style style:name="ListLabel_20_4663" style:display-name="ListLabel 4663" style:family="text"/>
    <style:style style:name="ListLabel_20_4664" style:display-name="ListLabel 4664" style:family="text"/>
    <style:style style:name="ListLabel_20_4665" style:display-name="ListLabel 4665" style:family="text"/>
    <style:style style:name="ListLabel_20_4666" style:display-name="ListLabel 4666" style:family="text"/>
    <style:style style:name="ListLabel_20_4667" style:display-name="ListLabel 4667" style:family="text"/>
    <style:style style:name="ListLabel_20_4668" style:display-name="ListLabel 4668" style:family="text"/>
    <style:style style:name="ListLabel_20_4669" style:display-name="ListLabel 4669" style:family="text"/>
    <style:style style:name="ListLabel_20_4670" style:display-name="ListLabel 4670" style:family="text"/>
    <style:style style:name="ListLabel_20_4671" style:display-name="ListLabel 4671" style:family="text"/>
    <style:style style:name="ListLabel_20_4672" style:display-name="ListLabel 4672" style:family="text"/>
    <style:style style:name="ListLabel_20_4673" style:display-name="ListLabel 4673" style:family="text"/>
    <style:style style:name="ListLabel_20_4674" style:display-name="ListLabel 4674" style:family="text"/>
    <style:style style:name="ListLabel_20_4675" style:display-name="ListLabel 4675" style:family="text"/>
    <style:style style:name="ListLabel_20_4676" style:display-name="ListLabel 4676" style:family="text"/>
    <style:style style:name="ListLabel_20_4677" style:display-name="ListLabel 4677" style:family="text"/>
    <style:style style:name="ListLabel_20_4678" style:display-name="ListLabel 4678" style:family="text"/>
    <style:style style:name="ListLabel_20_4679" style:display-name="ListLabel 4679" style:family="text"/>
    <style:style style:name="ListLabel_20_4680" style:display-name="ListLabel 4680" style:family="text"/>
    <style:style style:name="ListLabel_20_4681" style:display-name="ListLabel 4681" style:family="text"/>
    <style:style style:name="ListLabel_20_4682" style:display-name="ListLabel 4682" style:family="text"/>
    <style:style style:name="ListLabel_20_4683" style:display-name="ListLabel 4683" style:family="text"/>
    <style:style style:name="ListLabel_20_4684" style:display-name="ListLabel 4684" style:family="text"/>
    <style:style style:name="ListLabel_20_4685" style:display-name="ListLabel 4685" style:family="text"/>
    <style:style style:name="ListLabel_20_4686" style:display-name="ListLabel 4686" style:family="text"/>
    <style:style style:name="ListLabel_20_4687" style:display-name="ListLabel 4687" style:family="text"/>
    <style:style style:name="ListLabel_20_4688" style:display-name="ListLabel 4688" style:family="text"/>
    <style:style style:name="ListLabel_20_4689" style:display-name="ListLabel 4689" style:family="text"/>
    <style:style style:name="ListLabel_20_4690" style:display-name="ListLabel 4690" style:family="text"/>
    <style:style style:name="ListLabel_20_4691" style:display-name="ListLabel 4691" style:family="text"/>
    <style:style style:name="ListLabel_20_4692" style:display-name="ListLabel 4692" style:family="text"/>
    <style:style style:name="ListLabel_20_4693" style:display-name="ListLabel 4693" style:family="text"/>
    <style:style style:name="ListLabel_20_4694" style:display-name="ListLabel 4694" style:family="text"/>
    <style:style style:name="ListLabel_20_4695" style:display-name="ListLabel 4695" style:family="text"/>
    <style:style style:name="ListLabel_20_4696" style:display-name="ListLabel 4696" style:family="text"/>
    <style:style style:name="ListLabel_20_4697" style:display-name="ListLabel 4697" style:family="text"/>
    <style:style style:name="ListLabel_20_4698" style:display-name="ListLabel 4698" style:family="text"/>
    <style:style style:name="ListLabel_20_4699" style:display-name="ListLabel 4699" style:family="text"/>
    <style:style style:name="ListLabel_20_4700" style:display-name="ListLabel 4700" style:family="text"/>
    <style:style style:name="ListLabel_20_4701" style:display-name="ListLabel 4701" style:family="text"/>
    <style:style style:name="ListLabel_20_4702" style:display-name="ListLabel 4702" style:family="text"/>
    <style:style style:name="ListLabel_20_4703" style:display-name="ListLabel 4703" style:family="text"/>
    <style:style style:name="ListLabel_20_4704" style:display-name="ListLabel 4704" style:family="text"/>
    <style:style style:name="ListLabel_20_4705" style:display-name="ListLabel 4705" style:family="text"/>
    <style:style style:name="ListLabel_20_4706" style:display-name="ListLabel 4706" style:family="text"/>
    <style:style style:name="ListLabel_20_4707" style:display-name="ListLabel 4707" style:family="text"/>
    <style:style style:name="ListLabel_20_4708" style:display-name="ListLabel 4708" style:family="text"/>
    <style:style style:name="ListLabel_20_4709" style:display-name="ListLabel 4709" style:family="text"/>
    <style:style style:name="ListLabel_20_4710" style:display-name="ListLabel 4710" style:family="text"/>
    <style:style style:name="ListLabel_20_4711" style:display-name="ListLabel 4711" style:family="text"/>
    <style:style style:name="ListLabel_20_4712" style:display-name="ListLabel 4712" style:family="text"/>
    <style:style style:name="ListLabel_20_4713" style:display-name="ListLabel 4713" style:family="text"/>
    <style:style style:name="ListLabel_20_4714" style:display-name="ListLabel 4714" style:family="text"/>
    <style:style style:name="ListLabel_20_4715" style:display-name="ListLabel 4715" style:family="text"/>
    <style:style style:name="ListLabel_20_4716" style:display-name="ListLabel 4716" style:family="text"/>
    <style:style style:name="ListLabel_20_4717" style:display-name="ListLabel 4717" style:family="text"/>
    <style:style style:name="ListLabel_20_4718" style:display-name="ListLabel 4718" style:family="text"/>
    <style:style style:name="ListLabel_20_4719" style:display-name="ListLabel 4719" style:family="text"/>
    <style:style style:name="ListLabel_20_4720" style:display-name="ListLabel 4720" style:family="text"/>
    <style:style style:name="ListLabel_20_4721" style:display-name="ListLabel 4721" style:family="text"/>
    <style:style style:name="ListLabel_20_4722" style:display-name="ListLabel 4722" style:family="text"/>
    <style:style style:name="ListLabel_20_4723" style:display-name="ListLabel 4723" style:family="text"/>
    <style:style style:name="ListLabel_20_4724" style:display-name="ListLabel 4724" style:family="text"/>
    <style:style style:name="ListLabel_20_4725" style:display-name="ListLabel 4725" style:family="text"/>
    <style:style style:name="ListLabel_20_4726" style:display-name="ListLabel 4726" style:family="text"/>
    <style:style style:name="ListLabel_20_4727" style:display-name="ListLabel 4727" style:family="text"/>
    <style:style style:name="ListLabel_20_4728" style:display-name="ListLabel 4728" style:family="text"/>
    <style:style style:name="ListLabel_20_4729" style:display-name="ListLabel 4729" style:family="text"/>
    <style:style style:name="ListLabel_20_4730" style:display-name="ListLabel 4730" style:family="text"/>
    <style:style style:name="ListLabel_20_4731" style:display-name="ListLabel 4731" style:family="text"/>
    <style:style style:name="ListLabel_20_4732" style:display-name="ListLabel 4732" style:family="text"/>
    <style:style style:name="ListLabel_20_4733" style:display-name="ListLabel 4733" style:family="text"/>
    <style:style style:name="ListLabel_20_4734" style:display-name="ListLabel 4734" style:family="text"/>
    <style:style style:name="ListLabel_20_4735" style:display-name="ListLabel 4735" style:family="text"/>
    <style:style style:name="ListLabel_20_4736" style:display-name="ListLabel 4736" style:family="text"/>
    <style:style style:name="ListLabel_20_4737" style:display-name="ListLabel 4737" style:family="text"/>
    <style:style style:name="ListLabel_20_4738" style:display-name="ListLabel 4738" style:family="text"/>
    <style:style style:name="ListLabel_20_4739" style:display-name="ListLabel 4739" style:family="text"/>
    <style:style style:name="ListLabel_20_4740" style:display-name="ListLabel 4740" style:family="text"/>
    <style:style style:name="ListLabel_20_4741" style:display-name="ListLabel 4741" style:family="text"/>
    <style:style style:name="ListLabel_20_4742" style:display-name="ListLabel 4742" style:family="text"/>
    <style:style style:name="ListLabel_20_4743" style:display-name="ListLabel 4743" style:family="text"/>
    <style:style style:name="ListLabel_20_4744" style:display-name="ListLabel 4744" style:family="text"/>
    <style:style style:name="ListLabel_20_4745" style:display-name="ListLabel 4745" style:family="text"/>
    <style:style style:name="ListLabel_20_4746" style:display-name="ListLabel 4746" style:family="text"/>
    <style:style style:name="ListLabel_20_4747" style:display-name="ListLabel 4747" style:family="text"/>
    <style:style style:name="ListLabel_20_4748" style:display-name="ListLabel 4748" style:family="text"/>
    <style:style style:name="ListLabel_20_4749" style:display-name="ListLabel 4749" style:family="text"/>
    <style:style style:name="ListLabel_20_4750" style:display-name="ListLabel 4750" style:family="text"/>
    <style:style style:name="ListLabel_20_4751" style:display-name="ListLabel 4751" style:family="text"/>
    <style:style style:name="ListLabel_20_4752" style:display-name="ListLabel 4752" style:family="text"/>
    <style:style style:name="ListLabel_20_4753" style:display-name="ListLabel 4753" style:family="text"/>
    <style:style style:name="ListLabel_20_4754" style:display-name="ListLabel 4754" style:family="text"/>
    <style:style style:name="ListLabel_20_4755" style:display-name="ListLabel 4755" style:family="text"/>
    <style:style style:name="ListLabel_20_4756" style:display-name="ListLabel 4756" style:family="text"/>
    <style:style style:name="ListLabel_20_4757" style:display-name="ListLabel 4757" style:family="text"/>
    <style:style style:name="ListLabel_20_4758" style:display-name="ListLabel 4758" style:family="text"/>
    <style:style style:name="ListLabel_20_4759" style:display-name="ListLabel 4759" style:family="text"/>
    <style:style style:name="ListLabel_20_4760" style:display-name="ListLabel 4760" style:family="text"/>
    <style:style style:name="ListLabel_20_4761" style:display-name="ListLabel 4761" style:family="text"/>
    <style:style style:name="ListLabel_20_4762" style:display-name="ListLabel 4762" style:family="text"/>
    <style:style style:name="ListLabel_20_4763" style:display-name="ListLabel 4763" style:family="text"/>
    <style:style style:name="ListLabel_20_4764" style:display-name="ListLabel 4764" style:family="text"/>
    <style:style style:name="ListLabel_20_4765" style:display-name="ListLabel 4765" style:family="text"/>
    <style:style style:name="ListLabel_20_4766" style:display-name="ListLabel 4766" style:family="text"/>
    <style:style style:name="ListLabel_20_4767" style:display-name="ListLabel 4767" style:family="text"/>
    <style:style style:name="ListLabel_20_4768" style:display-name="ListLabel 4768" style:family="text"/>
    <style:style style:name="ListLabel_20_4769" style:display-name="ListLabel 4769" style:family="text"/>
    <style:style style:name="ListLabel_20_4770" style:display-name="ListLabel 4770" style:family="text"/>
    <style:style style:name="ListLabel_20_4771" style:display-name="ListLabel 4771" style:family="text"/>
    <style:style style:name="ListLabel_20_4772" style:display-name="ListLabel 4772" style:family="text"/>
    <style:style style:name="ListLabel_20_4773" style:display-name="ListLabel 4773" style:family="text"/>
    <style:style style:name="ListLabel_20_4774" style:display-name="ListLabel 4774" style:family="text"/>
    <style:style style:name="ListLabel_20_4775" style:display-name="ListLabel 4775" style:family="text"/>
    <style:style style:name="ListLabel_20_4776" style:display-name="ListLabel 4776" style:family="text"/>
    <style:style style:name="ListLabel_20_4777" style:display-name="ListLabel 4777" style:family="text"/>
    <style:style style:name="ListLabel_20_4778" style:display-name="ListLabel 4778" style:family="text"/>
    <style:style style:name="ListLabel_20_4779" style:display-name="ListLabel 4779" style:family="text"/>
    <style:style style:name="ListLabel_20_4780" style:display-name="ListLabel 4780" style:family="text"/>
    <style:style style:name="ListLabel_20_4781" style:display-name="ListLabel 4781" style:family="text"/>
    <style:style style:name="ListLabel_20_4782" style:display-name="ListLabel 4782" style:family="text"/>
    <style:style style:name="ListLabel_20_4783" style:display-name="ListLabel 4783" style:family="text"/>
    <style:style style:name="ListLabel_20_4784" style:display-name="ListLabel 4784" style:family="text"/>
    <style:style style:name="ListLabel_20_4785" style:display-name="ListLabel 4785" style:family="text"/>
    <style:style style:name="ListLabel_20_4786" style:display-name="ListLabel 4786" style:family="text"/>
    <style:style style:name="ListLabel_20_4787" style:display-name="ListLabel 4787" style:family="text"/>
    <style:style style:name="ListLabel_20_4788" style:display-name="ListLabel 4788" style:family="text"/>
    <style:style style:name="ListLabel_20_4789" style:display-name="ListLabel 4789" style:family="text"/>
    <style:style style:name="ListLabel_20_4790" style:display-name="ListLabel 4790" style:family="text"/>
    <style:style style:name="ListLabel_20_4791" style:display-name="ListLabel 4791" style:family="text"/>
    <style:style style:name="ListLabel_20_4792" style:display-name="ListLabel 4792" style:family="text"/>
    <style:style style:name="ListLabel_20_4793" style:display-name="ListLabel 4793" style:family="text"/>
    <style:style style:name="ListLabel_20_4794" style:display-name="ListLabel 4794" style:family="text"/>
    <style:style style:name="ListLabel_20_4795" style:display-name="ListLabel 4795" style:family="text"/>
    <style:style style:name="ListLabel_20_4796" style:display-name="ListLabel 4796" style:family="text"/>
    <style:style style:name="ListLabel_20_4797" style:display-name="ListLabel 4797" style:family="text"/>
    <style:style style:name="ListLabel_20_4798" style:display-name="ListLabel 4798" style:family="text"/>
    <style:style style:name="ListLabel_20_4799" style:display-name="ListLabel 4799" style:family="text"/>
    <style:style style:name="ListLabel_20_4800" style:display-name="ListLabel 4800" style:family="text"/>
    <style:style style:name="ListLabel_20_4801" style:display-name="ListLabel 4801" style:family="text"/>
    <style:style style:name="ListLabel_20_4802" style:display-name="ListLabel 4802" style:family="text"/>
    <style:style style:name="ListLabel_20_4803" style:display-name="ListLabel 4803" style:family="text"/>
    <style:style style:name="ListLabel_20_4804" style:display-name="ListLabel 4804" style:family="text"/>
    <style:style style:name="ListLabel_20_4805" style:display-name="ListLabel 4805" style:family="text"/>
    <style:style style:name="ListLabel_20_4806" style:display-name="ListLabel 4806" style:family="text"/>
    <style:style style:name="ListLabel_20_4807" style:display-name="ListLabel 4807" style:family="text"/>
    <style:style style:name="ListLabel_20_4808" style:display-name="ListLabel 4808" style:family="text"/>
    <style:style style:name="ListLabel_20_4809" style:display-name="ListLabel 4809" style:family="text"/>
    <style:style style:name="ListLabel_20_4810" style:display-name="ListLabel 4810" style:family="text"/>
    <style:style style:name="ListLabel_20_4811" style:display-name="ListLabel 4811" style:family="text"/>
    <style:style style:name="ListLabel_20_4812" style:display-name="ListLabel 4812" style:family="text"/>
    <style:style style:name="ListLabel_20_4813" style:display-name="ListLabel 4813" style:family="text"/>
    <style:style style:name="ListLabel_20_4814" style:display-name="ListLabel 4814" style:family="text"/>
    <style:style style:name="ListLabel_20_4815" style:display-name="ListLabel 4815" style:family="text"/>
    <style:style style:name="ListLabel_20_4816" style:display-name="ListLabel 4816" style:family="text"/>
    <style:style style:name="ListLabel_20_4817" style:display-name="ListLabel 4817" style:family="text"/>
    <style:style style:name="ListLabel_20_4818" style:display-name="ListLabel 4818" style:family="text"/>
    <style:style style:name="ListLabel_20_4819" style:display-name="ListLabel 4819" style:family="text"/>
    <style:style style:name="ListLabel_20_4820" style:display-name="ListLabel 4820" style:family="text"/>
    <style:style style:name="ListLabel_20_4821" style:display-name="ListLabel 4821" style:family="text"/>
    <style:style style:name="ListLabel_20_4822" style:display-name="ListLabel 4822" style:family="text"/>
    <style:style style:name="ListLabel_20_4823" style:display-name="ListLabel 4823" style:family="text"/>
    <style:style style:name="ListLabel_20_4824" style:display-name="ListLabel 4824" style:family="text"/>
    <style:style style:name="ListLabel_20_4825" style:display-name="ListLabel 4825" style:family="text"/>
    <style:style style:name="ListLabel_20_4826" style:display-name="ListLabel 4826" style:family="text"/>
    <style:style style:name="ListLabel_20_4827" style:display-name="ListLabel 4827" style:family="text"/>
    <style:style style:name="ListLabel_20_4828" style:display-name="ListLabel 4828" style:family="text"/>
    <style:style style:name="ListLabel_20_4829" style:display-name="ListLabel 4829" style:family="text"/>
    <style:style style:name="ListLabel_20_4830" style:display-name="ListLabel 4830" style:family="text"/>
    <style:style style:name="ListLabel_20_4831" style:display-name="ListLabel 4831" style:family="text"/>
    <style:style style:name="ListLabel_20_4832" style:display-name="ListLabel 4832" style:family="text"/>
    <style:style style:name="ListLabel_20_4833" style:display-name="ListLabel 4833" style:family="text"/>
    <style:style style:name="ListLabel_20_4834" style:display-name="ListLabel 4834" style:family="text"/>
    <style:style style:name="ListLabel_20_4835" style:display-name="ListLabel 4835" style:family="text"/>
    <style:style style:name="ListLabel_20_4836" style:display-name="ListLabel 4836" style:family="text"/>
    <style:style style:name="ListLabel_20_4837" style:display-name="ListLabel 4837" style:family="text"/>
    <style:style style:name="ListLabel_20_4838" style:display-name="ListLabel 4838" style:family="text"/>
    <style:style style:name="ListLabel_20_4839" style:display-name="ListLabel 4839" style:family="text"/>
    <style:style style:name="ListLabel_20_4840" style:display-name="ListLabel 4840" style:family="text"/>
    <style:style style:name="ListLabel_20_4841" style:display-name="ListLabel 4841" style:family="text"/>
    <style:style style:name="ListLabel_20_4842" style:display-name="ListLabel 4842" style:family="text"/>
    <style:style style:name="ListLabel_20_4843" style:display-name="ListLabel 4843" style:family="text"/>
    <style:style style:name="ListLabel_20_4844" style:display-name="ListLabel 4844" style:family="text"/>
    <style:style style:name="ListLabel_20_4845" style:display-name="ListLabel 4845" style:family="text"/>
    <style:style style:name="ListLabel_20_4846" style:display-name="ListLabel 4846" style:family="text"/>
    <style:style style:name="ListLabel_20_4847" style:display-name="ListLabel 4847" style:family="text"/>
    <style:style style:name="ListLabel_20_4848" style:display-name="ListLabel 4848" style:family="text"/>
    <style:style style:name="ListLabel_20_4849" style:display-name="ListLabel 4849" style:family="text"/>
    <style:style style:name="ListLabel_20_4850" style:display-name="ListLabel 4850" style:family="text"/>
    <style:style style:name="ListLabel_20_4851" style:display-name="ListLabel 4851" style:family="text"/>
    <style:style style:name="ListLabel_20_4852" style:display-name="ListLabel 4852" style:family="text"/>
    <style:style style:name="ListLabel_20_4853" style:display-name="ListLabel 4853" style:family="text"/>
    <style:style style:name="ListLabel_20_4854" style:display-name="ListLabel 4854" style:family="text"/>
    <style:style style:name="ListLabel_20_4855" style:display-name="ListLabel 4855" style:family="text"/>
    <style:style style:name="ListLabel_20_4856" style:display-name="ListLabel 4856" style:family="text"/>
    <style:style style:name="ListLabel_20_4857" style:display-name="ListLabel 4857" style:family="text"/>
    <style:style style:name="ListLabel_20_4858" style:display-name="ListLabel 4858" style:family="text"/>
    <style:style style:name="ListLabel_20_4859" style:display-name="ListLabel 4859" style:family="text"/>
    <style:style style:name="ListLabel_20_4860" style:display-name="ListLabel 4860" style:family="text"/>
    <style:style style:name="ListLabel_20_4861" style:display-name="ListLabel 4861" style:family="text"/>
    <style:style style:name="ListLabel_20_4862" style:display-name="ListLabel 4862" style:family="text"/>
    <style:style style:name="ListLabel_20_4863" style:display-name="ListLabel 4863" style:family="text"/>
    <style:style style:name="ListLabel_20_4864" style:display-name="ListLabel 4864" style:family="text"/>
    <style:style style:name="ListLabel_20_4865" style:display-name="ListLabel 4865" style:family="text"/>
    <style:style style:name="ListLabel_20_4866" style:display-name="ListLabel 4866" style:family="text"/>
    <style:style style:name="ListLabel_20_4867" style:display-name="ListLabel 4867" style:family="text"/>
    <style:style style:name="ListLabel_20_4868" style:display-name="ListLabel 4868" style:family="text"/>
    <style:style style:name="ListLabel_20_4869" style:display-name="ListLabel 4869" style:family="text"/>
    <style:style style:name="ListLabel_20_4870" style:display-name="ListLabel 4870" style:family="text"/>
    <style:style style:name="ListLabel_20_4871" style:display-name="ListLabel 4871" style:family="text"/>
    <style:style style:name="ListLabel_20_4872" style:display-name="ListLabel 4872" style:family="text"/>
    <style:style style:name="ListLabel_20_4873" style:display-name="ListLabel 4873" style:family="text"/>
    <style:style style:name="ListLabel_20_4874" style:display-name="ListLabel 4874" style:family="text"/>
    <style:style style:name="ListLabel_20_4875" style:display-name="ListLabel 4875" style:family="text"/>
    <style:style style:name="ListLabel_20_4876" style:display-name="ListLabel 4876" style:family="text"/>
    <style:style style:name="ListLabel_20_4877" style:display-name="ListLabel 4877" style:family="text"/>
    <style:style style:name="ListLabel_20_4878" style:display-name="ListLabel 4878" style:family="text"/>
    <style:style style:name="ListLabel_20_4879" style:display-name="ListLabel 4879" style:family="text"/>
    <style:style style:name="ListLabel_20_4880" style:display-name="ListLabel 4880" style:family="text"/>
    <style:style style:name="ListLabel_20_4881" style:display-name="ListLabel 4881" style:family="text"/>
    <style:style style:name="ListLabel_20_4882" style:display-name="ListLabel 4882" style:family="text"/>
    <style:style style:name="ListLabel_20_4883" style:display-name="ListLabel 4883" style:family="text"/>
    <style:style style:name="ListLabel_20_4884" style:display-name="ListLabel 4884" style:family="text"/>
    <style:style style:name="ListLabel_20_4885" style:display-name="ListLabel 4885" style:family="text"/>
    <style:style style:name="ListLabel_20_4886" style:display-name="ListLabel 4886" style:family="text"/>
    <style:style style:name="ListLabel_20_4887" style:display-name="ListLabel 4887" style:family="text"/>
    <style:style style:name="ListLabel_20_4888" style:display-name="ListLabel 4888" style:family="text"/>
    <style:style style:name="ListLabel_20_4889" style:display-name="ListLabel 4889" style:family="text"/>
    <style:style style:name="ListLabel_20_4890" style:display-name="ListLabel 4890" style:family="text"/>
    <style:style style:name="ListLabel_20_4891" style:display-name="ListLabel 4891" style:family="text"/>
    <style:style style:name="ListLabel_20_4892" style:display-name="ListLabel 4892" style:family="text"/>
    <style:style style:name="ListLabel_20_4893" style:display-name="ListLabel 4893" style:family="text"/>
    <style:style style:name="ListLabel_20_4894" style:display-name="ListLabel 4894" style:family="text"/>
    <style:style style:name="ListLabel_20_4895" style:display-name="ListLabel 4895" style:family="text"/>
    <style:style style:name="ListLabel_20_4896" style:display-name="ListLabel 4896" style:family="text"/>
    <style:style style:name="ListLabel_20_4897" style:display-name="ListLabel 4897" style:family="text"/>
    <style:style style:name="ListLabel_20_4898" style:display-name="ListLabel 4898" style:family="text"/>
    <style:style style:name="ListLabel_20_4899" style:display-name="ListLabel 4899" style:family="text"/>
    <style:style style:name="ListLabel_20_4900" style:display-name="ListLabel 4900" style:family="text"/>
    <style:style style:name="ListLabel_20_4901" style:display-name="ListLabel 4901" style:family="text"/>
    <style:style style:name="ListLabel_20_4902" style:display-name="ListLabel 4902" style:family="text"/>
    <style:style style:name="ListLabel_20_4903" style:display-name="ListLabel 4903" style:family="text"/>
    <style:style style:name="ListLabel_20_4904" style:display-name="ListLabel 4904" style:family="text"/>
    <style:style style:name="ListLabel_20_4905" style:display-name="ListLabel 4905" style:family="text"/>
    <style:style style:name="ListLabel_20_4906" style:display-name="ListLabel 4906" style:family="text"/>
    <style:style style:name="ListLabel_20_4907" style:display-name="ListLabel 4907" style:family="text"/>
    <style:style style:name="ListLabel_20_4908" style:display-name="ListLabel 4908" style:family="text"/>
    <style:style style:name="ListLabel_20_4909" style:display-name="ListLabel 4909" style:family="text"/>
    <style:style style:name="ListLabel_20_4910" style:display-name="ListLabel 4910" style:family="text"/>
    <style:style style:name="ListLabel_20_4911" style:display-name="ListLabel 4911" style:family="text"/>
    <style:style style:name="ListLabel_20_4912" style:display-name="ListLabel 4912" style:family="text"/>
    <style:style style:name="ListLabel_20_4913" style:display-name="ListLabel 4913" style:family="text"/>
    <style:style style:name="ListLabel_20_4914" style:display-name="ListLabel 4914" style:family="text"/>
    <style:style style:name="ListLabel_20_4915" style:display-name="ListLabel 4915" style:family="text"/>
    <style:style style:name="ListLabel_20_4916" style:display-name="ListLabel 4916" style:family="text"/>
    <style:style style:name="ListLabel_20_4917" style:display-name="ListLabel 4917" style:family="text"/>
    <style:style style:name="ListLabel_20_4918" style:display-name="ListLabel 4918" style:family="text"/>
    <style:style style:name="ListLabel_20_4919" style:display-name="ListLabel 4919" style:family="text"/>
    <style:style style:name="ListLabel_20_4920" style:display-name="ListLabel 4920" style:family="text"/>
    <style:style style:name="ListLabel_20_4921" style:display-name="ListLabel 4921" style:family="text"/>
    <style:style style:name="ListLabel_20_4922" style:display-name="ListLabel 4922" style:family="text"/>
    <style:style style:name="ListLabel_20_4923" style:display-name="ListLabel 4923" style:family="text"/>
    <style:style style:name="ListLabel_20_4924" style:display-name="ListLabel 4924" style:family="text"/>
    <style:style style:name="ListLabel_20_4925" style:display-name="ListLabel 4925" style:family="text"/>
    <style:style style:name="ListLabel_20_4926" style:display-name="ListLabel 4926" style:family="text"/>
    <style:style style:name="ListLabel_20_4927" style:display-name="ListLabel 4927" style:family="text"/>
    <style:style style:name="ListLabel_20_4928" style:display-name="ListLabel 4928" style:family="text"/>
    <style:style style:name="ListLabel_20_4929" style:display-name="ListLabel 4929" style:family="text"/>
    <style:style style:name="ListLabel_20_4930" style:display-name="ListLabel 4930" style:family="text"/>
    <style:style style:name="ListLabel_20_4931" style:display-name="ListLabel 4931" style:family="text"/>
    <style:style style:name="ListLabel_20_4932" style:display-name="ListLabel 4932" style:family="text"/>
    <style:style style:name="ListLabel_20_4933" style:display-name="ListLabel 4933" style:family="text"/>
    <style:style style:name="ListLabel_20_4934" style:display-name="ListLabel 4934" style:family="text"/>
    <style:style style:name="ListLabel_20_4935" style:display-name="ListLabel 4935" style:family="text"/>
    <style:style style:name="ListLabel_20_4936" style:display-name="ListLabel 4936" style:family="text"/>
    <style:style style:name="ListLabel_20_4937" style:display-name="ListLabel 4937" style:family="text"/>
    <style:style style:name="ListLabel_20_4938" style:display-name="ListLabel 4938" style:family="text"/>
    <style:style style:name="ListLabel_20_4939" style:display-name="ListLabel 4939" style:family="text"/>
    <style:style style:name="ListLabel_20_4940" style:display-name="ListLabel 4940" style:family="text"/>
    <style:style style:name="ListLabel_20_4941" style:display-name="ListLabel 4941" style:family="text"/>
    <style:style style:name="ListLabel_20_4942" style:display-name="ListLabel 4942" style:family="text"/>
    <style:style style:name="ListLabel_20_4943" style:display-name="ListLabel 4943" style:family="text"/>
    <style:style style:name="ListLabel_20_4944" style:display-name="ListLabel 4944" style:family="text"/>
    <style:style style:name="ListLabel_20_4945" style:display-name="ListLabel 4945" style:family="text"/>
    <style:style style:name="ListLabel_20_4946" style:display-name="ListLabel 4946" style:family="text"/>
    <style:style style:name="ListLabel_20_4947" style:display-name="ListLabel 4947" style:family="text"/>
    <style:style style:name="ListLabel_20_4948" style:display-name="ListLabel 4948" style:family="text"/>
    <style:style style:name="ListLabel_20_4949" style:display-name="ListLabel 4949" style:family="text"/>
    <style:style style:name="ListLabel_20_4950" style:display-name="ListLabel 4950" style:family="text"/>
    <style:style style:name="ListLabel_20_4951" style:display-name="ListLabel 4951" style:family="text"/>
    <style:style style:name="ListLabel_20_4952" style:display-name="ListLabel 4952" style:family="text"/>
    <style:style style:name="ListLabel_20_4953" style:display-name="ListLabel 4953" style:family="text"/>
    <style:style style:name="ListLabel_20_4954" style:display-name="ListLabel 4954" style:family="text"/>
    <style:style style:name="ListLabel_20_4955" style:display-name="ListLabel 4955" style:family="text"/>
    <style:style style:name="ListLabel_20_4956" style:display-name="ListLabel 4956" style:family="text"/>
    <style:style style:name="ListLabel_20_4957" style:display-name="ListLabel 4957" style:family="text"/>
    <style:style style:name="ListLabel_20_4958" style:display-name="ListLabel 4958" style:family="text"/>
    <style:style style:name="ListLabel_20_4959" style:display-name="ListLabel 4959" style:family="text"/>
    <style:style style:name="ListLabel_20_4960" style:display-name="ListLabel 4960" style:family="text"/>
    <style:style style:name="ListLabel_20_4961" style:display-name="ListLabel 4961" style:family="text"/>
    <style:style style:name="ListLabel_20_4962" style:display-name="ListLabel 4962" style:family="text"/>
    <style:style style:name="ListLabel_20_4963" style:display-name="ListLabel 4963" style:family="text"/>
    <style:style style:name="ListLabel_20_4964" style:display-name="ListLabel 4964" style:family="text"/>
    <style:style style:name="ListLabel_20_4965" style:display-name="ListLabel 4965" style:family="text"/>
    <style:style style:name="ListLabel_20_4966" style:display-name="ListLabel 4966" style:family="text"/>
    <style:style style:name="ListLabel_20_4967" style:display-name="ListLabel 4967" style:family="text"/>
    <style:style style:name="ListLabel_20_4968" style:display-name="ListLabel 4968" style:family="text"/>
    <style:style style:name="ListLabel_20_4969" style:display-name="ListLabel 4969" style:family="text"/>
    <style:style style:name="ListLabel_20_4970" style:display-name="ListLabel 4970" style:family="text"/>
    <style:style style:name="ListLabel_20_4971" style:display-name="ListLabel 4971" style:family="text"/>
    <style:style style:name="ListLabel_20_4972" style:display-name="ListLabel 4972" style:family="text"/>
    <style:style style:name="ListLabel_20_4973" style:display-name="ListLabel 4973" style:family="text"/>
    <style:style style:name="ListLabel_20_4974" style:display-name="ListLabel 4974" style:family="text"/>
    <style:style style:name="ListLabel_20_4975" style:display-name="ListLabel 4975" style:family="text"/>
    <style:style style:name="ListLabel_20_4976" style:display-name="ListLabel 4976" style:family="text"/>
    <style:style style:name="ListLabel_20_4977" style:display-name="ListLabel 4977" style:family="text"/>
    <style:style style:name="ListLabel_20_4978" style:display-name="ListLabel 4978" style:family="text"/>
    <style:style style:name="ListLabel_20_4979" style:display-name="ListLabel 4979" style:family="text"/>
    <style:style style:name="ListLabel_20_4980" style:display-name="ListLabel 4980" style:family="text"/>
    <style:style style:name="ListLabel_20_4981" style:display-name="ListLabel 4981" style:family="text"/>
    <style:style style:name="ListLabel_20_4982" style:display-name="ListLabel 4982" style:family="text"/>
    <style:style style:name="ListLabel_20_4983" style:display-name="ListLabel 4983" style:family="text"/>
    <style:style style:name="ListLabel_20_4984" style:display-name="ListLabel 4984" style:family="text"/>
    <style:style style:name="ListLabel_20_4985" style:display-name="ListLabel 4985" style:family="text"/>
    <style:style style:name="ListLabel_20_4986" style:display-name="ListLabel 4986" style:family="text"/>
    <style:style style:name="ListLabel_20_4987" style:display-name="ListLabel 4987" style:family="text"/>
    <style:style style:name="ListLabel_20_4988" style:display-name="ListLabel 4988" style:family="text"/>
    <style:style style:name="ListLabel_20_4989" style:display-name="ListLabel 4989" style:family="text"/>
    <style:style style:name="ListLabel_20_4990" style:display-name="ListLabel 4990" style:family="text"/>
    <style:style style:name="ListLabel_20_4991" style:display-name="ListLabel 4991" style:family="text"/>
    <style:style style:name="ListLabel_20_4992" style:display-name="ListLabel 4992" style:family="text"/>
    <style:style style:name="ListLabel_20_4993" style:display-name="ListLabel 4993" style:family="text"/>
    <style:style style:name="ListLabel_20_4994" style:display-name="ListLabel 4994" style:family="text"/>
    <style:style style:name="ListLabel_20_4995" style:display-name="ListLabel 4995" style:family="text"/>
    <style:style style:name="ListLabel_20_4996" style:display-name="ListLabel 4996" style:family="text"/>
    <style:style style:name="ListLabel_20_4997" style:display-name="ListLabel 4997" style:family="text"/>
    <style:style style:name="ListLabel_20_4998" style:display-name="ListLabel 4998" style:family="text"/>
    <style:style style:name="ListLabel_20_4999" style:display-name="ListLabel 4999" style:family="text"/>
    <style:style style:name="ListLabel_20_5000" style:display-name="ListLabel 5000" style:family="text"/>
    <style:style style:name="ListLabel_20_5001" style:display-name="ListLabel 5001" style:family="text"/>
    <style:style style:name="ListLabel_20_5002" style:display-name="ListLabel 5002" style:family="text"/>
    <style:style style:name="ListLabel_20_5003" style:display-name="ListLabel 5003" style:family="text"/>
    <style:style style:name="ListLabel_20_5004" style:display-name="ListLabel 5004" style:family="text"/>
    <style:style style:name="ListLabel_20_5005" style:display-name="ListLabel 5005" style:family="text"/>
    <style:style style:name="ListLabel_20_5006" style:display-name="ListLabel 5006" style:family="text"/>
    <style:style style:name="ListLabel_20_5007" style:display-name="ListLabel 5007" style:family="text"/>
    <style:style style:name="ListLabel_20_5008" style:display-name="ListLabel 5008" style:family="text"/>
    <style:style style:name="ListLabel_20_5009" style:display-name="ListLabel 5009" style:family="text"/>
    <style:style style:name="ListLabel_20_5010" style:display-name="ListLabel 5010" style:family="text"/>
    <style:style style:name="ListLabel_20_5011" style:display-name="ListLabel 5011" style:family="text"/>
    <style:style style:name="ListLabel_20_5012" style:display-name="ListLabel 5012" style:family="text"/>
    <style:style style:name="ListLabel_20_5013" style:display-name="ListLabel 5013" style:family="text"/>
    <style:style style:name="ListLabel_20_5014" style:display-name="ListLabel 5014" style:family="text"/>
    <style:style style:name="ListLabel_20_5015" style:display-name="ListLabel 5015" style:family="text"/>
    <style:style style:name="ListLabel_20_5016" style:display-name="ListLabel 5016" style:family="text"/>
    <style:style style:name="ListLabel_20_5017" style:display-name="ListLabel 5017" style:family="text"/>
    <style:style style:name="ListLabel_20_5018" style:display-name="ListLabel 5018" style:family="text"/>
    <style:style style:name="ListLabel_20_5019" style:display-name="ListLabel 5019" style:family="text"/>
    <style:style style:name="ListLabel_20_5020" style:display-name="ListLabel 5020" style:family="text"/>
    <style:style style:name="ListLabel_20_5021" style:display-name="ListLabel 5021" style:family="text"/>
    <style:style style:name="ListLabel_20_5022" style:display-name="ListLabel 5022" style:family="text"/>
    <style:style style:name="ListLabel_20_5023" style:display-name="ListLabel 5023" style:family="text"/>
    <style:style style:name="ListLabel_20_5024" style:display-name="ListLabel 5024" style:family="text"/>
    <style:style style:name="ListLabel_20_5025" style:display-name="ListLabel 5025" style:family="text"/>
    <style:style style:name="ListLabel_20_5026" style:display-name="ListLabel 5026" style:family="text"/>
    <style:style style:name="ListLabel_20_5027" style:display-name="ListLabel 5027" style:family="text"/>
    <style:style style:name="ListLabel_20_5028" style:display-name="ListLabel 5028" style:family="text"/>
    <style:style style:name="ListLabel_20_5029" style:display-name="ListLabel 5029" style:family="text"/>
    <style:style style:name="ListLabel_20_5030" style:display-name="ListLabel 5030" style:family="text"/>
    <style:style style:name="ListLabel_20_5031" style:display-name="ListLabel 5031" style:family="text"/>
    <style:style style:name="ListLabel_20_5032" style:display-name="ListLabel 5032" style:family="text"/>
    <style:style style:name="ListLabel_20_5033" style:display-name="ListLabel 5033" style:family="text"/>
    <style:style style:name="ListLabel_20_5034" style:display-name="ListLabel 5034" style:family="text"/>
    <style:style style:name="ListLabel_20_5035" style:display-name="ListLabel 5035" style:family="text"/>
    <style:style style:name="ListLabel_20_5036" style:display-name="ListLabel 5036" style:family="text"/>
    <style:style style:name="ListLabel_20_5037" style:display-name="ListLabel 5037" style:family="text"/>
    <style:style style:name="ListLabel_20_5038" style:display-name="ListLabel 5038" style:family="text"/>
    <style:style style:name="ListLabel_20_5039" style:display-name="ListLabel 5039" style:family="text"/>
    <style:style style:name="ListLabel_20_5040" style:display-name="ListLabel 5040" style:family="text"/>
    <style:style style:name="ListLabel_20_5041" style:display-name="ListLabel 5041" style:family="text"/>
    <style:style style:name="ListLabel_20_5042" style:display-name="ListLabel 5042" style:family="text"/>
    <style:style style:name="ListLabel_20_5043" style:display-name="ListLabel 5043" style:family="text"/>
    <style:style style:name="ListLabel_20_5044" style:display-name="ListLabel 5044" style:family="text"/>
    <style:style style:name="ListLabel_20_5045" style:display-name="ListLabel 5045" style:family="text"/>
    <style:style style:name="ListLabel_20_5046" style:display-name="ListLabel 5046" style:family="text"/>
    <style:style style:name="ListLabel_20_5047" style:display-name="ListLabel 5047" style:family="text"/>
    <style:style style:name="ListLabel_20_5048" style:display-name="ListLabel 5048" style:family="text"/>
    <style:style style:name="ListLabel_20_5049" style:display-name="ListLabel 5049" style:family="text"/>
    <style:style style:name="ListLabel_20_5050" style:display-name="ListLabel 5050" style:family="text"/>
    <style:style style:name="ListLabel_20_5051" style:display-name="ListLabel 5051" style:family="text"/>
    <style:style style:name="ListLabel_20_5052" style:display-name="ListLabel 5052" style:family="text"/>
    <style:style style:name="ListLabel_20_5053" style:display-name="ListLabel 5053" style:family="text"/>
    <style:style style:name="ListLabel_20_5054" style:display-name="ListLabel 5054" style:family="text"/>
    <style:style style:name="ListLabel_20_5055" style:display-name="ListLabel 5055" style:family="text"/>
    <style:style style:name="ListLabel_20_5056" style:display-name="ListLabel 5056" style:family="text"/>
    <style:style style:name="ListLabel_20_5057" style:display-name="ListLabel 5057" style:family="text"/>
    <style:style style:name="ListLabel_20_5058" style:display-name="ListLabel 5058" style:family="text"/>
    <style:style style:name="ListLabel_20_5059" style:display-name="ListLabel 5059" style:family="text"/>
    <style:style style:name="ListLabel_20_5060" style:display-name="ListLabel 5060" style:family="text"/>
    <style:style style:name="ListLabel_20_5061" style:display-name="ListLabel 5061" style:family="text"/>
    <style:style style:name="ListLabel_20_5062" style:display-name="ListLabel 5062" style:family="text"/>
    <style:style style:name="ListLabel_20_5063" style:display-name="ListLabel 5063" style:family="text"/>
    <style:style style:name="ListLabel_20_5064" style:display-name="ListLabel 5064" style:family="text"/>
    <style:style style:name="ListLabel_20_5065" style:display-name="ListLabel 5065" style:family="text"/>
    <style:style style:name="ListLabel_20_5066" style:display-name="ListLabel 5066" style:family="text"/>
    <style:style style:name="ListLabel_20_5067" style:display-name="ListLabel 5067" style:family="text"/>
    <style:style style:name="ListLabel_20_5068" style:display-name="ListLabel 5068" style:family="text"/>
    <style:style style:name="ListLabel_20_5069" style:display-name="ListLabel 5069" style:family="text"/>
    <style:style style:name="ListLabel_20_5070" style:display-name="ListLabel 5070" style:family="text"/>
    <style:style style:name="ListLabel_20_5071" style:display-name="ListLabel 5071" style:family="text"/>
    <style:style style:name="ListLabel_20_5072" style:display-name="ListLabel 5072" style:family="text"/>
    <style:style style:name="ListLabel_20_5073" style:display-name="ListLabel 5073" style:family="text"/>
    <style:style style:name="ListLabel_20_5074" style:display-name="ListLabel 5074" style:family="text"/>
    <style:style style:name="ListLabel_20_5075" style:display-name="ListLabel 5075" style:family="text"/>
    <style:style style:name="ListLabel_20_5076" style:display-name="ListLabel 5076" style:family="text"/>
    <style:style style:name="ListLabel_20_5077" style:display-name="ListLabel 5077" style:family="text"/>
    <style:style style:name="ListLabel_20_5078" style:display-name="ListLabel 5078" style:family="text"/>
    <style:style style:name="ListLabel_20_5079" style:display-name="ListLabel 5079" style:family="text"/>
    <style:style style:name="ListLabel_20_5080" style:display-name="ListLabel 5080" style:family="text"/>
    <style:style style:name="ListLabel_20_5081" style:display-name="ListLabel 5081" style:family="text"/>
    <style:style style:name="ListLabel_20_5082" style:display-name="ListLabel 5082" style:family="text"/>
    <style:style style:name="ListLabel_20_5083" style:display-name="ListLabel 5083" style:family="text"/>
    <style:style style:name="ListLabel_20_5084" style:display-name="ListLabel 5084" style:family="text"/>
    <style:style style:name="ListLabel_20_5085" style:display-name="ListLabel 5085" style:family="text"/>
    <style:style style:name="ListLabel_20_5086" style:display-name="ListLabel 5086" style:family="text"/>
    <style:style style:name="ListLabel_20_5087" style:display-name="ListLabel 5087" style:family="text"/>
    <style:style style:name="ListLabel_20_5088" style:display-name="ListLabel 5088" style:family="text"/>
    <style:style style:name="ListLabel_20_5089" style:display-name="ListLabel 5089" style:family="text"/>
    <style:style style:name="ListLabel_20_5090" style:display-name="ListLabel 5090" style:family="text"/>
    <style:style style:name="ListLabel_20_5091" style:display-name="ListLabel 5091" style:family="text"/>
    <style:style style:name="ListLabel_20_5092" style:display-name="ListLabel 5092" style:family="text"/>
    <style:style style:name="ListLabel_20_5093" style:display-name="ListLabel 5093" style:family="text"/>
    <style:style style:name="ListLabel_20_5094" style:display-name="ListLabel 5094" style:family="text"/>
    <style:style style:name="ListLabel_20_5095" style:display-name="ListLabel 5095" style:family="text"/>
    <style:style style:name="ListLabel_20_5096" style:display-name="ListLabel 5096" style:family="text"/>
    <style:style style:name="ListLabel_20_5097" style:display-name="ListLabel 5097" style:family="text"/>
    <style:style style:name="ListLabel_20_5098" style:display-name="ListLabel 5098" style:family="text"/>
    <style:style style:name="ListLabel_20_5099" style:display-name="ListLabel 5099" style:family="text"/>
    <style:style style:name="ListLabel_20_5100" style:display-name="ListLabel 5100" style:family="text"/>
    <style:style style:name="ListLabel_20_5101" style:display-name="ListLabel 5101" style:family="text"/>
    <style:style style:name="ListLabel_20_5102" style:display-name="ListLabel 5102" style:family="text"/>
    <style:style style:name="ListLabel_20_5103" style:display-name="ListLabel 5103" style:family="text"/>
    <style:style style:name="ListLabel_20_5104" style:display-name="ListLabel 5104" style:family="text"/>
    <style:style style:name="ListLabel_20_5105" style:display-name="ListLabel 5105" style:family="text"/>
    <style:style style:name="ListLabel_20_5106" style:display-name="ListLabel 5106" style:family="text"/>
    <style:style style:name="ListLabel_20_5107" style:display-name="ListLabel 5107" style:family="text"/>
    <style:style style:name="ListLabel_20_5108" style:display-name="ListLabel 5108" style:family="text"/>
    <style:style style:name="ListLabel_20_5109" style:display-name="ListLabel 5109" style:family="text"/>
    <style:style style:name="ListLabel_20_5110" style:display-name="ListLabel 5110" style:family="text"/>
    <style:style style:name="ListLabel_20_5111" style:display-name="ListLabel 5111" style:family="text"/>
    <style:style style:name="ListLabel_20_5112" style:display-name="ListLabel 5112" style:family="text"/>
    <style:style style:name="ListLabel_20_5113" style:display-name="ListLabel 5113" style:family="text"/>
    <style:style style:name="ListLabel_20_5114" style:display-name="ListLabel 5114" style:family="text"/>
    <style:style style:name="ListLabel_20_5115" style:display-name="ListLabel 5115" style:family="text"/>
    <style:style style:name="ListLabel_20_5116" style:display-name="ListLabel 5116" style:family="text"/>
    <style:style style:name="ListLabel_20_5117" style:display-name="ListLabel 5117" style:family="text"/>
    <style:style style:name="ListLabel_20_5118" style:display-name="ListLabel 5118" style:family="text"/>
    <style:style style:name="ListLabel_20_5119" style:display-name="ListLabel 5119" style:family="text"/>
    <style:style style:name="ListLabel_20_5120" style:display-name="ListLabel 5120" style:family="text"/>
    <style:style style:name="ListLabel_20_5121" style:display-name="ListLabel 5121" style:family="text"/>
    <style:style style:name="ListLabel_20_5122" style:display-name="ListLabel 5122" style:family="text"/>
    <style:style style:name="ListLabel_20_5123" style:display-name="ListLabel 5123" style:family="text"/>
    <style:style style:name="ListLabel_20_5124" style:display-name="ListLabel 5124" style:family="text"/>
    <style:style style:name="ListLabel_20_5125" style:display-name="ListLabel 5125" style:family="text"/>
    <style:style style:name="ListLabel_20_5126" style:display-name="ListLabel 5126" style:family="text"/>
    <style:style style:name="ListLabel_20_5127" style:display-name="ListLabel 5127" style:family="text"/>
    <style:style style:name="ListLabel_20_5128" style:display-name="ListLabel 5128" style:family="text"/>
    <style:style style:name="ListLabel_20_5129" style:display-name="ListLabel 5129" style:family="text"/>
    <style:style style:name="ListLabel_20_5130" style:display-name="ListLabel 5130" style:family="text"/>
    <style:style style:name="ListLabel_20_5131" style:display-name="ListLabel 5131" style:family="text"/>
    <style:style style:name="ListLabel_20_5132" style:display-name="ListLabel 5132" style:family="text"/>
    <style:style style:name="ListLabel_20_5133" style:display-name="ListLabel 5133" style:family="text"/>
    <style:style style:name="ListLabel_20_5134" style:display-name="ListLabel 5134" style:family="text"/>
    <style:style style:name="ListLabel_20_5135" style:display-name="ListLabel 5135" style:family="text"/>
    <style:style style:name="ListLabel_20_5136" style:display-name="ListLabel 5136" style:family="text"/>
    <style:style style:name="ListLabel_20_5137" style:display-name="ListLabel 5137" style:family="text"/>
    <style:style style:name="ListLabel_20_5138" style:display-name="ListLabel 5138" style:family="text"/>
    <style:style style:name="ListLabel_20_5139" style:display-name="ListLabel 5139" style:family="text"/>
    <style:style style:name="ListLabel_20_5140" style:display-name="ListLabel 5140" style:family="text"/>
    <style:style style:name="ListLabel_20_5141" style:display-name="ListLabel 5141" style:family="text"/>
    <style:style style:name="ListLabel_20_5142" style:display-name="ListLabel 5142" style:family="text"/>
    <style:style style:name="ListLabel_20_5143" style:display-name="ListLabel 5143" style:family="text"/>
    <style:style style:name="ListLabel_20_5144" style:display-name="ListLabel 5144" style:family="text"/>
    <style:style style:name="ListLabel_20_5145" style:display-name="ListLabel 5145" style:family="text"/>
    <style:style style:name="ListLabel_20_5146" style:display-name="ListLabel 5146" style:family="text"/>
    <style:style style:name="ListLabel_20_5147" style:display-name="ListLabel 5147" style:family="text"/>
    <style:style style:name="ListLabel_20_5148" style:display-name="ListLabel 5148" style:family="text"/>
    <style:style style:name="ListLabel_20_5149" style:display-name="ListLabel 5149" style:family="text"/>
    <style:style style:name="ListLabel_20_5150" style:display-name="ListLabel 5150" style:family="text"/>
    <style:style style:name="ListLabel_20_5151" style:display-name="ListLabel 5151" style:family="text"/>
    <style:style style:name="ListLabel_20_5152" style:display-name="ListLabel 5152" style:family="text"/>
    <style:style style:name="ListLabel_20_5153" style:display-name="ListLabel 5153" style:family="text"/>
    <style:style style:name="ListLabel_20_5154" style:display-name="ListLabel 5154" style:family="text"/>
    <style:style style:name="ListLabel_20_5155" style:display-name="ListLabel 5155" style:family="text"/>
    <style:style style:name="ListLabel_20_5156" style:display-name="ListLabel 5156" style:family="text"/>
    <style:style style:name="ListLabel_20_5157" style:display-name="ListLabel 5157" style:family="text"/>
    <style:style style:name="ListLabel_20_5158" style:display-name="ListLabel 5158" style:family="text"/>
    <style:style style:name="ListLabel_20_5159" style:display-name="ListLabel 5159" style:family="text"/>
    <style:style style:name="ListLabel_20_5160" style:display-name="ListLabel 5160" style:family="text"/>
    <style:style style:name="ListLabel_20_5161" style:display-name="ListLabel 5161" style:family="text"/>
    <style:style style:name="ListLabel_20_5162" style:display-name="ListLabel 5162" style:family="text"/>
    <style:style style:name="ListLabel_20_5163" style:display-name="ListLabel 5163" style:family="text"/>
    <style:style style:name="ListLabel_20_5164" style:display-name="ListLabel 5164" style:family="text"/>
    <style:style style:name="ListLabel_20_5165" style:display-name="ListLabel 5165" style:family="text"/>
    <style:style style:name="ListLabel_20_5166" style:display-name="ListLabel 5166" style:family="text"/>
    <style:style style:name="ListLabel_20_5167" style:display-name="ListLabel 5167" style:family="text"/>
    <style:style style:name="ListLabel_20_5168" style:display-name="ListLabel 5168" style:family="text"/>
    <style:style style:name="ListLabel_20_5169" style:display-name="ListLabel 5169" style:family="text"/>
    <style:style style:name="ListLabel_20_5170" style:display-name="ListLabel 5170" style:family="text"/>
    <style:style style:name="ListLabel_20_5171" style:display-name="ListLabel 5171" style:family="text"/>
    <style:style style:name="ListLabel_20_5172" style:display-name="ListLabel 5172" style:family="text"/>
    <style:style style:name="ListLabel_20_5173" style:display-name="ListLabel 5173" style:family="text"/>
    <style:style style:name="ListLabel_20_5174" style:display-name="ListLabel 5174" style:family="text"/>
    <style:style style:name="ListLabel_20_5175" style:display-name="ListLabel 5175" style:family="text"/>
    <style:style style:name="ListLabel_20_5176" style:display-name="ListLabel 5176" style:family="text"/>
    <style:style style:name="ListLabel_20_5177" style:display-name="ListLabel 5177" style:family="text"/>
    <style:style style:name="ListLabel_20_5178" style:display-name="ListLabel 5178" style:family="text"/>
    <style:style style:name="ListLabel_20_5179" style:display-name="ListLabel 5179" style:family="text"/>
    <style:style style:name="ListLabel_20_5180" style:display-name="ListLabel 5180" style:family="text"/>
    <style:style style:name="ListLabel_20_5181" style:display-name="ListLabel 5181" style:family="text"/>
    <style:style style:name="ListLabel_20_5182" style:display-name="ListLabel 5182" style:family="text"/>
    <style:style style:name="ListLabel_20_5183" style:display-name="ListLabel 5183" style:family="text"/>
    <style:style style:name="ListLabel_20_5184" style:display-name="ListLabel 5184" style:family="text"/>
    <style:style style:name="ListLabel_20_5185" style:display-name="ListLabel 5185" style:family="text"/>
    <style:style style:name="ListLabel_20_5186" style:display-name="ListLabel 5186" style:family="text"/>
    <style:style style:name="ListLabel_20_5187" style:display-name="ListLabel 5187" style:family="text"/>
    <style:style style:name="ListLabel_20_5188" style:display-name="ListLabel 5188" style:family="text"/>
    <style:style style:name="ListLabel_20_5189" style:display-name="ListLabel 5189" style:family="text"/>
    <style:style style:name="ListLabel_20_5190" style:display-name="ListLabel 5190" style:family="text"/>
    <style:style style:name="ListLabel_20_5191" style:display-name="ListLabel 5191" style:family="text"/>
    <style:style style:name="ListLabel_20_5192" style:display-name="ListLabel 5192" style:family="text"/>
    <style:style style:name="ListLabel_20_5193" style:display-name="ListLabel 5193" style:family="text"/>
    <style:style style:name="ListLabel_20_5194" style:display-name="ListLabel 5194" style:family="text"/>
    <style:style style:name="ListLabel_20_5195" style:display-name="ListLabel 5195" style:family="text"/>
    <style:style style:name="ListLabel_20_5196" style:display-name="ListLabel 5196" style:family="text"/>
    <style:style style:name="ListLabel_20_5197" style:display-name="ListLabel 5197" style:family="text"/>
    <style:style style:name="ListLabel_20_5198" style:display-name="ListLabel 5198" style:family="text"/>
    <style:style style:name="ListLabel_20_5199" style:display-name="ListLabel 5199" style:family="text"/>
    <style:style style:name="ListLabel_20_5200" style:display-name="ListLabel 5200" style:family="text"/>
    <style:style style:name="ListLabel_20_5201" style:display-name="ListLabel 5201" style:family="text"/>
    <style:style style:name="ListLabel_20_5202" style:display-name="ListLabel 5202" style:family="text"/>
    <style:style style:name="ListLabel_20_5203" style:display-name="ListLabel 5203" style:family="text"/>
    <style:style style:name="ListLabel_20_5204" style:display-name="ListLabel 5204" style:family="text"/>
    <style:style style:name="ListLabel_20_5205" style:display-name="ListLabel 5205" style:family="text"/>
    <style:style style:name="ListLabel_20_5206" style:display-name="ListLabel 5206" style:family="text"/>
    <style:style style:name="ListLabel_20_5207" style:display-name="ListLabel 5207" style:family="text"/>
    <style:style style:name="ListLabel_20_5208" style:display-name="ListLabel 5208" style:family="text"/>
    <style:style style:name="ListLabel_20_5209" style:display-name="ListLabel 5209" style:family="text"/>
    <style:style style:name="ListLabel_20_5210" style:display-name="ListLabel 5210" style:family="text"/>
    <style:style style:name="ListLabel_20_5211" style:display-name="ListLabel 5211" style:family="text"/>
    <style:style style:name="ListLabel_20_5212" style:display-name="ListLabel 5212" style:family="text"/>
    <style:style style:name="ListLabel_20_5213" style:display-name="ListLabel 5213" style:family="text"/>
    <style:style style:name="ListLabel_20_5214" style:display-name="ListLabel 5214" style:family="text"/>
    <style:style style:name="ListLabel_20_5215" style:display-name="ListLabel 5215" style:family="text"/>
    <style:style style:name="ListLabel_20_5216" style:display-name="ListLabel 5216" style:family="text"/>
    <style:style style:name="ListLabel_20_5217" style:display-name="ListLabel 5217" style:family="text"/>
    <style:style style:name="ListLabel_20_5218" style:display-name="ListLabel 5218" style:family="text"/>
    <style:style style:name="ListLabel_20_5219" style:display-name="ListLabel 5219" style:family="text"/>
    <style:style style:name="ListLabel_20_5220" style:display-name="ListLabel 5220" style:family="text"/>
    <style:style style:name="ListLabel_20_5221" style:display-name="ListLabel 5221" style:family="text"/>
    <style:style style:name="ListLabel_20_5222" style:display-name="ListLabel 5222" style:family="text"/>
    <style:style style:name="ListLabel_20_5223" style:display-name="ListLabel 5223" style:family="text"/>
    <style:style style:name="ListLabel_20_5224" style:display-name="ListLabel 5224" style:family="text"/>
    <style:style style:name="ListLabel_20_5225" style:display-name="ListLabel 5225" style:family="text"/>
    <style:style style:name="ListLabel_20_5226" style:display-name="ListLabel 5226" style:family="text"/>
    <style:style style:name="ListLabel_20_5227" style:display-name="ListLabel 5227" style:family="text"/>
    <style:style style:name="ListLabel_20_5228" style:display-name="ListLabel 5228" style:family="text"/>
    <style:style style:name="ListLabel_20_5229" style:display-name="ListLabel 5229" style:family="text"/>
    <style:style style:name="ListLabel_20_5230" style:display-name="ListLabel 5230" style:family="text"/>
    <style:style style:name="ListLabel_20_5231" style:display-name="ListLabel 5231" style:family="text"/>
    <style:style style:name="ListLabel_20_5232" style:display-name="ListLabel 5232" style:family="text"/>
    <style:style style:name="ListLabel_20_5233" style:display-name="ListLabel 5233" style:family="text"/>
    <style:style style:name="ListLabel_20_5234" style:display-name="ListLabel 5234" style:family="text"/>
    <style:style style:name="ListLabel_20_5235" style:display-name="ListLabel 5235" style:family="text"/>
    <style:style style:name="ListLabel_20_5236" style:display-name="ListLabel 5236" style:family="text"/>
    <style:style style:name="ListLabel_20_5237" style:display-name="ListLabel 5237" style:family="text"/>
    <style:style style:name="ListLabel_20_5238" style:display-name="ListLabel 5238" style:family="text"/>
    <style:style style:name="ListLabel_20_5239" style:display-name="ListLabel 5239" style:family="text"/>
    <style:style style:name="ListLabel_20_5240" style:display-name="ListLabel 5240" style:family="text"/>
    <style:style style:name="ListLabel_20_5241" style:display-name="ListLabel 5241" style:family="text"/>
    <style:style style:name="ListLabel_20_5242" style:display-name="ListLabel 5242" style:family="text"/>
    <style:style style:name="ListLabel_20_5243" style:display-name="ListLabel 5243" style:family="text"/>
    <style:style style:name="ListLabel_20_5244" style:display-name="ListLabel 5244" style:family="text"/>
    <style:style style:name="ListLabel_20_5245" style:display-name="ListLabel 5245" style:family="text"/>
    <style:style style:name="ListLabel_20_5246" style:display-name="ListLabel 5246" style:family="text"/>
    <style:style style:name="ListLabel_20_5247" style:display-name="ListLabel 5247" style:family="text"/>
    <style:style style:name="ListLabel_20_5248" style:display-name="ListLabel 5248" style:family="text"/>
    <style:style style:name="ListLabel_20_5249" style:display-name="ListLabel 5249" style:family="text"/>
    <style:style style:name="ListLabel_20_5250" style:display-name="ListLabel 5250" style:family="text"/>
    <style:style style:name="ListLabel_20_5251" style:display-name="ListLabel 5251" style:family="text"/>
    <style:style style:name="ListLabel_20_5252" style:display-name="ListLabel 5252" style:family="text"/>
    <style:style style:name="ListLabel_20_5253" style:display-name="ListLabel 5253" style:family="text"/>
    <style:style style:name="ListLabel_20_5254" style:display-name="ListLabel 5254" style:family="text"/>
    <style:style style:name="ListLabel_20_5255" style:display-name="ListLabel 5255" style:family="text"/>
    <style:style style:name="ListLabel_20_5256" style:display-name="ListLabel 5256" style:family="text"/>
    <style:style style:name="ListLabel_20_5257" style:display-name="ListLabel 5257" style:family="text"/>
    <style:style style:name="ListLabel_20_5258" style:display-name="ListLabel 5258" style:family="text"/>
    <style:style style:name="ListLabel_20_5259" style:display-name="ListLabel 5259" style:family="text"/>
    <style:style style:name="ListLabel_20_5260" style:display-name="ListLabel 5260" style:family="text"/>
    <style:style style:name="ListLabel_20_5261" style:display-name="ListLabel 5261" style:family="text"/>
    <style:style style:name="ListLabel_20_5262" style:display-name="ListLabel 5262" style:family="text"/>
    <style:style style:name="ListLabel_20_5263" style:display-name="ListLabel 5263" style:family="text"/>
    <style:style style:name="ListLabel_20_5264" style:display-name="ListLabel 5264" style:family="text"/>
    <style:style style:name="ListLabel_20_5265" style:display-name="ListLabel 5265" style:family="text"/>
    <style:style style:name="ListLabel_20_5266" style:display-name="ListLabel 5266" style:family="text"/>
    <style:style style:name="ListLabel_20_5267" style:display-name="ListLabel 5267" style:family="text"/>
    <style:style style:name="ListLabel_20_5268" style:display-name="ListLabel 5268" style:family="text"/>
    <style:style style:name="ListLabel_20_5269" style:display-name="ListLabel 5269" style:family="text"/>
    <style:style style:name="ListLabel_20_5270" style:display-name="ListLabel 5270" style:family="text"/>
    <style:style style:name="ListLabel_20_5271" style:display-name="ListLabel 5271" style:family="text"/>
    <style:style style:name="ListLabel_20_5272" style:display-name="ListLabel 5272" style:family="text"/>
    <style:style style:name="ListLabel_20_5273" style:display-name="ListLabel 5273" style:family="text"/>
    <style:style style:name="ListLabel_20_5274" style:display-name="ListLabel 5274" style:family="text"/>
    <style:style style:name="ListLabel_20_5275" style:display-name="ListLabel 5275" style:family="text"/>
    <style:style style:name="ListLabel_20_5276" style:display-name="ListLabel 5276" style:family="text"/>
    <style:style style:name="ListLabel_20_5277" style:display-name="ListLabel 5277" style:family="text"/>
    <style:style style:name="ListLabel_20_5278" style:display-name="ListLabel 5278" style:family="text"/>
    <style:style style:name="ListLabel_20_5279" style:display-name="ListLabel 5279" style:family="text"/>
    <style:style style:name="ListLabel_20_5280" style:display-name="ListLabel 5280" style:family="text"/>
    <style:style style:name="ListLabel_20_5281" style:display-name="ListLabel 5281" style:family="text"/>
    <style:style style:name="ListLabel_20_5282" style:display-name="ListLabel 5282" style:family="text"/>
    <style:style style:name="ListLabel_20_5283" style:display-name="ListLabel 5283" style:family="text"/>
    <style:style style:name="ListLabel_20_5284" style:display-name="ListLabel 5284" style:family="text"/>
    <style:style style:name="ListLabel_20_5285" style:display-name="ListLabel 5285" style:family="text"/>
    <style:style style:name="ListLabel_20_5286" style:display-name="ListLabel 5286" style:family="text"/>
    <style:style style:name="ListLabel_20_5287" style:display-name="ListLabel 5287" style:family="text"/>
    <style:style style:name="ListLabel_20_5288" style:display-name="ListLabel 5288" style:family="text"/>
    <style:style style:name="ListLabel_20_5289" style:display-name="ListLabel 5289" style:family="text"/>
    <style:style style:name="ListLabel_20_5290" style:display-name="ListLabel 5290" style:family="text"/>
    <style:style style:name="ListLabel_20_5291" style:display-name="ListLabel 5291" style:family="text"/>
    <style:style style:name="ListLabel_20_5292" style:display-name="ListLabel 5292" style:family="text"/>
    <style:style style:name="ListLabel_20_5293" style:display-name="ListLabel 5293" style:family="text"/>
    <style:style style:name="ListLabel_20_5294" style:display-name="ListLabel 5294" style:family="text"/>
    <style:style style:name="ListLabel_20_5295" style:display-name="ListLabel 5295" style:family="text"/>
    <style:style style:name="ListLabel_20_5296" style:display-name="ListLabel 5296" style:family="text"/>
    <style:style style:name="ListLabel_20_5297" style:display-name="ListLabel 5297" style:family="text"/>
    <style:style style:name="ListLabel_20_5298" style:display-name="ListLabel 5298" style:family="text"/>
    <style:style style:name="ListLabel_20_5299" style:display-name="ListLabel 5299" style:family="text"/>
    <style:style style:name="ListLabel_20_5300" style:display-name="ListLabel 5300" style:family="text"/>
    <style:style style:name="ListLabel_20_5301" style:display-name="ListLabel 5301" style:family="text"/>
    <style:style style:name="ListLabel_20_5302" style:display-name="ListLabel 5302" style:family="text"/>
    <style:style style:name="ListLabel_20_5303" style:display-name="ListLabel 5303" style:family="text"/>
    <style:style style:name="ListLabel_20_5304" style:display-name="ListLabel 5304" style:family="text"/>
    <style:style style:name="ListLabel_20_5305" style:display-name="ListLabel 5305" style:family="text"/>
    <style:style style:name="ListLabel_20_5306" style:display-name="ListLabel 5306" style:family="text"/>
    <style:style style:name="ListLabel_20_5307" style:display-name="ListLabel 5307" style:family="text"/>
    <style:style style:name="ListLabel_20_5308" style:display-name="ListLabel 5308" style:family="text"/>
    <style:style style:name="ListLabel_20_5309" style:display-name="ListLabel 5309" style:family="text"/>
    <style:style style:name="ListLabel_20_5310" style:display-name="ListLabel 5310" style:family="text"/>
    <style:style style:name="ListLabel_20_5311" style:display-name="ListLabel 5311" style:family="text"/>
    <style:style style:name="ListLabel_20_5312" style:display-name="ListLabel 5312" style:family="text"/>
    <style:style style:name="ListLabel_20_5313" style:display-name="ListLabel 5313" style:family="text"/>
    <style:style style:name="ListLabel_20_5314" style:display-name="ListLabel 5314" style:family="text"/>
    <style:style style:name="ListLabel_20_5315" style:display-name="ListLabel 5315" style:family="text"/>
    <style:style style:name="ListLabel_20_5316" style:display-name="ListLabel 5316" style:family="text"/>
    <style:style style:name="ListLabel_20_5317" style:display-name="ListLabel 5317" style:family="text"/>
    <style:style style:name="ListLabel_20_5318" style:display-name="ListLabel 5318" style:family="text"/>
    <style:style style:name="ListLabel_20_5319" style:display-name="ListLabel 5319" style:family="text"/>
    <style:style style:name="ListLabel_20_5320" style:display-name="ListLabel 5320" style:family="text"/>
    <style:style style:name="ListLabel_20_5321" style:display-name="ListLabel 5321" style:family="text"/>
    <style:style style:name="ListLabel_20_5322" style:display-name="ListLabel 5322" style:family="text"/>
    <style:style style:name="ListLabel_20_5323" style:display-name="ListLabel 5323" style:family="text"/>
    <style:style style:name="ListLabel_20_5324" style:display-name="ListLabel 5324" style:family="text"/>
    <style:style style:name="ListLabel_20_5325" style:display-name="ListLabel 5325" style:family="text"/>
    <style:style style:name="ListLabel_20_5326" style:display-name="ListLabel 5326" style:family="text"/>
    <style:style style:name="ListLabel_20_5327" style:display-name="ListLabel 5327" style:family="text"/>
    <style:style style:name="ListLabel_20_5328" style:display-name="ListLabel 5328" style:family="text"/>
    <style:style style:name="ListLabel_20_5329" style:display-name="ListLabel 5329" style:family="text"/>
    <style:style style:name="ListLabel_20_5330" style:display-name="ListLabel 5330" style:family="text"/>
    <style:style style:name="ListLabel_20_5331" style:display-name="ListLabel 5331" style:family="text"/>
    <style:style style:name="ListLabel_20_5332" style:display-name="ListLabel 5332" style:family="text"/>
    <style:style style:name="ListLabel_20_5333" style:display-name="ListLabel 5333" style:family="text"/>
    <style:style style:name="ListLabel_20_5334" style:display-name="ListLabel 5334" style:family="text"/>
    <style:style style:name="ListLabel_20_5335" style:display-name="ListLabel 5335" style:family="text"/>
    <style:style style:name="ListLabel_20_5336" style:display-name="ListLabel 5336" style:family="text"/>
    <style:style style:name="ListLabel_20_5337" style:display-name="ListLabel 5337" style:family="text"/>
    <style:style style:name="ListLabel_20_5338" style:display-name="ListLabel 5338" style:family="text"/>
    <style:style style:name="ListLabel_20_5339" style:display-name="ListLabel 5339" style:family="text"/>
    <style:style style:name="ListLabel_20_5340" style:display-name="ListLabel 5340" style:family="text"/>
    <style:style style:name="ListLabel_20_5341" style:display-name="ListLabel 5341" style:family="text"/>
    <style:style style:name="ListLabel_20_5342" style:display-name="ListLabel 5342" style:family="text"/>
    <style:style style:name="ListLabel_20_5343" style:display-name="ListLabel 5343" style:family="text"/>
    <style:style style:name="ListLabel_20_5344" style:display-name="ListLabel 5344" style:family="text"/>
    <style:style style:name="ListLabel_20_5345" style:display-name="ListLabel 5345" style:family="text"/>
    <style:style style:name="ListLabel_20_5346" style:display-name="ListLabel 5346" style:family="text"/>
    <style:style style:name="ListLabel_20_5347" style:display-name="ListLabel 5347" style:family="text"/>
    <style:style style:name="ListLabel_20_5348" style:display-name="ListLabel 5348" style:family="text"/>
    <style:style style:name="ListLabel_20_5349" style:display-name="ListLabel 5349" style:family="text"/>
    <style:style style:name="ListLabel_20_5350" style:display-name="ListLabel 5350" style:family="text"/>
    <style:style style:name="ListLabel_20_5351" style:display-name="ListLabel 5351" style:family="text"/>
    <style:style style:name="ListLabel_20_5352" style:display-name="ListLabel 5352" style:family="text"/>
    <style:style style:name="ListLabel_20_5353" style:display-name="ListLabel 5353" style:family="text"/>
    <style:style style:name="ListLabel_20_5354" style:display-name="ListLabel 5354" style:family="text"/>
    <style:style style:name="ListLabel_20_5355" style:display-name="ListLabel 5355" style:family="text"/>
    <style:style style:name="ListLabel_20_5356" style:display-name="ListLabel 5356" style:family="text"/>
    <style:style style:name="ListLabel_20_5357" style:display-name="ListLabel 5357" style:family="text"/>
    <style:style style:name="ListLabel_20_5358" style:display-name="ListLabel 5358" style:family="text"/>
    <style:style style:name="ListLabel_20_5359" style:display-name="ListLabel 5359" style:family="text"/>
    <style:style style:name="ListLabel_20_5360" style:display-name="ListLabel 5360" style:family="text"/>
    <style:style style:name="ListLabel_20_5361" style:display-name="ListLabel 5361" style:family="text"/>
    <style:style style:name="ListLabel_20_5362" style:display-name="ListLabel 5362" style:family="text"/>
    <style:style style:name="ListLabel_20_5363" style:display-name="ListLabel 5363" style:family="text"/>
    <style:style style:name="ListLabel_20_5364" style:display-name="ListLabel 5364" style:family="text"/>
    <style:style style:name="ListLabel_20_5365" style:display-name="ListLabel 5365" style:family="text"/>
    <style:style style:name="ListLabel_20_5366" style:display-name="ListLabel 5366" style:family="text"/>
    <style:style style:name="ListLabel_20_5367" style:display-name="ListLabel 5367" style:family="text"/>
    <style:style style:name="ListLabel_20_5368" style:display-name="ListLabel 5368" style:family="text"/>
    <style:style style:name="ListLabel_20_5369" style:display-name="ListLabel 5369" style:family="text"/>
    <style:style style:name="ListLabel_20_5370" style:display-name="ListLabel 5370" style:family="text"/>
    <style:style style:name="ListLabel_20_5371" style:display-name="ListLabel 5371" style:family="text"/>
    <style:style style:name="ListLabel_20_5372" style:display-name="ListLabel 5372" style:family="text"/>
    <style:style style:name="ListLabel_20_5373" style:display-name="ListLabel 5373" style:family="text"/>
    <style:style style:name="ListLabel_20_5374" style:display-name="ListLabel 5374" style:family="text"/>
    <style:style style:name="ListLabel_20_5375" style:display-name="ListLabel 5375" style:family="text"/>
    <style:style style:name="ListLabel_20_5376" style:display-name="ListLabel 5376" style:family="text"/>
    <style:style style:name="ListLabel_20_5377" style:display-name="ListLabel 5377" style:family="text"/>
    <style:style style:name="ListLabel_20_5378" style:display-name="ListLabel 5378" style:family="text"/>
    <style:style style:name="ListLabel_20_5379" style:display-name="ListLabel 5379" style:family="text"/>
    <style:style style:name="ListLabel_20_5380" style:display-name="ListLabel 5380" style:family="text"/>
    <style:style style:name="ListLabel_20_5381" style:display-name="ListLabel 5381" style:family="text"/>
    <style:style style:name="ListLabel_20_5382" style:display-name="ListLabel 5382" style:family="text"/>
    <style:style style:name="ListLabel_20_5383" style:display-name="ListLabel 5383" style:family="text"/>
    <style:style style:name="ListLabel_20_5384" style:display-name="ListLabel 5384" style:family="text"/>
    <style:style style:name="ListLabel_20_5385" style:display-name="ListLabel 5385" style:family="text"/>
    <style:style style:name="ListLabel_20_5386" style:display-name="ListLabel 5386" style:family="text"/>
    <style:style style:name="ListLabel_20_5387" style:display-name="ListLabel 5387" style:family="text"/>
    <style:style style:name="ListLabel_20_5388" style:display-name="ListLabel 5388" style:family="text"/>
    <style:style style:name="ListLabel_20_5389" style:display-name="ListLabel 5389" style:family="text"/>
    <style:style style:name="ListLabel_20_5390" style:display-name="ListLabel 5390" style:family="text"/>
    <style:style style:name="ListLabel_20_5391" style:display-name="ListLabel 5391" style:family="text"/>
    <style:style style:name="ListLabel_20_5392" style:display-name="ListLabel 5392" style:family="text"/>
    <style:style style:name="ListLabel_20_5393" style:display-name="ListLabel 5393" style:family="text"/>
    <style:style style:name="ListLabel_20_5394" style:display-name="ListLabel 5394" style:family="text"/>
    <style:style style:name="ListLabel_20_5395" style:display-name="ListLabel 5395" style:family="text"/>
    <style:style style:name="ListLabel_20_5396" style:display-name="ListLabel 5396" style:family="text"/>
    <style:style style:name="ListLabel_20_5397" style:display-name="ListLabel 5397" style:family="text"/>
    <style:style style:name="ListLabel_20_5398" style:display-name="ListLabel 5398" style:family="text"/>
    <style:style style:name="ListLabel_20_5399" style:display-name="ListLabel 5399" style:family="text"/>
    <style:style style:name="ListLabel_20_5400" style:display-name="ListLabel 5400" style:family="text"/>
    <style:style style:name="ListLabel_20_5401" style:display-name="ListLabel 5401" style:family="text"/>
    <style:style style:name="ListLabel_20_5402" style:display-name="ListLabel 5402" style:family="text"/>
    <style:style style:name="ListLabel_20_5403" style:display-name="ListLabel 5403" style:family="text"/>
    <style:style style:name="ListLabel_20_5404" style:display-name="ListLabel 5404" style:family="text"/>
    <style:style style:name="ListLabel_20_5405" style:display-name="ListLabel 5405" style:family="text"/>
    <style:style style:name="ListLabel_20_5406" style:display-name="ListLabel 5406" style:family="text"/>
    <style:style style:name="ListLabel_20_5407" style:display-name="ListLabel 5407" style:family="text"/>
    <style:style style:name="ListLabel_20_5408" style:display-name="ListLabel 5408" style:family="text"/>
    <style:style style:name="ListLabel_20_5409" style:display-name="ListLabel 5409" style:family="text"/>
    <style:style style:name="ListLabel_20_5410" style:display-name="ListLabel 5410" style:family="text"/>
    <style:style style:name="ListLabel_20_5411" style:display-name="ListLabel 5411" style:family="text"/>
    <style:style style:name="ListLabel_20_5412" style:display-name="ListLabel 5412" style:family="text"/>
    <style:style style:name="ListLabel_20_5413" style:display-name="ListLabel 5413" style:family="text"/>
    <style:style style:name="ListLabel_20_5414" style:display-name="ListLabel 5414" style:family="text"/>
    <style:style style:name="ListLabel_20_5415" style:display-name="ListLabel 5415" style:family="text"/>
    <style:style style:name="ListLabel_20_5416" style:display-name="ListLabel 5416" style:family="text"/>
    <style:style style:name="ListLabel_20_5417" style:display-name="ListLabel 5417" style:family="text"/>
    <style:style style:name="ListLabel_20_5418" style:display-name="ListLabel 5418" style:family="text"/>
    <style:style style:name="ListLabel_20_5419" style:display-name="ListLabel 5419" style:family="text"/>
    <style:style style:name="ListLabel_20_5420" style:display-name="ListLabel 5420" style:family="text"/>
    <style:style style:name="ListLabel_20_5421" style:display-name="ListLabel 5421" style:family="text"/>
    <style:style style:name="ListLabel_20_5422" style:display-name="ListLabel 5422" style:family="text"/>
    <style:style style:name="ListLabel_20_5423" style:display-name="ListLabel 5423" style:family="text"/>
    <style:style style:name="ListLabel_20_5424" style:display-name="ListLabel 5424" style:family="text"/>
    <style:style style:name="ListLabel_20_5425" style:display-name="ListLabel 5425" style:family="text"/>
    <style:style style:name="ListLabel_20_5426" style:display-name="ListLabel 5426" style:family="text"/>
    <style:style style:name="ListLabel_20_5427" style:display-name="ListLabel 5427" style:family="text"/>
    <style:style style:name="ListLabel_20_5428" style:display-name="ListLabel 5428" style:family="text"/>
    <style:style style:name="ListLabel_20_5429" style:display-name="ListLabel 5429" style:family="text"/>
    <style:style style:name="ListLabel_20_5430" style:display-name="ListLabel 5430" style:family="text"/>
    <style:style style:name="ListLabel_20_5431" style:display-name="ListLabel 5431" style:family="text"/>
    <style:style style:name="ListLabel_20_5432" style:display-name="ListLabel 5432" style:family="text"/>
    <style:style style:name="ListLabel_20_5433" style:display-name="ListLabel 5433" style:family="text"/>
    <style:style style:name="ListLabel_20_5434" style:display-name="ListLabel 5434" style:family="text"/>
    <style:style style:name="ListLabel_20_5435" style:display-name="ListLabel 5435" style:family="text"/>
    <style:style style:name="ListLabel_20_5436" style:display-name="ListLabel 5436" style:family="text"/>
    <style:style style:name="ListLabel_20_5437" style:display-name="ListLabel 5437" style:family="text"/>
    <style:style style:name="ListLabel_20_5438" style:display-name="ListLabel 5438" style:family="text"/>
    <style:style style:name="ListLabel_20_5439" style:display-name="ListLabel 5439" style:family="text"/>
    <style:style style:name="ListLabel_20_5440" style:display-name="ListLabel 5440" style:family="text"/>
    <style:style style:name="ListLabel_20_5441" style:display-name="ListLabel 5441" style:family="text"/>
    <style:style style:name="ListLabel_20_5442" style:display-name="ListLabel 5442" style:family="text"/>
    <style:style style:name="ListLabel_20_5443" style:display-name="ListLabel 5443" style:family="text"/>
    <style:style style:name="ListLabel_20_5444" style:display-name="ListLabel 5444" style:family="text"/>
    <style:style style:name="ListLabel_20_5445" style:display-name="ListLabel 5445" style:family="text"/>
    <style:style style:name="ListLabel_20_5446" style:display-name="ListLabel 5446" style:family="text"/>
    <style:style style:name="ListLabel_20_5447" style:display-name="ListLabel 5447" style:family="text"/>
    <style:style style:name="ListLabel_20_5448" style:display-name="ListLabel 5448" style:family="text"/>
    <style:style style:name="ListLabel_20_5449" style:display-name="ListLabel 5449" style:family="text"/>
    <style:style style:name="ListLabel_20_5450" style:display-name="ListLabel 5450" style:family="text"/>
    <style:style style:name="ListLabel_20_5451" style:display-name="ListLabel 5451" style:family="text"/>
    <style:style style:name="ListLabel_20_5452" style:display-name="ListLabel 5452" style:family="text"/>
    <style:style style:name="ListLabel_20_5453" style:display-name="ListLabel 5453" style:family="text"/>
    <style:style style:name="ListLabel_20_5454" style:display-name="ListLabel 5454" style:family="text"/>
    <style:style style:name="ListLabel_20_5455" style:display-name="ListLabel 5455" style:family="text"/>
    <style:style style:name="ListLabel_20_5456" style:display-name="ListLabel 5456" style:family="text"/>
    <style:style style:name="ListLabel_20_5457" style:display-name="ListLabel 5457" style:family="text"/>
    <style:style style:name="ListLabel_20_5458" style:display-name="ListLabel 5458" style:family="text"/>
    <style:style style:name="ListLabel_20_5459" style:display-name="ListLabel 5459" style:family="text"/>
    <style:style style:name="ListLabel_20_5460" style:display-name="ListLabel 5460" style:family="text"/>
    <style:style style:name="ListLabel_20_5461" style:display-name="ListLabel 5461" style:family="text"/>
    <style:style style:name="ListLabel_20_5462" style:display-name="ListLabel 5462" style:family="text"/>
    <style:style style:name="ListLabel_20_5463" style:display-name="ListLabel 5463" style:family="text"/>
    <style:style style:name="ListLabel_20_5464" style:display-name="ListLabel 5464" style:family="text"/>
    <style:style style:name="ListLabel_20_5465" style:display-name="ListLabel 5465" style:family="text"/>
    <style:style style:name="ListLabel_20_5466" style:display-name="ListLabel 5466" style:family="text"/>
    <style:style style:name="ListLabel_20_5467" style:display-name="ListLabel 5467" style:family="text"/>
    <style:style style:name="ListLabel_20_5468" style:display-name="ListLabel 5468" style:family="text"/>
    <style:style style:name="ListLabel_20_5469" style:display-name="ListLabel 5469" style:family="text"/>
    <style:style style:name="ListLabel_20_5470" style:display-name="ListLabel 5470" style:family="text"/>
    <style:style style:name="ListLabel_20_5471" style:display-name="ListLabel 5471" style:family="text"/>
    <style:style style:name="ListLabel_20_5472" style:display-name="ListLabel 5472" style:family="text"/>
    <style:style style:name="ListLabel_20_5473" style:display-name="ListLabel 5473" style:family="text"/>
    <style:style style:name="ListLabel_20_5474" style:display-name="ListLabel 5474" style:family="text"/>
    <style:style style:name="ListLabel_20_5475" style:display-name="ListLabel 5475" style:family="text"/>
    <style:style style:name="ListLabel_20_5476" style:display-name="ListLabel 5476" style:family="text"/>
    <style:style style:name="ListLabel_20_5477" style:display-name="ListLabel 5477" style:family="text"/>
    <style:style style:name="ListLabel_20_5478" style:display-name="ListLabel 5478" style:family="text"/>
    <style:style style:name="ListLabel_20_5479" style:display-name="ListLabel 5479" style:family="text"/>
    <style:style style:name="ListLabel_20_5480" style:display-name="ListLabel 5480" style:family="text"/>
    <style:style style:name="ListLabel_20_5481" style:display-name="ListLabel 5481" style:family="text"/>
    <style:style style:name="ListLabel_20_5482" style:display-name="ListLabel 5482" style:family="text"/>
    <style:style style:name="ListLabel_20_5483" style:display-name="ListLabel 5483" style:family="text"/>
    <style:style style:name="ListLabel_20_5484" style:display-name="ListLabel 5484" style:family="text"/>
    <style:style style:name="ListLabel_20_5485" style:display-name="ListLabel 5485" style:family="text"/>
    <style:style style:name="ListLabel_20_5486" style:display-name="ListLabel 5486" style:family="text"/>
    <style:style style:name="ListLabel_20_5487" style:display-name="ListLabel 5487" style:family="text"/>
    <style:style style:name="ListLabel_20_5488" style:display-name="ListLabel 5488" style:family="text"/>
    <style:style style:name="ListLabel_20_5489" style:display-name="ListLabel 5489" style:family="text"/>
    <style:style style:name="ListLabel_20_5490" style:display-name="ListLabel 5490" style:family="text"/>
    <style:style style:name="ListLabel_20_5491" style:display-name="ListLabel 5491" style:family="text"/>
    <style:style style:name="ListLabel_20_5492" style:display-name="ListLabel 5492" style:family="text"/>
    <style:style style:name="ListLabel_20_5493" style:display-name="ListLabel 5493" style:family="text"/>
    <style:style style:name="ListLabel_20_5494" style:display-name="ListLabel 5494" style:family="text"/>
    <style:style style:name="ListLabel_20_5495" style:display-name="ListLabel 5495" style:family="text"/>
    <style:style style:name="ListLabel_20_5496" style:display-name="ListLabel 5496" style:family="text"/>
    <style:style style:name="ListLabel_20_5497" style:display-name="ListLabel 5497" style:family="text"/>
    <style:style style:name="ListLabel_20_5498" style:display-name="ListLabel 5498" style:family="text"/>
    <style:style style:name="ListLabel_20_5499" style:display-name="ListLabel 5499" style:family="text"/>
    <style:style style:name="ListLabel_20_5500" style:display-name="ListLabel 5500" style:family="text"/>
    <style:style style:name="ListLabel_20_5501" style:display-name="ListLabel 5501" style:family="text"/>
    <style:style style:name="ListLabel_20_5502" style:display-name="ListLabel 5502" style:family="text"/>
    <style:style style:name="ListLabel_20_5503" style:display-name="ListLabel 5503" style:family="text"/>
    <style:style style:name="ListLabel_20_5504" style:display-name="ListLabel 5504" style:family="text"/>
    <style:style style:name="ListLabel_20_5505" style:display-name="ListLabel 5505" style:family="text"/>
    <style:style style:name="ListLabel_20_5506" style:display-name="ListLabel 5506" style:family="text"/>
    <style:style style:name="ListLabel_20_5507" style:display-name="ListLabel 5507" style:family="text"/>
    <style:style style:name="ListLabel_20_5508" style:display-name="ListLabel 5508" style:family="text"/>
    <style:style style:name="ListLabel_20_5509" style:display-name="ListLabel 5509" style:family="text"/>
    <style:style style:name="ListLabel_20_5510" style:display-name="ListLabel 5510" style:family="text"/>
    <style:style style:name="ListLabel_20_5511" style:display-name="ListLabel 5511" style:family="text"/>
    <style:style style:name="ListLabel_20_5512" style:display-name="ListLabel 5512" style:family="text"/>
    <style:style style:name="ListLabel_20_5513" style:display-name="ListLabel 5513" style:family="text"/>
    <style:style style:name="ListLabel_20_5514" style:display-name="ListLabel 5514" style:family="text"/>
    <style:style style:name="ListLabel_20_5515" style:display-name="ListLabel 5515" style:family="text"/>
    <style:style style:name="ListLabel_20_5516" style:display-name="ListLabel 5516" style:family="text"/>
    <style:style style:name="ListLabel_20_5517" style:display-name="ListLabel 5517" style:family="text"/>
    <style:style style:name="ListLabel_20_5518" style:display-name="ListLabel 5518" style:family="text"/>
    <style:style style:name="ListLabel_20_5519" style:display-name="ListLabel 5519" style:family="text"/>
    <style:style style:name="ListLabel_20_5520" style:display-name="ListLabel 5520" style:family="text"/>
    <style:style style:name="ListLabel_20_5521" style:display-name="ListLabel 5521" style:family="text"/>
    <style:style style:name="ListLabel_20_5522" style:display-name="ListLabel 5522" style:family="text"/>
    <style:style style:name="ListLabel_20_5523" style:display-name="ListLabel 5523" style:family="text"/>
    <style:style style:name="ListLabel_20_5524" style:display-name="ListLabel 5524" style:family="text"/>
    <style:style style:name="ListLabel_20_5525" style:display-name="ListLabel 5525" style:family="text"/>
    <style:style style:name="ListLabel_20_5526" style:display-name="ListLabel 5526" style:family="text"/>
    <style:style style:name="ListLabel_20_5527" style:display-name="ListLabel 5527" style:family="text"/>
    <style:style style:name="ListLabel_20_5528" style:display-name="ListLabel 5528" style:family="text"/>
    <style:style style:name="ListLabel_20_5529" style:display-name="ListLabel 5529" style:family="text"/>
    <style:style style:name="ListLabel_20_5530" style:display-name="ListLabel 5530" style:family="text"/>
    <style:style style:name="ListLabel_20_5531" style:display-name="ListLabel 5531" style:family="text"/>
    <style:style style:name="ListLabel_20_5532" style:display-name="ListLabel 5532" style:family="text"/>
    <style:style style:name="ListLabel_20_5533" style:display-name="ListLabel 5533" style:family="text"/>
    <style:style style:name="ListLabel_20_5534" style:display-name="ListLabel 5534" style:family="text"/>
    <style:style style:name="ListLabel_20_5535" style:display-name="ListLabel 5535" style:family="text"/>
    <style:style style:name="ListLabel_20_5536" style:display-name="ListLabel 5536" style:family="text"/>
    <style:style style:name="ListLabel_20_5537" style:display-name="ListLabel 5537" style:family="text"/>
    <style:style style:name="ListLabel_20_5538" style:display-name="ListLabel 5538" style:family="text"/>
    <style:style style:name="ListLabel_20_5539" style:display-name="ListLabel 5539" style:family="text"/>
    <style:style style:name="ListLabel_20_5540" style:display-name="ListLabel 5540" style:family="text"/>
    <style:style style:name="ListLabel_20_5541" style:display-name="ListLabel 5541" style:family="text"/>
    <style:style style:name="ListLabel_20_5542" style:display-name="ListLabel 5542" style:family="text"/>
    <style:style style:name="ListLabel_20_5543" style:display-name="ListLabel 5543" style:family="text"/>
    <style:style style:name="ListLabel_20_5544" style:display-name="ListLabel 5544" style:family="text"/>
    <style:style style:name="ListLabel_20_5545" style:display-name="ListLabel 5545" style:family="text"/>
    <style:style style:name="ListLabel_20_5546" style:display-name="ListLabel 5546" style:family="text"/>
    <style:style style:name="ListLabel_20_5547" style:display-name="ListLabel 5547" style:family="text"/>
    <style:style style:name="ListLabel_20_5548" style:display-name="ListLabel 5548" style:family="text"/>
    <style:style style:name="ListLabel_20_5549" style:display-name="ListLabel 5549" style:family="text"/>
    <style:style style:name="ListLabel_20_5550" style:display-name="ListLabel 5550" style:family="text"/>
    <style:style style:name="ListLabel_20_5551" style:display-name="ListLabel 5551" style:family="text"/>
    <style:style style:name="ListLabel_20_5552" style:display-name="ListLabel 5552" style:family="text"/>
    <style:style style:name="ListLabel_20_5553" style:display-name="ListLabel 5553" style:family="text"/>
    <style:style style:name="ListLabel_20_5554" style:display-name="ListLabel 5554" style:family="text"/>
    <style:style style:name="ListLabel_20_5555" style:display-name="ListLabel 5555" style:family="text"/>
    <style:style style:name="ListLabel_20_5556" style:display-name="ListLabel 5556" style:family="text"/>
    <style:style style:name="ListLabel_20_5557" style:display-name="ListLabel 5557" style:family="text"/>
    <style:style style:name="ListLabel_20_5558" style:display-name="ListLabel 5558" style:family="text"/>
    <style:style style:name="ListLabel_20_5559" style:display-name="ListLabel 5559" style:family="text"/>
    <style:style style:name="ListLabel_20_5560" style:display-name="ListLabel 5560" style:family="text"/>
    <style:style style:name="ListLabel_20_5561" style:display-name="ListLabel 5561" style:family="text"/>
    <style:style style:name="ListLabel_20_5562" style:display-name="ListLabel 5562" style:family="text"/>
    <style:style style:name="ListLabel_20_5563" style:display-name="ListLabel 5563" style:family="text"/>
    <style:style style:name="ListLabel_20_5564" style:display-name="ListLabel 5564" style:family="text"/>
    <style:style style:name="ListLabel_20_5565" style:display-name="ListLabel 5565" style:family="text"/>
    <style:style style:name="ListLabel_20_5566" style:display-name="ListLabel 5566" style:family="text"/>
    <style:style style:name="ListLabel_20_5567" style:display-name="ListLabel 5567" style:family="text"/>
    <style:style style:name="ListLabel_20_5568" style:display-name="ListLabel 5568" style:family="text"/>
    <style:style style:name="ListLabel_20_5569" style:display-name="ListLabel 5569" style:family="text"/>
    <style:style style:name="ListLabel_20_5570" style:display-name="ListLabel 5570" style:family="text"/>
    <style:style style:name="ListLabel_20_5571" style:display-name="ListLabel 5571" style:family="text"/>
    <style:style style:name="ListLabel_20_5572" style:display-name="ListLabel 5572" style:family="text"/>
    <style:style style:name="ListLabel_20_5573" style:display-name="ListLabel 5573" style:family="text"/>
    <style:style style:name="ListLabel_20_5574" style:display-name="ListLabel 5574" style:family="text"/>
    <style:style style:name="ListLabel_20_5575" style:display-name="ListLabel 5575" style:family="text"/>
    <style:style style:name="ListLabel_20_5576" style:display-name="ListLabel 5576" style:family="text"/>
    <style:style style:name="ListLabel_20_5577" style:display-name="ListLabel 5577" style:family="text"/>
    <style:style style:name="ListLabel_20_5578" style:display-name="ListLabel 5578" style:family="text"/>
    <style:style style:name="ListLabel_20_5579" style:display-name="ListLabel 5579" style:family="text"/>
    <style:style style:name="ListLabel_20_5580" style:display-name="ListLabel 5580" style:family="text"/>
    <style:style style:name="ListLabel_20_5581" style:display-name="ListLabel 5581" style:family="text"/>
    <style:style style:name="ListLabel_20_5582" style:display-name="ListLabel 5582" style:family="text"/>
    <style:style style:name="ListLabel_20_5583" style:display-name="ListLabel 5583" style:family="text"/>
    <style:style style:name="ListLabel_20_5584" style:display-name="ListLabel 5584" style:family="text"/>
    <style:style style:name="ListLabel_20_5585" style:display-name="ListLabel 5585" style:family="text"/>
    <style:style style:name="ListLabel_20_5586" style:display-name="ListLabel 5586" style:family="text"/>
    <style:style style:name="ListLabel_20_5587" style:display-name="ListLabel 5587" style:family="text"/>
    <style:style style:name="ListLabel_20_5588" style:display-name="ListLabel 5588" style:family="text"/>
    <style:style style:name="ListLabel_20_5589" style:display-name="ListLabel 5589" style:family="text"/>
    <style:style style:name="ListLabel_20_5590" style:display-name="ListLabel 5590" style:family="text"/>
    <style:style style:name="ListLabel_20_5591" style:display-name="ListLabel 5591" style:family="text"/>
    <style:style style:name="ListLabel_20_5592" style:display-name="ListLabel 5592" style:family="text"/>
    <style:style style:name="ListLabel_20_5593" style:display-name="ListLabel 5593" style:family="text"/>
    <style:style style:name="ListLabel_20_5594" style:display-name="ListLabel 5594" style:family="text"/>
    <style:style style:name="ListLabel_20_5595" style:display-name="ListLabel 5595" style:family="text"/>
    <style:style style:name="ListLabel_20_5596" style:display-name="ListLabel 5596" style:family="text"/>
    <style:style style:name="ListLabel_20_5597" style:display-name="ListLabel 5597" style:family="text"/>
    <style:style style:name="ListLabel_20_5598" style:display-name="ListLabel 5598" style:family="text"/>
    <style:style style:name="ListLabel_20_5599" style:display-name="ListLabel 5599" style:family="text"/>
    <style:style style:name="ListLabel_20_5600" style:display-name="ListLabel 5600" style:family="text"/>
    <style:style style:name="ListLabel_20_5601" style:display-name="ListLabel 5601" style:family="text"/>
    <style:style style:name="ListLabel_20_5602" style:display-name="ListLabel 5602" style:family="text"/>
    <style:style style:name="ListLabel_20_5603" style:display-name="ListLabel 5603" style:family="text"/>
    <style:style style:name="ListLabel_20_5604" style:display-name="ListLabel 5604" style:family="text"/>
    <style:style style:name="ListLabel_20_5605" style:display-name="ListLabel 5605" style:family="text"/>
    <style:style style:name="ListLabel_20_5606" style:display-name="ListLabel 5606" style:family="text"/>
    <style:style style:name="ListLabel_20_5607" style:display-name="ListLabel 5607" style:family="text"/>
    <style:style style:name="ListLabel_20_5608" style:display-name="ListLabel 5608" style:family="text"/>
    <style:style style:name="ListLabel_20_5609" style:display-name="ListLabel 5609" style:family="text"/>
    <style:style style:name="ListLabel_20_5610" style:display-name="ListLabel 5610" style:family="text"/>
    <style:style style:name="ListLabel_20_5611" style:display-name="ListLabel 5611" style:family="text"/>
    <style:style style:name="ListLabel_20_5612" style:display-name="ListLabel 5612" style:family="text"/>
    <style:style style:name="ListLabel_20_5613" style:display-name="ListLabel 5613" style:family="text"/>
    <style:style style:name="ListLabel_20_5614" style:display-name="ListLabel 5614" style:family="text"/>
    <style:style style:name="ListLabel_20_5615" style:display-name="ListLabel 5615" style:family="text"/>
    <style:style style:name="ListLabel_20_5616" style:display-name="ListLabel 5616" style:family="text"/>
    <style:style style:name="ListLabel_20_5617" style:display-name="ListLabel 5617" style:family="text"/>
    <style:style style:name="ListLabel_20_5618" style:display-name="ListLabel 5618" style:family="text"/>
    <style:style style:name="ListLabel_20_5619" style:display-name="ListLabel 5619" style:family="text"/>
    <style:style style:name="ListLabel_20_5620" style:display-name="ListLabel 5620" style:family="text"/>
    <style:style style:name="ListLabel_20_5621" style:display-name="ListLabel 5621" style:family="text"/>
    <style:style style:name="ListLabel_20_5622" style:display-name="ListLabel 5622" style:family="text"/>
    <style:style style:name="ListLabel_20_5623" style:display-name="ListLabel 5623" style:family="text"/>
    <style:style style:name="ListLabel_20_5624" style:display-name="ListLabel 5624" style:family="text"/>
    <style:style style:name="ListLabel_20_5625" style:display-name="ListLabel 5625" style:family="text"/>
    <style:style style:name="ListLabel_20_5626" style:display-name="ListLabel 5626" style:family="text"/>
    <style:style style:name="ListLabel_20_5627" style:display-name="ListLabel 5627" style:family="text"/>
    <style:style style:name="ListLabel_20_5628" style:display-name="ListLabel 5628" style:family="text"/>
    <style:style style:name="ListLabel_20_5629" style:display-name="ListLabel 5629" style:family="text"/>
    <style:style style:name="ListLabel_20_5630" style:display-name="ListLabel 5630" style:family="text"/>
    <style:style style:name="ListLabel_20_5631" style:display-name="ListLabel 5631" style:family="text"/>
    <style:style style:name="ListLabel_20_5632" style:display-name="ListLabel 5632" style:family="text"/>
    <style:style style:name="ListLabel_20_5633" style:display-name="ListLabel 5633" style:family="text"/>
    <style:style style:name="ListLabel_20_5634" style:display-name="ListLabel 5634" style:family="text"/>
    <style:style style:name="ListLabel_20_5635" style:display-name="ListLabel 5635" style:family="text"/>
    <style:style style:name="ListLabel_20_5636" style:display-name="ListLabel 5636" style:family="text"/>
    <style:style style:name="ListLabel_20_5637" style:display-name="ListLabel 5637" style:family="text"/>
    <style:style style:name="ListLabel_20_5638" style:display-name="ListLabel 5638" style:family="text"/>
    <style:style style:name="ListLabel_20_5639" style:display-name="ListLabel 5639" style:family="text"/>
    <style:style style:name="ListLabel_20_5640" style:display-name="ListLabel 5640" style:family="text"/>
    <style:style style:name="ListLabel_20_5641" style:display-name="ListLabel 5641" style:family="text"/>
    <style:style style:name="ListLabel_20_5642" style:display-name="ListLabel 5642" style:family="text"/>
    <style:style style:name="ListLabel_20_5643" style:display-name="ListLabel 5643" style:family="text"/>
    <style:style style:name="ListLabel_20_5644" style:display-name="ListLabel 5644" style:family="text"/>
    <style:style style:name="ListLabel_20_5645" style:display-name="ListLabel 5645" style:family="text"/>
    <style:style style:name="ListLabel_20_5646" style:display-name="ListLabel 5646" style:family="text"/>
    <style:style style:name="ListLabel_20_5647" style:display-name="ListLabel 5647" style:family="text"/>
    <style:style style:name="ListLabel_20_5648" style:display-name="ListLabel 5648" style:family="text"/>
    <style:style style:name="ListLabel_20_5649" style:display-name="ListLabel 5649" style:family="text"/>
    <style:style style:name="ListLabel_20_5650" style:display-name="ListLabel 5650" style:family="text"/>
    <style:style style:name="ListLabel_20_5651" style:display-name="ListLabel 5651" style:family="text"/>
    <style:style style:name="ListLabel_20_5652" style:display-name="ListLabel 5652" style:family="text"/>
    <style:style style:name="ListLabel_20_5653" style:display-name="ListLabel 5653" style:family="text"/>
    <style:style style:name="ListLabel_20_5654" style:display-name="ListLabel 5654" style:family="text"/>
    <style:style style:name="ListLabel_20_5655" style:display-name="ListLabel 5655" style:family="text"/>
    <style:style style:name="ListLabel_20_5656" style:display-name="ListLabel 5656" style:family="text"/>
    <style:style style:name="ListLabel_20_5657" style:display-name="ListLabel 5657" style:family="text"/>
    <style:style style:name="ListLabel_20_5658" style:display-name="ListLabel 5658" style:family="text"/>
    <style:style style:name="ListLabel_20_5659" style:display-name="ListLabel 5659" style:family="text"/>
    <style:style style:name="ListLabel_20_5660" style:display-name="ListLabel 5660" style:family="text"/>
    <style:style style:name="ListLabel_20_5661" style:display-name="ListLabel 5661" style:family="text"/>
    <style:style style:name="ListLabel_20_5662" style:display-name="ListLabel 5662" style:family="text"/>
    <style:style style:name="ListLabel_20_5663" style:display-name="ListLabel 5663" style:family="text"/>
    <style:style style:name="ListLabel_20_5664" style:display-name="ListLabel 5664" style:family="text"/>
    <style:style style:name="ListLabel_20_5665" style:display-name="ListLabel 5665" style:family="text"/>
    <style:style style:name="ListLabel_20_5666" style:display-name="ListLabel 5666" style:family="text"/>
    <style:style style:name="ListLabel_20_5667" style:display-name="ListLabel 5667" style:family="text"/>
    <style:style style:name="ListLabel_20_5668" style:display-name="ListLabel 5668" style:family="text"/>
    <style:style style:name="ListLabel_20_5669" style:display-name="ListLabel 5669" style:family="text"/>
    <style:style style:name="ListLabel_20_5670" style:display-name="ListLabel 5670" style:family="text"/>
    <style:style style:name="ListLabel_20_5671" style:display-name="ListLabel 5671" style:family="text"/>
    <style:style style:name="ListLabel_20_5672" style:display-name="ListLabel 5672" style:family="text"/>
    <style:style style:name="ListLabel_20_5673" style:display-name="ListLabel 5673" style:family="text"/>
    <style:style style:name="ListLabel_20_5674" style:display-name="ListLabel 5674" style:family="text"/>
    <style:style style:name="ListLabel_20_5675" style:display-name="ListLabel 5675" style:family="text"/>
    <style:style style:name="ListLabel_20_5676" style:display-name="ListLabel 5676" style:family="text"/>
    <style:style style:name="ListLabel_20_5677" style:display-name="ListLabel 5677" style:family="text"/>
    <style:style style:name="ListLabel_20_5678" style:display-name="ListLabel 5678" style:family="text"/>
    <style:style style:name="ListLabel_20_5679" style:display-name="ListLabel 5679" style:family="text"/>
    <style:style style:name="ListLabel_20_5680" style:display-name="ListLabel 5680" style:family="text"/>
    <style:style style:name="ListLabel_20_5681" style:display-name="ListLabel 5681" style:family="text"/>
    <style:style style:name="ListLabel_20_5682" style:display-name="ListLabel 5682" style:family="text"/>
    <style:style style:name="ListLabel_20_5683" style:display-name="ListLabel 5683" style:family="text"/>
    <style:style style:name="ListLabel_20_5684" style:display-name="ListLabel 5684" style:family="text"/>
    <style:style style:name="ListLabel_20_5685" style:display-name="ListLabel 5685" style:family="text"/>
    <style:style style:name="ListLabel_20_5686" style:display-name="ListLabel 5686" style:family="text"/>
    <style:style style:name="ListLabel_20_5687" style:display-name="ListLabel 5687" style:family="text"/>
    <style:style style:name="ListLabel_20_5688" style:display-name="ListLabel 5688" style:family="text"/>
    <style:style style:name="ListLabel_20_5689" style:display-name="ListLabel 5689" style:family="text"/>
    <style:style style:name="ListLabel_20_5690" style:display-name="ListLabel 5690" style:family="text"/>
    <style:style style:name="ListLabel_20_5691" style:display-name="ListLabel 5691" style:family="text"/>
    <style:style style:name="ListLabel_20_5692" style:display-name="ListLabel 5692" style:family="text"/>
    <style:style style:name="ListLabel_20_5693" style:display-name="ListLabel 5693" style:family="text"/>
    <style:style style:name="ListLabel_20_5694" style:display-name="ListLabel 5694" style:family="text"/>
    <style:style style:name="ListLabel_20_5695" style:display-name="ListLabel 5695" style:family="text"/>
    <style:style style:name="ListLabel_20_5696" style:display-name="ListLabel 5696" style:family="text"/>
    <style:style style:name="ListLabel_20_5697" style:display-name="ListLabel 5697" style:family="text"/>
    <style:style style:name="ListLabel_20_5698" style:display-name="ListLabel 5698" style:family="text"/>
    <style:style style:name="ListLabel_20_5699" style:display-name="ListLabel 5699" style:family="text"/>
    <style:style style:name="ListLabel_20_5700" style:display-name="ListLabel 5700" style:family="text"/>
    <style:style style:name="ListLabel_20_5701" style:display-name="ListLabel 5701" style:family="text"/>
    <style:style style:name="ListLabel_20_5702" style:display-name="ListLabel 5702" style:family="text"/>
    <style:style style:name="ListLabel_20_5703" style:display-name="ListLabel 5703" style:family="text"/>
    <style:style style:name="ListLabel_20_5704" style:display-name="ListLabel 5704" style:family="text"/>
    <style:style style:name="ListLabel_20_5705" style:display-name="ListLabel 5705" style:family="text"/>
    <style:style style:name="ListLabel_20_5706" style:display-name="ListLabel 5706" style:family="text"/>
    <style:style style:name="ListLabel_20_5707" style:display-name="ListLabel 5707" style:family="text"/>
    <style:style style:name="ListLabel_20_5708" style:display-name="ListLabel 5708" style:family="text"/>
    <style:style style:name="ListLabel_20_5709" style:display-name="ListLabel 5709" style:family="text"/>
    <style:style style:name="ListLabel_20_5710" style:display-name="ListLabel 5710" style:family="text"/>
    <style:style style:name="ListLabel_20_5711" style:display-name="ListLabel 5711" style:family="text"/>
    <style:style style:name="ListLabel_20_5712" style:display-name="ListLabel 5712" style:family="text"/>
    <style:style style:name="ListLabel_20_5713" style:display-name="ListLabel 5713" style:family="text"/>
    <style:style style:name="ListLabel_20_5714" style:display-name="ListLabel 5714" style:family="text"/>
    <style:style style:name="ListLabel_20_5715" style:display-name="ListLabel 5715" style:family="text"/>
    <style:style style:name="ListLabel_20_5716" style:display-name="ListLabel 5716" style:family="text"/>
    <style:style style:name="ListLabel_20_5717" style:display-name="ListLabel 5717" style:family="text"/>
    <style:style style:name="ListLabel_20_5718" style:display-name="ListLabel 5718" style:family="text"/>
    <style:style style:name="ListLabel_20_5719" style:display-name="ListLabel 5719" style:family="text"/>
    <style:style style:name="ListLabel_20_5720" style:display-name="ListLabel 5720" style:family="text"/>
    <style:style style:name="ListLabel_20_5721" style:display-name="ListLabel 5721" style:family="text"/>
    <style:style style:name="ListLabel_20_5722" style:display-name="ListLabel 5722" style:family="text"/>
    <style:style style:name="ListLabel_20_5723" style:display-name="ListLabel 5723" style:family="text"/>
    <style:style style:name="ListLabel_20_5724" style:display-name="ListLabel 5724" style:family="text"/>
    <style:style style:name="ListLabel_20_5725" style:display-name="ListLabel 5725" style:family="text"/>
    <style:style style:name="ListLabel_20_5726" style:display-name="ListLabel 5726" style:family="text"/>
    <style:style style:name="ListLabel_20_5727" style:display-name="ListLabel 5727" style:family="text"/>
    <style:style style:name="ListLabel_20_5728" style:display-name="ListLabel 5728" style:family="text"/>
    <style:style style:name="ListLabel_20_5729" style:display-name="ListLabel 5729" style:family="text"/>
    <style:style style:name="ListLabel_20_5730" style:display-name="ListLabel 5730" style:family="text"/>
    <style:style style:name="ListLabel_20_5731" style:display-name="ListLabel 5731" style:family="text"/>
    <style:style style:name="ListLabel_20_5732" style:display-name="ListLabel 5732" style:family="text"/>
    <style:style style:name="ListLabel_20_5733" style:display-name="ListLabel 5733" style:family="text"/>
    <style:style style:name="ListLabel_20_5734" style:display-name="ListLabel 5734" style:family="text"/>
    <style:style style:name="ListLabel_20_5735" style:display-name="ListLabel 5735" style:family="text"/>
    <style:style style:name="ListLabel_20_5736" style:display-name="ListLabel 5736" style:family="text"/>
    <style:style style:name="ListLabel_20_5737" style:display-name="ListLabel 5737" style:family="text"/>
    <style:style style:name="ListLabel_20_5738" style:display-name="ListLabel 5738" style:family="text"/>
    <style:style style:name="ListLabel_20_5739" style:display-name="ListLabel 5739" style:family="text"/>
    <style:style style:name="ListLabel_20_5740" style:display-name="ListLabel 5740" style:family="text"/>
    <style:style style:name="ListLabel_20_5741" style:display-name="ListLabel 5741" style:family="text"/>
    <style:style style:name="ListLabel_20_5742" style:display-name="ListLabel 5742" style:family="text"/>
    <style:style style:name="ListLabel_20_5743" style:display-name="ListLabel 5743" style:family="text"/>
    <style:style style:name="ListLabel_20_5744" style:display-name="ListLabel 5744" style:family="text"/>
    <style:style style:name="ListLabel_20_5745" style:display-name="ListLabel 5745" style:family="text"/>
    <style:style style:name="ListLabel_20_5746" style:display-name="ListLabel 5746" style:family="text"/>
    <style:style style:name="ListLabel_20_5747" style:display-name="ListLabel 5747" style:family="text"/>
    <style:style style:name="ListLabel_20_5748" style:display-name="ListLabel 5748" style:family="text"/>
    <style:style style:name="ListLabel_20_5749" style:display-name="ListLabel 5749" style:family="text"/>
    <style:style style:name="ListLabel_20_5750" style:display-name="ListLabel 5750" style:family="text"/>
    <style:style style:name="ListLabel_20_5751" style:display-name="ListLabel 5751" style:family="text"/>
    <style:style style:name="ListLabel_20_5752" style:display-name="ListLabel 5752" style:family="text"/>
    <style:style style:name="ListLabel_20_5753" style:display-name="ListLabel 5753" style:family="text"/>
    <style:style style:name="ListLabel_20_5754" style:display-name="ListLabel 5754" style:family="text"/>
    <style:style style:name="ListLabel_20_5755" style:display-name="ListLabel 5755" style:family="text"/>
    <style:style style:name="ListLabel_20_5756" style:display-name="ListLabel 5756" style:family="text"/>
    <style:style style:name="ListLabel_20_5757" style:display-name="ListLabel 5757" style:family="text"/>
    <style:style style:name="ListLabel_20_5758" style:display-name="ListLabel 5758" style:family="text"/>
    <style:style style:name="ListLabel_20_5759" style:display-name="ListLabel 5759" style:family="text"/>
    <style:style style:name="ListLabel_20_5760" style:display-name="ListLabel 5760" style:family="text"/>
    <style:style style:name="ListLabel_20_5761" style:display-name="ListLabel 5761" style:family="text"/>
    <style:style style:name="ListLabel_20_5762" style:display-name="ListLabel 5762" style:family="text"/>
    <style:style style:name="ListLabel_20_5763" style:display-name="ListLabel 5763" style:family="text"/>
    <style:style style:name="ListLabel_20_5764" style:display-name="ListLabel 5764" style:family="text"/>
    <style:style style:name="ListLabel_20_5765" style:display-name="ListLabel 5765" style:family="text"/>
    <style:style style:name="ListLabel_20_5766" style:display-name="ListLabel 5766" style:family="text"/>
    <style:style style:name="ListLabel_20_5767" style:display-name="ListLabel 5767" style:family="text"/>
    <style:style style:name="ListLabel_20_5768" style:display-name="ListLabel 5768" style:family="text"/>
    <style:style style:name="ListLabel_20_5769" style:display-name="ListLabel 5769" style:family="text"/>
    <style:style style:name="ListLabel_20_5770" style:display-name="ListLabel 5770" style:family="text"/>
    <style:style style:name="ListLabel_20_5771" style:display-name="ListLabel 5771" style:family="text"/>
    <style:style style:name="ListLabel_20_5772" style:display-name="ListLabel 5772" style:family="text"/>
    <style:style style:name="ListLabel_20_5773" style:display-name="ListLabel 5773" style:family="text"/>
    <style:style style:name="ListLabel_20_5774" style:display-name="ListLabel 5774" style:family="text"/>
    <style:style style:name="ListLabel_20_5775" style:display-name="ListLabel 5775" style:family="text"/>
    <style:style style:name="ListLabel_20_5776" style:display-name="ListLabel 5776" style:family="text"/>
    <style:style style:name="ListLabel_20_5777" style:display-name="ListLabel 5777" style:family="text"/>
    <style:style style:name="ListLabel_20_5778" style:display-name="ListLabel 5778" style:family="text"/>
    <style:style style:name="ListLabel_20_5779" style:display-name="ListLabel 5779" style:family="text"/>
    <style:style style:name="ListLabel_20_5780" style:display-name="ListLabel 5780" style:family="text"/>
    <style:style style:name="ListLabel_20_5781" style:display-name="ListLabel 5781" style:family="text"/>
    <style:style style:name="ListLabel_20_5782" style:display-name="ListLabel 5782" style:family="text"/>
    <style:style style:name="ListLabel_20_5783" style:display-name="ListLabel 5783" style:family="text"/>
    <style:style style:name="ListLabel_20_5784" style:display-name="ListLabel 5784" style:family="text"/>
    <style:style style:name="ListLabel_20_5785" style:display-name="ListLabel 5785" style:family="text"/>
    <style:style style:name="ListLabel_20_5786" style:display-name="ListLabel 5786" style:family="text"/>
    <style:style style:name="ListLabel_20_5787" style:display-name="ListLabel 5787" style:family="text"/>
    <style:style style:name="ListLabel_20_5788" style:display-name="ListLabel 5788" style:family="text"/>
    <style:style style:name="ListLabel_20_5789" style:display-name="ListLabel 5789" style:family="text"/>
    <style:style style:name="ListLabel_20_5790" style:display-name="ListLabel 5790" style:family="text"/>
    <style:style style:name="ListLabel_20_5791" style:display-name="ListLabel 5791" style:family="text"/>
    <style:style style:name="ListLabel_20_5792" style:display-name="ListLabel 5792" style:family="text"/>
    <style:style style:name="ListLabel_20_5793" style:display-name="ListLabel 5793" style:family="text"/>
    <style:style style:name="ListLabel_20_5794" style:display-name="ListLabel 5794" style:family="text"/>
    <style:style style:name="ListLabel_20_5795" style:display-name="ListLabel 5795" style:family="text"/>
    <style:style style:name="ListLabel_20_5796" style:display-name="ListLabel 5796" style:family="text"/>
    <style:style style:name="ListLabel_20_5797" style:display-name="ListLabel 5797" style:family="text"/>
    <style:style style:name="ListLabel_20_5798" style:display-name="ListLabel 5798" style:family="text"/>
    <style:style style:name="ListLabel_20_5799" style:display-name="ListLabel 5799" style:family="text"/>
    <style:style style:name="ListLabel_20_5800" style:display-name="ListLabel 5800" style:family="text"/>
    <style:style style:name="ListLabel_20_5801" style:display-name="ListLabel 5801" style:family="text"/>
    <style:style style:name="ListLabel_20_5802" style:display-name="ListLabel 5802" style:family="text"/>
    <style:style style:name="ListLabel_20_5803" style:display-name="ListLabel 5803" style:family="text"/>
    <style:style style:name="ListLabel_20_5804" style:display-name="ListLabel 5804" style:family="text"/>
    <style:style style:name="ListLabel_20_5805" style:display-name="ListLabel 5805" style:family="text"/>
    <style:style style:name="ListLabel_20_5806" style:display-name="ListLabel 5806" style:family="text"/>
    <style:style style:name="ListLabel_20_5807" style:display-name="ListLabel 5807" style:family="text"/>
    <style:style style:name="ListLabel_20_5808" style:display-name="ListLabel 5808" style:family="text"/>
    <style:style style:name="ListLabel_20_5809" style:display-name="ListLabel 5809" style:family="text"/>
    <style:style style:name="ListLabel_20_5810" style:display-name="ListLabel 5810" style:family="text"/>
    <style:style style:name="ListLabel_20_5811" style:display-name="ListLabel 5811" style:family="text"/>
    <style:style style:name="ListLabel_20_5812" style:display-name="ListLabel 5812" style:family="text"/>
    <style:style style:name="ListLabel_20_5813" style:display-name="ListLabel 5813" style:family="text"/>
    <style:style style:name="ListLabel_20_5814" style:display-name="ListLabel 5814" style:family="text"/>
    <style:style style:name="ListLabel_20_5815" style:display-name="ListLabel 5815" style:family="text"/>
    <style:style style:name="ListLabel_20_5816" style:display-name="ListLabel 5816" style:family="text"/>
    <style:style style:name="ListLabel_20_5817" style:display-name="ListLabel 5817" style:family="text"/>
    <style:style style:name="ListLabel_20_5818" style:display-name="ListLabel 5818" style:family="text"/>
    <style:style style:name="ListLabel_20_5819" style:display-name="ListLabel 5819" style:family="text"/>
    <style:style style:name="ListLabel_20_5820" style:display-name="ListLabel 5820" style:family="text"/>
    <style:style style:name="ListLabel_20_5821" style:display-name="ListLabel 5821" style:family="text"/>
    <style:style style:name="ListLabel_20_5822" style:display-name="ListLabel 5822" style:family="text"/>
    <style:style style:name="ListLabel_20_5823" style:display-name="ListLabel 5823" style:family="text"/>
    <style:style style:name="ListLabel_20_5824" style:display-name="ListLabel 5824" style:family="text"/>
    <style:style style:name="ListLabel_20_5825" style:display-name="ListLabel 5825" style:family="text"/>
    <style:style style:name="ListLabel_20_5826" style:display-name="ListLabel 5826" style:family="text"/>
    <style:style style:name="ListLabel_20_5827" style:display-name="ListLabel 5827" style:family="text"/>
    <style:style style:name="ListLabel_20_5828" style:display-name="ListLabel 5828" style:family="text"/>
    <style:style style:name="ListLabel_20_5829" style:display-name="ListLabel 5829" style:family="text"/>
    <style:style style:name="ListLabel_20_5830" style:display-name="ListLabel 5830" style:family="text"/>
    <style:style style:name="ListLabel_20_5831" style:display-name="ListLabel 5831" style:family="text"/>
    <style:style style:name="ListLabel_20_5832" style:display-name="ListLabel 5832" style:family="text"/>
    <style:style style:name="ListLabel_20_5833" style:display-name="ListLabel 5833" style:family="text"/>
    <style:style style:name="ListLabel_20_5834" style:display-name="ListLabel 5834" style:family="text"/>
    <style:style style:name="ListLabel_20_5835" style:display-name="ListLabel 5835" style:family="text"/>
    <style:style style:name="ListLabel_20_5836" style:display-name="ListLabel 5836" style:family="text"/>
    <style:style style:name="ListLabel_20_5837" style:display-name="ListLabel 5837" style:family="text"/>
    <style:style style:name="ListLabel_20_5838" style:display-name="ListLabel 5838" style:family="text"/>
    <style:style style:name="ListLabel_20_5839" style:display-name="ListLabel 5839" style:family="text"/>
    <style:style style:name="ListLabel_20_5840" style:display-name="ListLabel 5840" style:family="text"/>
    <style:style style:name="ListLabel_20_5841" style:display-name="ListLabel 5841" style:family="text"/>
    <style:style style:name="ListLabel_20_5842" style:display-name="ListLabel 5842" style:family="text"/>
    <style:style style:name="ListLabel_20_5843" style:display-name="ListLabel 5843" style:family="text"/>
    <style:style style:name="ListLabel_20_5844" style:display-name="ListLabel 5844" style:family="text"/>
    <style:style style:name="ListLabel_20_5845" style:display-name="ListLabel 5845" style:family="text"/>
    <style:style style:name="ListLabel_20_5846" style:display-name="ListLabel 5846" style:family="text"/>
    <style:style style:name="ListLabel_20_5847" style:display-name="ListLabel 5847" style:family="text"/>
    <style:style style:name="ListLabel_20_5848" style:display-name="ListLabel 5848" style:family="text"/>
    <style:style style:name="ListLabel_20_5849" style:display-name="ListLabel 5849" style:family="text"/>
    <style:style style:name="ListLabel_20_5850" style:display-name="ListLabel 5850" style:family="text"/>
    <style:style style:name="ListLabel_20_5851" style:display-name="ListLabel 5851" style:family="text"/>
    <style:style style:name="ListLabel_20_5852" style:display-name="ListLabel 5852" style:family="text"/>
    <style:style style:name="ListLabel_20_5853" style:display-name="ListLabel 5853" style:family="text"/>
    <style:style style:name="ListLabel_20_5854" style:display-name="ListLabel 5854" style:family="text"/>
    <style:style style:name="ListLabel_20_5855" style:display-name="ListLabel 5855" style:family="text"/>
    <style:style style:name="ListLabel_20_5856" style:display-name="ListLabel 5856" style:family="text"/>
    <style:style style:name="ListLabel_20_5857" style:display-name="ListLabel 5857" style:family="text"/>
    <style:style style:name="ListLabel_20_5858" style:display-name="ListLabel 5858" style:family="text"/>
    <style:style style:name="ListLabel_20_5859" style:display-name="ListLabel 5859" style:family="text"/>
    <style:style style:name="ListLabel_20_5860" style:display-name="ListLabel 5860" style:family="text"/>
    <style:style style:name="ListLabel_20_5861" style:display-name="ListLabel 5861" style:family="text"/>
    <style:style style:name="ListLabel_20_5862" style:display-name="ListLabel 5862" style:family="text"/>
    <style:style style:name="ListLabel_20_5863" style:display-name="ListLabel 5863" style:family="text"/>
    <style:style style:name="ListLabel_20_5864" style:display-name="ListLabel 5864" style:family="text"/>
    <style:style style:name="ListLabel_20_5865" style:display-name="ListLabel 5865" style:family="text"/>
    <style:style style:name="ListLabel_20_5866" style:display-name="ListLabel 5866" style:family="text"/>
    <style:style style:name="ListLabel_20_5867" style:display-name="ListLabel 5867" style:family="text"/>
    <style:style style:name="ListLabel_20_5868" style:display-name="ListLabel 5868" style:family="text"/>
    <style:style style:name="ListLabel_20_5869" style:display-name="ListLabel 5869" style:family="text"/>
    <style:style style:name="ListLabel_20_5870" style:display-name="ListLabel 5870" style:family="text"/>
    <style:style style:name="ListLabel_20_5871" style:display-name="ListLabel 5871" style:family="text"/>
    <style:style style:name="ListLabel_20_5872" style:display-name="ListLabel 5872" style:family="text"/>
    <style:style style:name="ListLabel_20_5873" style:display-name="ListLabel 5873" style:family="text"/>
    <style:style style:name="ListLabel_20_5874" style:display-name="ListLabel 5874" style:family="text"/>
    <style:style style:name="ListLabel_20_5875" style:display-name="ListLabel 5875" style:family="text"/>
    <style:style style:name="ListLabel_20_5876" style:display-name="ListLabel 5876" style:family="text"/>
    <style:style style:name="ListLabel_20_5877" style:display-name="ListLabel 5877" style:family="text"/>
    <style:style style:name="ListLabel_20_5878" style:display-name="ListLabel 5878" style:family="text"/>
    <style:style style:name="ListLabel_20_5879" style:display-name="ListLabel 5879" style:family="text"/>
    <style:style style:name="ListLabel_20_5880" style:display-name="ListLabel 5880" style:family="text"/>
    <style:style style:name="ListLabel_20_5881" style:display-name="ListLabel 5881" style:family="text"/>
    <style:style style:name="ListLabel_20_5882" style:display-name="ListLabel 5882" style:family="text"/>
    <style:style style:name="ListLabel_20_5883" style:display-name="ListLabel 5883" style:family="text"/>
    <style:style style:name="ListLabel_20_5884" style:display-name="ListLabel 5884" style:family="text"/>
    <style:style style:name="ListLabel_20_5885" style:display-name="ListLabel 5885" style:family="text"/>
    <style:style style:name="ListLabel_20_5886" style:display-name="ListLabel 5886" style:family="text"/>
    <style:style style:name="ListLabel_20_5887" style:display-name="ListLabel 5887" style:family="text"/>
    <style:style style:name="ListLabel_20_5888" style:display-name="ListLabel 5888" style:family="text"/>
    <style:style style:name="ListLabel_20_5889" style:display-name="ListLabel 5889" style:family="text"/>
    <style:style style:name="ListLabel_20_5890" style:display-name="ListLabel 5890" style:family="text"/>
    <style:style style:name="ListLabel_20_5891" style:display-name="ListLabel 5891" style:family="text"/>
    <style:style style:name="ListLabel_20_5892" style:display-name="ListLabel 5892" style:family="text"/>
    <style:style style:name="ListLabel_20_5893" style:display-name="ListLabel 5893" style:family="text"/>
    <style:style style:name="ListLabel_20_5894" style:display-name="ListLabel 5894" style:family="text"/>
    <style:style style:name="ListLabel_20_5895" style:display-name="ListLabel 5895" style:family="text"/>
    <style:style style:name="ListLabel_20_5896" style:display-name="ListLabel 5896" style:family="text"/>
    <style:style style:name="ListLabel_20_5897" style:display-name="ListLabel 5897" style:family="text"/>
    <style:style style:name="ListLabel_20_5898" style:display-name="ListLabel 5898" style:family="text"/>
    <style:style style:name="ListLabel_20_5899" style:display-name="ListLabel 5899" style:family="text"/>
    <style:style style:name="ListLabel_20_5900" style:display-name="ListLabel 5900" style:family="text"/>
    <style:style style:name="ListLabel_20_5901" style:display-name="ListLabel 5901" style:family="text"/>
    <style:style style:name="ListLabel_20_5902" style:display-name="ListLabel 5902" style:family="text"/>
    <style:style style:name="ListLabel_20_5903" style:display-name="ListLabel 5903" style:family="text"/>
    <style:style style:name="ListLabel_20_5904" style:display-name="ListLabel 5904" style:family="text"/>
    <style:style style:name="ListLabel_20_5905" style:display-name="ListLabel 5905" style:family="text"/>
    <style:style style:name="ListLabel_20_5906" style:display-name="ListLabel 5906" style:family="text"/>
    <style:style style:name="ListLabel_20_5907" style:display-name="ListLabel 5907" style:family="text"/>
    <style:style style:name="ListLabel_20_5908" style:display-name="ListLabel 5908" style:family="text"/>
    <style:style style:name="ListLabel_20_5909" style:display-name="ListLabel 5909" style:family="text"/>
    <style:style style:name="ListLabel_20_5910" style:display-name="ListLabel 5910" style:family="text"/>
    <style:style style:name="ListLabel_20_5911" style:display-name="ListLabel 5911" style:family="text"/>
    <style:style style:name="ListLabel_20_5912" style:display-name="ListLabel 5912" style:family="text"/>
    <style:style style:name="ListLabel_20_5913" style:display-name="ListLabel 5913" style:family="text"/>
    <style:style style:name="ListLabel_20_5914" style:display-name="ListLabel 5914" style:family="text"/>
    <style:style style:name="ListLabel_20_5915" style:display-name="ListLabel 5915" style:family="text"/>
    <style:style style:name="ListLabel_20_5916" style:display-name="ListLabel 5916" style:family="text"/>
    <style:style style:name="ListLabel_20_5917" style:display-name="ListLabel 5917" style:family="text"/>
    <style:style style:name="ListLabel_20_5918" style:display-name="ListLabel 5918" style:family="text"/>
    <style:style style:name="ListLabel_20_5919" style:display-name="ListLabel 5919" style:family="text"/>
    <style:style style:name="ListLabel_20_5920" style:display-name="ListLabel 5920" style:family="text"/>
    <style:style style:name="ListLabel_20_5921" style:display-name="ListLabel 5921" style:family="text"/>
    <style:style style:name="ListLabel_20_5922" style:display-name="ListLabel 5922" style:family="text"/>
    <style:style style:name="ListLabel_20_5923" style:display-name="ListLabel 5923" style:family="text"/>
    <style:style style:name="ListLabel_20_5924" style:display-name="ListLabel 5924" style:family="text"/>
    <style:style style:name="ListLabel_20_5925" style:display-name="ListLabel 5925" style:family="text"/>
    <style:style style:name="ListLabel_20_5926" style:display-name="ListLabel 5926" style:family="text"/>
    <style:style style:name="ListLabel_20_5927" style:display-name="ListLabel 5927" style:family="text"/>
    <style:style style:name="ListLabel_20_5928" style:display-name="ListLabel 5928" style:family="text"/>
    <style:style style:name="ListLabel_20_5929" style:display-name="ListLabel 5929" style:family="text"/>
    <style:style style:name="ListLabel_20_5930" style:display-name="ListLabel 5930" style:family="text"/>
    <style:style style:name="ListLabel_20_5931" style:display-name="ListLabel 5931" style:family="text"/>
    <style:style style:name="ListLabel_20_5932" style:display-name="ListLabel 5932" style:family="text"/>
    <style:style style:name="ListLabel_20_5933" style:display-name="ListLabel 5933" style:family="text"/>
    <style:style style:name="ListLabel_20_5934" style:display-name="ListLabel 5934" style:family="text"/>
    <style:style style:name="ListLabel_20_5935" style:display-name="ListLabel 5935" style:family="text"/>
    <style:style style:name="ListLabel_20_5936" style:display-name="ListLabel 5936" style:family="text"/>
    <style:style style:name="ListLabel_20_5937" style:display-name="ListLabel 5937" style:family="text"/>
    <style:style style:name="ListLabel_20_5938" style:display-name="ListLabel 5938" style:family="text"/>
    <style:style style:name="ListLabel_20_5939" style:display-name="ListLabel 5939" style:family="text"/>
    <style:style style:name="ListLabel_20_5940" style:display-name="ListLabel 5940" style:family="text"/>
    <style:style style:name="ListLabel_20_5941" style:display-name="ListLabel 5941" style:family="text"/>
    <style:style style:name="ListLabel_20_5942" style:display-name="ListLabel 5942" style:family="text"/>
    <style:style style:name="ListLabel_20_5943" style:display-name="ListLabel 5943" style:family="text"/>
    <style:style style:name="ListLabel_20_5944" style:display-name="ListLabel 5944" style:family="text"/>
    <style:style style:name="ListLabel_20_5945" style:display-name="ListLabel 5945" style:family="text"/>
    <style:style style:name="ListLabel_20_5946" style:display-name="ListLabel 5946" style:family="text"/>
    <style:style style:name="ListLabel_20_5947" style:display-name="ListLabel 5947" style:family="text"/>
    <style:style style:name="ListLabel_20_5948" style:display-name="ListLabel 5948" style:family="text"/>
    <style:style style:name="ListLabel_20_5949" style:display-name="ListLabel 5949" style:family="text"/>
    <style:style style:name="ListLabel_20_5950" style:display-name="ListLabel 5950" style:family="text"/>
    <style:style style:name="ListLabel_20_5951" style:display-name="ListLabel 5951" style:family="text"/>
    <style:style style:name="ListLabel_20_5952" style:display-name="ListLabel 5952" style:family="text"/>
    <style:style style:name="ListLabel_20_5953" style:display-name="ListLabel 5953" style:family="text"/>
    <style:style style:name="ListLabel_20_5954" style:display-name="ListLabel 5954" style:family="text"/>
    <style:style style:name="ListLabel_20_5955" style:display-name="ListLabel 5955" style:family="text"/>
    <style:style style:name="ListLabel_20_5956" style:display-name="ListLabel 5956" style:family="text"/>
    <style:style style:name="ListLabel_20_5957" style:display-name="ListLabel 5957" style:family="text"/>
    <style:style style:name="ListLabel_20_5958" style:display-name="ListLabel 5958" style:family="text"/>
    <style:style style:name="ListLabel_20_5959" style:display-name="ListLabel 5959" style:family="text"/>
    <style:style style:name="ListLabel_20_5960" style:display-name="ListLabel 5960" style:family="text"/>
    <style:style style:name="ListLabel_20_5961" style:display-name="ListLabel 5961" style:family="text"/>
    <style:style style:name="ListLabel_20_5962" style:display-name="ListLabel 5962" style:family="text"/>
    <style:style style:name="ListLabel_20_5963" style:display-name="ListLabel 5963" style:family="text"/>
    <style:style style:name="ListLabel_20_5964" style:display-name="ListLabel 5964" style:family="text"/>
    <style:style style:name="ListLabel_20_5965" style:display-name="ListLabel 5965" style:family="text"/>
    <style:style style:name="ListLabel_20_5966" style:display-name="ListLabel 5966" style:family="text"/>
    <style:style style:name="ListLabel_20_5967" style:display-name="ListLabel 5967" style:family="text"/>
    <style:style style:name="ListLabel_20_5968" style:display-name="ListLabel 5968" style:family="text"/>
    <style:style style:name="ListLabel_20_5969" style:display-name="ListLabel 5969" style:family="text"/>
    <style:style style:name="ListLabel_20_5970" style:display-name="ListLabel 5970" style:family="text"/>
    <style:style style:name="ListLabel_20_5971" style:display-name="ListLabel 5971" style:family="text"/>
    <style:style style:name="ListLabel_20_5972" style:display-name="ListLabel 5972" style:family="text"/>
    <style:style style:name="ListLabel_20_5973" style:display-name="ListLabel 5973" style:family="text"/>
    <style:style style:name="ListLabel_20_5974" style:display-name="ListLabel 5974" style:family="text"/>
    <style:style style:name="ListLabel_20_5975" style:display-name="ListLabel 5975" style:family="text"/>
    <style:style style:name="ListLabel_20_5976" style:display-name="ListLabel 5976" style:family="text"/>
    <style:style style:name="ListLabel_20_5977" style:display-name="ListLabel 5977" style:family="text"/>
    <style:style style:name="ListLabel_20_5978" style:display-name="ListLabel 5978" style:family="text"/>
    <style:style style:name="ListLabel_20_5979" style:display-name="ListLabel 5979" style:family="text"/>
    <style:style style:name="ListLabel_20_5980" style:display-name="ListLabel 5980" style:family="text"/>
    <style:style style:name="ListLabel_20_5981" style:display-name="ListLabel 5981" style:family="text"/>
    <style:style style:name="ListLabel_20_5982" style:display-name="ListLabel 5982" style:family="text"/>
    <style:style style:name="ListLabel_20_5983" style:display-name="ListLabel 5983" style:family="text"/>
    <style:style style:name="ListLabel_20_5984" style:display-name="ListLabel 5984" style:family="text"/>
    <style:style style:name="ListLabel_20_5985" style:display-name="ListLabel 5985" style:family="text"/>
    <style:style style:name="ListLabel_20_5986" style:display-name="ListLabel 5986" style:family="text"/>
    <style:style style:name="ListLabel_20_5987" style:display-name="ListLabel 5987" style:family="text"/>
    <style:style style:name="ListLabel_20_5988" style:display-name="ListLabel 5988" style:family="text"/>
    <style:style style:name="ListLabel_20_5989" style:display-name="ListLabel 5989" style:family="text"/>
    <style:style style:name="ListLabel_20_5990" style:display-name="ListLabel 5990" style:family="text"/>
    <style:style style:name="ListLabel_20_5991" style:display-name="ListLabel 5991" style:family="text"/>
    <style:style style:name="ListLabel_20_5992" style:display-name="ListLabel 5992" style:family="text"/>
    <style:style style:name="ListLabel_20_5993" style:display-name="ListLabel 5993" style:family="text"/>
    <style:style style:name="ListLabel_20_5994" style:display-name="ListLabel 5994" style:family="text"/>
    <style:style style:name="ListLabel_20_5995" style:display-name="ListLabel 5995" style:family="text"/>
    <style:style style:name="ListLabel_20_5996" style:display-name="ListLabel 5996" style:family="text"/>
    <style:style style:name="ListLabel_20_5997" style:display-name="ListLabel 5997" style:family="text"/>
    <style:style style:name="ListLabel_20_5998" style:display-name="ListLabel 5998" style:family="text"/>
    <style:style style:name="ListLabel_20_5999" style:display-name="ListLabel 5999" style:family="text"/>
    <style:style style:name="ListLabel_20_6000" style:display-name="ListLabel 6000" style:family="text"/>
    <style:style style:name="ListLabel_20_6001" style:display-name="ListLabel 6001" style:family="text"/>
    <style:style style:name="ListLabel_20_6002" style:display-name="ListLabel 6002" style:family="text"/>
    <style:style style:name="ListLabel_20_6003" style:display-name="ListLabel 6003" style:family="text"/>
    <style:style style:name="ListLabel_20_6004" style:display-name="ListLabel 6004" style:family="text"/>
    <style:style style:name="ListLabel_20_6005" style:display-name="ListLabel 6005" style:family="text"/>
    <style:style style:name="ListLabel_20_6006" style:display-name="ListLabel 6006" style:family="text"/>
    <style:style style:name="ListLabel_20_6007" style:display-name="ListLabel 6007" style:family="text"/>
    <style:style style:name="ListLabel_20_6008" style:display-name="ListLabel 6008" style:family="text"/>
    <style:style style:name="ListLabel_20_6009" style:display-name="ListLabel 6009" style:family="text"/>
    <style:style style:name="ListLabel_20_6010" style:display-name="ListLabel 6010" style:family="text"/>
    <style:style style:name="ListLabel_20_6011" style:display-name="ListLabel 6011" style:family="text"/>
    <style:style style:name="ListLabel_20_6012" style:display-name="ListLabel 6012" style:family="text"/>
    <style:style style:name="ListLabel_20_6013" style:display-name="ListLabel 6013" style:family="text"/>
    <style:style style:name="ListLabel_20_6014" style:display-name="ListLabel 6014" style:family="text"/>
    <style:style style:name="ListLabel_20_6015" style:display-name="ListLabel 6015" style:family="text"/>
    <style:style style:name="ListLabel_20_6016" style:display-name="ListLabel 6016" style:family="text"/>
    <style:style style:name="ListLabel_20_6017" style:display-name="ListLabel 6017" style:family="text"/>
    <style:style style:name="ListLabel_20_6018" style:display-name="ListLabel 6018" style:family="text"/>
    <style:style style:name="ListLabel_20_6019" style:display-name="ListLabel 6019" style:family="text"/>
    <style:style style:name="ListLabel_20_6020" style:display-name="ListLabel 6020" style:family="text"/>
    <style:style style:name="ListLabel_20_6021" style:display-name="ListLabel 6021" style:family="text"/>
    <style:style style:name="ListLabel_20_6022" style:display-name="ListLabel 6022" style:family="text"/>
    <style:style style:name="ListLabel_20_6023" style:display-name="ListLabel 6023" style:family="text"/>
    <style:style style:name="ListLabel_20_6024" style:display-name="ListLabel 6024" style:family="text"/>
    <style:style style:name="ListLabel_20_6025" style:display-name="ListLabel 6025" style:family="text"/>
    <style:style style:name="ListLabel_20_6026" style:display-name="ListLabel 6026" style:family="text"/>
    <style:style style:name="ListLabel_20_6027" style:display-name="ListLabel 6027" style:family="text"/>
    <style:style style:name="ListLabel_20_6028" style:display-name="ListLabel 6028" style:family="text"/>
    <style:style style:name="ListLabel_20_6029" style:display-name="ListLabel 6029" style:family="text"/>
    <style:style style:name="ListLabel_20_6030" style:display-name="ListLabel 6030" style:family="text"/>
    <style:style style:name="ListLabel_20_6031" style:display-name="ListLabel 6031" style:family="text"/>
    <style:style style:name="ListLabel_20_6032" style:display-name="ListLabel 6032" style:family="text"/>
    <style:style style:name="ListLabel_20_6033" style:display-name="ListLabel 6033" style:family="text"/>
    <style:style style:name="ListLabel_20_6034" style:display-name="ListLabel 6034" style:family="text"/>
    <style:style style:name="ListLabel_20_6035" style:display-name="ListLabel 6035" style:family="text"/>
    <style:style style:name="ListLabel_20_6036" style:display-name="ListLabel 6036" style:family="text"/>
    <style:style style:name="ListLabel_20_6037" style:display-name="ListLabel 6037" style:family="text"/>
    <style:style style:name="ListLabel_20_6038" style:display-name="ListLabel 6038" style:family="text"/>
    <style:style style:name="ListLabel_20_6039" style:display-name="ListLabel 6039" style:family="text"/>
    <style:style style:name="ListLabel_20_6040" style:display-name="ListLabel 6040" style:family="text"/>
    <style:style style:name="ListLabel_20_6041" style:display-name="ListLabel 6041" style:family="text"/>
    <style:style style:name="ListLabel_20_6042" style:display-name="ListLabel 6042" style:family="text"/>
    <style:style style:name="ListLabel_20_6043" style:display-name="ListLabel 6043" style:family="text"/>
    <style:style style:name="ListLabel_20_6044" style:display-name="ListLabel 6044" style:family="text"/>
    <style:style style:name="ListLabel_20_6045" style:display-name="ListLabel 6045" style:family="text"/>
    <style:style style:name="ListLabel_20_6046" style:display-name="ListLabel 6046" style:family="text"/>
    <style:style style:name="ListLabel_20_6047" style:display-name="ListLabel 6047" style:family="text"/>
    <style:style style:name="ListLabel_20_6048" style:display-name="ListLabel 6048" style:family="text"/>
    <style:style style:name="ListLabel_20_6049" style:display-name="ListLabel 6049" style:family="text"/>
    <style:style style:name="ListLabel_20_6050" style:display-name="ListLabel 6050" style:family="text"/>
    <style:style style:name="ListLabel_20_6051" style:display-name="ListLabel 6051" style:family="text"/>
    <style:style style:name="ListLabel_20_6052" style:display-name="ListLabel 6052" style:family="text"/>
    <style:style style:name="ListLabel_20_6053" style:display-name="ListLabel 6053" style:family="text"/>
    <style:style style:name="ListLabel_20_6054" style:display-name="ListLabel 6054" style:family="text"/>
    <style:style style:name="ListLabel_20_6055" style:display-name="ListLabel 6055" style:family="text"/>
    <style:style style:name="ListLabel_20_6056" style:display-name="ListLabel 6056" style:family="text"/>
    <style:style style:name="ListLabel_20_6057" style:display-name="ListLabel 6057" style:family="text"/>
    <style:style style:name="ListLabel_20_6058" style:display-name="ListLabel 6058" style:family="text"/>
    <style:style style:name="ListLabel_20_6059" style:display-name="ListLabel 6059" style:family="text"/>
    <style:style style:name="ListLabel_20_6060" style:display-name="ListLabel 6060" style:family="text"/>
    <style:style style:name="ListLabel_20_6061" style:display-name="ListLabel 6061" style:family="text"/>
    <style:style style:name="ListLabel_20_6062" style:display-name="ListLabel 6062" style:family="text"/>
    <style:style style:name="ListLabel_20_6063" style:display-name="ListLabel 6063" style:family="text"/>
    <style:style style:name="ListLabel_20_6064" style:display-name="ListLabel 6064" style:family="text"/>
    <style:style style:name="ListLabel_20_6065" style:display-name="ListLabel 6065" style:family="text"/>
    <style:style style:name="ListLabel_20_6066" style:display-name="ListLabel 6066" style:family="text"/>
    <style:style style:name="ListLabel_20_6067" style:display-name="ListLabel 6067" style:family="text"/>
    <style:style style:name="ListLabel_20_6068" style:display-name="ListLabel 6068" style:family="text"/>
    <style:style style:name="ListLabel_20_6069" style:display-name="ListLabel 6069" style:family="text"/>
    <style:style style:name="ListLabel_20_6070" style:display-name="ListLabel 6070" style:family="text"/>
    <style:style style:name="ListLabel_20_6071" style:display-name="ListLabel 6071" style:family="text"/>
    <style:style style:name="ListLabel_20_6072" style:display-name="ListLabel 6072" style:family="text"/>
    <style:style style:name="ListLabel_20_6073" style:display-name="ListLabel 6073" style:family="text"/>
    <style:style style:name="ListLabel_20_6074" style:display-name="ListLabel 6074" style:family="text"/>
    <style:style style:name="ListLabel_20_6075" style:display-name="ListLabel 6075" style:family="text"/>
    <style:style style:name="ListLabel_20_6076" style:display-name="ListLabel 6076" style:family="text"/>
    <style:style style:name="ListLabel_20_6077" style:display-name="ListLabel 6077" style:family="text"/>
    <style:style style:name="ListLabel_20_6078" style:display-name="ListLabel 6078" style:family="text"/>
    <style:style style:name="ListLabel_20_6079" style:display-name="ListLabel 6079" style:family="text"/>
    <style:style style:name="ListLabel_20_6080" style:display-name="ListLabel 6080" style:family="text"/>
    <style:style style:name="ListLabel_20_6081" style:display-name="ListLabel 6081" style:family="text"/>
    <style:style style:name="ListLabel_20_6082" style:display-name="ListLabel 6082" style:family="text"/>
    <style:style style:name="ListLabel_20_6083" style:display-name="ListLabel 6083" style:family="text"/>
    <style:style style:name="ListLabel_20_6084" style:display-name="ListLabel 6084" style:family="text"/>
    <style:style style:name="ListLabel_20_6085" style:display-name="ListLabel 6085" style:family="text"/>
    <style:style style:name="ListLabel_20_6086" style:display-name="ListLabel 6086" style:family="text"/>
    <style:style style:name="ListLabel_20_6087" style:display-name="ListLabel 6087" style:family="text"/>
    <style:style style:name="ListLabel_20_6088" style:display-name="ListLabel 6088" style:family="text"/>
    <style:style style:name="ListLabel_20_6089" style:display-name="ListLabel 6089" style:family="text"/>
    <style:style style:name="ListLabel_20_6090" style:display-name="ListLabel 6090" style:family="text"/>
    <style:style style:name="ListLabel_20_6091" style:display-name="ListLabel 6091" style:family="text"/>
    <style:style style:name="ListLabel_20_6092" style:display-name="ListLabel 6092" style:family="text"/>
    <style:style style:name="ListLabel_20_6093" style:display-name="ListLabel 6093" style:family="text"/>
    <style:style style:name="ListLabel_20_6094" style:display-name="ListLabel 6094" style:family="text"/>
    <style:style style:name="ListLabel_20_6095" style:display-name="ListLabel 6095" style:family="text"/>
    <style:style style:name="ListLabel_20_6096" style:display-name="ListLabel 6096" style:family="text"/>
    <style:style style:name="ListLabel_20_6097" style:display-name="ListLabel 6097" style:family="text"/>
    <style:style style:name="ListLabel_20_6098" style:display-name="ListLabel 6098" style:family="text"/>
    <style:style style:name="ListLabel_20_6099" style:display-name="ListLabel 6099" style:family="text"/>
    <style:style style:name="ListLabel_20_6100" style:display-name="ListLabel 6100" style:family="text"/>
    <style:style style:name="ListLabel_20_6101" style:display-name="ListLabel 6101" style:family="text"/>
    <style:style style:name="ListLabel_20_6102" style:display-name="ListLabel 6102" style:family="text"/>
    <style:style style:name="ListLabel_20_6103" style:display-name="ListLabel 6103" style:family="text"/>
    <style:style style:name="ListLabel_20_6104" style:display-name="ListLabel 6104" style:family="text"/>
    <style:style style:name="ListLabel_20_6105" style:display-name="ListLabel 6105" style:family="text"/>
    <style:style style:name="ListLabel_20_6106" style:display-name="ListLabel 6106" style:family="text"/>
    <style:style style:name="ListLabel_20_6107" style:display-name="ListLabel 6107" style:family="text"/>
    <style:style style:name="ListLabel_20_6108" style:display-name="ListLabel 6108" style:family="text"/>
    <style:style style:name="ListLabel_20_6109" style:display-name="ListLabel 6109" style:family="text"/>
    <style:style style:name="ListLabel_20_6110" style:display-name="ListLabel 6110" style:family="text"/>
    <style:style style:name="ListLabel_20_6111" style:display-name="ListLabel 6111" style:family="text"/>
    <style:style style:name="ListLabel_20_6112" style:display-name="ListLabel 6112" style:family="text"/>
    <style:style style:name="ListLabel_20_6113" style:display-name="ListLabel 6113" style:family="text"/>
    <style:style style:name="ListLabel_20_6114" style:display-name="ListLabel 6114" style:family="text"/>
    <style:style style:name="ListLabel_20_6115" style:display-name="ListLabel 6115" style:family="text"/>
    <style:style style:name="ListLabel_20_6116" style:display-name="ListLabel 6116" style:family="text"/>
    <style:style style:name="ListLabel_20_6117" style:display-name="ListLabel 6117" style:family="text"/>
    <style:style style:name="ListLabel_20_6118" style:display-name="ListLabel 6118" style:family="text"/>
    <style:style style:name="ListLabel_20_6119" style:display-name="ListLabel 6119" style:family="text"/>
    <style:style style:name="ListLabel_20_6120" style:display-name="ListLabel 6120" style:family="text"/>
    <style:style style:name="ListLabel_20_6121" style:display-name="ListLabel 6121" style:family="text"/>
    <style:style style:name="ListLabel_20_6122" style:display-name="ListLabel 6122" style:family="text"/>
    <style:style style:name="ListLabel_20_6123" style:display-name="ListLabel 6123" style:family="text"/>
    <style:style style:name="ListLabel_20_6124" style:display-name="ListLabel 6124" style:family="text"/>
    <style:style style:name="ListLabel_20_6125" style:display-name="ListLabel 6125" style:family="text"/>
    <style:style style:name="ListLabel_20_6126" style:display-name="ListLabel 6126" style:family="text"/>
    <style:style style:name="ListLabel_20_6127" style:display-name="ListLabel 6127" style:family="text"/>
    <style:style style:name="ListLabel_20_6128" style:display-name="ListLabel 6128" style:family="text"/>
    <style:style style:name="ListLabel_20_6129" style:display-name="ListLabel 6129" style:family="text"/>
    <style:style style:name="ListLabel_20_6130" style:display-name="ListLabel 6130" style:family="text"/>
    <style:style style:name="ListLabel_20_6131" style:display-name="ListLabel 6131" style:family="text"/>
    <style:style style:name="ListLabel_20_6132" style:display-name="ListLabel 6132" style:family="text"/>
    <style:style style:name="ListLabel_20_6133" style:display-name="ListLabel 6133" style:family="text"/>
    <style:style style:name="ListLabel_20_6134" style:display-name="ListLabel 6134" style:family="text"/>
    <style:style style:name="ListLabel_20_6135" style:display-name="ListLabel 6135" style:family="text"/>
    <style:style style:name="ListLabel_20_6136" style:display-name="ListLabel 6136" style:family="text"/>
    <style:style style:name="ListLabel_20_6137" style:display-name="ListLabel 6137" style:family="text"/>
    <style:style style:name="ListLabel_20_6138" style:display-name="ListLabel 6138" style:family="text"/>
    <style:style style:name="ListLabel_20_6139" style:display-name="ListLabel 6139" style:family="text"/>
    <style:style style:name="ListLabel_20_6140" style:display-name="ListLabel 6140" style:family="text"/>
    <style:style style:name="ListLabel_20_6141" style:display-name="ListLabel 6141" style:family="text"/>
    <style:style style:name="ListLabel_20_6142" style:display-name="ListLabel 6142" style:family="text"/>
    <style:style style:name="ListLabel_20_6143" style:display-name="ListLabel 6143" style:family="text"/>
    <style:style style:name="ListLabel_20_6144" style:display-name="ListLabel 6144" style:family="text"/>
    <style:style style:name="ListLabel_20_6145" style:display-name="ListLabel 6145" style:family="text"/>
    <style:style style:name="ListLabel_20_6146" style:display-name="ListLabel 6146" style:family="text"/>
    <style:style style:name="ListLabel_20_6147" style:display-name="ListLabel 6147" style:family="text"/>
    <style:style style:name="ListLabel_20_6148" style:display-name="ListLabel 6148" style:family="text"/>
    <style:style style:name="ListLabel_20_6149" style:display-name="ListLabel 6149" style:family="text"/>
    <style:style style:name="ListLabel_20_6150" style:display-name="ListLabel 6150" style:family="text"/>
    <style:style style:name="ListLabel_20_6151" style:display-name="ListLabel 6151" style:family="text"/>
    <style:style style:name="ListLabel_20_6152" style:display-name="ListLabel 6152" style:family="text"/>
    <style:style style:name="ListLabel_20_6153" style:display-name="ListLabel 6153" style:family="text"/>
    <style:style style:name="ListLabel_20_6154" style:display-name="ListLabel 6154" style:family="text"/>
    <style:style style:name="ListLabel_20_6155" style:display-name="ListLabel 6155" style:family="text"/>
    <style:style style:name="ListLabel_20_6156" style:display-name="ListLabel 6156" style:family="text"/>
    <style:style style:name="ListLabel_20_6157" style:display-name="ListLabel 6157" style:family="text"/>
    <style:style style:name="ListLabel_20_6158" style:display-name="ListLabel 6158" style:family="text"/>
    <style:style style:name="ListLabel_20_6159" style:display-name="ListLabel 6159" style:family="text"/>
    <style:style style:name="ListLabel_20_6160" style:display-name="ListLabel 6160" style:family="text"/>
    <style:style style:name="ListLabel_20_6161" style:display-name="ListLabel 6161" style:family="text"/>
    <style:style style:name="ListLabel_20_6162" style:display-name="ListLabel 6162" style:family="text"/>
    <style:style style:name="ListLabel_20_6163" style:display-name="ListLabel 6163" style:family="text"/>
    <style:style style:name="ListLabel_20_6164" style:display-name="ListLabel 6164" style:family="text"/>
    <style:style style:name="ListLabel_20_6165" style:display-name="ListLabel 6165" style:family="text"/>
    <style:style style:name="ListLabel_20_6166" style:display-name="ListLabel 6166" style:family="text"/>
    <style:style style:name="ListLabel_20_6167" style:display-name="ListLabel 6167" style:family="text"/>
    <style:style style:name="ListLabel_20_6168" style:display-name="ListLabel 6168" style:family="text"/>
    <style:style style:name="ListLabel_20_6169" style:display-name="ListLabel 6169" style:family="text"/>
    <style:style style:name="ListLabel_20_6170" style:display-name="ListLabel 6170" style:family="text"/>
    <style:style style:name="ListLabel_20_6171" style:display-name="ListLabel 6171" style:family="text"/>
    <style:style style:name="ListLabel_20_6172" style:display-name="ListLabel 6172" style:family="text"/>
    <style:style style:name="ListLabel_20_6173" style:display-name="ListLabel 6173" style:family="text"/>
    <style:style style:name="ListLabel_20_6174" style:display-name="ListLabel 6174" style:family="text"/>
    <style:style style:name="ListLabel_20_6175" style:display-name="ListLabel 6175" style:family="text"/>
    <style:style style:name="ListLabel_20_6176" style:display-name="ListLabel 6176" style:family="text"/>
    <style:style style:name="ListLabel_20_6177" style:display-name="ListLabel 6177" style:family="text"/>
    <style:style style:name="ListLabel_20_6178" style:display-name="ListLabel 6178" style:family="text"/>
    <style:style style:name="ListLabel_20_6179" style:display-name="ListLabel 6179" style:family="text"/>
    <style:style style:name="ListLabel_20_6180" style:display-name="ListLabel 6180" style:family="text"/>
    <style:style style:name="ListLabel_20_6181" style:display-name="ListLabel 6181" style:family="text"/>
    <style:style style:name="ListLabel_20_6182" style:display-name="ListLabel 6182" style:family="text"/>
    <style:style style:name="ListLabel_20_6183" style:display-name="ListLabel 6183" style:family="text"/>
    <style:style style:name="ListLabel_20_6184" style:display-name="ListLabel 6184" style:family="text"/>
    <style:style style:name="ListLabel_20_6185" style:display-name="ListLabel 6185" style:family="text"/>
    <style:style style:name="ListLabel_20_6186" style:display-name="ListLabel 6186" style:family="text"/>
    <style:style style:name="ListLabel_20_6187" style:display-name="ListLabel 6187" style:family="text"/>
    <style:style style:name="ListLabel_20_6188" style:display-name="ListLabel 6188" style:family="text"/>
    <style:style style:name="ListLabel_20_6189" style:display-name="ListLabel 6189" style:family="text"/>
    <style:style style:name="ListLabel_20_6190" style:display-name="ListLabel 6190" style:family="text"/>
    <style:style style:name="ListLabel_20_6191" style:display-name="ListLabel 6191" style:family="text"/>
    <style:style style:name="ListLabel_20_6192" style:display-name="ListLabel 6192" style:family="text"/>
    <style:style style:name="ListLabel_20_6193" style:display-name="ListLabel 6193" style:family="text"/>
    <style:style style:name="ListLabel_20_6194" style:display-name="ListLabel 6194" style:family="text"/>
    <style:style style:name="ListLabel_20_6195" style:display-name="ListLabel 6195" style:family="text"/>
    <style:style style:name="ListLabel_20_6196" style:display-name="ListLabel 6196" style:family="text"/>
    <style:style style:name="ListLabel_20_6197" style:display-name="ListLabel 6197" style:family="text"/>
    <style:style style:name="ListLabel_20_6198" style:display-name="ListLabel 6198" style:family="text"/>
    <style:style style:name="ListLabel_20_6199" style:display-name="ListLabel 6199" style:family="text"/>
    <style:style style:name="ListLabel_20_6200" style:display-name="ListLabel 6200" style:family="text"/>
    <style:style style:name="ListLabel_20_6201" style:display-name="ListLabel 6201" style:family="text"/>
    <style:style style:name="ListLabel_20_6202" style:display-name="ListLabel 6202" style:family="text"/>
    <style:style style:name="ListLabel_20_6203" style:display-name="ListLabel 6203" style:family="text"/>
    <style:style style:name="ListLabel_20_6204" style:display-name="ListLabel 6204" style:family="text"/>
    <style:style style:name="ListLabel_20_6205" style:display-name="ListLabel 6205" style:family="text"/>
    <style:style style:name="ListLabel_20_6206" style:display-name="ListLabel 6206" style:family="text"/>
    <style:style style:name="ListLabel_20_6207" style:display-name="ListLabel 6207" style:family="text"/>
    <style:style style:name="ListLabel_20_6208" style:display-name="ListLabel 6208" style:family="text"/>
    <style:style style:name="ListLabel_20_6209" style:display-name="ListLabel 6209" style:family="text"/>
    <style:style style:name="ListLabel_20_6210" style:display-name="ListLabel 6210" style:family="text"/>
    <style:style style:name="ListLabel_20_6211" style:display-name="ListLabel 6211" style:family="text"/>
    <style:style style:name="ListLabel_20_6212" style:display-name="ListLabel 6212" style:family="text"/>
    <style:style style:name="ListLabel_20_6213" style:display-name="ListLabel 6213" style:family="text"/>
    <style:style style:name="ListLabel_20_6214" style:display-name="ListLabel 6214" style:family="text"/>
    <style:style style:name="ListLabel_20_6215" style:display-name="ListLabel 6215" style:family="text"/>
    <style:style style:name="ListLabel_20_6216" style:display-name="ListLabel 6216" style:family="text"/>
    <style:style style:name="ListLabel_20_6217" style:display-name="ListLabel 6217" style:family="text"/>
    <style:style style:name="ListLabel_20_6218" style:display-name="ListLabel 6218" style:family="text"/>
    <style:style style:name="ListLabel_20_6219" style:display-name="ListLabel 6219" style:family="text"/>
    <style:style style:name="ListLabel_20_6220" style:display-name="ListLabel 6220" style:family="text"/>
    <style:style style:name="ListLabel_20_6221" style:display-name="ListLabel 6221" style:family="text"/>
    <style:style style:name="ListLabel_20_6222" style:display-name="ListLabel 6222" style:family="text"/>
    <style:style style:name="ListLabel_20_6223" style:display-name="ListLabel 6223" style:family="text"/>
    <style:style style:name="ListLabel_20_6224" style:display-name="ListLabel 6224" style:family="text"/>
    <style:style style:name="ListLabel_20_6225" style:display-name="ListLabel 6225" style:family="text"/>
    <style:style style:name="ListLabel_20_6226" style:display-name="ListLabel 6226" style:family="text"/>
    <style:style style:name="ListLabel_20_6227" style:display-name="ListLabel 6227" style:family="text"/>
    <style:style style:name="ListLabel_20_6228" style:display-name="ListLabel 6228" style:family="text"/>
    <style:style style:name="ListLabel_20_6229" style:display-name="ListLabel 6229" style:family="text"/>
    <style:style style:name="ListLabel_20_6230" style:display-name="ListLabel 6230" style:family="text"/>
    <style:style style:name="ListLabel_20_6231" style:display-name="ListLabel 6231" style:family="text"/>
    <style:style style:name="ListLabel_20_6232" style:display-name="ListLabel 6232" style:family="text"/>
    <style:style style:name="ListLabel_20_6233" style:display-name="ListLabel 6233" style:family="text"/>
    <style:style style:name="ListLabel_20_6234" style:display-name="ListLabel 6234" style:family="text"/>
    <style:style style:name="ListLabel_20_6235" style:display-name="ListLabel 6235" style:family="text"/>
    <style:style style:name="ListLabel_20_6236" style:display-name="ListLabel 6236" style:family="text"/>
    <style:style style:name="ListLabel_20_6237" style:display-name="ListLabel 6237" style:family="text"/>
    <style:style style:name="ListLabel_20_6238" style:display-name="ListLabel 6238" style:family="text"/>
    <style:style style:name="ListLabel_20_6239" style:display-name="ListLabel 6239" style:family="text"/>
    <style:style style:name="ListLabel_20_6240" style:display-name="ListLabel 6240" style:family="text"/>
    <style:style style:name="ListLabel_20_6241" style:display-name="ListLabel 6241" style:family="text"/>
    <style:style style:name="ListLabel_20_6242" style:display-name="ListLabel 6242" style:family="text"/>
    <style:style style:name="ListLabel_20_6243" style:display-name="ListLabel 6243" style:family="text"/>
    <style:style style:name="ListLabel_20_6244" style:display-name="ListLabel 6244" style:family="text"/>
    <style:style style:name="ListLabel_20_6245" style:display-name="ListLabel 6245" style:family="text"/>
    <style:style style:name="ListLabel_20_6246" style:display-name="ListLabel 6246" style:family="text"/>
    <style:style style:name="ListLabel_20_6247" style:display-name="ListLabel 6247" style:family="text"/>
    <style:style style:name="ListLabel_20_6248" style:display-name="ListLabel 6248" style:family="text"/>
    <style:style style:name="ListLabel_20_6249" style:display-name="ListLabel 6249" style:family="text"/>
    <style:style style:name="ListLabel_20_6250" style:display-name="ListLabel 6250" style:family="text"/>
    <style:style style:name="ListLabel_20_6251" style:display-name="ListLabel 6251" style:family="text"/>
    <style:style style:name="ListLabel_20_6252" style:display-name="ListLabel 6252" style:family="text"/>
    <style:style style:name="ListLabel_20_6253" style:display-name="ListLabel 6253" style:family="text"/>
    <style:style style:name="ListLabel_20_6254" style:display-name="ListLabel 6254" style:family="text"/>
    <style:style style:name="ListLabel_20_6255" style:display-name="ListLabel 6255" style:family="text"/>
    <style:style style:name="ListLabel_20_6256" style:display-name="ListLabel 6256" style:family="text"/>
    <style:style style:name="ListLabel_20_6257" style:display-name="ListLabel 6257" style:family="text"/>
    <style:style style:name="ListLabel_20_6258" style:display-name="ListLabel 6258" style:family="text"/>
    <style:style style:name="ListLabel_20_6259" style:display-name="ListLabel 6259" style:family="text"/>
    <style:style style:name="ListLabel_20_6260" style:display-name="ListLabel 6260" style:family="text"/>
    <style:style style:name="ListLabel_20_6261" style:display-name="ListLabel 6261" style:family="text"/>
    <style:style style:name="ListLabel_20_6262" style:display-name="ListLabel 6262" style:family="text"/>
    <style:style style:name="ListLabel_20_6263" style:display-name="ListLabel 6263" style:family="text"/>
    <style:style style:name="ListLabel_20_6264" style:display-name="ListLabel 6264" style:family="text"/>
    <style:style style:name="ListLabel_20_6265" style:display-name="ListLabel 6265" style:family="text"/>
    <style:style style:name="ListLabel_20_6266" style:display-name="ListLabel 6266" style:family="text"/>
    <style:style style:name="ListLabel_20_6267" style:display-name="ListLabel 6267" style:family="text"/>
    <style:style style:name="ListLabel_20_6268" style:display-name="ListLabel 6268" style:family="text"/>
    <style:style style:name="ListLabel_20_6269" style:display-name="ListLabel 6269" style:family="text"/>
    <style:style style:name="ListLabel_20_6270" style:display-name="ListLabel 6270" style:family="text"/>
    <style:style style:name="ListLabel_20_6271" style:display-name="ListLabel 6271" style:family="text"/>
    <style:style style:name="ListLabel_20_6272" style:display-name="ListLabel 6272" style:family="text"/>
    <style:style style:name="ListLabel_20_6273" style:display-name="ListLabel 6273" style:family="text"/>
    <style:style style:name="ListLabel_20_6274" style:display-name="ListLabel 6274" style:family="text"/>
    <style:style style:name="ListLabel_20_6275" style:display-name="ListLabel 6275" style:family="text"/>
    <style:style style:name="ListLabel_20_6276" style:display-name="ListLabel 6276" style:family="text"/>
    <style:style style:name="ListLabel_20_6277" style:display-name="ListLabel 6277" style:family="text"/>
    <style:style style:name="ListLabel_20_6278" style:display-name="ListLabel 6278" style:family="text"/>
    <style:style style:name="ListLabel_20_6279" style:display-name="ListLabel 6279" style:family="text"/>
    <style:style style:name="ListLabel_20_6280" style:display-name="ListLabel 6280" style:family="text"/>
    <style:style style:name="ListLabel_20_6281" style:display-name="ListLabel 6281" style:family="text"/>
    <style:style style:name="ListLabel_20_6282" style:display-name="ListLabel 6282" style:family="text"/>
    <style:style style:name="ListLabel_20_6283" style:display-name="ListLabel 6283" style:family="text"/>
    <style:style style:name="ListLabel_20_6284" style:display-name="ListLabel 6284" style:family="text"/>
    <style:style style:name="ListLabel_20_6285" style:display-name="ListLabel 6285" style:family="text"/>
    <style:style style:name="ListLabel_20_6286" style:display-name="ListLabel 6286" style:family="text"/>
    <style:style style:name="ListLabel_20_6287" style:display-name="ListLabel 6287" style:family="text"/>
    <style:style style:name="ListLabel_20_6288" style:display-name="ListLabel 6288" style:family="text"/>
    <style:style style:name="ListLabel_20_6289" style:display-name="ListLabel 6289" style:family="text"/>
    <style:style style:name="ListLabel_20_6290" style:display-name="ListLabel 6290" style:family="text"/>
    <style:style style:name="ListLabel_20_6291" style:display-name="ListLabel 6291" style:family="text"/>
    <style:style style:name="ListLabel_20_6292" style:display-name="ListLabel 6292" style:family="text"/>
    <style:style style:name="ListLabel_20_6293" style:display-name="ListLabel 6293" style:family="text"/>
    <style:style style:name="ListLabel_20_6294" style:display-name="ListLabel 6294" style:family="text"/>
    <style:style style:name="ListLabel_20_6295" style:display-name="ListLabel 6295" style:family="text"/>
    <style:style style:name="ListLabel_20_6296" style:display-name="ListLabel 6296" style:family="text"/>
    <style:style style:name="ListLabel_20_6297" style:display-name="ListLabel 6297" style:family="text"/>
    <style:style style:name="ListLabel_20_6298" style:display-name="ListLabel 6298" style:family="text"/>
    <style:style style:name="ListLabel_20_6299" style:display-name="ListLabel 6299" style:family="text"/>
    <style:style style:name="ListLabel_20_6300" style:display-name="ListLabel 6300" style:family="text"/>
    <style:style style:name="ListLabel_20_6301" style:display-name="ListLabel 6301" style:family="text"/>
    <style:style style:name="ListLabel_20_6302" style:display-name="ListLabel 6302" style:family="text"/>
    <style:style style:name="ListLabel_20_6303" style:display-name="ListLabel 6303" style:family="text"/>
    <style:style style:name="ListLabel_20_6304" style:display-name="ListLabel 6304" style:family="text"/>
    <style:style style:name="ListLabel_20_6305" style:display-name="ListLabel 6305" style:family="text"/>
    <style:style style:name="ListLabel_20_6306" style:display-name="ListLabel 6306" style:family="text"/>
    <style:style style:name="ListLabel_20_6307" style:display-name="ListLabel 6307" style:family="text"/>
    <style:style style:name="ListLabel_20_6308" style:display-name="ListLabel 6308" style:family="text"/>
    <style:style style:name="ListLabel_20_6309" style:display-name="ListLabel 6309" style:family="text"/>
    <style:style style:name="ListLabel_20_6310" style:display-name="ListLabel 6310" style:family="text"/>
    <style:style style:name="ListLabel_20_6311" style:display-name="ListLabel 6311" style:family="text"/>
    <style:style style:name="ListLabel_20_6312" style:display-name="ListLabel 6312" style:family="text"/>
    <style:style style:name="ListLabel_20_6313" style:display-name="ListLabel 6313" style:family="text"/>
    <style:style style:name="ListLabel_20_6314" style:display-name="ListLabel 6314" style:family="text"/>
    <style:style style:name="ListLabel_20_6315" style:display-name="ListLabel 6315" style:family="text"/>
    <style:style style:name="ListLabel_20_6316" style:display-name="ListLabel 6316" style:family="text"/>
    <style:style style:name="ListLabel_20_6317" style:display-name="ListLabel 6317" style:family="text"/>
    <style:style style:name="ListLabel_20_6318" style:display-name="ListLabel 6318" style:family="text"/>
    <style:style style:name="ListLabel_20_6319" style:display-name="ListLabel 6319" style:family="text"/>
    <style:style style:name="ListLabel_20_6320" style:display-name="ListLabel 6320" style:family="text"/>
    <style:style style:name="ListLabel_20_6321" style:display-name="ListLabel 6321" style:family="text"/>
    <style:style style:name="ListLabel_20_6322" style:display-name="ListLabel 6322" style:family="text"/>
    <style:style style:name="ListLabel_20_6323" style:display-name="ListLabel 6323" style:family="text"/>
    <style:style style:name="ListLabel_20_6324" style:display-name="ListLabel 6324" style:family="text"/>
    <style:style style:name="ListLabel_20_6325" style:display-name="ListLabel 6325" style:family="text"/>
    <style:style style:name="ListLabel_20_6326" style:display-name="ListLabel 6326" style:family="text"/>
    <style:style style:name="ListLabel_20_6327" style:display-name="ListLabel 6327" style:family="text"/>
    <style:style style:name="ListLabel_20_6328" style:display-name="ListLabel 6328" style:family="text"/>
    <style:style style:name="ListLabel_20_6329" style:display-name="ListLabel 6329" style:family="text"/>
    <style:style style:name="ListLabel_20_6330" style:display-name="ListLabel 6330" style:family="text"/>
    <style:style style:name="ListLabel_20_6331" style:display-name="ListLabel 6331" style:family="text"/>
    <style:style style:name="ListLabel_20_6332" style:display-name="ListLabel 6332" style:family="text"/>
    <style:style style:name="ListLabel_20_6333" style:display-name="ListLabel 6333" style:family="text"/>
    <style:style style:name="ListLabel_20_6334" style:display-name="ListLabel 6334" style:family="text"/>
    <style:style style:name="ListLabel_20_6335" style:display-name="ListLabel 6335" style:family="text"/>
    <style:style style:name="ListLabel_20_6336" style:display-name="ListLabel 6336" style:family="text"/>
    <style:style style:name="ListLabel_20_6337" style:display-name="ListLabel 6337" style:family="text"/>
    <style:style style:name="ListLabel_20_6338" style:display-name="ListLabel 6338" style:family="text"/>
    <style:style style:name="ListLabel_20_6339" style:display-name="ListLabel 6339" style:family="text"/>
    <style:style style:name="ListLabel_20_6340" style:display-name="ListLabel 6340" style:family="text"/>
    <style:style style:name="ListLabel_20_6341" style:display-name="ListLabel 6341" style:family="text"/>
    <style:style style:name="ListLabel_20_6342" style:display-name="ListLabel 6342" style:family="text"/>
    <style:style style:name="ListLabel_20_6343" style:display-name="ListLabel 6343" style:family="text"/>
    <style:style style:name="ListLabel_20_6344" style:display-name="ListLabel 6344" style:family="text"/>
    <style:style style:name="ListLabel_20_6345" style:display-name="ListLabel 6345" style:family="text"/>
    <style:style style:name="ListLabel_20_6346" style:display-name="ListLabel 6346" style:family="text"/>
    <style:style style:name="ListLabel_20_6347" style:display-name="ListLabel 6347" style:family="text"/>
    <style:style style:name="ListLabel_20_6348" style:display-name="ListLabel 6348" style:family="text"/>
    <style:style style:name="ListLabel_20_6349" style:display-name="ListLabel 6349" style:family="text"/>
    <style:style style:name="ListLabel_20_6350" style:display-name="ListLabel 6350" style:family="text"/>
    <style:style style:name="ListLabel_20_6351" style:display-name="ListLabel 6351" style:family="text"/>
    <style:style style:name="ListLabel_20_6352" style:display-name="ListLabel 6352" style:family="text"/>
    <style:style style:name="ListLabel_20_6353" style:display-name="ListLabel 6353" style:family="text"/>
    <style:style style:name="ListLabel_20_6354" style:display-name="ListLabel 6354" style:family="text"/>
    <style:style style:name="ListLabel_20_6355" style:display-name="ListLabel 6355" style:family="text"/>
    <style:style style:name="ListLabel_20_6356" style:display-name="ListLabel 6356" style:family="text"/>
    <style:style style:name="ListLabel_20_6357" style:display-name="ListLabel 6357" style:family="text"/>
    <style:style style:name="ListLabel_20_6358" style:display-name="ListLabel 6358" style:family="text"/>
    <style:style style:name="ListLabel_20_6359" style:display-name="ListLabel 6359" style:family="text"/>
    <style:style style:name="ListLabel_20_6360" style:display-name="ListLabel 6360" style:family="text"/>
    <style:style style:name="ListLabel_20_6361" style:display-name="ListLabel 6361" style:family="text"/>
    <style:style style:name="ListLabel_20_6362" style:display-name="ListLabel 6362" style:family="text"/>
    <style:style style:name="ListLabel_20_6363" style:display-name="ListLabel 6363" style:family="text"/>
    <style:style style:name="ListLabel_20_6364" style:display-name="ListLabel 6364" style:family="text"/>
    <style:style style:name="ListLabel_20_6365" style:display-name="ListLabel 6365" style:family="text"/>
    <style:style style:name="ListLabel_20_6366" style:display-name="ListLabel 6366" style:family="text"/>
    <style:style style:name="ListLabel_20_6367" style:display-name="ListLabel 6367" style:family="text"/>
    <style:style style:name="ListLabel_20_6368" style:display-name="ListLabel 6368" style:family="text"/>
    <style:style style:name="ListLabel_20_6369" style:display-name="ListLabel 6369" style:family="text"/>
    <style:style style:name="ListLabel_20_6370" style:display-name="ListLabel 6370" style:family="text"/>
    <style:style style:name="ListLabel_20_6371" style:display-name="ListLabel 6371" style:family="text"/>
    <style:style style:name="ListLabel_20_6372" style:display-name="ListLabel 6372" style:family="text"/>
    <style:style style:name="ListLabel_20_6373" style:display-name="ListLabel 6373" style:family="text"/>
    <style:style style:name="ListLabel_20_6374" style:display-name="ListLabel 6374" style:family="text"/>
    <style:style style:name="ListLabel_20_6375" style:display-name="ListLabel 6375" style:family="text"/>
    <style:style style:name="ListLabel_20_6376" style:display-name="ListLabel 6376" style:family="text"/>
    <style:style style:name="ListLabel_20_6377" style:display-name="ListLabel 6377" style:family="text"/>
    <style:style style:name="ListLabel_20_6378" style:display-name="ListLabel 6378" style:family="text"/>
    <style:style style:name="ListLabel_20_6379" style:display-name="ListLabel 6379" style:family="text"/>
    <style:style style:name="ListLabel_20_6380" style:display-name="ListLabel 6380" style:family="text"/>
    <style:style style:name="ListLabel_20_6381" style:display-name="ListLabel 6381" style:family="text"/>
    <style:style style:name="ListLabel_20_6382" style:display-name="ListLabel 6382" style:family="text"/>
    <style:style style:name="ListLabel_20_6383" style:display-name="ListLabel 6383" style:family="text"/>
    <style:style style:name="ListLabel_20_6384" style:display-name="ListLabel 6384" style:family="text"/>
    <style:style style:name="ListLabel_20_6385" style:display-name="ListLabel 6385" style:family="text"/>
    <style:style style:name="ListLabel_20_6386" style:display-name="ListLabel 6386" style:family="text"/>
    <style:style style:name="ListLabel_20_6387" style:display-name="ListLabel 6387" style:family="text"/>
    <style:style style:name="ListLabel_20_6388" style:display-name="ListLabel 6388" style:family="text"/>
    <style:style style:name="ListLabel_20_6389" style:display-name="ListLabel 6389" style:family="text"/>
    <style:style style:name="ListLabel_20_6390" style:display-name="ListLabel 6390" style:family="text"/>
    <style:style style:name="ListLabel_20_6391" style:display-name="ListLabel 6391" style:family="text"/>
    <style:style style:name="ListLabel_20_6392" style:display-name="ListLabel 6392" style:family="text"/>
    <style:style style:name="ListLabel_20_6393" style:display-name="ListLabel 6393" style:family="text"/>
    <style:style style:name="ListLabel_20_6394" style:display-name="ListLabel 6394" style:family="text"/>
    <style:style style:name="ListLabel_20_6395" style:display-name="ListLabel 6395" style:family="text"/>
    <style:style style:name="ListLabel_20_6396" style:display-name="ListLabel 6396" style:family="text"/>
    <style:style style:name="ListLabel_20_6397" style:display-name="ListLabel 6397" style:family="text"/>
    <style:style style:name="ListLabel_20_6398" style:display-name="ListLabel 6398" style:family="text"/>
    <style:style style:name="ListLabel_20_6399" style:display-name="ListLabel 6399" style:family="text"/>
    <style:style style:name="ListLabel_20_6400" style:display-name="ListLabel 6400" style:family="text"/>
    <style:style style:name="ListLabel_20_6401" style:display-name="ListLabel 6401" style:family="text"/>
    <style:style style:name="ListLabel_20_6402" style:display-name="ListLabel 6402" style:family="text"/>
    <style:style style:name="ListLabel_20_6403" style:display-name="ListLabel 6403" style:family="text"/>
    <style:style style:name="ListLabel_20_6404" style:display-name="ListLabel 6404" style:family="text"/>
    <style:style style:name="ListLabel_20_6405" style:display-name="ListLabel 6405" style:family="text"/>
    <style:style style:name="ListLabel_20_6406" style:display-name="ListLabel 6406" style:family="text"/>
    <style:style style:name="ListLabel_20_6407" style:display-name="ListLabel 6407" style:family="text"/>
    <style:style style:name="ListLabel_20_6408" style:display-name="ListLabel 6408" style:family="text"/>
    <style:style style:name="ListLabel_20_6409" style:display-name="ListLabel 6409" style:family="text"/>
    <style:style style:name="ListLabel_20_6410" style:display-name="ListLabel 6410" style:family="text"/>
    <style:style style:name="ListLabel_20_6411" style:display-name="ListLabel 6411" style:family="text"/>
    <style:style style:name="ListLabel_20_6412" style:display-name="ListLabel 6412" style:family="text"/>
    <style:style style:name="ListLabel_20_6413" style:display-name="ListLabel 6413" style:family="text"/>
    <style:style style:name="ListLabel_20_6414" style:display-name="ListLabel 6414" style:family="text"/>
    <style:style style:name="ListLabel_20_6415" style:display-name="ListLabel 6415" style:family="text"/>
    <style:style style:name="ListLabel_20_6416" style:display-name="ListLabel 6416" style:family="text"/>
    <style:style style:name="ListLabel_20_6417" style:display-name="ListLabel 6417" style:family="text"/>
    <style:style style:name="ListLabel_20_6418" style:display-name="ListLabel 6418" style:family="text"/>
    <style:style style:name="ListLabel_20_6419" style:display-name="ListLabel 6419" style:family="text"/>
    <style:style style:name="ListLabel_20_6420" style:display-name="ListLabel 6420" style:family="text"/>
    <style:style style:name="ListLabel_20_6421" style:display-name="ListLabel 6421" style:family="text"/>
    <style:style style:name="ListLabel_20_6422" style:display-name="ListLabel 6422" style:family="text"/>
    <style:style style:name="ListLabel_20_6423" style:display-name="ListLabel 6423" style:family="text"/>
    <style:style style:name="ListLabel_20_6424" style:display-name="ListLabel 6424" style:family="text"/>
    <style:style style:name="ListLabel_20_6425" style:display-name="ListLabel 6425" style:family="text"/>
    <style:style style:name="ListLabel_20_6426" style:display-name="ListLabel 6426" style:family="text"/>
    <style:style style:name="ListLabel_20_6427" style:display-name="ListLabel 6427" style:family="text"/>
    <style:style style:name="ListLabel_20_6428" style:display-name="ListLabel 6428" style:family="text"/>
    <style:style style:name="ListLabel_20_6429" style:display-name="ListLabel 6429" style:family="text"/>
    <style:style style:name="ListLabel_20_6430" style:display-name="ListLabel 6430" style:family="text"/>
    <style:style style:name="ListLabel_20_6431" style:display-name="ListLabel 6431" style:family="text"/>
    <style:style style:name="ListLabel_20_6432" style:display-name="ListLabel 6432" style:family="text"/>
    <style:style style:name="ListLabel_20_6433" style:display-name="ListLabel 6433" style:family="text"/>
    <style:style style:name="ListLabel_20_6434" style:display-name="ListLabel 6434" style:family="text"/>
    <style:style style:name="ListLabel_20_6435" style:display-name="ListLabel 6435" style:family="text"/>
    <style:style style:name="ListLabel_20_6436" style:display-name="ListLabel 6436" style:family="text"/>
    <style:style style:name="ListLabel_20_6437" style:display-name="ListLabel 6437" style:family="text"/>
    <style:style style:name="ListLabel_20_6438" style:display-name="ListLabel 6438" style:family="text"/>
    <style:style style:name="ListLabel_20_6439" style:display-name="ListLabel 6439" style:family="text"/>
    <style:style style:name="ListLabel_20_6440" style:display-name="ListLabel 6440" style:family="text"/>
    <style:style style:name="ListLabel_20_6441" style:display-name="ListLabel 6441" style:family="text"/>
    <style:style style:name="ListLabel_20_6442" style:display-name="ListLabel 6442" style:family="text"/>
    <style:style style:name="ListLabel_20_6443" style:display-name="ListLabel 6443" style:family="text"/>
    <style:style style:name="ListLabel_20_6444" style:display-name="ListLabel 6444" style:family="text"/>
    <style:style style:name="ListLabel_20_6445" style:display-name="ListLabel 6445" style:family="text"/>
    <style:style style:name="ListLabel_20_6446" style:display-name="ListLabel 6446" style:family="text"/>
    <style:style style:name="ListLabel_20_6447" style:display-name="ListLabel 6447" style:family="text"/>
    <style:style style:name="ListLabel_20_6448" style:display-name="ListLabel 6448" style:family="text"/>
    <style:style style:name="ListLabel_20_6449" style:display-name="ListLabel 6449" style:family="text"/>
    <style:style style:name="ListLabel_20_6450" style:display-name="ListLabel 6450" style:family="text"/>
    <style:style style:name="ListLabel_20_6451" style:display-name="ListLabel 6451" style:family="text"/>
    <style:style style:name="ListLabel_20_6452" style:display-name="ListLabel 6452" style:family="text"/>
    <style:style style:name="ListLabel_20_6453" style:display-name="ListLabel 6453" style:family="text"/>
    <style:style style:name="ListLabel_20_6454" style:display-name="ListLabel 6454" style:family="text"/>
    <style:style style:name="ListLabel_20_6455" style:display-name="ListLabel 6455" style:family="text"/>
    <style:style style:name="ListLabel_20_6456" style:display-name="ListLabel 6456" style:family="text"/>
    <style:style style:name="ListLabel_20_6457" style:display-name="ListLabel 6457" style:family="text"/>
    <style:style style:name="ListLabel_20_6458" style:display-name="ListLabel 6458" style:family="text"/>
    <style:style style:name="ListLabel_20_6459" style:display-name="ListLabel 6459" style:family="text"/>
    <style:style style:name="ListLabel_20_6460" style:display-name="ListLabel 6460" style:family="text"/>
    <style:style style:name="ListLabel_20_6461" style:display-name="ListLabel 6461" style:family="text"/>
    <style:style style:name="ListLabel_20_6462" style:display-name="ListLabel 6462" style:family="text"/>
    <style:style style:name="ListLabel_20_6463" style:display-name="ListLabel 6463" style:family="text"/>
    <style:style style:name="ListLabel_20_6464" style:display-name="ListLabel 6464" style:family="text"/>
    <style:style style:name="ListLabel_20_6465" style:display-name="ListLabel 6465" style:family="text"/>
    <style:style style:name="ListLabel_20_6466" style:display-name="ListLabel 6466" style:family="text"/>
    <style:style style:name="ListLabel_20_6467" style:display-name="ListLabel 6467" style:family="text"/>
    <style:style style:name="ListLabel_20_6468" style:display-name="ListLabel 6468" style:family="text"/>
    <style:style style:name="ListLabel_20_6469" style:display-name="ListLabel 6469" style:family="text"/>
    <style:style style:name="ListLabel_20_6470" style:display-name="ListLabel 6470" style:family="text"/>
    <style:style style:name="ListLabel_20_6471" style:display-name="ListLabel 6471" style:family="text"/>
    <style:style style:name="ListLabel_20_6472" style:display-name="ListLabel 6472" style:family="text"/>
    <style:style style:name="ListLabel_20_6473" style:display-name="ListLabel 6473" style:family="text"/>
    <style:style style:name="ListLabel_20_6474" style:display-name="ListLabel 6474" style:family="text"/>
    <style:style style:name="ListLabel_20_6475" style:display-name="ListLabel 6475" style:family="text"/>
    <style:style style:name="ListLabel_20_6476" style:display-name="ListLabel 6476" style:family="text"/>
    <style:style style:name="ListLabel_20_6477" style:display-name="ListLabel 6477" style:family="text"/>
    <style:style style:name="ListLabel_20_6478" style:display-name="ListLabel 6478" style:family="text"/>
    <style:style style:name="ListLabel_20_6479" style:display-name="ListLabel 6479" style:family="text"/>
    <style:style style:name="ListLabel_20_6480" style:display-name="ListLabel 6480" style:family="text"/>
    <style:style style:name="ListLabel_20_6481" style:display-name="ListLabel 6481" style:family="text"/>
    <style:style style:name="ListLabel_20_6482" style:display-name="ListLabel 6482" style:family="text"/>
    <style:style style:name="ListLabel_20_6483" style:display-name="ListLabel 6483" style:family="text"/>
    <style:style style:name="ListLabel_20_6484" style:display-name="ListLabel 6484" style:family="text"/>
    <style:style style:name="ListLabel_20_6485" style:display-name="ListLabel 6485" style:family="text"/>
    <style:style style:name="ListLabel_20_6486" style:display-name="ListLabel 6486" style:family="text"/>
    <style:style style:name="ListLabel_20_6487" style:display-name="ListLabel 6487" style:family="text"/>
    <style:style style:name="ListLabel_20_6488" style:display-name="ListLabel 6488" style:family="text"/>
    <style:style style:name="ListLabel_20_6489" style:display-name="ListLabel 6489" style:family="text"/>
    <style:style style:name="ListLabel_20_6490" style:display-name="ListLabel 6490" style:family="text"/>
    <style:style style:name="ListLabel_20_6491" style:display-name="ListLabel 6491" style:family="text"/>
    <style:style style:name="ListLabel_20_6492" style:display-name="ListLabel 6492" style:family="text"/>
    <style:style style:name="ListLabel_20_6493" style:display-name="ListLabel 6493" style:family="text"/>
    <style:style style:name="ListLabel_20_6494" style:display-name="ListLabel 6494" style:family="text"/>
    <style:style style:name="ListLabel_20_6495" style:display-name="ListLabel 6495" style:family="text"/>
    <style:style style:name="ListLabel_20_6496" style:display-name="ListLabel 6496" style:family="text"/>
    <style:style style:name="ListLabel_20_6497" style:display-name="ListLabel 6497" style:family="text"/>
    <style:style style:name="ListLabel_20_6498" style:display-name="ListLabel 6498" style:family="text"/>
    <style:style style:name="ListLabel_20_6499" style:display-name="ListLabel 6499" style:family="text"/>
    <style:style style:name="ListLabel_20_6500" style:display-name="ListLabel 6500" style:family="text"/>
    <style:style style:name="ListLabel_20_6501" style:display-name="ListLabel 6501" style:family="text"/>
    <style:style style:name="ListLabel_20_6502" style:display-name="ListLabel 6502" style:family="text"/>
    <style:style style:name="ListLabel_20_6503" style:display-name="ListLabel 6503" style:family="text"/>
    <style:style style:name="ListLabel_20_6504" style:display-name="ListLabel 6504" style:family="text"/>
    <style:style style:name="ListLabel_20_6505" style:display-name="ListLabel 6505" style:family="text"/>
    <style:style style:name="ListLabel_20_6506" style:display-name="ListLabel 6506" style:family="text"/>
    <style:style style:name="ListLabel_20_6507" style:display-name="ListLabel 6507" style:family="text"/>
    <style:style style:name="ListLabel_20_6508" style:display-name="ListLabel 6508" style:family="text"/>
    <style:style style:name="ListLabel_20_6509" style:display-name="ListLabel 6509" style:family="text"/>
    <style:style style:name="ListLabel_20_6510" style:display-name="ListLabel 6510" style:family="text"/>
    <style:style style:name="ListLabel_20_6511" style:display-name="ListLabel 6511" style:family="text"/>
    <style:style style:name="ListLabel_20_6512" style:display-name="ListLabel 6512" style:family="text"/>
    <style:style style:name="ListLabel_20_6513" style:display-name="ListLabel 6513" style:family="text"/>
    <style:style style:name="ListLabel_20_6514" style:display-name="ListLabel 6514" style:family="text"/>
    <style:style style:name="ListLabel_20_6515" style:display-name="ListLabel 6515" style:family="text"/>
    <style:style style:name="ListLabel_20_6516" style:display-name="ListLabel 6516" style:family="text"/>
    <style:style style:name="ListLabel_20_6517" style:display-name="ListLabel 6517" style:family="text"/>
    <style:style style:name="ListLabel_20_6518" style:display-name="ListLabel 6518" style:family="text"/>
    <style:style style:name="ListLabel_20_6519" style:display-name="ListLabel 6519" style:family="text"/>
    <style:style style:name="ListLabel_20_6520" style:display-name="ListLabel 6520" style:family="text"/>
    <style:style style:name="ListLabel_20_6521" style:display-name="ListLabel 6521" style:family="text"/>
    <style:style style:name="ListLabel_20_6522" style:display-name="ListLabel 6522" style:family="text"/>
    <style:style style:name="ListLabel_20_6523" style:display-name="ListLabel 6523" style:family="text"/>
    <style:style style:name="ListLabel_20_6524" style:display-name="ListLabel 6524" style:family="text"/>
    <style:style style:name="ListLabel_20_6525" style:display-name="ListLabel 6525" style:family="text"/>
    <style:style style:name="ListLabel_20_6526" style:display-name="ListLabel 6526" style:family="text"/>
    <style:style style:name="ListLabel_20_6527" style:display-name="ListLabel 6527" style:family="text"/>
    <style:style style:name="ListLabel_20_6528" style:display-name="ListLabel 6528" style:family="text"/>
    <style:style style:name="ListLabel_20_6529" style:display-name="ListLabel 6529" style:family="text"/>
    <style:style style:name="ListLabel_20_6530" style:display-name="ListLabel 6530" style:family="text"/>
    <style:style style:name="ListLabel_20_6531" style:display-name="ListLabel 6531" style:family="text"/>
    <style:style style:name="ListLabel_20_6532" style:display-name="ListLabel 6532" style:family="text"/>
    <style:style style:name="ListLabel_20_6533" style:display-name="ListLabel 6533" style:family="text"/>
    <style:style style:name="ListLabel_20_6534" style:display-name="ListLabel 6534" style:family="text"/>
    <style:style style:name="ListLabel_20_6535" style:display-name="ListLabel 6535" style:family="text"/>
    <style:style style:name="ListLabel_20_6536" style:display-name="ListLabel 6536" style:family="text"/>
    <style:style style:name="ListLabel_20_6537" style:display-name="ListLabel 6537" style:family="text"/>
    <style:style style:name="ListLabel_20_6538" style:display-name="ListLabel 6538" style:family="text"/>
    <style:style style:name="ListLabel_20_6539" style:display-name="ListLabel 6539" style:family="text"/>
    <style:style style:name="ListLabel_20_6540" style:display-name="ListLabel 6540" style:family="text"/>
    <style:style style:name="ListLabel_20_6541" style:display-name="ListLabel 6541" style:family="text"/>
    <style:style style:name="ListLabel_20_6542" style:display-name="ListLabel 6542" style:family="text"/>
    <style:style style:name="ListLabel_20_6543" style:display-name="ListLabel 6543" style:family="text"/>
    <style:style style:name="ListLabel_20_6544" style:display-name="ListLabel 6544" style:family="text"/>
    <style:style style:name="ListLabel_20_6545" style:display-name="ListLabel 6545" style:family="text"/>
    <style:style style:name="ListLabel_20_6546" style:display-name="ListLabel 6546" style:family="text"/>
    <style:style style:name="ListLabel_20_6547" style:display-name="ListLabel 6547" style:family="text"/>
    <style:style style:name="ListLabel_20_6548" style:display-name="ListLabel 6548" style:family="text"/>
    <style:style style:name="ListLabel_20_6549" style:display-name="ListLabel 6549" style:family="text"/>
    <style:style style:name="ListLabel_20_6550" style:display-name="ListLabel 6550" style:family="text"/>
    <style:style style:name="ListLabel_20_6551" style:display-name="ListLabel 6551" style:family="text"/>
    <style:style style:name="ListLabel_20_6552" style:display-name="ListLabel 6552" style:family="text"/>
    <style:style style:name="ListLabel_20_6553" style:display-name="ListLabel 6553" style:family="text"/>
    <style:style style:name="ListLabel_20_6554" style:display-name="ListLabel 6554" style:family="text"/>
    <style:style style:name="ListLabel_20_6555" style:display-name="ListLabel 6555" style:family="text"/>
    <style:style style:name="ListLabel_20_6556" style:display-name="ListLabel 6556" style:family="text"/>
    <style:style style:name="ListLabel_20_6557" style:display-name="ListLabel 6557" style:family="text"/>
    <style:style style:name="ListLabel_20_6558" style:display-name="ListLabel 6558" style:family="text"/>
    <style:style style:name="ListLabel_20_6559" style:display-name="ListLabel 6559" style:family="text"/>
    <style:style style:name="ListLabel_20_6560" style:display-name="ListLabel 6560" style:family="text"/>
    <style:style style:name="ListLabel_20_6561" style:display-name="ListLabel 6561" style:family="text"/>
    <style:style style:name="ListLabel_20_6562" style:display-name="ListLabel 6562" style:family="text"/>
    <style:style style:name="ListLabel_20_6563" style:display-name="ListLabel 6563" style:family="text"/>
    <style:style style:name="ListLabel_20_6564" style:display-name="ListLabel 6564" style:family="text"/>
    <style:style style:name="ListLabel_20_6565" style:display-name="ListLabel 6565" style:family="text"/>
    <style:style style:name="ListLabel_20_6566" style:display-name="ListLabel 6566" style:family="text"/>
    <style:style style:name="ListLabel_20_6567" style:display-name="ListLabel 6567" style:family="text"/>
    <style:style style:name="ListLabel_20_6568" style:display-name="ListLabel 6568" style:family="text"/>
    <style:style style:name="ListLabel_20_6569" style:display-name="ListLabel 6569" style:family="text"/>
    <style:style style:name="ListLabel_20_6570" style:display-name="ListLabel 6570" style:family="text"/>
    <style:style style:name="ListLabel_20_6571" style:display-name="ListLabel 6571" style:family="text"/>
    <style:style style:name="ListLabel_20_6572" style:display-name="ListLabel 6572" style:family="text"/>
    <style:style style:name="ListLabel_20_6573" style:display-name="ListLabel 6573" style:family="text"/>
    <style:style style:name="ListLabel_20_6574" style:display-name="ListLabel 6574" style:family="text"/>
    <style:style style:name="ListLabel_20_6575" style:display-name="ListLabel 6575" style:family="text"/>
    <style:style style:name="ListLabel_20_6576" style:display-name="ListLabel 6576" style:family="text"/>
    <style:style style:name="ListLabel_20_6577" style:display-name="ListLabel 6577" style:family="text"/>
    <style:style style:name="ListLabel_20_6578" style:display-name="ListLabel 6578" style:family="text"/>
    <style:style style:name="ListLabel_20_6579" style:display-name="ListLabel 6579" style:family="text"/>
    <style:style style:name="ListLabel_20_6580" style:display-name="ListLabel 6580" style:family="text"/>
    <style:style style:name="ListLabel_20_6581" style:display-name="ListLabel 6581" style:family="text"/>
    <style:style style:name="ListLabel_20_6582" style:display-name="ListLabel 6582" style:family="text"/>
    <style:style style:name="ListLabel_20_6583" style:display-name="ListLabel 6583" style:family="text"/>
    <style:style style:name="ListLabel_20_6584" style:display-name="ListLabel 6584" style:family="text"/>
    <style:style style:name="ListLabel_20_6585" style:display-name="ListLabel 6585" style:family="text"/>
    <style:style style:name="ListLabel_20_6586" style:display-name="ListLabel 6586" style:family="text"/>
    <style:style style:name="ListLabel_20_6587" style:display-name="ListLabel 6587" style:family="text"/>
    <style:style style:name="ListLabel_20_6588" style:display-name="ListLabel 6588" style:family="text"/>
    <style:style style:name="ListLabel_20_6589" style:display-name="ListLabel 6589" style:family="text"/>
    <style:style style:name="ListLabel_20_6590" style:display-name="ListLabel 6590" style:family="text"/>
    <style:style style:name="ListLabel_20_6591" style:display-name="ListLabel 6591" style:family="text"/>
    <style:style style:name="ListLabel_20_6592" style:display-name="ListLabel 6592" style:family="text"/>
    <style:style style:name="ListLabel_20_6593" style:display-name="ListLabel 6593" style:family="text"/>
    <style:style style:name="ListLabel_20_6594" style:display-name="ListLabel 6594" style:family="text"/>
    <style:style style:name="ListLabel_20_6595" style:display-name="ListLabel 6595" style:family="text"/>
    <style:style style:name="ListLabel_20_6596" style:display-name="ListLabel 6596" style:family="text"/>
    <style:style style:name="ListLabel_20_6597" style:display-name="ListLabel 6597" style:family="text"/>
    <style:style style:name="ListLabel_20_6598" style:display-name="ListLabel 6598" style:family="text"/>
    <style:style style:name="ListLabel_20_6599" style:display-name="ListLabel 6599" style:family="text"/>
    <style:style style:name="ListLabel_20_6600" style:display-name="ListLabel 6600" style:family="text"/>
    <style:style style:name="ListLabel_20_6601" style:display-name="ListLabel 6601" style:family="text"/>
    <style:style style:name="ListLabel_20_6602" style:display-name="ListLabel 6602" style:family="text"/>
    <style:style style:name="ListLabel_20_6603" style:display-name="ListLabel 6603" style:family="text"/>
    <style:style style:name="ListLabel_20_6604" style:display-name="ListLabel 6604" style:family="text"/>
    <style:style style:name="ListLabel_20_6605" style:display-name="ListLabel 6605" style:family="text"/>
    <style:style style:name="ListLabel_20_6606" style:display-name="ListLabel 6606" style:family="text"/>
    <style:style style:name="ListLabel_20_6607" style:display-name="ListLabel 6607" style:family="text"/>
    <style:style style:name="ListLabel_20_6608" style:display-name="ListLabel 6608" style:family="text"/>
    <style:style style:name="ListLabel_20_6609" style:display-name="ListLabel 6609" style:family="text"/>
    <style:style style:name="ListLabel_20_6610" style:display-name="ListLabel 6610" style:family="text"/>
    <style:style style:name="ListLabel_20_6611" style:display-name="ListLabel 6611" style:family="text"/>
    <style:style style:name="ListLabel_20_6612" style:display-name="ListLabel 6612" style:family="text"/>
    <style:style style:name="ListLabel_20_6613" style:display-name="ListLabel 6613" style:family="text"/>
    <style:style style:name="ListLabel_20_6614" style:display-name="ListLabel 6614" style:family="text"/>
    <style:style style:name="ListLabel_20_6615" style:display-name="ListLabel 6615" style:family="text"/>
    <style:style style:name="ListLabel_20_6616" style:display-name="ListLabel 6616" style:family="text"/>
    <style:style style:name="ListLabel_20_6617" style:display-name="ListLabel 6617" style:family="text"/>
    <style:style style:name="ListLabel_20_6618" style:display-name="ListLabel 6618" style:family="text"/>
    <style:style style:name="ListLabel_20_6619" style:display-name="ListLabel 6619" style:family="text"/>
    <style:style style:name="ListLabel_20_6620" style:display-name="ListLabel 6620" style:family="text"/>
    <style:style style:name="ListLabel_20_6621" style:display-name="ListLabel 6621" style:family="text"/>
    <style:style style:name="ListLabel_20_6622" style:display-name="ListLabel 6622" style:family="text"/>
    <style:style style:name="ListLabel_20_6623" style:display-name="ListLabel 6623" style:family="text"/>
    <style:style style:name="ListLabel_20_6624" style:display-name="ListLabel 6624" style:family="text"/>
    <style:style style:name="ListLabel_20_6625" style:display-name="ListLabel 6625" style:family="text"/>
    <style:style style:name="ListLabel_20_6626" style:display-name="ListLabel 6626" style:family="text"/>
    <style:style style:name="ListLabel_20_6627" style:display-name="ListLabel 6627" style:family="text"/>
    <style:style style:name="ListLabel_20_6628" style:display-name="ListLabel 6628" style:family="text"/>
    <style:style style:name="ListLabel_20_6629" style:display-name="ListLabel 6629" style:family="text"/>
    <style:style style:name="ListLabel_20_6630" style:display-name="ListLabel 6630" style:family="text"/>
    <style:style style:name="ListLabel_20_6631" style:display-name="ListLabel 6631" style:family="text"/>
    <style:style style:name="ListLabel_20_6632" style:display-name="ListLabel 6632" style:family="text"/>
    <style:style style:name="ListLabel_20_6633" style:display-name="ListLabel 6633" style:family="text"/>
    <style:style style:name="ListLabel_20_6634" style:display-name="ListLabel 6634" style:family="text"/>
    <style:style style:name="ListLabel_20_6635" style:display-name="ListLabel 6635" style:family="text"/>
    <style:style style:name="ListLabel_20_6636" style:display-name="ListLabel 6636" style:family="text"/>
    <style:style style:name="ListLabel_20_6637" style:display-name="ListLabel 6637" style:family="text"/>
    <style:style style:name="ListLabel_20_6638" style:display-name="ListLabel 6638" style:family="text"/>
    <style:style style:name="ListLabel_20_6639" style:display-name="ListLabel 6639" style:family="text"/>
    <style:style style:name="ListLabel_20_6640" style:display-name="ListLabel 6640" style:family="text"/>
    <style:style style:name="ListLabel_20_6641" style:display-name="ListLabel 6641" style:family="text"/>
    <style:style style:name="ListLabel_20_6642" style:display-name="ListLabel 6642" style:family="text"/>
    <style:style style:name="ListLabel_20_6643" style:display-name="ListLabel 6643" style:family="text"/>
    <style:style style:name="ListLabel_20_6644" style:display-name="ListLabel 6644" style:family="text"/>
    <style:style style:name="ListLabel_20_6645" style:display-name="ListLabel 6645" style:family="text"/>
    <style:style style:name="ListLabel_20_6646" style:display-name="ListLabel 6646" style:family="text"/>
    <style:style style:name="ListLabel_20_6647" style:display-name="ListLabel 6647" style:family="text"/>
    <style:style style:name="ListLabel_20_6648" style:display-name="ListLabel 6648" style:family="text"/>
    <style:style style:name="ListLabel_20_6649" style:display-name="ListLabel 6649" style:family="text"/>
    <style:style style:name="ListLabel_20_6650" style:display-name="ListLabel 6650" style:family="text"/>
    <style:style style:name="ListLabel_20_6651" style:display-name="ListLabel 6651" style:family="text"/>
    <style:style style:name="ListLabel_20_6652" style:display-name="ListLabel 6652" style:family="text"/>
    <style:style style:name="ListLabel_20_6653" style:display-name="ListLabel 6653" style:family="text"/>
    <style:style style:name="ListLabel_20_6654" style:display-name="ListLabel 6654" style:family="text"/>
    <style:style style:name="ListLabel_20_6655" style:display-name="ListLabel 6655" style:family="text"/>
    <style:style style:name="ListLabel_20_6656" style:display-name="ListLabel 6656" style:family="text"/>
    <style:style style:name="ListLabel_20_6657" style:display-name="ListLabel 6657" style:family="text"/>
    <style:style style:name="ListLabel_20_6658" style:display-name="ListLabel 6658" style:family="text"/>
    <style:style style:name="ListLabel_20_6659" style:display-name="ListLabel 6659" style:family="text"/>
    <style:style style:name="ListLabel_20_6660" style:display-name="ListLabel 6660" style:family="text"/>
    <style:style style:name="ListLabel_20_6661" style:display-name="ListLabel 6661" style:family="text"/>
    <style:style style:name="ListLabel_20_6662" style:display-name="ListLabel 6662" style:family="text"/>
    <style:style style:name="ListLabel_20_6663" style:display-name="ListLabel 6663" style:family="text"/>
    <style:style style:name="ListLabel_20_6664" style:display-name="ListLabel 6664" style:family="text"/>
    <style:style style:name="ListLabel_20_6665" style:display-name="ListLabel 6665" style:family="text"/>
    <style:style style:name="ListLabel_20_6666" style:display-name="ListLabel 6666" style:family="text"/>
    <style:style style:name="ListLabel_20_6667" style:display-name="ListLabel 6667" style:family="text"/>
    <style:style style:name="ListLabel_20_6668" style:display-name="ListLabel 6668" style:family="text"/>
    <style:style style:name="ListLabel_20_6669" style:display-name="ListLabel 6669" style:family="text"/>
    <style:style style:name="ListLabel_20_6670" style:display-name="ListLabel 6670" style:family="text"/>
    <style:style style:name="ListLabel_20_6671" style:display-name="ListLabel 6671" style:family="text"/>
    <style:style style:name="ListLabel_20_6672" style:display-name="ListLabel 6672" style:family="text"/>
    <style:style style:name="ListLabel_20_6673" style:display-name="ListLabel 6673" style:family="text"/>
    <style:style style:name="ListLabel_20_6674" style:display-name="ListLabel 6674" style:family="text"/>
    <style:style style:name="ListLabel_20_6675" style:display-name="ListLabel 6675" style:family="text"/>
    <style:style style:name="ListLabel_20_6676" style:display-name="ListLabel 6676" style:family="text"/>
    <style:style style:name="ListLabel_20_6677" style:display-name="ListLabel 6677" style:family="text"/>
    <style:style style:name="ListLabel_20_6678" style:display-name="ListLabel 6678" style:family="text"/>
    <style:style style:name="ListLabel_20_6679" style:display-name="ListLabel 6679" style:family="text"/>
    <style:style style:name="ListLabel_20_6680" style:display-name="ListLabel 6680" style:family="text"/>
    <style:style style:name="ListLabel_20_6681" style:display-name="ListLabel 6681" style:family="text"/>
    <style:style style:name="ListLabel_20_6682" style:display-name="ListLabel 6682" style:family="text"/>
    <style:style style:name="ListLabel_20_6683" style:display-name="ListLabel 6683" style:family="text"/>
    <style:style style:name="ListLabel_20_6684" style:display-name="ListLabel 6684" style:family="text"/>
    <style:style style:name="ListLabel_20_6685" style:display-name="ListLabel 6685" style:family="text"/>
    <style:style style:name="ListLabel_20_6686" style:display-name="ListLabel 6686" style:family="text"/>
    <style:style style:name="ListLabel_20_6687" style:display-name="ListLabel 6687" style:family="text"/>
    <style:style style:name="ListLabel_20_6688" style:display-name="ListLabel 6688" style:family="text"/>
    <style:style style:name="ListLabel_20_6689" style:display-name="ListLabel 6689" style:family="text"/>
    <style:style style:name="ListLabel_20_6690" style:display-name="ListLabel 6690" style:family="text"/>
    <style:style style:name="ListLabel_20_6691" style:display-name="ListLabel 6691" style:family="text"/>
    <style:style style:name="ListLabel_20_6692" style:display-name="ListLabel 6692" style:family="text"/>
    <style:style style:name="ListLabel_20_6693" style:display-name="ListLabel 6693" style:family="text"/>
    <style:style style:name="ListLabel_20_6694" style:display-name="ListLabel 6694" style:family="text"/>
    <style:style style:name="ListLabel_20_6695" style:display-name="ListLabel 6695" style:family="text"/>
    <style:style style:name="ListLabel_20_6696" style:display-name="ListLabel 6696" style:family="text"/>
    <style:style style:name="ListLabel_20_6697" style:display-name="ListLabel 6697" style:family="text"/>
    <style:style style:name="ListLabel_20_6698" style:display-name="ListLabel 6698" style:family="text"/>
    <style:style style:name="ListLabel_20_6699" style:display-name="ListLabel 6699" style:family="text"/>
    <style:style style:name="ListLabel_20_6700" style:display-name="ListLabel 6700" style:family="text"/>
    <style:style style:name="ListLabel_20_6701" style:display-name="ListLabel 6701" style:family="text"/>
    <style:style style:name="ListLabel_20_6702" style:display-name="ListLabel 6702" style:family="text"/>
    <style:style style:name="ListLabel_20_6703" style:display-name="ListLabel 6703" style:family="text"/>
    <style:style style:name="ListLabel_20_6704" style:display-name="ListLabel 6704" style:family="text"/>
    <style:style style:name="ListLabel_20_6705" style:display-name="ListLabel 6705" style:family="text"/>
    <style:style style:name="ListLabel_20_6706" style:display-name="ListLabel 6706" style:family="text"/>
    <style:style style:name="ListLabel_20_6707" style:display-name="ListLabel 6707" style:family="text"/>
    <style:style style:name="ListLabel_20_6708" style:display-name="ListLabel 6708" style:family="text"/>
    <style:style style:name="ListLabel_20_6709" style:display-name="ListLabel 6709" style:family="text"/>
    <style:style style:name="ListLabel_20_6710" style:display-name="ListLabel 6710" style:family="text"/>
    <style:style style:name="ListLabel_20_6711" style:display-name="ListLabel 6711" style:family="text"/>
    <style:style style:name="ListLabel_20_6712" style:display-name="ListLabel 6712" style:family="text"/>
    <style:style style:name="ListLabel_20_6713" style:display-name="ListLabel 6713" style:family="text"/>
    <style:style style:name="ListLabel_20_6714" style:display-name="ListLabel 6714" style:family="text"/>
    <style:style style:name="ListLabel_20_6715" style:display-name="ListLabel 6715" style:family="text"/>
    <style:style style:name="ListLabel_20_6716" style:display-name="ListLabel 6716" style:family="text"/>
    <style:style style:name="ListLabel_20_6717" style:display-name="ListLabel 6717" style:family="text"/>
    <style:style style:name="ListLabel_20_6718" style:display-name="ListLabel 6718" style:family="text"/>
    <style:style style:name="ListLabel_20_6719" style:display-name="ListLabel 6719" style:family="text"/>
    <style:style style:name="ListLabel_20_6720" style:display-name="ListLabel 6720" style:family="text"/>
    <style:style style:name="ListLabel_20_6721" style:display-name="ListLabel 6721" style:family="text"/>
    <style:style style:name="ListLabel_20_6722" style:display-name="ListLabel 6722" style:family="text"/>
    <style:style style:name="ListLabel_20_6723" style:display-name="ListLabel 6723" style:family="text"/>
    <style:style style:name="ListLabel_20_6724" style:display-name="ListLabel 6724" style:family="text"/>
    <style:style style:name="ListLabel_20_6725" style:display-name="ListLabel 6725" style:family="text"/>
    <style:style style:name="ListLabel_20_6726" style:display-name="ListLabel 6726" style:family="text"/>
    <style:style style:name="ListLabel_20_6727" style:display-name="ListLabel 6727" style:family="text"/>
    <style:style style:name="ListLabel_20_6728" style:display-name="ListLabel 6728" style:family="text"/>
    <style:style style:name="ListLabel_20_6729" style:display-name="ListLabel 6729" style:family="text"/>
    <style:style style:name="ListLabel_20_6730" style:display-name="ListLabel 6730" style:family="text"/>
    <style:style style:name="ListLabel_20_6731" style:display-name="ListLabel 6731" style:family="text"/>
    <style:style style:name="ListLabel_20_6732" style:display-name="ListLabel 6732" style:family="text"/>
    <style:style style:name="ListLabel_20_6733" style:display-name="ListLabel 6733" style:family="text"/>
    <style:style style:name="ListLabel_20_6734" style:display-name="ListLabel 6734" style:family="text"/>
    <style:style style:name="ListLabel_20_6735" style:display-name="ListLabel 6735" style:family="text"/>
    <style:style style:name="ListLabel_20_6736" style:display-name="ListLabel 6736" style:family="text"/>
    <style:style style:name="ListLabel_20_6737" style:display-name="ListLabel 6737" style:family="text"/>
    <style:style style:name="ListLabel_20_6738" style:display-name="ListLabel 6738" style:family="text"/>
    <style:style style:name="ListLabel_20_6739" style:display-name="ListLabel 6739" style:family="text"/>
    <style:style style:name="ListLabel_20_6740" style:display-name="ListLabel 6740" style:family="text"/>
    <style:style style:name="ListLabel_20_6741" style:display-name="ListLabel 6741" style:family="text"/>
    <style:style style:name="ListLabel_20_6742" style:display-name="ListLabel 6742" style:family="text"/>
    <style:style style:name="ListLabel_20_6743" style:display-name="ListLabel 6743" style:family="text"/>
    <style:style style:name="ListLabel_20_6744" style:display-name="ListLabel 6744" style:family="text"/>
    <style:style style:name="ListLabel_20_6745" style:display-name="ListLabel 6745" style:family="text"/>
    <style:style style:name="ListLabel_20_6746" style:display-name="ListLabel 6746" style:family="text"/>
    <style:style style:name="ListLabel_20_6747" style:display-name="ListLabel 6747" style:family="text"/>
    <style:style style:name="ListLabel_20_6748" style:display-name="ListLabel 6748" style:family="text"/>
    <style:style style:name="ListLabel_20_6749" style:display-name="ListLabel 6749" style:family="text"/>
    <style:style style:name="ListLabel_20_6750" style:display-name="ListLabel 6750" style:family="text"/>
    <style:style style:name="ListLabel_20_6751" style:display-name="ListLabel 6751" style:family="text"/>
    <style:style style:name="ListLabel_20_6752" style:display-name="ListLabel 6752" style:family="text"/>
    <style:style style:name="ListLabel_20_6753" style:display-name="ListLabel 6753" style:family="text"/>
    <style:style style:name="ListLabel_20_6754" style:display-name="ListLabel 6754" style:family="text"/>
    <style:style style:name="ListLabel_20_6755" style:display-name="ListLabel 6755" style:family="text"/>
    <style:style style:name="ListLabel_20_6756" style:display-name="ListLabel 6756" style:family="text"/>
    <style:style style:name="ListLabel_20_6757" style:display-name="ListLabel 6757" style:family="text"/>
    <style:style style:name="ListLabel_20_6758" style:display-name="ListLabel 6758" style:family="text"/>
    <style:style style:name="ListLabel_20_6759" style:display-name="ListLabel 6759" style:family="text"/>
    <style:style style:name="ListLabel_20_6760" style:display-name="ListLabel 6760" style:family="text"/>
    <style:style style:name="ListLabel_20_6761" style:display-name="ListLabel 6761" style:family="text"/>
    <style:style style:name="ListLabel_20_6762" style:display-name="ListLabel 6762" style:family="text"/>
    <style:style style:name="ListLabel_20_6763" style:display-name="ListLabel 6763" style:family="text"/>
    <style:style style:name="ListLabel_20_6764" style:display-name="ListLabel 6764" style:family="text"/>
    <style:style style:name="ListLabel_20_6765" style:display-name="ListLabel 6765" style:family="text"/>
    <style:style style:name="ListLabel_20_6766" style:display-name="ListLabel 6766" style:family="text"/>
    <style:style style:name="ListLabel_20_6767" style:display-name="ListLabel 6767" style:family="text"/>
    <style:style style:name="ListLabel_20_6768" style:display-name="ListLabel 6768" style:family="text"/>
    <style:style style:name="ListLabel_20_6769" style:display-name="ListLabel 6769" style:family="text"/>
    <style:style style:name="ListLabel_20_6770" style:display-name="ListLabel 6770" style:family="text"/>
    <style:style style:name="ListLabel_20_6771" style:display-name="ListLabel 6771" style:family="text"/>
    <style:style style:name="ListLabel_20_6772" style:display-name="ListLabel 6772" style:family="text"/>
    <style:style style:name="ListLabel_20_6773" style:display-name="ListLabel 6773" style:family="text"/>
    <style:style style:name="ListLabel_20_6774" style:display-name="ListLabel 6774" style:family="text"/>
    <style:style style:name="ListLabel_20_6775" style:display-name="ListLabel 6775" style:family="text"/>
    <style:style style:name="ListLabel_20_6776" style:display-name="ListLabel 6776" style:family="text"/>
    <style:style style:name="ListLabel_20_6777" style:display-name="ListLabel 6777" style:family="text"/>
    <style:style style:name="ListLabel_20_6778" style:display-name="ListLabel 6778" style:family="text"/>
    <style:style style:name="ListLabel_20_6779" style:display-name="ListLabel 6779" style:family="text"/>
    <style:style style:name="ListLabel_20_6780" style:display-name="ListLabel 6780" style:family="text"/>
    <style:style style:name="ListLabel_20_6781" style:display-name="ListLabel 6781" style:family="text"/>
    <style:style style:name="ListLabel_20_6782" style:display-name="ListLabel 6782" style:family="text"/>
    <style:style style:name="ListLabel_20_6783" style:display-name="ListLabel 6783" style:family="text"/>
    <style:style style:name="ListLabel_20_6784" style:display-name="ListLabel 6784" style:family="text"/>
    <style:style style:name="ListLabel_20_6785" style:display-name="ListLabel 6785" style:family="text"/>
    <style:style style:name="ListLabel_20_6786" style:display-name="ListLabel 6786" style:family="text"/>
    <style:style style:name="ListLabel_20_6787" style:display-name="ListLabel 6787" style:family="text"/>
    <style:style style:name="ListLabel_20_6788" style:display-name="ListLabel 6788" style:family="text"/>
    <style:style style:name="ListLabel_20_6789" style:display-name="ListLabel 6789" style:family="text"/>
    <style:style style:name="ListLabel_20_6790" style:display-name="ListLabel 6790" style:family="text"/>
    <style:style style:name="ListLabel_20_6791" style:display-name="ListLabel 6791" style:family="text"/>
    <style:style style:name="ListLabel_20_6792" style:display-name="ListLabel 6792" style:family="text"/>
    <style:style style:name="ListLabel_20_6793" style:display-name="ListLabel 6793" style:family="text"/>
    <style:style style:name="ListLabel_20_6794" style:display-name="ListLabel 6794" style:family="text"/>
    <style:style style:name="ListLabel_20_6795" style:display-name="ListLabel 6795" style:family="text"/>
    <style:style style:name="ListLabel_20_6796" style:display-name="ListLabel 6796" style:family="text"/>
    <style:style style:name="ListLabel_20_6797" style:display-name="ListLabel 6797" style:family="text"/>
    <style:style style:name="ListLabel_20_6798" style:display-name="ListLabel 6798" style:family="text"/>
    <style:style style:name="ListLabel_20_6799" style:display-name="ListLabel 6799" style:family="text"/>
    <style:style style:name="ListLabel_20_6800" style:display-name="ListLabel 6800" style:family="text"/>
    <style:style style:name="ListLabel_20_6801" style:display-name="ListLabel 6801" style:family="text"/>
    <style:style style:name="ListLabel_20_6802" style:display-name="ListLabel 6802" style:family="text"/>
    <style:style style:name="ListLabel_20_6803" style:display-name="ListLabel 6803" style:family="text"/>
    <style:style style:name="ListLabel_20_6804" style:display-name="ListLabel 6804" style:family="text"/>
    <style:style style:name="ListLabel_20_6805" style:display-name="ListLabel 6805" style:family="text"/>
    <style:style style:name="ListLabel_20_6806" style:display-name="ListLabel 6806" style:family="text"/>
    <style:style style:name="ListLabel_20_6807" style:display-name="ListLabel 6807" style:family="text"/>
    <style:style style:name="ListLabel_20_6808" style:display-name="ListLabel 6808" style:family="text"/>
    <style:style style:name="ListLabel_20_6809" style:display-name="ListLabel 6809" style:family="text"/>
    <style:style style:name="ListLabel_20_6810" style:display-name="ListLabel 6810" style:family="text"/>
    <style:style style:name="ListLabel_20_6811" style:display-name="ListLabel 6811" style:family="text"/>
    <style:style style:name="ListLabel_20_6812" style:display-name="ListLabel 6812" style:family="text"/>
    <style:style style:name="ListLabel_20_6813" style:display-name="ListLabel 6813" style:family="text"/>
    <style:style style:name="ListLabel_20_6814" style:display-name="ListLabel 6814" style:family="text"/>
    <style:style style:name="ListLabel_20_6815" style:display-name="ListLabel 6815" style:family="text"/>
    <style:style style:name="ListLabel_20_6816" style:display-name="ListLabel 6816" style:family="text"/>
    <style:style style:name="ListLabel_20_6817" style:display-name="ListLabel 6817" style:family="text"/>
    <style:style style:name="ListLabel_20_6818" style:display-name="ListLabel 6818" style:family="text"/>
    <style:style style:name="ListLabel_20_6819" style:display-name="ListLabel 6819" style:family="text"/>
    <style:style style:name="ListLabel_20_6820" style:display-name="ListLabel 6820" style:family="text"/>
    <style:style style:name="ListLabel_20_6821" style:display-name="ListLabel 6821" style:family="text"/>
    <style:style style:name="ListLabel_20_6822" style:display-name="ListLabel 6822" style:family="text"/>
    <style:style style:name="ListLabel_20_6823" style:display-name="ListLabel 6823" style:family="text"/>
    <style:style style:name="ListLabel_20_6824" style:display-name="ListLabel 6824" style:family="text"/>
    <style:style style:name="ListLabel_20_6825" style:display-name="ListLabel 6825" style:family="text"/>
    <style:style style:name="ListLabel_20_6826" style:display-name="ListLabel 6826" style:family="text"/>
    <style:style style:name="ListLabel_20_6827" style:display-name="ListLabel 6827" style:family="text"/>
    <style:style style:name="ListLabel_20_6828" style:display-name="ListLabel 6828" style:family="text"/>
    <style:style style:name="ListLabel_20_6829" style:display-name="ListLabel 6829" style:family="text"/>
    <style:style style:name="ListLabel_20_6830" style:display-name="ListLabel 6830" style:family="text"/>
    <style:style style:name="ListLabel_20_6831" style:display-name="ListLabel 6831" style:family="text"/>
    <style:style style:name="ListLabel_20_6832" style:display-name="ListLabel 6832" style:family="text"/>
    <style:style style:name="ListLabel_20_6833" style:display-name="ListLabel 6833" style:family="text"/>
    <style:style style:name="ListLabel_20_6834" style:display-name="ListLabel 6834" style:family="text"/>
    <style:style style:name="ListLabel_20_6835" style:display-name="ListLabel 6835" style:family="text"/>
    <style:style style:name="ListLabel_20_6836" style:display-name="ListLabel 6836" style:family="text"/>
    <style:style style:name="ListLabel_20_6837" style:display-name="ListLabel 6837" style:family="text"/>
    <style:style style:name="ListLabel_20_6838" style:display-name="ListLabel 6838" style:family="text"/>
    <style:style style:name="ListLabel_20_6839" style:display-name="ListLabel 6839" style:family="text"/>
    <style:style style:name="ListLabel_20_6840" style:display-name="ListLabel 6840" style:family="text"/>
    <style:style style:name="ListLabel_20_6841" style:display-name="ListLabel 6841" style:family="text"/>
    <style:style style:name="ListLabel_20_6842" style:display-name="ListLabel 6842" style:family="text"/>
    <style:style style:name="ListLabel_20_6843" style:display-name="ListLabel 6843" style:family="text"/>
    <style:style style:name="ListLabel_20_6844" style:display-name="ListLabel 6844" style:family="text"/>
    <style:style style:name="ListLabel_20_6845" style:display-name="ListLabel 6845" style:family="text"/>
    <style:style style:name="ListLabel_20_6846" style:display-name="ListLabel 6846" style:family="text"/>
    <style:style style:name="ListLabel_20_6847" style:display-name="ListLabel 6847" style:family="text"/>
    <style:style style:name="ListLabel_20_6848" style:display-name="ListLabel 6848" style:family="text"/>
    <style:style style:name="ListLabel_20_6849" style:display-name="ListLabel 6849" style:family="text"/>
    <style:style style:name="ListLabel_20_6850" style:display-name="ListLabel 6850" style:family="text"/>
    <style:style style:name="ListLabel_20_6851" style:display-name="ListLabel 6851" style:family="text"/>
    <style:style style:name="ListLabel_20_6852" style:display-name="ListLabel 6852" style:family="text"/>
    <style:style style:name="ListLabel_20_6853" style:display-name="ListLabel 6853" style:family="text"/>
    <style:style style:name="ListLabel_20_6854" style:display-name="ListLabel 6854" style:family="text"/>
    <style:style style:name="ListLabel_20_6855" style:display-name="ListLabel 6855" style:family="text"/>
    <style:style style:name="ListLabel_20_6856" style:display-name="ListLabel 6856" style:family="text"/>
    <style:style style:name="ListLabel_20_6857" style:display-name="ListLabel 6857" style:family="text"/>
    <style:style style:name="ListLabel_20_6858" style:display-name="ListLabel 6858" style:family="text"/>
    <style:style style:name="ListLabel_20_6859" style:display-name="ListLabel 6859" style:family="text"/>
    <style:style style:name="ListLabel_20_6860" style:display-name="ListLabel 6860" style:family="text"/>
    <style:style style:name="ListLabel_20_6861" style:display-name="ListLabel 6861" style:family="text"/>
    <style:style style:name="ListLabel_20_6862" style:display-name="ListLabel 6862" style:family="text"/>
    <style:style style:name="ListLabel_20_6863" style:display-name="ListLabel 6863" style:family="text"/>
    <style:style style:name="ListLabel_20_6864" style:display-name="ListLabel 6864" style:family="text"/>
    <style:style style:name="ListLabel_20_6865" style:display-name="ListLabel 6865" style:family="text"/>
    <style:style style:name="ListLabel_20_6866" style:display-name="ListLabel 6866" style:family="text"/>
    <style:style style:name="ListLabel_20_6867" style:display-name="ListLabel 6867" style:family="text"/>
    <style:style style:name="ListLabel_20_6868" style:display-name="ListLabel 6868" style:family="text"/>
    <style:style style:name="ListLabel_20_6869" style:display-name="ListLabel 6869" style:family="text"/>
    <style:style style:name="ListLabel_20_6870" style:display-name="ListLabel 6870" style:family="text"/>
    <style:style style:name="ListLabel_20_6871" style:display-name="ListLabel 6871" style:family="text"/>
    <style:style style:name="ListLabel_20_6872" style:display-name="ListLabel 6872" style:family="text"/>
    <style:style style:name="ListLabel_20_6873" style:display-name="ListLabel 6873" style:family="text"/>
    <style:style style:name="ListLabel_20_6874" style:display-name="ListLabel 6874" style:family="text"/>
    <style:style style:name="ListLabel_20_6875" style:display-name="ListLabel 6875" style:family="text"/>
    <style:style style:name="ListLabel_20_6876" style:display-name="ListLabel 6876" style:family="text"/>
    <style:style style:name="ListLabel_20_6877" style:display-name="ListLabel 6877" style:family="text"/>
    <style:style style:name="ListLabel_20_6878" style:display-name="ListLabel 6878" style:family="text"/>
    <style:style style:name="ListLabel_20_6879" style:display-name="ListLabel 6879" style:family="text"/>
    <style:style style:name="ListLabel_20_6880" style:display-name="ListLabel 6880" style:family="text"/>
    <style:style style:name="ListLabel_20_6881" style:display-name="ListLabel 6881" style:family="text"/>
    <style:style style:name="ListLabel_20_6882" style:display-name="ListLabel 6882" style:family="text"/>
    <style:style style:name="ListLabel_20_6883" style:display-name="ListLabel 6883" style:family="text"/>
    <style:style style:name="ListLabel_20_6884" style:display-name="ListLabel 6884" style:family="text"/>
    <style:style style:name="ListLabel_20_6885" style:display-name="ListLabel 6885" style:family="text"/>
    <style:style style:name="ListLabel_20_6886" style:display-name="ListLabel 6886" style:family="text"/>
    <style:style style:name="ListLabel_20_6887" style:display-name="ListLabel 6887" style:family="text"/>
    <style:style style:name="ListLabel_20_6888" style:display-name="ListLabel 6888" style:family="text"/>
    <style:style style:name="ListLabel_20_6889" style:display-name="ListLabel 6889" style:family="text"/>
    <style:style style:name="ListLabel_20_6890" style:display-name="ListLabel 6890" style:family="text"/>
    <style:style style:name="ListLabel_20_6891" style:display-name="ListLabel 6891" style:family="text"/>
    <style:style style:name="ListLabel_20_6892" style:display-name="ListLabel 6892" style:family="text"/>
    <style:style style:name="ListLabel_20_6893" style:display-name="ListLabel 6893" style:family="text"/>
    <style:style style:name="ListLabel_20_6894" style:display-name="ListLabel 6894" style:family="text"/>
    <style:style style:name="ListLabel_20_6895" style:display-name="ListLabel 6895" style:family="text"/>
    <style:style style:name="ListLabel_20_6896" style:display-name="ListLabel 6896" style:family="text"/>
    <style:style style:name="ListLabel_20_6897" style:display-name="ListLabel 6897" style:family="text"/>
    <style:style style:name="ListLabel_20_6898" style:display-name="ListLabel 6898" style:family="text"/>
    <style:style style:name="ListLabel_20_6899" style:display-name="ListLabel 6899" style:family="text"/>
    <style:style style:name="ListLabel_20_6900" style:display-name="ListLabel 6900" style:family="text"/>
    <style:style style:name="ListLabel_20_6901" style:display-name="ListLabel 6901" style:family="text"/>
    <style:style style:name="ListLabel_20_6902" style:display-name="ListLabel 6902" style:family="text"/>
    <style:style style:name="ListLabel_20_6903" style:display-name="ListLabel 6903" style:family="text"/>
    <style:style style:name="ListLabel_20_6904" style:display-name="ListLabel 6904" style:family="text"/>
    <style:style style:name="ListLabel_20_6905" style:display-name="ListLabel 6905" style:family="text"/>
    <style:style style:name="ListLabel_20_6906" style:display-name="ListLabel 6906" style:family="text"/>
    <style:style style:name="ListLabel_20_6907" style:display-name="ListLabel 6907" style:family="text"/>
    <style:style style:name="ListLabel_20_6908" style:display-name="ListLabel 6908" style:family="text"/>
    <style:style style:name="ListLabel_20_6909" style:display-name="ListLabel 6909" style:family="text"/>
    <style:style style:name="ListLabel_20_6910" style:display-name="ListLabel 6910" style:family="text"/>
    <style:style style:name="ListLabel_20_6911" style:display-name="ListLabel 6911" style:family="text"/>
    <style:style style:name="ListLabel_20_6912" style:display-name="ListLabel 6912" style:family="text"/>
    <style:style style:name="ListLabel_20_6913" style:display-name="ListLabel 6913" style:family="text"/>
    <style:style style:name="ListLabel_20_6914" style:display-name="ListLabel 6914" style:family="text"/>
    <style:style style:name="ListLabel_20_6915" style:display-name="ListLabel 6915" style:family="text"/>
    <style:style style:name="ListLabel_20_6916" style:display-name="ListLabel 6916" style:family="text"/>
    <style:style style:name="ListLabel_20_6917" style:display-name="ListLabel 6917" style:family="text"/>
    <style:style style:name="ListLabel_20_6918" style:display-name="ListLabel 6918" style:family="text"/>
    <style:style style:name="ListLabel_20_6919" style:display-name="ListLabel 6919" style:family="text"/>
    <style:style style:name="ListLabel_20_6920" style:display-name="ListLabel 6920" style:family="text"/>
    <style:style style:name="ListLabel_20_6921" style:display-name="ListLabel 6921" style:family="text"/>
    <style:style style:name="ListLabel_20_6922" style:display-name="ListLabel 6922" style:family="text"/>
    <style:style style:name="ListLabel_20_6923" style:display-name="ListLabel 6923" style:family="text"/>
    <style:style style:name="ListLabel_20_6924" style:display-name="ListLabel 6924" style:family="text"/>
    <style:style style:name="ListLabel_20_6925" style:display-name="ListLabel 6925" style:family="text"/>
    <style:style style:name="ListLabel_20_6926" style:display-name="ListLabel 6926" style:family="text"/>
    <style:style style:name="ListLabel_20_6927" style:display-name="ListLabel 6927" style:family="text"/>
    <style:style style:name="ListLabel_20_6928" style:display-name="ListLabel 6928" style:family="text"/>
    <style:style style:name="ListLabel_20_6929" style:display-name="ListLabel 6929" style:family="text"/>
    <style:style style:name="ListLabel_20_6930" style:display-name="ListLabel 6930" style:family="text"/>
    <style:style style:name="ListLabel_20_6931" style:display-name="ListLabel 6931" style:family="text"/>
    <style:style style:name="ListLabel_20_6932" style:display-name="ListLabel 6932" style:family="text"/>
    <style:style style:name="ListLabel_20_6933" style:display-name="ListLabel 6933" style:family="text"/>
    <style:style style:name="ListLabel_20_6934" style:display-name="ListLabel 6934" style:family="text"/>
    <style:style style:name="ListLabel_20_6935" style:display-name="ListLabel 6935" style:family="text"/>
    <style:style style:name="ListLabel_20_6936" style:display-name="ListLabel 6936" style:family="text"/>
    <style:style style:name="ListLabel_20_6937" style:display-name="ListLabel 6937" style:family="text"/>
    <style:style style:name="ListLabel_20_6938" style:display-name="ListLabel 6938" style:family="text"/>
    <style:style style:name="ListLabel_20_6939" style:display-name="ListLabel 6939" style:family="text"/>
    <style:style style:name="ListLabel_20_6940" style:display-name="ListLabel 6940" style:family="text"/>
    <style:style style:name="ListLabel_20_6941" style:display-name="ListLabel 6941" style:family="text"/>
    <style:style style:name="ListLabel_20_6942" style:display-name="ListLabel 6942" style:family="text"/>
    <style:style style:name="ListLabel_20_6943" style:display-name="ListLabel 6943" style:family="text"/>
    <style:style style:name="ListLabel_20_6944" style:display-name="ListLabel 6944" style:family="text"/>
    <style:style style:name="ListLabel_20_6945" style:display-name="ListLabel 6945" style:family="text"/>
    <style:style style:name="ListLabel_20_6946" style:display-name="ListLabel 6946" style:family="text"/>
    <style:style style:name="ListLabel_20_6947" style:display-name="ListLabel 6947" style:family="text"/>
    <style:style style:name="ListLabel_20_6948" style:display-name="ListLabel 6948" style:family="text"/>
    <style:style style:name="ListLabel_20_6949" style:display-name="ListLabel 6949" style:family="text"/>
    <style:style style:name="ListLabel_20_6950" style:display-name="ListLabel 6950" style:family="text"/>
    <style:style style:name="ListLabel_20_6951" style:display-name="ListLabel 6951" style:family="text"/>
    <style:style style:name="ListLabel_20_6952" style:display-name="ListLabel 6952" style:family="text"/>
    <style:style style:name="ListLabel_20_6953" style:display-name="ListLabel 6953" style:family="text"/>
    <style:style style:name="ListLabel_20_6954" style:display-name="ListLabel 6954" style:family="text"/>
    <style:style style:name="ListLabel_20_6955" style:display-name="ListLabel 6955" style:family="text"/>
    <style:style style:name="ListLabel_20_6956" style:display-name="ListLabel 6956" style:family="text"/>
    <style:style style:name="ListLabel_20_6957" style:display-name="ListLabel 6957" style:family="text"/>
    <style:style style:name="ListLabel_20_6958" style:display-name="ListLabel 6958" style:family="text"/>
    <style:style style:name="ListLabel_20_6959" style:display-name="ListLabel 6959" style:family="text"/>
    <style:style style:name="ListLabel_20_6960" style:display-name="ListLabel 6960" style:family="text"/>
    <style:style style:name="ListLabel_20_6961" style:display-name="ListLabel 6961" style:family="text"/>
    <style:style style:name="ListLabel_20_6962" style:display-name="ListLabel 6962" style:family="text"/>
    <style:style style:name="ListLabel_20_6963" style:display-name="ListLabel 6963" style:family="text"/>
    <style:style style:name="ListLabel_20_6964" style:display-name="ListLabel 6964" style:family="text"/>
    <style:style style:name="ListLabel_20_6965" style:display-name="ListLabel 6965" style:family="text"/>
    <style:style style:name="ListLabel_20_6966" style:display-name="ListLabel 6966" style:family="text"/>
    <style:style style:name="ListLabel_20_6967" style:display-name="ListLabel 6967" style:family="text"/>
    <style:style style:name="ListLabel_20_6968" style:display-name="ListLabel 6968" style:family="text"/>
    <style:style style:name="ListLabel_20_6969" style:display-name="ListLabel 6969" style:family="text"/>
    <style:style style:name="ListLabel_20_6970" style:display-name="ListLabel 6970" style:family="text"/>
    <style:style style:name="ListLabel_20_6971" style:display-name="ListLabel 6971" style:family="text"/>
    <style:style style:name="ListLabel_20_6972" style:display-name="ListLabel 6972" style:family="text"/>
    <style:style style:name="ListLabel_20_6973" style:display-name="ListLabel 6973" style:family="text"/>
    <style:style style:name="ListLabel_20_6974" style:display-name="ListLabel 6974" style:family="text"/>
    <style:style style:name="ListLabel_20_6975" style:display-name="ListLabel 6975" style:family="text"/>
    <style:style style:name="ListLabel_20_6976" style:display-name="ListLabel 6976" style:family="text"/>
    <style:style style:name="ListLabel_20_6977" style:display-name="ListLabel 6977" style:family="text"/>
    <style:style style:name="ListLabel_20_6978" style:display-name="ListLabel 6978" style:family="text"/>
    <style:style style:name="ListLabel_20_6979" style:display-name="ListLabel 6979" style:family="text"/>
    <style:style style:name="ListLabel_20_6980" style:display-name="ListLabel 6980" style:family="text"/>
    <style:style style:name="ListLabel_20_6981" style:display-name="ListLabel 6981" style:family="text"/>
    <style:style style:name="ListLabel_20_6982" style:display-name="ListLabel 6982" style:family="text"/>
    <style:style style:name="ListLabel_20_6983" style:display-name="ListLabel 6983" style:family="text"/>
    <style:style style:name="ListLabel_20_6984" style:display-name="ListLabel 6984" style:family="text"/>
    <style:style style:name="ListLabel_20_6985" style:display-name="ListLabel 6985" style:family="text"/>
    <style:style style:name="ListLabel_20_6986" style:display-name="ListLabel 6986" style:family="text"/>
    <style:style style:name="ListLabel_20_6987" style:display-name="ListLabel 6987" style:family="text"/>
    <style:style style:name="ListLabel_20_6988" style:display-name="ListLabel 6988" style:family="text"/>
    <style:style style:name="ListLabel_20_6989" style:display-name="ListLabel 6989" style:family="text"/>
    <style:style style:name="ListLabel_20_6990" style:display-name="ListLabel 6990" style:family="text"/>
    <style:style style:name="ListLabel_20_6991" style:display-name="ListLabel 6991" style:family="text"/>
    <style:style style:name="ListLabel_20_6992" style:display-name="ListLabel 6992" style:family="text"/>
    <style:style style:name="ListLabel_20_6993" style:display-name="ListLabel 6993" style:family="text"/>
    <style:style style:name="ListLabel_20_6994" style:display-name="ListLabel 6994" style:family="text"/>
    <style:style style:name="ListLabel_20_6995" style:display-name="ListLabel 6995" style:family="text"/>
    <style:style style:name="ListLabel_20_6996" style:display-name="ListLabel 6996" style:family="text"/>
    <style:style style:name="ListLabel_20_6997" style:display-name="ListLabel 6997" style:family="text"/>
    <style:style style:name="ListLabel_20_6998" style:display-name="ListLabel 6998" style:family="text"/>
    <style:style style:name="ListLabel_20_6999" style:display-name="ListLabel 6999" style:family="text"/>
    <style:style style:name="ListLabel_20_7000" style:display-name="ListLabel 7000" style:family="text"/>
    <style:style style:name="ListLabel_20_7001" style:display-name="ListLabel 7001" style:family="text"/>
    <style:style style:name="ListLabel_20_7002" style:display-name="ListLabel 7002" style:family="text"/>
    <style:style style:name="ListLabel_20_7003" style:display-name="ListLabel 7003" style:family="text"/>
    <style:style style:name="ListLabel_20_7004" style:display-name="ListLabel 7004" style:family="text"/>
    <style:style style:name="ListLabel_20_7005" style:display-name="ListLabel 7005" style:family="text"/>
    <style:style style:name="ListLabel_20_7006" style:display-name="ListLabel 7006" style:family="text"/>
    <style:style style:name="ListLabel_20_7007" style:display-name="ListLabel 7007" style:family="text"/>
    <style:style style:name="ListLabel_20_7008" style:display-name="ListLabel 7008" style:family="text"/>
    <style:style style:name="ListLabel_20_7009" style:display-name="ListLabel 7009" style:family="text"/>
    <style:style style:name="ListLabel_20_7010" style:display-name="ListLabel 7010" style:family="text"/>
    <style:style style:name="ListLabel_20_7011" style:display-name="ListLabel 7011" style:family="text"/>
    <style:style style:name="ListLabel_20_7012" style:display-name="ListLabel 7012" style:family="text"/>
    <style:style style:name="ListLabel_20_7013" style:display-name="ListLabel 7013" style:family="text"/>
    <style:style style:name="ListLabel_20_7014" style:display-name="ListLabel 7014" style:family="text"/>
    <style:style style:name="ListLabel_20_7015" style:display-name="ListLabel 7015" style:family="text"/>
    <style:style style:name="ListLabel_20_7016" style:display-name="ListLabel 7016" style:family="text"/>
    <style:style style:name="ListLabel_20_7017" style:display-name="ListLabel 7017" style:family="text"/>
    <style:style style:name="ListLabel_20_7018" style:display-name="ListLabel 7018" style:family="text"/>
    <style:style style:name="ListLabel_20_7019" style:display-name="ListLabel 7019" style:family="text"/>
    <style:style style:name="ListLabel_20_7020" style:display-name="ListLabel 7020" style:family="text"/>
    <style:style style:name="ListLabel_20_7021" style:display-name="ListLabel 7021" style:family="text"/>
    <style:style style:name="ListLabel_20_7022" style:display-name="ListLabel 7022" style:family="text"/>
    <style:style style:name="ListLabel_20_7023" style:display-name="ListLabel 7023" style:family="text"/>
    <style:style style:name="ListLabel_20_7024" style:display-name="ListLabel 7024" style:family="text"/>
    <style:style style:name="ListLabel_20_7025" style:display-name="ListLabel 7025" style:family="text"/>
    <style:style style:name="ListLabel_20_7026" style:display-name="ListLabel 7026" style:family="text"/>
    <style:style style:name="ListLabel_20_7027" style:display-name="ListLabel 7027" style:family="text"/>
    <style:style style:name="ListLabel_20_7028" style:display-name="ListLabel 7028" style:family="text"/>
    <style:style style:name="ListLabel_20_7029" style:display-name="ListLabel 7029" style:family="text"/>
    <style:style style:name="ListLabel_20_7030" style:display-name="ListLabel 7030" style:family="text"/>
    <style:style style:name="ListLabel_20_7031" style:display-name="ListLabel 7031" style:family="text"/>
    <style:style style:name="ListLabel_20_7032" style:display-name="ListLabel 7032" style:family="text"/>
    <style:style style:name="ListLabel_20_7033" style:display-name="ListLabel 7033" style:family="text"/>
    <style:style style:name="ListLabel_20_7034" style:display-name="ListLabel 7034" style:family="text"/>
    <style:style style:name="ListLabel_20_7035" style:display-name="ListLabel 7035" style:family="text"/>
    <style:style style:name="ListLabel_20_7036" style:display-name="ListLabel 7036" style:family="text"/>
    <style:style style:name="ListLabel_20_7037" style:display-name="ListLabel 7037" style:family="text"/>
    <style:style style:name="ListLabel_20_7038" style:display-name="ListLabel 7038" style:family="text"/>
    <style:style style:name="ListLabel_20_7039" style:display-name="ListLabel 7039" style:family="text"/>
    <style:style style:name="ListLabel_20_7040" style:display-name="ListLabel 7040" style:family="text"/>
    <style:style style:name="ListLabel_20_7041" style:display-name="ListLabel 7041" style:family="text"/>
    <style:style style:name="ListLabel_20_7042" style:display-name="ListLabel 7042" style:family="text"/>
    <style:style style:name="ListLabel_20_7043" style:display-name="ListLabel 7043" style:family="text"/>
    <style:style style:name="ListLabel_20_7044" style:display-name="ListLabel 7044" style:family="text"/>
    <style:style style:name="ListLabel_20_7045" style:display-name="ListLabel 7045" style:family="text"/>
    <style:style style:name="ListLabel_20_7046" style:display-name="ListLabel 7046" style:family="text"/>
    <style:style style:name="ListLabel_20_7047" style:display-name="ListLabel 7047" style:family="text"/>
    <style:style style:name="ListLabel_20_7048" style:display-name="ListLabel 7048" style:family="text"/>
    <style:style style:name="ListLabel_20_7049" style:display-name="ListLabel 7049" style:family="text"/>
    <style:style style:name="ListLabel_20_7050" style:display-name="ListLabel 7050" style:family="text"/>
    <style:style style:name="ListLabel_20_7051" style:display-name="ListLabel 7051" style:family="text"/>
    <style:style style:name="ListLabel_20_7052" style:display-name="ListLabel 7052" style:family="text"/>
    <style:style style:name="ListLabel_20_7053" style:display-name="ListLabel 7053" style:family="text"/>
    <style:style style:name="ListLabel_20_7054" style:display-name="ListLabel 7054" style:family="text"/>
    <style:style style:name="ListLabel_20_7055" style:display-name="ListLabel 7055" style:family="text"/>
    <style:style style:name="ListLabel_20_7056" style:display-name="ListLabel 7056" style:family="text"/>
    <style:style style:name="ListLabel_20_7057" style:display-name="ListLabel 7057" style:family="text"/>
    <style:style style:name="ListLabel_20_7058" style:display-name="ListLabel 7058" style:family="text"/>
    <style:style style:name="ListLabel_20_7059" style:display-name="ListLabel 7059" style:family="text"/>
    <style:style style:name="ListLabel_20_7060" style:display-name="ListLabel 7060" style:family="text"/>
    <style:style style:name="ListLabel_20_7061" style:display-name="ListLabel 7061" style:family="text"/>
    <style:style style:name="ListLabel_20_7062" style:display-name="ListLabel 7062" style:family="text"/>
    <style:style style:name="ListLabel_20_7063" style:display-name="ListLabel 7063" style:family="text"/>
    <style:style style:name="ListLabel_20_7064" style:display-name="ListLabel 7064" style:family="text"/>
    <style:style style:name="ListLabel_20_7065" style:display-name="ListLabel 7065" style:family="text"/>
    <style:style style:name="ListLabel_20_7066" style:display-name="ListLabel 7066" style:family="text"/>
    <style:style style:name="ListLabel_20_7067" style:display-name="ListLabel 7067" style:family="text"/>
    <style:style style:name="ListLabel_20_7068" style:display-name="ListLabel 7068" style:family="text"/>
    <style:style style:name="ListLabel_20_7069" style:display-name="ListLabel 7069" style:family="text"/>
    <style:style style:name="ListLabel_20_7070" style:display-name="ListLabel 7070" style:family="text"/>
    <style:style style:name="ListLabel_20_7071" style:display-name="ListLabel 7071" style:family="text"/>
    <style:style style:name="ListLabel_20_7072" style:display-name="ListLabel 7072" style:family="text"/>
    <style:style style:name="ListLabel_20_7073" style:display-name="ListLabel 7073" style:family="text"/>
    <style:style style:name="ListLabel_20_7074" style:display-name="ListLabel 7074" style:family="text"/>
    <style:style style:name="ListLabel_20_7075" style:display-name="ListLabel 7075" style:family="text"/>
    <style:style style:name="ListLabel_20_7076" style:display-name="ListLabel 7076" style:family="text"/>
    <style:style style:name="ListLabel_20_7077" style:display-name="ListLabel 7077" style:family="text"/>
    <style:style style:name="ListLabel_20_7078" style:display-name="ListLabel 7078" style:family="text"/>
    <style:style style:name="ListLabel_20_7079" style:display-name="ListLabel 7079" style:family="text"/>
    <style:style style:name="ListLabel_20_7080" style:display-name="ListLabel 7080" style:family="text"/>
    <style:style style:name="ListLabel_20_7081" style:display-name="ListLabel 7081" style:family="text"/>
    <style:style style:name="ListLabel_20_7082" style:display-name="ListLabel 7082" style:family="text"/>
    <style:style style:name="ListLabel_20_7083" style:display-name="ListLabel 7083" style:family="text"/>
    <style:style style:name="ListLabel_20_7084" style:display-name="ListLabel 7084" style:family="text"/>
    <style:style style:name="ListLabel_20_7085" style:display-name="ListLabel 7085" style:family="text"/>
    <style:style style:name="ListLabel_20_7086" style:display-name="ListLabel 7086" style:family="text"/>
    <style:style style:name="ListLabel_20_7087" style:display-name="ListLabel 7087" style:family="text"/>
    <style:style style:name="ListLabel_20_7088" style:display-name="ListLabel 7088" style:family="text"/>
    <style:style style:name="ListLabel_20_7089" style:display-name="ListLabel 7089" style:family="text"/>
    <style:style style:name="ListLabel_20_7090" style:display-name="ListLabel 7090" style:family="text"/>
    <style:style style:name="ListLabel_20_7091" style:display-name="ListLabel 7091" style:family="text"/>
    <style:style style:name="ListLabel_20_7092" style:display-name="ListLabel 7092" style:family="text"/>
    <style:style style:name="ListLabel_20_7093" style:display-name="ListLabel 7093" style:family="text"/>
    <style:style style:name="ListLabel_20_7094" style:display-name="ListLabel 7094" style:family="text"/>
    <style:style style:name="ListLabel_20_7095" style:display-name="ListLabel 7095" style:family="text"/>
    <style:style style:name="ListLabel_20_7096" style:display-name="ListLabel 7096" style:family="text"/>
    <style:style style:name="ListLabel_20_7097" style:display-name="ListLabel 7097" style:family="text"/>
    <style:style style:name="ListLabel_20_7098" style:display-name="ListLabel 7098" style:family="text"/>
    <style:style style:name="ListLabel_20_7099" style:display-name="ListLabel 7099" style:family="text"/>
    <style:style style:name="ListLabel_20_7100" style:display-name="ListLabel 7100" style:family="text"/>
    <style:style style:name="ListLabel_20_7101" style:display-name="ListLabel 7101" style:family="text"/>
    <style:style style:name="ListLabel_20_7102" style:display-name="ListLabel 7102" style:family="text"/>
    <style:style style:name="ListLabel_20_7103" style:display-name="ListLabel 7103" style:family="text"/>
    <style:style style:name="ListLabel_20_7104" style:display-name="ListLabel 7104" style:family="text"/>
    <style:style style:name="ListLabel_20_7105" style:display-name="ListLabel 7105" style:family="text"/>
    <style:style style:name="ListLabel_20_7106" style:display-name="ListLabel 7106" style:family="text"/>
    <style:style style:name="ListLabel_20_7107" style:display-name="ListLabel 7107" style:family="text"/>
    <style:style style:name="ListLabel_20_7108" style:display-name="ListLabel 7108" style:family="text"/>
    <style:style style:name="ListLabel_20_7109" style:display-name="ListLabel 7109" style:family="text"/>
    <style:style style:name="ListLabel_20_7110" style:display-name="ListLabel 7110" style:family="text"/>
    <style:style style:name="ListLabel_20_7111" style:display-name="ListLabel 7111" style:family="text"/>
    <style:style style:name="ListLabel_20_7112" style:display-name="ListLabel 7112" style:family="text"/>
    <style:style style:name="ListLabel_20_7113" style:display-name="ListLabel 7113" style:family="text"/>
    <style:style style:name="ListLabel_20_7114" style:display-name="ListLabel 7114" style:family="text"/>
    <style:style style:name="ListLabel_20_7115" style:display-name="ListLabel 7115" style:family="text"/>
    <style:style style:name="ListLabel_20_7116" style:display-name="ListLabel 7116" style:family="text"/>
    <style:style style:name="ListLabel_20_7117" style:display-name="ListLabel 7117" style:family="text"/>
    <style:style style:name="ListLabel_20_7118" style:display-name="ListLabel 7118" style:family="text"/>
    <style:style style:name="ListLabel_20_7119" style:display-name="ListLabel 7119" style:family="text"/>
    <style:style style:name="ListLabel_20_7120" style:display-name="ListLabel 7120" style:family="text"/>
    <style:style style:name="ListLabel_20_7121" style:display-name="ListLabel 7121" style:family="text"/>
    <style:style style:name="ListLabel_20_7122" style:display-name="ListLabel 7122" style:family="text"/>
    <style:style style:name="ListLabel_20_7123" style:display-name="ListLabel 7123" style:family="text"/>
    <style:style style:name="ListLabel_20_7124" style:display-name="ListLabel 7124" style:family="text"/>
    <style:style style:name="ListLabel_20_7125" style:display-name="ListLabel 7125" style:family="text"/>
    <style:style style:name="ListLabel_20_7126" style:display-name="ListLabel 7126" style:family="text"/>
    <style:style style:name="ListLabel_20_7127" style:display-name="ListLabel 7127" style:family="text"/>
    <style:style style:name="ListLabel_20_7128" style:display-name="ListLabel 7128" style:family="text"/>
    <style:style style:name="ListLabel_20_7129" style:display-name="ListLabel 7129" style:family="text"/>
    <style:style style:name="ListLabel_20_7130" style:display-name="ListLabel 7130" style:family="text"/>
    <style:style style:name="ListLabel_20_7131" style:display-name="ListLabel 7131" style:family="text"/>
    <style:style style:name="ListLabel_20_7132" style:display-name="ListLabel 7132" style:family="text"/>
    <style:style style:name="ListLabel_20_7133" style:display-name="ListLabel 7133" style:family="text"/>
    <style:style style:name="ListLabel_20_7134" style:display-name="ListLabel 7134" style:family="text"/>
    <style:style style:name="ListLabel_20_7135" style:display-name="ListLabel 7135" style:family="text"/>
    <style:style style:name="ListLabel_20_7136" style:display-name="ListLabel 7136" style:family="text"/>
    <style:style style:name="ListLabel_20_7137" style:display-name="ListLabel 7137" style:family="text"/>
    <style:style style:name="ListLabel_20_7138" style:display-name="ListLabel 7138" style:family="text"/>
    <style:style style:name="ListLabel_20_7139" style:display-name="ListLabel 7139" style:family="text"/>
    <style:style style:name="ListLabel_20_7140" style:display-name="ListLabel 7140" style:family="text"/>
    <style:style style:name="ListLabel_20_7141" style:display-name="ListLabel 7141" style:family="text"/>
    <style:style style:name="ListLabel_20_7142" style:display-name="ListLabel 7142" style:family="text"/>
    <style:style style:name="ListLabel_20_7143" style:display-name="ListLabel 7143" style:family="text"/>
    <style:style style:name="ListLabel_20_7144" style:display-name="ListLabel 7144" style:family="text"/>
    <style:style style:name="ListLabel_20_7145" style:display-name="ListLabel 7145" style:family="text"/>
    <style:style style:name="ListLabel_20_7146" style:display-name="ListLabel 7146" style:family="text"/>
    <style:style style:name="ListLabel_20_7147" style:display-name="ListLabel 7147" style:family="text"/>
    <style:style style:name="ListLabel_20_7148" style:display-name="ListLabel 7148" style:family="text"/>
    <style:style style:name="ListLabel_20_7149" style:display-name="ListLabel 7149" style:family="text"/>
    <style:style style:name="ListLabel_20_7150" style:display-name="ListLabel 7150" style:family="text"/>
    <style:style style:name="ListLabel_20_7151" style:display-name="ListLabel 7151" style:family="text"/>
    <style:style style:name="ListLabel_20_7152" style:display-name="ListLabel 7152" style:family="text"/>
    <style:style style:name="ListLabel_20_7153" style:display-name="ListLabel 7153" style:family="text"/>
    <style:style style:name="ListLabel_20_7154" style:display-name="ListLabel 7154" style:family="text"/>
    <style:style style:name="ListLabel_20_7155" style:display-name="ListLabel 7155" style:family="text"/>
    <style:style style:name="ListLabel_20_7156" style:display-name="ListLabel 7156" style:family="text"/>
    <style:style style:name="ListLabel_20_7157" style:display-name="ListLabel 7157" style:family="text"/>
    <style:style style:name="ListLabel_20_7158" style:display-name="ListLabel 7158" style:family="text"/>
    <style:style style:name="ListLabel_20_7159" style:display-name="ListLabel 7159" style:family="text"/>
    <style:style style:name="ListLabel_20_7160" style:display-name="ListLabel 7160" style:family="text"/>
    <style:style style:name="ListLabel_20_7161" style:display-name="ListLabel 7161" style:family="text"/>
    <style:style style:name="ListLabel_20_7162" style:display-name="ListLabel 7162" style:family="text"/>
    <style:style style:name="ListLabel_20_7163" style:display-name="ListLabel 7163" style:family="text"/>
    <style:style style:name="ListLabel_20_7164" style:display-name="ListLabel 7164" style:family="text"/>
    <style:style style:name="ListLabel_20_7165" style:display-name="ListLabel 7165" style:family="text"/>
    <style:style style:name="ListLabel_20_7166" style:display-name="ListLabel 7166" style:family="text"/>
    <style:style style:name="ListLabel_20_7167" style:display-name="ListLabel 7167" style:family="text"/>
    <style:style style:name="ListLabel_20_7168" style:display-name="ListLabel 7168" style:family="text"/>
    <style:style style:name="ListLabel_20_7169" style:display-name="ListLabel 7169" style:family="text"/>
    <style:style style:name="ListLabel_20_7170" style:display-name="ListLabel 7170" style:family="text"/>
    <style:style style:name="ListLabel_20_7171" style:display-name="ListLabel 7171" style:family="text"/>
    <style:style style:name="ListLabel_20_7172" style:display-name="ListLabel 7172" style:family="text"/>
    <style:style style:name="ListLabel_20_7173" style:display-name="ListLabel 7173" style:family="text"/>
    <style:style style:name="ListLabel_20_7174" style:display-name="ListLabel 7174" style:family="text"/>
    <style:style style:name="ListLabel_20_7175" style:display-name="ListLabel 7175" style:family="text"/>
    <style:style style:name="ListLabel_20_7176" style:display-name="ListLabel 7176" style:family="text"/>
    <style:style style:name="ListLabel_20_7177" style:display-name="ListLabel 7177" style:family="text"/>
    <style:style style:name="ListLabel_20_7178" style:display-name="ListLabel 7178" style:family="text"/>
    <style:style style:name="ListLabel_20_7179" style:display-name="ListLabel 7179" style:family="text"/>
    <style:style style:name="ListLabel_20_7180" style:display-name="ListLabel 7180" style:family="text"/>
    <style:style style:name="ListLabel_20_7181" style:display-name="ListLabel 7181" style:family="text"/>
    <style:style style:name="ListLabel_20_7182" style:display-name="ListLabel 7182" style:family="text"/>
    <style:style style:name="ListLabel_20_7183" style:display-name="ListLabel 7183" style:family="text"/>
    <style:style style:name="ListLabel_20_7184" style:display-name="ListLabel 7184" style:family="text"/>
    <style:style style:name="ListLabel_20_7185" style:display-name="ListLabel 7185" style:family="text"/>
    <style:style style:name="ListLabel_20_7186" style:display-name="ListLabel 7186" style:family="text"/>
    <style:style style:name="ListLabel_20_7187" style:display-name="ListLabel 7187" style:family="text"/>
    <style:style style:name="ListLabel_20_7188" style:display-name="ListLabel 7188" style:family="text"/>
    <style:style style:name="ListLabel_20_7189" style:display-name="ListLabel 7189" style:family="text"/>
    <style:style style:name="ListLabel_20_7190" style:display-name="ListLabel 7190" style:family="text"/>
    <style:style style:name="ListLabel_20_7191" style:display-name="ListLabel 7191" style:family="text"/>
    <style:style style:name="ListLabel_20_7192" style:display-name="ListLabel 7192" style:family="text"/>
    <style:style style:name="ListLabel_20_7193" style:display-name="ListLabel 7193" style:family="text"/>
    <style:style style:name="ListLabel_20_7194" style:display-name="ListLabel 7194" style:family="text"/>
    <style:style style:name="ListLabel_20_7195" style:display-name="ListLabel 7195" style:family="text"/>
    <style:style style:name="ListLabel_20_7196" style:display-name="ListLabel 7196" style:family="text"/>
    <style:style style:name="ListLabel_20_7197" style:display-name="ListLabel 7197" style:family="text"/>
    <style:style style:name="ListLabel_20_7198" style:display-name="ListLabel 7198" style:family="text"/>
    <style:style style:name="ListLabel_20_7199" style:display-name="ListLabel 7199" style:family="text"/>
    <style:style style:name="ListLabel_20_7200" style:display-name="ListLabel 7200" style:family="text"/>
    <style:style style:name="ListLabel_20_7201" style:display-name="ListLabel 7201" style:family="text"/>
    <style:style style:name="ListLabel_20_7202" style:display-name="ListLabel 7202" style:family="text"/>
    <style:style style:name="ListLabel_20_7203" style:display-name="ListLabel 7203" style:family="text"/>
    <style:style style:name="ListLabel_20_7204" style:display-name="ListLabel 7204" style:family="text"/>
    <style:style style:name="ListLabel_20_7205" style:display-name="ListLabel 7205" style:family="text"/>
    <style:style style:name="ListLabel_20_7206" style:display-name="ListLabel 7206" style:family="text"/>
    <style:style style:name="ListLabel_20_7207" style:display-name="ListLabel 7207" style:family="text"/>
    <style:style style:name="ListLabel_20_7208" style:display-name="ListLabel 7208" style:family="text"/>
    <style:style style:name="ListLabel_20_7209" style:display-name="ListLabel 7209" style:family="text"/>
    <style:style style:name="ListLabel_20_7210" style:display-name="ListLabel 7210" style:family="text"/>
    <style:style style:name="ListLabel_20_7211" style:display-name="ListLabel 7211" style:family="text"/>
    <style:style style:name="ListLabel_20_7212" style:display-name="ListLabel 7212" style:family="text"/>
    <style:style style:name="ListLabel_20_7213" style:display-name="ListLabel 7213" style:family="text"/>
    <style:style style:name="ListLabel_20_7214" style:display-name="ListLabel 7214" style:family="text"/>
    <style:style style:name="ListLabel_20_7215" style:display-name="ListLabel 7215" style:family="text"/>
    <style:style style:name="ListLabel_20_7216" style:display-name="ListLabel 7216" style:family="text"/>
    <style:style style:name="ListLabel_20_7217" style:display-name="ListLabel 7217" style:family="text"/>
    <style:style style:name="ListLabel_20_7218" style:display-name="ListLabel 7218" style:family="text"/>
    <style:style style:name="ListLabel_20_7219" style:display-name="ListLabel 7219" style:family="text"/>
    <style:style style:name="ListLabel_20_7220" style:display-name="ListLabel 7220" style:family="text"/>
    <style:style style:name="ListLabel_20_7221" style:display-name="ListLabel 7221" style:family="text"/>
    <style:style style:name="ListLabel_20_7222" style:display-name="ListLabel 7222" style:family="text"/>
    <style:style style:name="ListLabel_20_7223" style:display-name="ListLabel 7223" style:family="text"/>
    <style:style style:name="ListLabel_20_7224" style:display-name="ListLabel 7224" style:family="text"/>
    <style:style style:name="ListLabel_20_7225" style:display-name="ListLabel 7225" style:family="text"/>
    <style:style style:name="ListLabel_20_7226" style:display-name="ListLabel 7226" style:family="text"/>
    <style:style style:name="ListLabel_20_7227" style:display-name="ListLabel 7227" style:family="text"/>
    <style:style style:name="ListLabel_20_7228" style:display-name="ListLabel 7228" style:family="text"/>
    <style:style style:name="ListLabel_20_7229" style:display-name="ListLabel 7229" style:family="text"/>
    <style:style style:name="ListLabel_20_7230" style:display-name="ListLabel 7230" style:family="text"/>
    <style:style style:name="ListLabel_20_7231" style:display-name="ListLabel 7231" style:family="text"/>
    <style:style style:name="ListLabel_20_7232" style:display-name="ListLabel 7232" style:family="text"/>
    <style:style style:name="ListLabel_20_7233" style:display-name="ListLabel 7233" style:family="text"/>
    <style:style style:name="ListLabel_20_7234" style:display-name="ListLabel 7234" style:family="text"/>
    <style:style style:name="ListLabel_20_7235" style:display-name="ListLabel 7235" style:family="text"/>
    <style:style style:name="ListLabel_20_7236" style:display-name="ListLabel 7236" style:family="text"/>
    <style:style style:name="ListLabel_20_7237" style:display-name="ListLabel 7237" style:family="text"/>
    <style:style style:name="ListLabel_20_7238" style:display-name="ListLabel 7238" style:family="text"/>
    <style:style style:name="ListLabel_20_7239" style:display-name="ListLabel 7239" style:family="text"/>
    <style:style style:name="ListLabel_20_7240" style:display-name="ListLabel 7240" style:family="text"/>
    <style:style style:name="ListLabel_20_7241" style:display-name="ListLabel 7241" style:family="text"/>
    <style:style style:name="ListLabel_20_7242" style:display-name="ListLabel 7242" style:family="text"/>
    <style:style style:name="ListLabel_20_7243" style:display-name="ListLabel 7243" style:family="text"/>
    <style:style style:name="ListLabel_20_7244" style:display-name="ListLabel 7244" style:family="text"/>
    <style:style style:name="ListLabel_20_7245" style:display-name="ListLabel 7245" style:family="text"/>
    <style:style style:name="ListLabel_20_7246" style:display-name="ListLabel 7246" style:family="text"/>
    <style:style style:name="ListLabel_20_7247" style:display-name="ListLabel 7247" style:family="text"/>
    <style:style style:name="ListLabel_20_7248" style:display-name="ListLabel 7248" style:family="text"/>
    <style:style style:name="ListLabel_20_7249" style:display-name="ListLabel 7249" style:family="text"/>
    <style:style style:name="ListLabel_20_7250" style:display-name="ListLabel 7250" style:family="text"/>
    <style:style style:name="ListLabel_20_7251" style:display-name="ListLabel 7251" style:family="text"/>
    <style:style style:name="ListLabel_20_7252" style:display-name="ListLabel 7252" style:family="text"/>
    <style:style style:name="ListLabel_20_7253" style:display-name="ListLabel 7253" style:family="text"/>
    <style:style style:name="ListLabel_20_7254" style:display-name="ListLabel 7254" style:family="text"/>
    <style:style style:name="ListLabel_20_7255" style:display-name="ListLabel 7255" style:family="text"/>
    <style:style style:name="ListLabel_20_7256" style:display-name="ListLabel 7256" style:family="text"/>
    <style:style style:name="ListLabel_20_7257" style:display-name="ListLabel 7257" style:family="text"/>
    <style:style style:name="ListLabel_20_7258" style:display-name="ListLabel 7258" style:family="text"/>
    <style:style style:name="ListLabel_20_7259" style:display-name="ListLabel 7259" style:family="text"/>
    <style:style style:name="ListLabel_20_7260" style:display-name="ListLabel 7260" style:family="text"/>
    <style:style style:name="ListLabel_20_7261" style:display-name="ListLabel 7261" style:family="text"/>
    <style:style style:name="ListLabel_20_7262" style:display-name="ListLabel 7262" style:family="text"/>
    <style:style style:name="ListLabel_20_7263" style:display-name="ListLabel 7263" style:family="text"/>
    <style:style style:name="ListLabel_20_7264" style:display-name="ListLabel 7264" style:family="text"/>
    <style:style style:name="ListLabel_20_7265" style:display-name="ListLabel 7265" style:family="text"/>
    <style:style style:name="ListLabel_20_7266" style:display-name="ListLabel 7266" style:family="text"/>
    <style:style style:name="ListLabel_20_7267" style:display-name="ListLabel 7267" style:family="text"/>
    <style:style style:name="ListLabel_20_7268" style:display-name="ListLabel 7268" style:family="text"/>
    <style:style style:name="ListLabel_20_7269" style:display-name="ListLabel 7269" style:family="text"/>
    <style:style style:name="ListLabel_20_7270" style:display-name="ListLabel 7270" style:family="text"/>
    <style:style style:name="ListLabel_20_7271" style:display-name="ListLabel 7271" style:family="text"/>
    <style:style style:name="ListLabel_20_7272" style:display-name="ListLabel 7272" style:family="text"/>
    <style:style style:name="ListLabel_20_7273" style:display-name="ListLabel 7273" style:family="text"/>
    <style:style style:name="ListLabel_20_7274" style:display-name="ListLabel 7274" style:family="text"/>
    <style:style style:name="ListLabel_20_7275" style:display-name="ListLabel 7275" style:family="text"/>
    <style:style style:name="ListLabel_20_7276" style:display-name="ListLabel 7276" style:family="text"/>
    <style:style style:name="ListLabel_20_7277" style:display-name="ListLabel 7277" style:family="text"/>
    <style:style style:name="ListLabel_20_7278" style:display-name="ListLabel 7278" style:family="text"/>
    <style:style style:name="ListLabel_20_7279" style:display-name="ListLabel 7279" style:family="text"/>
    <style:style style:name="ListLabel_20_7280" style:display-name="ListLabel 7280" style:family="text"/>
    <style:style style:name="ListLabel_20_7281" style:display-name="ListLabel 7281" style:family="text"/>
    <style:style style:name="ListLabel_20_7282" style:display-name="ListLabel 7282" style:family="text"/>
    <style:style style:name="ListLabel_20_7283" style:display-name="ListLabel 7283" style:family="text"/>
    <style:style style:name="ListLabel_20_7284" style:display-name="ListLabel 7284" style:family="text"/>
    <style:style style:name="ListLabel_20_7285" style:display-name="ListLabel 7285" style:family="text"/>
    <style:style style:name="ListLabel_20_7286" style:display-name="ListLabel 7286" style:family="text"/>
    <style:style style:name="ListLabel_20_7287" style:display-name="ListLabel 7287" style:family="text"/>
    <style:style style:name="ListLabel_20_7288" style:display-name="ListLabel 7288" style:family="text"/>
    <style:style style:name="ListLabel_20_7289" style:display-name="ListLabel 7289" style:family="text"/>
    <style:style style:name="ListLabel_20_7290" style:display-name="ListLabel 7290" style:family="text"/>
    <style:style style:name="ListLabel_20_7291" style:display-name="ListLabel 7291" style:family="text"/>
    <style:style style:name="ListLabel_20_7292" style:display-name="ListLabel 7292" style:family="text"/>
    <style:style style:name="ListLabel_20_7293" style:display-name="ListLabel 7293" style:family="text"/>
    <style:style style:name="ListLabel_20_7294" style:display-name="ListLabel 7294" style:family="text"/>
    <style:style style:name="ListLabel_20_7295" style:display-name="ListLabel 7295" style:family="text"/>
    <style:style style:name="ListLabel_20_7296" style:display-name="ListLabel 7296" style:family="text"/>
    <style:style style:name="ListLabel_20_7297" style:display-name="ListLabel 7297" style:family="text"/>
    <style:style style:name="ListLabel_20_7298" style:display-name="ListLabel 7298" style:family="text"/>
    <style:style style:name="ListLabel_20_7299" style:display-name="ListLabel 7299" style:family="text"/>
    <style:style style:name="ListLabel_20_7300" style:display-name="ListLabel 7300" style:family="text"/>
    <style:style style:name="ListLabel_20_7301" style:display-name="ListLabel 7301" style:family="text"/>
    <style:style style:name="ListLabel_20_7302" style:display-name="ListLabel 7302" style:family="text"/>
    <style:style style:name="ListLabel_20_7303" style:display-name="ListLabel 7303" style:family="text"/>
    <style:style style:name="ListLabel_20_7304" style:display-name="ListLabel 7304" style:family="text"/>
    <style:style style:name="ListLabel_20_7305" style:display-name="ListLabel 7305" style:family="text"/>
    <style:style style:name="ListLabel_20_7306" style:display-name="ListLabel 7306" style:family="text"/>
    <style:style style:name="ListLabel_20_7307" style:display-name="ListLabel 7307" style:family="text"/>
    <style:style style:name="ListLabel_20_7308" style:display-name="ListLabel 7308" style:family="text"/>
    <style:style style:name="ListLabel_20_7309" style:display-name="ListLabel 7309" style:family="text"/>
    <style:style style:name="ListLabel_20_7310" style:display-name="ListLabel 7310" style:family="text"/>
    <style:style style:name="ListLabel_20_7311" style:display-name="ListLabel 7311" style:family="text"/>
    <style:style style:name="ListLabel_20_7312" style:display-name="ListLabel 7312" style:family="text"/>
    <style:style style:name="ListLabel_20_7313" style:display-name="ListLabel 7313" style:family="text"/>
    <style:style style:name="ListLabel_20_7314" style:display-name="ListLabel 7314" style:family="text"/>
    <style:style style:name="ListLabel_20_7315" style:display-name="ListLabel 7315" style:family="text"/>
    <style:style style:name="ListLabel_20_7316" style:display-name="ListLabel 7316" style:family="text"/>
    <style:style style:name="ListLabel_20_7317" style:display-name="ListLabel 7317" style:family="text"/>
    <style:style style:name="ListLabel_20_7318" style:display-name="ListLabel 7318" style:family="text"/>
    <style:style style:name="ListLabel_20_7319" style:display-name="ListLabel 7319" style:family="text"/>
    <style:style style:name="ListLabel_20_7320" style:display-name="ListLabel 7320" style:family="text"/>
    <style:style style:name="ListLabel_20_7321" style:display-name="ListLabel 7321" style:family="text"/>
    <style:style style:name="ListLabel_20_7322" style:display-name="ListLabel 7322" style:family="text"/>
    <style:style style:name="ListLabel_20_7323" style:display-name="ListLabel 7323" style:family="text"/>
    <style:style style:name="ListLabel_20_7324" style:display-name="ListLabel 7324" style:family="text"/>
    <style:style style:name="ListLabel_20_7325" style:display-name="ListLabel 7325" style:family="text"/>
    <style:style style:name="ListLabel_20_7326" style:display-name="ListLabel 7326" style:family="text"/>
    <style:style style:name="ListLabel_20_7327" style:display-name="ListLabel 7327" style:family="text"/>
    <style:style style:name="ListLabel_20_7328" style:display-name="ListLabel 7328" style:family="text"/>
    <style:style style:name="ListLabel_20_7329" style:display-name="ListLabel 7329" style:family="text"/>
    <style:style style:name="ListLabel_20_7330" style:display-name="ListLabel 7330" style:family="text"/>
    <style:style style:name="ListLabel_20_7331" style:display-name="ListLabel 7331" style:family="text"/>
    <style:style style:name="ListLabel_20_7332" style:display-name="ListLabel 7332" style:family="text"/>
    <style:style style:name="ListLabel_20_7333" style:display-name="ListLabel 7333" style:family="text"/>
    <style:style style:name="ListLabel_20_7334" style:display-name="ListLabel 7334" style:family="text"/>
    <style:style style:name="ListLabel_20_7335" style:display-name="ListLabel 7335" style:family="text"/>
    <style:style style:name="ListLabel_20_7336" style:display-name="ListLabel 7336" style:family="text"/>
    <style:style style:name="ListLabel_20_7337" style:display-name="ListLabel 7337" style:family="text"/>
    <style:style style:name="ListLabel_20_7338" style:display-name="ListLabel 7338" style:family="text"/>
    <style:style style:name="ListLabel_20_7339" style:display-name="ListLabel 7339" style:family="text"/>
    <style:style style:name="ListLabel_20_7340" style:display-name="ListLabel 7340" style:family="text"/>
    <style:style style:name="ListLabel_20_7341" style:display-name="ListLabel 7341" style:family="text"/>
    <style:style style:name="ListLabel_20_7342" style:display-name="ListLabel 7342" style:family="text"/>
    <style:style style:name="ListLabel_20_7343" style:display-name="ListLabel 7343" style:family="text"/>
    <style:style style:name="ListLabel_20_7344" style:display-name="ListLabel 7344" style:family="text"/>
    <style:style style:name="ListLabel_20_7345" style:display-name="ListLabel 7345" style:family="text"/>
    <style:style style:name="ListLabel_20_7346" style:display-name="ListLabel 7346" style:family="text"/>
    <style:style style:name="ListLabel_20_7347" style:display-name="ListLabel 7347" style:family="text"/>
    <style:style style:name="ListLabel_20_7348" style:display-name="ListLabel 7348" style:family="text"/>
    <style:style style:name="ListLabel_20_7349" style:display-name="ListLabel 7349" style:family="text"/>
    <style:style style:name="ListLabel_20_7350" style:display-name="ListLabel 7350" style:family="text"/>
    <style:style style:name="ListLabel_20_7351" style:display-name="ListLabel 7351" style:family="text"/>
    <style:style style:name="ListLabel_20_7352" style:display-name="ListLabel 7352" style:family="text"/>
    <style:style style:name="ListLabel_20_7353" style:display-name="ListLabel 7353" style:family="text"/>
    <style:style style:name="ListLabel_20_7354" style:display-name="ListLabel 7354" style:family="text"/>
    <style:style style:name="ListLabel_20_7355" style:display-name="ListLabel 7355" style:family="text"/>
    <style:style style:name="ListLabel_20_7356" style:display-name="ListLabel 7356" style:family="text"/>
    <style:style style:name="ListLabel_20_7357" style:display-name="ListLabel 7357" style:family="text"/>
    <style:style style:name="ListLabel_20_7358" style:display-name="ListLabel 7358" style:family="text"/>
    <style:style style:name="ListLabel_20_7359" style:display-name="ListLabel 7359" style:family="text"/>
    <style:style style:name="ListLabel_20_7360" style:display-name="ListLabel 7360" style:family="text"/>
    <style:style style:name="ListLabel_20_7361" style:display-name="ListLabel 7361" style:family="text"/>
    <style:style style:name="ListLabel_20_7362" style:display-name="ListLabel 7362" style:family="text"/>
    <style:style style:name="ListLabel_20_7363" style:display-name="ListLabel 7363" style:family="text"/>
    <style:style style:name="ListLabel_20_7364" style:display-name="ListLabel 7364" style:family="text"/>
    <style:style style:name="ListLabel_20_7365" style:display-name="ListLabel 7365" style:family="text"/>
    <style:style style:name="ListLabel_20_7366" style:display-name="ListLabel 7366" style:family="text"/>
    <style:style style:name="ListLabel_20_7367" style:display-name="ListLabel 7367" style:family="text"/>
    <style:style style:name="ListLabel_20_7368" style:display-name="ListLabel 7368" style:family="text"/>
    <style:style style:name="ListLabel_20_7369" style:display-name="ListLabel 7369" style:family="text"/>
    <style:style style:name="ListLabel_20_7370" style:display-name="ListLabel 7370" style:family="text"/>
    <style:style style:name="ListLabel_20_7371" style:display-name="ListLabel 7371" style:family="text"/>
    <style:style style:name="ListLabel_20_7372" style:display-name="ListLabel 7372" style:family="text"/>
    <style:style style:name="ListLabel_20_7373" style:display-name="ListLabel 7373" style:family="text"/>
    <style:style style:name="ListLabel_20_7374" style:display-name="ListLabel 7374" style:family="text"/>
    <style:style style:name="ListLabel_20_7375" style:display-name="ListLabel 7375" style:family="text"/>
    <style:style style:name="ListLabel_20_7376" style:display-name="ListLabel 7376" style:family="text"/>
    <style:style style:name="ListLabel_20_7377" style:display-name="ListLabel 7377" style:family="text"/>
    <style:style style:name="ListLabel_20_7378" style:display-name="ListLabel 7378" style:family="text"/>
    <style:style style:name="ListLabel_20_7379" style:display-name="ListLabel 7379" style:family="text"/>
    <style:style style:name="ListLabel_20_7380" style:display-name="ListLabel 7380" style:family="text"/>
    <style:style style:name="ListLabel_20_7381" style:display-name="ListLabel 7381" style:family="text"/>
    <style:style style:name="ListLabel_20_7382" style:display-name="ListLabel 7382" style:family="text"/>
    <style:style style:name="ListLabel_20_7383" style:display-name="ListLabel 7383" style:family="text"/>
    <style:style style:name="ListLabel_20_7384" style:display-name="ListLabel 7384" style:family="text"/>
    <style:style style:name="ListLabel_20_7385" style:display-name="ListLabel 7385" style:family="text"/>
    <style:style style:name="ListLabel_20_7386" style:display-name="ListLabel 7386" style:family="text"/>
    <style:style style:name="ListLabel_20_7387" style:display-name="ListLabel 7387" style:family="text"/>
    <style:style style:name="ListLabel_20_7388" style:display-name="ListLabel 7388" style:family="text"/>
    <style:style style:name="ListLabel_20_7389" style:display-name="ListLabel 7389" style:family="text"/>
    <style:style style:name="ListLabel_20_7390" style:display-name="ListLabel 7390" style:family="text"/>
    <style:style style:name="ListLabel_20_7391" style:display-name="ListLabel 7391" style:family="text"/>
    <style:style style:name="ListLabel_20_7392" style:display-name="ListLabel 7392" style:family="text"/>
    <style:style style:name="ListLabel_20_7393" style:display-name="ListLabel 7393" style:family="text"/>
    <style:style style:name="ListLabel_20_7394" style:display-name="ListLabel 7394" style:family="text"/>
    <style:style style:name="ListLabel_20_7395" style:display-name="ListLabel 7395" style:family="text"/>
    <style:style style:name="ListLabel_20_7396" style:display-name="ListLabel 7396" style:family="text"/>
    <style:style style:name="ListLabel_20_7397" style:display-name="ListLabel 7397" style:family="text"/>
    <style:style style:name="ListLabel_20_7398" style:display-name="ListLabel 7398" style:family="text"/>
    <style:style style:name="ListLabel_20_7399" style:display-name="ListLabel 7399" style:family="text"/>
    <style:style style:name="ListLabel_20_7400" style:display-name="ListLabel 7400" style:family="text"/>
    <style:style style:name="ListLabel_20_7401" style:display-name="ListLabel 7401" style:family="text"/>
    <style:style style:name="ListLabel_20_7402" style:display-name="ListLabel 7402" style:family="text"/>
    <style:style style:name="ListLabel_20_7403" style:display-name="ListLabel 7403" style:family="text"/>
    <style:style style:name="ListLabel_20_7404" style:display-name="ListLabel 7404" style:family="text"/>
    <style:style style:name="ListLabel_20_7405" style:display-name="ListLabel 7405" style:family="text"/>
    <style:style style:name="ListLabel_20_7406" style:display-name="ListLabel 7406" style:family="text"/>
    <style:style style:name="ListLabel_20_7407" style:display-name="ListLabel 7407" style:family="text"/>
    <style:style style:name="ListLabel_20_7408" style:display-name="ListLabel 7408" style:family="text"/>
    <style:style style:name="ListLabel_20_7409" style:display-name="ListLabel 7409" style:family="text"/>
    <style:style style:name="ListLabel_20_7410" style:display-name="ListLabel 7410" style:family="text"/>
    <style:style style:name="ListLabel_20_7411" style:display-name="ListLabel 7411" style:family="text"/>
    <style:style style:name="ListLabel_20_7412" style:display-name="ListLabel 7412" style:family="text"/>
    <style:style style:name="ListLabel_20_7413" style:display-name="ListLabel 7413" style:family="text"/>
    <style:style style:name="ListLabel_20_7414" style:display-name="ListLabel 7414" style:family="text"/>
    <style:style style:name="ListLabel_20_7415" style:display-name="ListLabel 7415" style:family="text"/>
    <style:style style:name="ListLabel_20_7416" style:display-name="ListLabel 7416" style:family="text"/>
    <style:style style:name="ListLabel_20_7417" style:display-name="ListLabel 7417" style:family="text"/>
    <style:style style:name="ListLabel_20_7418" style:display-name="ListLabel 7418" style:family="text"/>
    <style:style style:name="ListLabel_20_7419" style:display-name="ListLabel 7419" style:family="text"/>
    <style:style style:name="ListLabel_20_7420" style:display-name="ListLabel 7420" style:family="text"/>
    <style:style style:name="ListLabel_20_7421" style:display-name="ListLabel 7421" style:family="text"/>
    <style:style style:name="ListLabel_20_7422" style:display-name="ListLabel 7422" style:family="text"/>
    <style:style style:name="ListLabel_20_7423" style:display-name="ListLabel 7423" style:family="text"/>
    <style:style style:name="ListLabel_20_7424" style:display-name="ListLabel 7424" style:family="text"/>
    <style:style style:name="ListLabel_20_7425" style:display-name="ListLabel 7425" style:family="text"/>
    <style:style style:name="ListLabel_20_7426" style:display-name="ListLabel 7426" style:family="text"/>
    <style:style style:name="ListLabel_20_7427" style:display-name="ListLabel 7427" style:family="text"/>
    <style:style style:name="ListLabel_20_7428" style:display-name="ListLabel 7428" style:family="text"/>
    <style:style style:name="ListLabel_20_7429" style:display-name="ListLabel 7429" style:family="text"/>
    <style:style style:name="ListLabel_20_7430" style:display-name="ListLabel 7430" style:family="text"/>
    <style:style style:name="ListLabel_20_7431" style:display-name="ListLabel 7431" style:family="text"/>
    <style:style style:name="ListLabel_20_7432" style:display-name="ListLabel 7432" style:family="text"/>
    <style:style style:name="ListLabel_20_7433" style:display-name="ListLabel 7433" style:family="text"/>
    <style:style style:name="ListLabel_20_7434" style:display-name="ListLabel 7434" style:family="text"/>
    <style:style style:name="ListLabel_20_7435" style:display-name="ListLabel 7435" style:family="text"/>
    <style:style style:name="ListLabel_20_7436" style:display-name="ListLabel 7436" style:family="text"/>
    <style:style style:name="ListLabel_20_7437" style:display-name="ListLabel 7437" style:family="text"/>
    <style:style style:name="ListLabel_20_7438" style:display-name="ListLabel 7438" style:family="text"/>
    <style:style style:name="ListLabel_20_7439" style:display-name="ListLabel 7439" style:family="text"/>
    <style:style style:name="ListLabel_20_7440" style:display-name="ListLabel 7440" style:family="text"/>
    <style:style style:name="ListLabel_20_7441" style:display-name="ListLabel 7441" style:family="text"/>
    <style:style style:name="ListLabel_20_7442" style:display-name="ListLabel 7442" style:family="text"/>
    <style:style style:name="ListLabel_20_7443" style:display-name="ListLabel 7443" style:family="text"/>
    <style:style style:name="ListLabel_20_7444" style:display-name="ListLabel 7444" style:family="text"/>
    <style:style style:name="ListLabel_20_7445" style:display-name="ListLabel 7445" style:family="text"/>
    <style:style style:name="ListLabel_20_7446" style:display-name="ListLabel 7446" style:family="text"/>
    <style:style style:name="ListLabel_20_7447" style:display-name="ListLabel 7447" style:family="text"/>
    <style:style style:name="ListLabel_20_7448" style:display-name="ListLabel 7448" style:family="text"/>
    <style:style style:name="ListLabel_20_7449" style:display-name="ListLabel 7449" style:family="text"/>
    <style:style style:name="ListLabel_20_7450" style:display-name="ListLabel 7450" style:family="text"/>
    <style:style style:name="ListLabel_20_7451" style:display-name="ListLabel 7451" style:family="text"/>
    <style:style style:name="ListLabel_20_7452" style:display-name="ListLabel 7452" style:family="text"/>
    <style:style style:name="ListLabel_20_7453" style:display-name="ListLabel 7453" style:family="text"/>
    <style:style style:name="ListLabel_20_7454" style:display-name="ListLabel 7454" style:family="text"/>
    <style:style style:name="ListLabel_20_7455" style:display-name="ListLabel 7455" style:family="text"/>
    <style:style style:name="ListLabel_20_7456" style:display-name="ListLabel 7456" style:family="text"/>
    <style:style style:name="ListLabel_20_7457" style:display-name="ListLabel 7457" style:family="text"/>
    <style:style style:name="ListLabel_20_7458" style:display-name="ListLabel 7458" style:family="text"/>
    <style:style style:name="ListLabel_20_7459" style:display-name="ListLabel 7459" style:family="text"/>
    <style:style style:name="ListLabel_20_7460" style:display-name="ListLabel 7460" style:family="text"/>
    <style:style style:name="ListLabel_20_7461" style:display-name="ListLabel 7461" style:family="text"/>
    <style:style style:name="ListLabel_20_7462" style:display-name="ListLabel 7462" style:family="text"/>
    <style:style style:name="ListLabel_20_7463" style:display-name="ListLabel 7463" style:family="text"/>
    <style:style style:name="ListLabel_20_7464" style:display-name="ListLabel 7464" style:family="text"/>
    <style:style style:name="ListLabel_20_7465" style:display-name="ListLabel 7465" style:family="text"/>
    <style:style style:name="ListLabel_20_7466" style:display-name="ListLabel 7466" style:family="text"/>
    <style:style style:name="ListLabel_20_7467" style:display-name="ListLabel 7467" style:family="text"/>
    <style:style style:name="ListLabel_20_7468" style:display-name="ListLabel 7468" style:family="text"/>
    <style:style style:name="ListLabel_20_7469" style:display-name="ListLabel 7469" style:family="text"/>
    <style:style style:name="ListLabel_20_7470" style:display-name="ListLabel 7470" style:family="text"/>
    <style:style style:name="ListLabel_20_7471" style:display-name="ListLabel 7471" style:family="text"/>
    <style:style style:name="ListLabel_20_7472" style:display-name="ListLabel 7472" style:family="text"/>
    <style:style style:name="ListLabel_20_7473" style:display-name="ListLabel 7473" style:family="text"/>
    <style:style style:name="ListLabel_20_7474" style:display-name="ListLabel 7474" style:family="text"/>
    <style:style style:name="ListLabel_20_7475" style:display-name="ListLabel 7475" style:family="text"/>
    <style:style style:name="ListLabel_20_7476" style:display-name="ListLabel 7476" style:family="text"/>
    <style:style style:name="ListLabel_20_7477" style:display-name="ListLabel 7477" style:family="text"/>
    <style:style style:name="ListLabel_20_7478" style:display-name="ListLabel 7478" style:family="text"/>
    <style:style style:name="ListLabel_20_7479" style:display-name="ListLabel 7479" style:family="text"/>
    <style:style style:name="ListLabel_20_7480" style:display-name="ListLabel 7480" style:family="text"/>
    <style:style style:name="ListLabel_20_7481" style:display-name="ListLabel 7481" style:family="text"/>
    <style:style style:name="ListLabel_20_7482" style:display-name="ListLabel 7482" style:family="text"/>
    <style:style style:name="ListLabel_20_7483" style:display-name="ListLabel 7483" style:family="text"/>
    <style:style style:name="ListLabel_20_7484" style:display-name="ListLabel 7484" style:family="text"/>
    <style:style style:name="ListLabel_20_7485" style:display-name="ListLabel 7485" style:family="text"/>
    <style:style style:name="ListLabel_20_7486" style:display-name="ListLabel 7486" style:family="text"/>
    <style:style style:name="ListLabel_20_7487" style:display-name="ListLabel 7487" style:family="text"/>
    <style:style style:name="ListLabel_20_7488" style:display-name="ListLabel 7488" style:family="text"/>
    <style:style style:name="ListLabel_20_7489" style:display-name="ListLabel 7489" style:family="text"/>
    <style:style style:name="ListLabel_20_7490" style:display-name="ListLabel 7490" style:family="text"/>
    <style:style style:name="ListLabel_20_7491" style:display-name="ListLabel 7491" style:family="text"/>
    <style:style style:name="ListLabel_20_7492" style:display-name="ListLabel 7492" style:family="text"/>
    <style:style style:name="ListLabel_20_7493" style:display-name="ListLabel 7493" style:family="text"/>
    <style:style style:name="ListLabel_20_7494" style:display-name="ListLabel 7494" style:family="text"/>
    <style:style style:name="ListLabel_20_7495" style:display-name="ListLabel 7495" style:family="text"/>
    <style:style style:name="ListLabel_20_7496" style:display-name="ListLabel 7496" style:family="text"/>
    <style:style style:name="ListLabel_20_7497" style:display-name="ListLabel 7497" style:family="text"/>
    <style:style style:name="ListLabel_20_7498" style:display-name="ListLabel 7498" style:family="text"/>
    <style:style style:name="ListLabel_20_7499" style:display-name="ListLabel 7499" style:family="text"/>
    <style:style style:name="ListLabel_20_7500" style:display-name="ListLabel 7500" style:family="text"/>
    <style:style style:name="ListLabel_20_7501" style:display-name="ListLabel 7501" style:family="text"/>
    <style:style style:name="ListLabel_20_7502" style:display-name="ListLabel 7502" style:family="text"/>
    <style:style style:name="ListLabel_20_7503" style:display-name="ListLabel 7503" style:family="text"/>
    <style:style style:name="ListLabel_20_7504" style:display-name="ListLabel 7504" style:family="text"/>
    <style:style style:name="ListLabel_20_7505" style:display-name="ListLabel 7505" style:family="text"/>
    <style:style style:name="ListLabel_20_7506" style:display-name="ListLabel 7506" style:family="text"/>
    <style:style style:name="ListLabel_20_7507" style:display-name="ListLabel 7507" style:family="text"/>
    <style:style style:name="ListLabel_20_7508" style:display-name="ListLabel 7508" style:family="text"/>
    <style:style style:name="ListLabel_20_7509" style:display-name="ListLabel 7509" style:family="text"/>
    <style:style style:name="ListLabel_20_7510" style:display-name="ListLabel 7510" style:family="text"/>
    <style:style style:name="ListLabel_20_7511" style:display-name="ListLabel 7511" style:family="text"/>
    <style:style style:name="ListLabel_20_7512" style:display-name="ListLabel 7512" style:family="text"/>
    <style:style style:name="ListLabel_20_7513" style:display-name="ListLabel 7513" style:family="text"/>
    <style:style style:name="ListLabel_20_7514" style:display-name="ListLabel 7514" style:family="text"/>
    <style:style style:name="ListLabel_20_7515" style:display-name="ListLabel 7515" style:family="text"/>
    <style:style style:name="ListLabel_20_7516" style:display-name="ListLabel 7516" style:family="text"/>
    <style:style style:name="ListLabel_20_7517" style:display-name="ListLabel 7517" style:family="text"/>
    <style:style style:name="ListLabel_20_7518" style:display-name="ListLabel 7518" style:family="text"/>
    <style:style style:name="ListLabel_20_7519" style:display-name="ListLabel 7519" style:family="text"/>
    <style:style style:name="ListLabel_20_7520" style:display-name="ListLabel 7520" style:family="text"/>
    <style:style style:name="ListLabel_20_7521" style:display-name="ListLabel 7521" style:family="text"/>
    <style:style style:name="ListLabel_20_7522" style:display-name="ListLabel 7522" style:family="text"/>
    <style:style style:name="ListLabel_20_7523" style:display-name="ListLabel 7523" style:family="text"/>
    <style:style style:name="ListLabel_20_7524" style:display-name="ListLabel 7524" style:family="text"/>
    <style:style style:name="ListLabel_20_7525" style:display-name="ListLabel 7525" style:family="text"/>
    <style:style style:name="ListLabel_20_7526" style:display-name="ListLabel 7526" style:family="text"/>
    <style:style style:name="ListLabel_20_7527" style:display-name="ListLabel 7527" style:family="text"/>
    <style:style style:name="ListLabel_20_7528" style:display-name="ListLabel 7528" style:family="text"/>
    <style:style style:name="ListLabel_20_7529" style:display-name="ListLabel 7529" style:family="text"/>
    <style:style style:name="ListLabel_20_7530" style:display-name="ListLabel 7530" style:family="text"/>
    <style:style style:name="ListLabel_20_7531" style:display-name="ListLabel 7531" style:family="text"/>
    <style:style style:name="ListLabel_20_7532" style:display-name="ListLabel 7532" style:family="text"/>
    <style:style style:name="ListLabel_20_7533" style:display-name="ListLabel 7533" style:family="text"/>
    <style:style style:name="ListLabel_20_7534" style:display-name="ListLabel 7534" style:family="text"/>
    <style:style style:name="ListLabel_20_7535" style:display-name="ListLabel 7535" style:family="text"/>
    <style:style style:name="ListLabel_20_7536" style:display-name="ListLabel 7536" style:family="text"/>
    <style:style style:name="ListLabel_20_7537" style:display-name="ListLabel 7537" style:family="text"/>
    <style:style style:name="ListLabel_20_7538" style:display-name="ListLabel 7538" style:family="text"/>
    <style:style style:name="ListLabel_20_7539" style:display-name="ListLabel 7539" style:family="text"/>
    <style:style style:name="ListLabel_20_7540" style:display-name="ListLabel 7540" style:family="text"/>
    <style:style style:name="ListLabel_20_7541" style:display-name="ListLabel 7541" style:family="text"/>
    <style:style style:name="ListLabel_20_7542" style:display-name="ListLabel 7542" style:family="text"/>
    <style:style style:name="ListLabel_20_7543" style:display-name="ListLabel 7543" style:family="text"/>
    <style:style style:name="ListLabel_20_7544" style:display-name="ListLabel 7544" style:family="text"/>
    <style:style style:name="ListLabel_20_7545" style:display-name="ListLabel 7545" style:family="text"/>
    <style:style style:name="ListLabel_20_7546" style:display-name="ListLabel 7546" style:family="text"/>
    <style:style style:name="ListLabel_20_7547" style:display-name="ListLabel 7547" style:family="text"/>
    <style:style style:name="ListLabel_20_7548" style:display-name="ListLabel 7548" style:family="text"/>
    <style:style style:name="ListLabel_20_7549" style:display-name="ListLabel 7549" style:family="text"/>
    <style:style style:name="ListLabel_20_7550" style:display-name="ListLabel 7550" style:family="text"/>
    <style:style style:name="ListLabel_20_7551" style:display-name="ListLabel 7551" style:family="text"/>
    <style:style style:name="ListLabel_20_7552" style:display-name="ListLabel 7552" style:family="text"/>
    <style:style style:name="ListLabel_20_7553" style:display-name="ListLabel 7553" style:family="text"/>
    <style:style style:name="ListLabel_20_7554" style:display-name="ListLabel 7554" style:family="text"/>
    <style:style style:name="ListLabel_20_7555" style:display-name="ListLabel 7555" style:family="text"/>
    <style:style style:name="ListLabel_20_7556" style:display-name="ListLabel 7556" style:family="text"/>
    <style:style style:name="ListLabel_20_7557" style:display-name="ListLabel 7557" style:family="text"/>
    <style:style style:name="ListLabel_20_7558" style:display-name="ListLabel 7558" style:family="text"/>
    <style:style style:name="ListLabel_20_7559" style:display-name="ListLabel 7559" style:family="text"/>
    <style:style style:name="ListLabel_20_7560" style:display-name="ListLabel 7560" style:family="text"/>
    <style:style style:name="ListLabel_20_7561" style:display-name="ListLabel 7561" style:family="text"/>
    <style:style style:name="ListLabel_20_7562" style:display-name="ListLabel 7562" style:family="text"/>
    <style:style style:name="ListLabel_20_7563" style:display-name="ListLabel 7563" style:family="text"/>
    <style:style style:name="ListLabel_20_7564" style:display-name="ListLabel 7564" style:family="text"/>
    <style:style style:name="ListLabel_20_7565" style:display-name="ListLabel 7565" style:family="text"/>
    <style:style style:name="ListLabel_20_7566" style:display-name="ListLabel 7566" style:family="text"/>
    <style:style style:name="ListLabel_20_7567" style:display-name="ListLabel 7567" style:family="text"/>
    <style:style style:name="ListLabel_20_7568" style:display-name="ListLabel 7568" style:family="text"/>
    <style:style style:name="ListLabel_20_7569" style:display-name="ListLabel 7569" style:family="text"/>
    <style:style style:name="ListLabel_20_7570" style:display-name="ListLabel 7570" style:family="text"/>
    <style:style style:name="ListLabel_20_7571" style:display-name="ListLabel 7571" style:family="text"/>
    <style:style style:name="ListLabel_20_7572" style:display-name="ListLabel 7572" style:family="text"/>
    <style:style style:name="ListLabel_20_7573" style:display-name="ListLabel 7573" style:family="text"/>
    <style:style style:name="ListLabel_20_7574" style:display-name="ListLabel 7574" style:family="text"/>
    <style:style style:name="ListLabel_20_7575" style:display-name="ListLabel 7575" style:family="text"/>
    <style:style style:name="ListLabel_20_7576" style:display-name="ListLabel 7576" style:family="text"/>
    <style:style style:name="ListLabel_20_7577" style:display-name="ListLabel 7577" style:family="text"/>
    <style:style style:name="ListLabel_20_7578" style:display-name="ListLabel 7578" style:family="text"/>
    <style:style style:name="ListLabel_20_7579" style:display-name="ListLabel 7579" style:family="text"/>
    <style:style style:name="ListLabel_20_7580" style:display-name="ListLabel 7580" style:family="text"/>
    <style:style style:name="ListLabel_20_7581" style:display-name="ListLabel 7581" style:family="text"/>
    <style:style style:name="ListLabel_20_7582" style:display-name="ListLabel 7582" style:family="text"/>
    <style:style style:name="ListLabel_20_7583" style:display-name="ListLabel 7583" style:family="text"/>
    <style:style style:name="ListLabel_20_7584" style:display-name="ListLabel 7584" style:family="text"/>
    <style:style style:name="ListLabel_20_7585" style:display-name="ListLabel 7585" style:family="text"/>
    <style:style style:name="ListLabel_20_7586" style:display-name="ListLabel 7586" style:family="text"/>
    <style:style style:name="ListLabel_20_7587" style:display-name="ListLabel 7587" style:family="text"/>
    <style:style style:name="ListLabel_20_7588" style:display-name="ListLabel 7588" style:family="text"/>
    <style:style style:name="ListLabel_20_7589" style:display-name="ListLabel 7589" style:family="text"/>
    <style:style style:name="ListLabel_20_7590" style:display-name="ListLabel 7590" style:family="text"/>
    <style:style style:name="ListLabel_20_7591" style:display-name="ListLabel 7591" style:family="text"/>
    <style:style style:name="ListLabel_20_7592" style:display-name="ListLabel 7592" style:family="text"/>
    <style:style style:name="ListLabel_20_7593" style:display-name="ListLabel 7593" style:family="text"/>
    <style:style style:name="ListLabel_20_7594" style:display-name="ListLabel 7594" style:family="text"/>
    <style:style style:name="ListLabel_20_7595" style:display-name="ListLabel 7595" style:family="text"/>
    <style:style style:name="ListLabel_20_7596" style:display-name="ListLabel 7596" style:family="text"/>
    <style:style style:name="ListLabel_20_7597" style:display-name="ListLabel 7597" style:family="text"/>
    <style:style style:name="ListLabel_20_7598" style:display-name="ListLabel 7598" style:family="text"/>
    <style:style style:name="ListLabel_20_7599" style:display-name="ListLabel 7599" style:family="text"/>
    <style:style style:name="ListLabel_20_7600" style:display-name="ListLabel 7600" style:family="text"/>
    <style:style style:name="ListLabel_20_7601" style:display-name="ListLabel 7601" style:family="text"/>
    <style:style style:name="ListLabel_20_7602" style:display-name="ListLabel 7602" style:family="text"/>
    <style:style style:name="ListLabel_20_7603" style:display-name="ListLabel 7603" style:family="text"/>
    <style:style style:name="ListLabel_20_7604" style:display-name="ListLabel 7604" style:family="text"/>
    <style:style style:name="ListLabel_20_7605" style:display-name="ListLabel 7605" style:family="text"/>
    <style:style style:name="ListLabel_20_7606" style:display-name="ListLabel 7606" style:family="text"/>
    <style:style style:name="ListLabel_20_7607" style:display-name="ListLabel 7607" style:family="text"/>
    <style:style style:name="ListLabel_20_7608" style:display-name="ListLabel 7608" style:family="text"/>
    <style:style style:name="ListLabel_20_7609" style:display-name="ListLabel 7609" style:family="text"/>
    <style:style style:name="ListLabel_20_7610" style:display-name="ListLabel 7610" style:family="text"/>
    <style:style style:name="ListLabel_20_7611" style:display-name="ListLabel 7611" style:family="text"/>
    <style:style style:name="ListLabel_20_7612" style:display-name="ListLabel 7612" style:family="text"/>
    <style:style style:name="ListLabel_20_7613" style:display-name="ListLabel 7613" style:family="text"/>
    <style:style style:name="ListLabel_20_7614" style:display-name="ListLabel 7614" style:family="text"/>
    <style:style style:name="ListLabel_20_7615" style:display-name="ListLabel 7615" style:family="text"/>
    <style:style style:name="ListLabel_20_7616" style:display-name="ListLabel 7616" style:family="text"/>
    <style:style style:name="ListLabel_20_7617" style:display-name="ListLabel 7617" style:family="text"/>
    <style:style style:name="ListLabel_20_7618" style:display-name="ListLabel 7618" style:family="text"/>
    <style:style style:name="ListLabel_20_7619" style:display-name="ListLabel 7619" style:family="text"/>
    <style:style style:name="ListLabel_20_7620" style:display-name="ListLabel 7620" style:family="text"/>
    <style:style style:name="ListLabel_20_7621" style:display-name="ListLabel 7621" style:family="text"/>
    <style:style style:name="ListLabel_20_7622" style:display-name="ListLabel 7622" style:family="text"/>
    <style:style style:name="ListLabel_20_7623" style:display-name="ListLabel 7623" style:family="text"/>
    <style:style style:name="ListLabel_20_7624" style:display-name="ListLabel 7624" style:family="text"/>
    <style:style style:name="ListLabel_20_7625" style:display-name="ListLabel 7625" style:family="text"/>
    <style:style style:name="ListLabel_20_7626" style:display-name="ListLabel 7626" style:family="text"/>
    <style:style style:name="ListLabel_20_7627" style:display-name="ListLabel 7627" style:family="text"/>
    <style:style style:name="ListLabel_20_7628" style:display-name="ListLabel 7628" style:family="text"/>
    <style:style style:name="ListLabel_20_7629" style:display-name="ListLabel 7629" style:family="text"/>
    <style:style style:name="ListLabel_20_7630" style:display-name="ListLabel 7630" style:family="text"/>
    <style:style style:name="ListLabel_20_7631" style:display-name="ListLabel 7631" style:family="text"/>
    <style:style style:name="ListLabel_20_7632" style:display-name="ListLabel 7632" style:family="text"/>
    <style:style style:name="ListLabel_20_7633" style:display-name="ListLabel 7633" style:family="text"/>
    <style:style style:name="ListLabel_20_7634" style:display-name="ListLabel 7634" style:family="text"/>
    <style:style style:name="ListLabel_20_7635" style:display-name="ListLabel 7635" style:family="text"/>
    <style:style style:name="ListLabel_20_7636" style:display-name="ListLabel 7636" style:family="text"/>
    <style:style style:name="ListLabel_20_7637" style:display-name="ListLabel 7637" style:family="text"/>
    <style:style style:name="ListLabel_20_7638" style:display-name="ListLabel 7638" style:family="text"/>
    <style:style style:name="ListLabel_20_7639" style:display-name="ListLabel 7639" style:family="text"/>
    <style:style style:name="ListLabel_20_7640" style:display-name="ListLabel 7640" style:family="text"/>
    <style:style style:name="ListLabel_20_7641" style:display-name="ListLabel 7641" style:family="text"/>
    <style:style style:name="ListLabel_20_7642" style:display-name="ListLabel 7642" style:family="text"/>
    <style:style style:name="ListLabel_20_7643" style:display-name="ListLabel 7643" style:family="text"/>
    <style:style style:name="ListLabel_20_7644" style:display-name="ListLabel 7644" style:family="text"/>
    <style:style style:name="ListLabel_20_7645" style:display-name="ListLabel 7645" style:family="text"/>
    <style:style style:name="ListLabel_20_7646" style:display-name="ListLabel 7646" style:family="text"/>
    <style:style style:name="ListLabel_20_7647" style:display-name="ListLabel 7647" style:family="text"/>
    <style:style style:name="ListLabel_20_7648" style:display-name="ListLabel 7648" style:family="text"/>
    <style:style style:name="ListLabel_20_7649" style:display-name="ListLabel 7649" style:family="text"/>
    <style:style style:name="ListLabel_20_7650" style:display-name="ListLabel 7650" style:family="text"/>
    <style:style style:name="ListLabel_20_7651" style:display-name="ListLabel 7651" style:family="text"/>
    <style:style style:name="ListLabel_20_7652" style:display-name="ListLabel 7652" style:family="text"/>
    <style:style style:name="ListLabel_20_7653" style:display-name="ListLabel 7653" style:family="text"/>
    <style:style style:name="ListLabel_20_7654" style:display-name="ListLabel 7654" style:family="text"/>
    <style:style style:name="ListLabel_20_7655" style:display-name="ListLabel 7655" style:family="text"/>
    <style:style style:name="ListLabel_20_7656" style:display-name="ListLabel 7656" style:family="text"/>
    <style:style style:name="ListLabel_20_7657" style:display-name="ListLabel 7657" style:family="text"/>
    <style:style style:name="ListLabel_20_7658" style:display-name="ListLabel 7658" style:family="text"/>
    <style:style style:name="ListLabel_20_7659" style:display-name="ListLabel 7659" style:family="text"/>
    <style:style style:name="ListLabel_20_7660" style:display-name="ListLabel 7660" style:family="text"/>
    <style:style style:name="ListLabel_20_7661" style:display-name="ListLabel 7661" style:family="text"/>
    <style:style style:name="ListLabel_20_7662" style:display-name="ListLabel 7662" style:family="text"/>
    <style:style style:name="ListLabel_20_7663" style:display-name="ListLabel 7663" style:family="text"/>
    <style:style style:name="ListLabel_20_7664" style:display-name="ListLabel 7664" style:family="text"/>
    <style:style style:name="ListLabel_20_7665" style:display-name="ListLabel 7665" style:family="text"/>
    <style:style style:name="ListLabel_20_7666" style:display-name="ListLabel 7666" style:family="text"/>
    <style:style style:name="ListLabel_20_7667" style:display-name="ListLabel 7667" style:family="text"/>
    <style:style style:name="ListLabel_20_7668" style:display-name="ListLabel 7668" style:family="text"/>
    <style:style style:name="ListLabel_20_7669" style:display-name="ListLabel 7669" style:family="text"/>
    <style:style style:name="ListLabel_20_7670" style:display-name="ListLabel 7670" style:family="text"/>
    <style:style style:name="ListLabel_20_7671" style:display-name="ListLabel 7671" style:family="text"/>
    <style:style style:name="ListLabel_20_7672" style:display-name="ListLabel 7672" style:family="text"/>
    <style:style style:name="ListLabel_20_7673" style:display-name="ListLabel 7673" style:family="text"/>
    <style:style style:name="ListLabel_20_7674" style:display-name="ListLabel 7674" style:family="text"/>
    <style:style style:name="ListLabel_20_7675" style:display-name="ListLabel 7675" style:family="text"/>
    <style:style style:name="ListLabel_20_7676" style:display-name="ListLabel 7676" style:family="text"/>
    <style:style style:name="ListLabel_20_7677" style:display-name="ListLabel 7677" style:family="text"/>
    <style:style style:name="ListLabel_20_7678" style:display-name="ListLabel 7678" style:family="text"/>
    <style:style style:name="ListLabel_20_7679" style:display-name="ListLabel 7679" style:family="text"/>
    <style:style style:name="ListLabel_20_7680" style:display-name="ListLabel 7680" style:family="text"/>
    <style:style style:name="ListLabel_20_7681" style:display-name="ListLabel 7681" style:family="text"/>
    <style:style style:name="ListLabel_20_7682" style:display-name="ListLabel 7682" style:family="text"/>
    <style:style style:name="ListLabel_20_7683" style:display-name="ListLabel 7683" style:family="text"/>
    <style:style style:name="ListLabel_20_7684" style:display-name="ListLabel 7684" style:family="text"/>
    <style:style style:name="ListLabel_20_7685" style:display-name="ListLabel 7685" style:family="text"/>
    <style:style style:name="ListLabel_20_7686" style:display-name="ListLabel 7686" style:family="text"/>
    <style:style style:name="ListLabel_20_7687" style:display-name="ListLabel 7687" style:family="text"/>
    <style:style style:name="ListLabel_20_7688" style:display-name="ListLabel 7688" style:family="text"/>
    <style:style style:name="ListLabel_20_7689" style:display-name="ListLabel 7689" style:family="text"/>
    <style:style style:name="ListLabel_20_7690" style:display-name="ListLabel 7690" style:family="text"/>
    <style:style style:name="ListLabel_20_7691" style:display-name="ListLabel 7691" style:family="text"/>
    <style:style style:name="ListLabel_20_7692" style:display-name="ListLabel 7692" style:family="text"/>
    <style:style style:name="ListLabel_20_7693" style:display-name="ListLabel 7693" style:family="text"/>
    <style:style style:name="ListLabel_20_7694" style:display-name="ListLabel 7694" style:family="text"/>
    <style:style style:name="ListLabel_20_7695" style:display-name="ListLabel 7695" style:family="text"/>
    <style:style style:name="ListLabel_20_7696" style:display-name="ListLabel 7696" style:family="text"/>
    <style:style style:name="ListLabel_20_7697" style:display-name="ListLabel 7697" style:family="text"/>
    <style:style style:name="ListLabel_20_7698" style:display-name="ListLabel 7698" style:family="text"/>
    <style:style style:name="ListLabel_20_7699" style:display-name="ListLabel 7699" style:family="text"/>
    <style:style style:name="ListLabel_20_7700" style:display-name="ListLabel 7700" style:family="text"/>
    <style:style style:name="ListLabel_20_7701" style:display-name="ListLabel 7701" style:family="text"/>
    <style:style style:name="ListLabel_20_7702" style:display-name="ListLabel 7702" style:family="text"/>
    <style:style style:name="ListLabel_20_7703" style:display-name="ListLabel 7703" style:family="text"/>
    <style:style style:name="ListLabel_20_7704" style:display-name="ListLabel 7704" style:family="text"/>
    <style:style style:name="ListLabel_20_7705" style:display-name="ListLabel 7705" style:family="text"/>
    <style:style style:name="ListLabel_20_7706" style:display-name="ListLabel 7706" style:family="text"/>
    <style:style style:name="ListLabel_20_7707" style:display-name="ListLabel 7707" style:family="text"/>
    <style:style style:name="ListLabel_20_7708" style:display-name="ListLabel 7708" style:family="text"/>
    <style:style style:name="ListLabel_20_7709" style:display-name="ListLabel 7709" style:family="text"/>
    <style:style style:name="ListLabel_20_7710" style:display-name="ListLabel 7710" style:family="text"/>
    <style:style style:name="ListLabel_20_7711" style:display-name="ListLabel 7711" style:family="text"/>
    <style:style style:name="ListLabel_20_7712" style:display-name="ListLabel 7712" style:family="text"/>
    <style:style style:name="ListLabel_20_7713" style:display-name="ListLabel 7713" style:family="text"/>
    <style:style style:name="ListLabel_20_7714" style:display-name="ListLabel 7714" style:family="text"/>
    <style:style style:name="ListLabel_20_7715" style:display-name="ListLabel 7715" style:family="text"/>
    <style:style style:name="ListLabel_20_7716" style:display-name="ListLabel 7716" style:family="text"/>
    <style:style style:name="ListLabel_20_7717" style:display-name="ListLabel 7717" style:family="text"/>
    <style:style style:name="ListLabel_20_7718" style:display-name="ListLabel 7718" style:family="text"/>
    <style:style style:name="ListLabel_20_7719" style:display-name="ListLabel 7719" style:family="text"/>
    <style:style style:name="ListLabel_20_7720" style:display-name="ListLabel 7720" style:family="text"/>
    <style:style style:name="ListLabel_20_7721" style:display-name="ListLabel 7721" style:family="text"/>
    <style:style style:name="ListLabel_20_7722" style:display-name="ListLabel 7722" style:family="text"/>
    <style:style style:name="ListLabel_20_7723" style:display-name="ListLabel 7723" style:family="text"/>
    <style:style style:name="ListLabel_20_7724" style:display-name="ListLabel 7724" style:family="text"/>
    <style:style style:name="ListLabel_20_7725" style:display-name="ListLabel 7725" style:family="text"/>
    <style:style style:name="ListLabel_20_7726" style:display-name="ListLabel 7726" style:family="text"/>
    <style:style style:name="ListLabel_20_7727" style:display-name="ListLabel 7727" style:family="text"/>
    <style:style style:name="ListLabel_20_7728" style:display-name="ListLabel 7728" style:family="text"/>
    <style:style style:name="ListLabel_20_7729" style:display-name="ListLabel 7729" style:family="text"/>
    <style:style style:name="ListLabel_20_7730" style:display-name="ListLabel 7730" style:family="text"/>
    <style:style style:name="ListLabel_20_7731" style:display-name="ListLabel 7731" style:family="text"/>
    <style:style style:name="ListLabel_20_7732" style:display-name="ListLabel 7732" style:family="text"/>
    <style:style style:name="ListLabel_20_7733" style:display-name="ListLabel 7733" style:family="text"/>
    <style:style style:name="ListLabel_20_7734" style:display-name="ListLabel 7734" style:family="text"/>
    <style:style style:name="ListLabel_20_7735" style:display-name="ListLabel 7735" style:family="text"/>
    <style:style style:name="ListLabel_20_7736" style:display-name="ListLabel 7736" style:family="text"/>
    <style:style style:name="ListLabel_20_7737" style:display-name="ListLabel 7737" style:family="text"/>
    <style:style style:name="ListLabel_20_7738" style:display-name="ListLabel 7738" style:family="text"/>
    <style:style style:name="ListLabel_20_7739" style:display-name="ListLabel 7739" style:family="text"/>
    <style:style style:name="ListLabel_20_7740" style:display-name="ListLabel 7740" style:family="text"/>
    <style:style style:name="ListLabel_20_7741" style:display-name="ListLabel 7741" style:family="text"/>
    <style:style style:name="ListLabel_20_7742" style:display-name="ListLabel 7742" style:family="text"/>
    <style:style style:name="ListLabel_20_7743" style:display-name="ListLabel 7743" style:family="text"/>
    <style:style style:name="ListLabel_20_7744" style:display-name="ListLabel 7744" style:family="text"/>
    <style:style style:name="ListLabel_20_7745" style:display-name="ListLabel 7745" style:family="text"/>
    <style:style style:name="ListLabel_20_7746" style:display-name="ListLabel 7746" style:family="text"/>
    <style:style style:name="ListLabel_20_7747" style:display-name="ListLabel 7747" style:family="text"/>
    <style:style style:name="ListLabel_20_7748" style:display-name="ListLabel 7748" style:family="text"/>
    <style:style style:name="ListLabel_20_7749" style:display-name="ListLabel 7749" style:family="text"/>
    <style:style style:name="ListLabel_20_7750" style:display-name="ListLabel 7750" style:family="text"/>
    <style:style style:name="ListLabel_20_7751" style:display-name="ListLabel 7751" style:family="text"/>
    <style:style style:name="ListLabel_20_7752" style:display-name="ListLabel 7752" style:family="text"/>
    <style:style style:name="ListLabel_20_7753" style:display-name="ListLabel 7753" style:family="text"/>
    <style:style style:name="ListLabel_20_7754" style:display-name="ListLabel 7754" style:family="text"/>
    <style:style style:name="ListLabel_20_7755" style:display-name="ListLabel 7755" style:family="text"/>
    <style:style style:name="ListLabel_20_7756" style:display-name="ListLabel 7756" style:family="text"/>
    <style:style style:name="ListLabel_20_7757" style:display-name="ListLabel 7757" style:family="text"/>
    <style:style style:name="ListLabel_20_7758" style:display-name="ListLabel 7758" style:family="text"/>
    <style:style style:name="ListLabel_20_7759" style:display-name="ListLabel 7759" style:family="text"/>
    <style:style style:name="ListLabel_20_7760" style:display-name="ListLabel 7760" style:family="text"/>
    <style:style style:name="ListLabel_20_7761" style:display-name="ListLabel 7761" style:family="text"/>
    <style:style style:name="ListLabel_20_7762" style:display-name="ListLabel 7762" style:family="text"/>
    <style:style style:name="ListLabel_20_7763" style:display-name="ListLabel 7763" style:family="text"/>
    <style:style style:name="ListLabel_20_7764" style:display-name="ListLabel 7764" style:family="text"/>
    <style:style style:name="ListLabel_20_7765" style:display-name="ListLabel 7765" style:family="text"/>
    <style:style style:name="ListLabel_20_7766" style:display-name="ListLabel 7766" style:family="text"/>
    <style:style style:name="ListLabel_20_7767" style:display-name="ListLabel 7767" style:family="text"/>
    <style:style style:name="ListLabel_20_7768" style:display-name="ListLabel 7768" style:family="text"/>
    <style:style style:name="ListLabel_20_7769" style:display-name="ListLabel 7769" style:family="text"/>
    <style:style style:name="ListLabel_20_7770" style:display-name="ListLabel 7770" style:family="text"/>
    <style:style style:name="ListLabel_20_7771" style:display-name="ListLabel 7771" style:family="text"/>
    <style:style style:name="ListLabel_20_7772" style:display-name="ListLabel 7772" style:family="text"/>
    <style:style style:name="ListLabel_20_7773" style:display-name="ListLabel 7773" style:family="text"/>
    <style:style style:name="ListLabel_20_7774" style:display-name="ListLabel 7774" style:family="text"/>
    <style:style style:name="ListLabel_20_7775" style:display-name="ListLabel 7775" style:family="text"/>
    <style:style style:name="ListLabel_20_7776" style:display-name="ListLabel 7776" style:family="text"/>
    <style:style style:name="ListLabel_20_7777" style:display-name="ListLabel 7777" style:family="text"/>
    <style:style style:name="ListLabel_20_7778" style:display-name="ListLabel 7778" style:family="text"/>
    <style:style style:name="ListLabel_20_7779" style:display-name="ListLabel 7779" style:family="text"/>
    <style:style style:name="ListLabel_20_7780" style:display-name="ListLabel 7780" style:family="text"/>
    <style:style style:name="ListLabel_20_7781" style:display-name="ListLabel 7781" style:family="text"/>
    <style:style style:name="ListLabel_20_7782" style:display-name="ListLabel 7782" style:family="text"/>
    <style:style style:name="ListLabel_20_7783" style:display-name="ListLabel 7783" style:family="text"/>
    <style:style style:name="ListLabel_20_7784" style:display-name="ListLabel 7784" style:family="text"/>
    <style:style style:name="ListLabel_20_7785" style:display-name="ListLabel 7785" style:family="text"/>
    <style:style style:name="ListLabel_20_7786" style:display-name="ListLabel 7786" style:family="text"/>
    <style:style style:name="ListLabel_20_7787" style:display-name="ListLabel 7787" style:family="text"/>
    <style:style style:name="ListLabel_20_7788" style:display-name="ListLabel 7788" style:family="text"/>
    <style:style style:name="ListLabel_20_7789" style:display-name="ListLabel 7789" style:family="text"/>
    <style:style style:name="ListLabel_20_7790" style:display-name="ListLabel 7790" style:family="text"/>
    <style:style style:name="ListLabel_20_7791" style:display-name="ListLabel 7791" style:family="text"/>
    <style:style style:name="ListLabel_20_7792" style:display-name="ListLabel 7792" style:family="text"/>
    <style:style style:name="ListLabel_20_7793" style:display-name="ListLabel 7793" style:family="text"/>
    <style:style style:name="ListLabel_20_7794" style:display-name="ListLabel 7794" style:family="text"/>
    <style:style style:name="ListLabel_20_7795" style:display-name="ListLabel 7795" style:family="text"/>
    <style:style style:name="ListLabel_20_7796" style:display-name="ListLabel 7796" style:family="text"/>
    <style:style style:name="ListLabel_20_7797" style:display-name="ListLabel 7797" style:family="text"/>
    <style:style style:name="ListLabel_20_7798" style:display-name="ListLabel 7798" style:family="text"/>
    <style:style style:name="ListLabel_20_7799" style:display-name="ListLabel 7799" style:family="text"/>
    <style:style style:name="ListLabel_20_7800" style:display-name="ListLabel 7800" style:family="text"/>
    <style:style style:name="ListLabel_20_7801" style:display-name="ListLabel 7801" style:family="text"/>
    <style:style style:name="ListLabel_20_7802" style:display-name="ListLabel 7802" style:family="text"/>
    <style:style style:name="ListLabel_20_7803" style:display-name="ListLabel 7803" style:family="text"/>
    <style:style style:name="ListLabel_20_7804" style:display-name="ListLabel 7804" style:family="text"/>
    <style:style style:name="ListLabel_20_7805" style:display-name="ListLabel 7805" style:family="text"/>
    <style:style style:name="ListLabel_20_7806" style:display-name="ListLabel 7806" style:family="text"/>
    <style:style style:name="ListLabel_20_7807" style:display-name="ListLabel 7807" style:family="text"/>
    <style:style style:name="ListLabel_20_7808" style:display-name="ListLabel 7808" style:family="text"/>
    <style:style style:name="ListLabel_20_7809" style:display-name="ListLabel 7809" style:family="text"/>
    <style:style style:name="ListLabel_20_7810" style:display-name="ListLabel 7810" style:family="text"/>
    <style:style style:name="ListLabel_20_7811" style:display-name="ListLabel 7811" style:family="text"/>
    <style:style style:name="ListLabel_20_7812" style:display-name="ListLabel 7812" style:family="text"/>
    <style:style style:name="ListLabel_20_7813" style:display-name="ListLabel 7813" style:family="text"/>
    <style:style style:name="ListLabel_20_7814" style:display-name="ListLabel 7814" style:family="text"/>
    <style:style style:name="ListLabel_20_7815" style:display-name="ListLabel 7815" style:family="text"/>
    <style:style style:name="ListLabel_20_7816" style:display-name="ListLabel 7816" style:family="text"/>
    <style:style style:name="ListLabel_20_7817" style:display-name="ListLabel 7817" style:family="text"/>
    <style:style style:name="ListLabel_20_7818" style:display-name="ListLabel 7818" style:family="text"/>
    <style:style style:name="ListLabel_20_7819" style:display-name="ListLabel 7819" style:family="text"/>
    <style:style style:name="ListLabel_20_7820" style:display-name="ListLabel 7820" style:family="text"/>
    <style:style style:name="ListLabel_20_7821" style:display-name="ListLabel 7821" style:family="text"/>
    <style:style style:name="ListLabel_20_7822" style:display-name="ListLabel 7822" style:family="text"/>
    <style:style style:name="ListLabel_20_7823" style:display-name="ListLabel 7823" style:family="text"/>
    <style:style style:name="ListLabel_20_7824" style:display-name="ListLabel 7824" style:family="text"/>
    <style:style style:name="ListLabel_20_7825" style:display-name="ListLabel 7825" style:family="text"/>
    <style:style style:name="ListLabel_20_7826" style:display-name="ListLabel 7826" style:family="text"/>
    <style:style style:name="ListLabel_20_7827" style:display-name="ListLabel 7827" style:family="text"/>
    <style:style style:name="ListLabel_20_7828" style:display-name="ListLabel 7828" style:family="text"/>
    <style:style style:name="ListLabel_20_7829" style:display-name="ListLabel 7829" style:family="text"/>
    <style:style style:name="ListLabel_20_7830" style:display-name="ListLabel 7830" style:family="text"/>
    <style:style style:name="ListLabel_20_7831" style:display-name="ListLabel 7831" style:family="text"/>
    <style:style style:name="ListLabel_20_7832" style:display-name="ListLabel 7832" style:family="text"/>
    <style:style style:name="ListLabel_20_7833" style:display-name="ListLabel 7833" style:family="text"/>
    <style:style style:name="ListLabel_20_7834" style:display-name="ListLabel 7834" style:family="text"/>
    <style:style style:name="ListLabel_20_7835" style:display-name="ListLabel 7835" style:family="text"/>
    <style:style style:name="ListLabel_20_7836" style:display-name="ListLabel 7836" style:family="text"/>
    <style:style style:name="ListLabel_20_7837" style:display-name="ListLabel 7837" style:family="text"/>
    <style:style style:name="ListLabel_20_7838" style:display-name="ListLabel 7838" style:family="text"/>
    <style:style style:name="ListLabel_20_7839" style:display-name="ListLabel 7839" style:family="text"/>
    <style:style style:name="ListLabel_20_7840" style:display-name="ListLabel 7840" style:family="text"/>
    <style:style style:name="ListLabel_20_7841" style:display-name="ListLabel 7841" style:family="text"/>
    <style:style style:name="ListLabel_20_7842" style:display-name="ListLabel 7842" style:family="text"/>
    <style:style style:name="ListLabel_20_7843" style:display-name="ListLabel 7843" style:family="text"/>
    <style:style style:name="ListLabel_20_7844" style:display-name="ListLabel 7844" style:family="text"/>
    <style:style style:name="ListLabel_20_7845" style:display-name="ListLabel 7845" style:family="text"/>
    <style:style style:name="ListLabel_20_7846" style:display-name="ListLabel 7846" style:family="text"/>
    <style:style style:name="ListLabel_20_7847" style:display-name="ListLabel 7847" style:family="text"/>
    <style:style style:name="ListLabel_20_7848" style:display-name="ListLabel 7848" style:family="text"/>
    <style:style style:name="ListLabel_20_7849" style:display-name="ListLabel 7849" style:family="text"/>
    <style:style style:name="ListLabel_20_7850" style:display-name="ListLabel 7850" style:family="text"/>
    <style:style style:name="ListLabel_20_7851" style:display-name="ListLabel 7851" style:family="text"/>
    <style:style style:name="ListLabel_20_7852" style:display-name="ListLabel 7852" style:family="text"/>
    <style:style style:name="ListLabel_20_7853" style:display-name="ListLabel 7853" style:family="text"/>
    <style:style style:name="ListLabel_20_7854" style:display-name="ListLabel 7854" style:family="text"/>
    <style:style style:name="ListLabel_20_7855" style:display-name="ListLabel 7855" style:family="text"/>
    <style:style style:name="ListLabel_20_7856" style:display-name="ListLabel 7856" style:family="text"/>
    <style:style style:name="ListLabel_20_7857" style:display-name="ListLabel 7857" style:family="text"/>
    <style:style style:name="ListLabel_20_7858" style:display-name="ListLabel 7858" style:family="text"/>
    <style:style style:name="ListLabel_20_7859" style:display-name="ListLabel 7859" style:family="text"/>
    <style:style style:name="ListLabel_20_7860" style:display-name="ListLabel 7860" style:family="text"/>
    <style:style style:name="ListLabel_20_7861" style:display-name="ListLabel 7861" style:family="text"/>
    <style:style style:name="ListLabel_20_7862" style:display-name="ListLabel 7862" style:family="text"/>
    <style:style style:name="ListLabel_20_7863" style:display-name="ListLabel 7863" style:family="text"/>
    <style:style style:name="ListLabel_20_7864" style:display-name="ListLabel 7864" style:family="text"/>
    <style:style style:name="ListLabel_20_7865" style:display-name="ListLabel 7865" style:family="text"/>
    <style:style style:name="ListLabel_20_7866" style:display-name="ListLabel 7866" style:family="text"/>
    <style:style style:name="ListLabel_20_7867" style:display-name="ListLabel 7867" style:family="text"/>
    <style:style style:name="ListLabel_20_7868" style:display-name="ListLabel 7868" style:family="text"/>
    <style:style style:name="ListLabel_20_7869" style:display-name="ListLabel 7869" style:family="text"/>
    <style:style style:name="ListLabel_20_7870" style:display-name="ListLabel 7870" style:family="text"/>
    <style:style style:name="ListLabel_20_7871" style:display-name="ListLabel 7871" style:family="text"/>
    <style:style style:name="ListLabel_20_7872" style:display-name="ListLabel 7872" style:family="text"/>
    <style:style style:name="ListLabel_20_7873" style:display-name="ListLabel 7873" style:family="text"/>
    <style:style style:name="ListLabel_20_7874" style:display-name="ListLabel 7874" style:family="text"/>
    <style:style style:name="ListLabel_20_7875" style:display-name="ListLabel 7875" style:family="text"/>
    <style:style style:name="ListLabel_20_7876" style:display-name="ListLabel 7876" style:family="text"/>
    <style:style style:name="ListLabel_20_7877" style:display-name="ListLabel 7877" style:family="text"/>
    <style:style style:name="ListLabel_20_7878" style:display-name="ListLabel 7878" style:family="text"/>
    <style:style style:name="ListLabel_20_7879" style:display-name="ListLabel 7879" style:family="text"/>
    <style:style style:name="ListLabel_20_7880" style:display-name="ListLabel 7880" style:family="text"/>
    <style:style style:name="ListLabel_20_7881" style:display-name="ListLabel 7881" style:family="text"/>
    <style:style style:name="ListLabel_20_7882" style:display-name="ListLabel 7882" style:family="text"/>
    <style:style style:name="ListLabel_20_7883" style:display-name="ListLabel 7883" style:family="text"/>
    <style:style style:name="ListLabel_20_7884" style:display-name="ListLabel 7884" style:family="text"/>
    <style:style style:name="ListLabel_20_7885" style:display-name="ListLabel 7885" style:family="text"/>
    <style:style style:name="ListLabel_20_7886" style:display-name="ListLabel 7886" style:family="text"/>
    <style:style style:name="ListLabel_20_7887" style:display-name="ListLabel 7887" style:family="text"/>
    <style:style style:name="ListLabel_20_7888" style:display-name="ListLabel 7888" style:family="text"/>
    <style:style style:name="ListLabel_20_7889" style:display-name="ListLabel 7889" style:family="text"/>
    <style:style style:name="ListLabel_20_7890" style:display-name="ListLabel 7890" style:family="text"/>
    <style:style style:name="ListLabel_20_7891" style:display-name="ListLabel 7891" style:family="text"/>
    <style:style style:name="ListLabel_20_7892" style:display-name="ListLabel 7892" style:family="text"/>
    <style:style style:name="ListLabel_20_7893" style:display-name="ListLabel 7893" style:family="text"/>
    <style:style style:name="ListLabel_20_7894" style:display-name="ListLabel 7894" style:family="text"/>
    <style:style style:name="ListLabel_20_7895" style:display-name="ListLabel 7895" style:family="text"/>
    <style:style style:name="ListLabel_20_7896" style:display-name="ListLabel 7896" style:family="text"/>
    <style:style style:name="ListLabel_20_7897" style:display-name="ListLabel 7897" style:family="text"/>
    <style:style style:name="ListLabel_20_7898" style:display-name="ListLabel 7898" style:family="text"/>
    <style:style style:name="ListLabel_20_7899" style:display-name="ListLabel 7899" style:family="text"/>
    <style:style style:name="ListLabel_20_7900" style:display-name="ListLabel 7900" style:family="text"/>
    <style:style style:name="ListLabel_20_7901" style:display-name="ListLabel 7901" style:family="text"/>
    <style:style style:name="ListLabel_20_7902" style:display-name="ListLabel 7902" style:family="text"/>
    <style:style style:name="ListLabel_20_7903" style:display-name="ListLabel 7903" style:family="text"/>
    <style:style style:name="ListLabel_20_7904" style:display-name="ListLabel 7904" style:family="text"/>
    <style:style style:name="ListLabel_20_7905" style:display-name="ListLabel 7905" style:family="text"/>
    <style:style style:name="ListLabel_20_7906" style:display-name="ListLabel 7906" style:family="text"/>
    <style:style style:name="ListLabel_20_7907" style:display-name="ListLabel 7907" style:family="text"/>
    <style:style style:name="ListLabel_20_7908" style:display-name="ListLabel 7908" style:family="text"/>
    <style:style style:name="ListLabel_20_7909" style:display-name="ListLabel 7909" style:family="text"/>
    <style:style style:name="ListLabel_20_7910" style:display-name="ListLabel 7910" style:family="text"/>
    <style:style style:name="ListLabel_20_7911" style:display-name="ListLabel 7911" style:family="text"/>
    <style:style style:name="ListLabel_20_7912" style:display-name="ListLabel 7912" style:family="text"/>
    <style:style style:name="ListLabel_20_7913" style:display-name="ListLabel 7913" style:family="text"/>
    <style:style style:name="ListLabel_20_7914" style:display-name="ListLabel 7914" style:family="text"/>
    <style:style style:name="ListLabel_20_7915" style:display-name="ListLabel 7915" style:family="text"/>
    <style:style style:name="ListLabel_20_7916" style:display-name="ListLabel 7916" style:family="text"/>
    <style:style style:name="ListLabel_20_7917" style:display-name="ListLabel 7917" style:family="text"/>
    <style:style style:name="ListLabel_20_7918" style:display-name="ListLabel 7918" style:family="text"/>
    <style:style style:name="ListLabel_20_7919" style:display-name="ListLabel 7919" style:family="text"/>
    <style:style style:name="ListLabel_20_7920" style:display-name="ListLabel 7920" style:family="text"/>
    <style:style style:name="ListLabel_20_7921" style:display-name="ListLabel 7921" style:family="text"/>
    <style:style style:name="ListLabel_20_7922" style:display-name="ListLabel 7922" style:family="text"/>
    <style:style style:name="ListLabel_20_7923" style:display-name="ListLabel 7923" style:family="text"/>
    <style:style style:name="ListLabel_20_7924" style:display-name="ListLabel 7924" style:family="text"/>
    <style:style style:name="ListLabel_20_7925" style:display-name="ListLabel 7925" style:family="text"/>
    <style:style style:name="ListLabel_20_7926" style:display-name="ListLabel 7926" style:family="text"/>
    <style:style style:name="ListLabel_20_7927" style:display-name="ListLabel 7927" style:family="text"/>
    <style:style style:name="ListLabel_20_7928" style:display-name="ListLabel 7928" style:family="text"/>
    <style:style style:name="ListLabel_20_7929" style:display-name="ListLabel 7929" style:family="text"/>
    <style:style style:name="ListLabel_20_7930" style:display-name="ListLabel 7930" style:family="text"/>
    <style:style style:name="ListLabel_20_7931" style:display-name="ListLabel 7931" style:family="text"/>
    <style:style style:name="ListLabel_20_7932" style:display-name="ListLabel 7932" style:family="text"/>
    <style:style style:name="ListLabel_20_7933" style:display-name="ListLabel 7933" style:family="text"/>
    <style:style style:name="ListLabel_20_7934" style:display-name="ListLabel 7934" style:family="text"/>
    <style:style style:name="ListLabel_20_7935" style:display-name="ListLabel 7935" style:family="text"/>
    <style:style style:name="ListLabel_20_7936" style:display-name="ListLabel 7936" style:family="text"/>
    <style:style style:name="ListLabel_20_7937" style:display-name="ListLabel 7937" style:family="text"/>
    <style:style style:name="ListLabel_20_7938" style:display-name="ListLabel 7938" style:family="text"/>
    <style:style style:name="ListLabel_20_7939" style:display-name="ListLabel 7939" style:family="text"/>
    <style:style style:name="ListLabel_20_7940" style:display-name="ListLabel 7940" style:family="text"/>
    <style:style style:name="ListLabel_20_7941" style:display-name="ListLabel 7941" style:family="text"/>
    <style:style style:name="ListLabel_20_7942" style:display-name="ListLabel 7942" style:family="text"/>
    <style:style style:name="ListLabel_20_7943" style:display-name="ListLabel 7943" style:family="text"/>
    <style:style style:name="ListLabel_20_7944" style:display-name="ListLabel 7944" style:family="text"/>
    <style:style style:name="ListLabel_20_7945" style:display-name="ListLabel 7945" style:family="text"/>
    <style:style style:name="ListLabel_20_7946" style:display-name="ListLabel 7946" style:family="text"/>
    <style:style style:name="ListLabel_20_7947" style:display-name="ListLabel 7947" style:family="text"/>
    <style:style style:name="ListLabel_20_7948" style:display-name="ListLabel 7948" style:family="text"/>
    <style:style style:name="ListLabel_20_7949" style:display-name="ListLabel 7949" style:family="text"/>
    <style:style style:name="ListLabel_20_7950" style:display-name="ListLabel 7950" style:family="text"/>
    <style:style style:name="ListLabel_20_7951" style:display-name="ListLabel 7951" style:family="text"/>
    <style:style style:name="ListLabel_20_7952" style:display-name="ListLabel 7952" style:family="text"/>
    <style:style style:name="ListLabel_20_7953" style:display-name="ListLabel 7953" style:family="text"/>
    <style:style style:name="ListLabel_20_7954" style:display-name="ListLabel 7954" style:family="text"/>
    <style:style style:name="ListLabel_20_7955" style:display-name="ListLabel 7955" style:family="text"/>
    <style:style style:name="ListLabel_20_7956" style:display-name="ListLabel 7956" style:family="text"/>
    <style:style style:name="ListLabel_20_7957" style:display-name="ListLabel 7957" style:family="text"/>
    <style:style style:name="ListLabel_20_7958" style:display-name="ListLabel 7958" style:family="text"/>
    <style:style style:name="ListLabel_20_7959" style:display-name="ListLabel 7959" style:family="text"/>
    <style:style style:name="ListLabel_20_7960" style:display-name="ListLabel 7960" style:family="text"/>
    <style:style style:name="ListLabel_20_7961" style:display-name="ListLabel 7961" style:family="text"/>
    <style:style style:name="ListLabel_20_7962" style:display-name="ListLabel 7962" style:family="text"/>
    <style:style style:name="ListLabel_20_7963" style:display-name="ListLabel 7963" style:family="text"/>
    <style:style style:name="ListLabel_20_7964" style:display-name="ListLabel 7964" style:family="text"/>
    <style:style style:name="ListLabel_20_7965" style:display-name="ListLabel 7965" style:family="text"/>
    <style:style style:name="ListLabel_20_7966" style:display-name="ListLabel 7966" style:family="text"/>
    <style:style style:name="ListLabel_20_7967" style:display-name="ListLabel 7967" style:family="text"/>
    <style:style style:name="ListLabel_20_7968" style:display-name="ListLabel 7968" style:family="text"/>
    <style:style style:name="ListLabel_20_7969" style:display-name="ListLabel 7969" style:family="text"/>
    <style:style style:name="ListLabel_20_7970" style:display-name="ListLabel 7970" style:family="text"/>
    <style:style style:name="ListLabel_20_7971" style:display-name="ListLabel 7971" style:family="text"/>
    <style:style style:name="ListLabel_20_7972" style:display-name="ListLabel 7972" style:family="text"/>
    <style:style style:name="ListLabel_20_7973" style:display-name="ListLabel 7973" style:family="text"/>
    <style:style style:name="ListLabel_20_7974" style:display-name="ListLabel 7974" style:family="text"/>
    <style:style style:name="ListLabel_20_7975" style:display-name="ListLabel 7975" style:family="text"/>
    <style:style style:name="ListLabel_20_7976" style:display-name="ListLabel 7976" style:family="text"/>
    <style:style style:name="ListLabel_20_7977" style:display-name="ListLabel 7977" style:family="text"/>
    <style:style style:name="ListLabel_20_7978" style:display-name="ListLabel 7978" style:family="text"/>
    <style:style style:name="ListLabel_20_7979" style:display-name="ListLabel 7979" style:family="text"/>
    <style:style style:name="ListLabel_20_7980" style:display-name="ListLabel 7980" style:family="text"/>
    <style:style style:name="ListLabel_20_7981" style:display-name="ListLabel 7981" style:family="text"/>
    <style:style style:name="ListLabel_20_7982" style:display-name="ListLabel 7982" style:family="text"/>
    <style:style style:name="ListLabel_20_7983" style:display-name="ListLabel 7983" style:family="text"/>
    <style:style style:name="ListLabel_20_7984" style:display-name="ListLabel 7984" style:family="text"/>
    <style:style style:name="ListLabel_20_7985" style:display-name="ListLabel 7985" style:family="text"/>
    <style:style style:name="ListLabel_20_7986" style:display-name="ListLabel 7986" style:family="text"/>
    <style:style style:name="ListLabel_20_7987" style:display-name="ListLabel 7987" style:family="text"/>
    <style:style style:name="ListLabel_20_7988" style:display-name="ListLabel 7988" style:family="text"/>
    <style:style style:name="ListLabel_20_7989" style:display-name="ListLabel 7989" style:family="text"/>
    <style:style style:name="ListLabel_20_7990" style:display-name="ListLabel 7990" style:family="text"/>
    <style:style style:name="ListLabel_20_7991" style:display-name="ListLabel 7991" style:family="text"/>
    <style:style style:name="ListLabel_20_7992" style:display-name="ListLabel 7992" style:family="text"/>
    <style:style style:name="ListLabel_20_7993" style:display-name="ListLabel 7993" style:family="text"/>
    <style:style style:name="ListLabel_20_7994" style:display-name="ListLabel 7994" style:family="text"/>
    <style:style style:name="ListLabel_20_7995" style:display-name="ListLabel 7995" style:family="text"/>
    <style:style style:name="ListLabel_20_7996" style:display-name="ListLabel 7996" style:family="text"/>
    <style:style style:name="ListLabel_20_7997" style:display-name="ListLabel 7997" style:family="text"/>
    <style:style style:name="ListLabel_20_7998" style:display-name="ListLabel 7998" style:family="text"/>
    <style:style style:name="ListLabel_20_7999" style:display-name="ListLabel 7999" style:family="text"/>
    <style:style style:name="ListLabel_20_8000" style:display-name="ListLabel 8000" style:family="text"/>
    <style:style style:name="ListLabel_20_8001" style:display-name="ListLabel 8001" style:family="text"/>
    <style:style style:name="ListLabel_20_8002" style:display-name="ListLabel 8002" style:family="text"/>
    <style:style style:name="ListLabel_20_8003" style:display-name="ListLabel 8003" style:family="text"/>
    <style:style style:name="ListLabel_20_8004" style:display-name="ListLabel 8004" style:family="text"/>
    <style:style style:name="ListLabel_20_8005" style:display-name="ListLabel 8005" style:family="text"/>
    <style:style style:name="ListLabel_20_8006" style:display-name="ListLabel 8006" style:family="text"/>
    <style:style style:name="ListLabel_20_8007" style:display-name="ListLabel 8007" style:family="text"/>
    <style:style style:name="ListLabel_20_8008" style:display-name="ListLabel 8008" style:family="text"/>
    <style:style style:name="ListLabel_20_8009" style:display-name="ListLabel 8009" style:family="text"/>
    <style:style style:name="ListLabel_20_8010" style:display-name="ListLabel 8010" style:family="text"/>
    <style:style style:name="ListLabel_20_8011" style:display-name="ListLabel 8011" style:family="text"/>
    <style:style style:name="ListLabel_20_8012" style:display-name="ListLabel 8012" style:family="text"/>
    <style:style style:name="ListLabel_20_8013" style:display-name="ListLabel 8013" style:family="text"/>
    <style:style style:name="ListLabel_20_8014" style:display-name="ListLabel 8014" style:family="text"/>
    <style:style style:name="ListLabel_20_8015" style:display-name="ListLabel 8015" style:family="text"/>
    <style:style style:name="ListLabel_20_8016" style:display-name="ListLabel 8016" style:family="text"/>
    <style:style style:name="ListLabel_20_8017" style:display-name="ListLabel 8017" style:family="text"/>
    <style:style style:name="ListLabel_20_8018" style:display-name="ListLabel 8018" style:family="text"/>
    <style:style style:name="ListLabel_20_8019" style:display-name="ListLabel 8019" style:family="text"/>
    <style:style style:name="ListLabel_20_8020" style:display-name="ListLabel 8020" style:family="text"/>
    <style:style style:name="ListLabel_20_8021" style:display-name="ListLabel 8021" style:family="text"/>
    <style:style style:name="ListLabel_20_8022" style:display-name="ListLabel 8022" style:family="text"/>
    <style:style style:name="ListLabel_20_8023" style:display-name="ListLabel 8023" style:family="text"/>
    <style:style style:name="ListLabel_20_8024" style:display-name="ListLabel 8024" style:family="text"/>
    <style:style style:name="ListLabel_20_8025" style:display-name="ListLabel 8025" style:family="text"/>
    <style:style style:name="ListLabel_20_8026" style:display-name="ListLabel 8026" style:family="text"/>
    <style:style style:name="ListLabel_20_8027" style:display-name="ListLabel 8027" style:family="text"/>
    <style:style style:name="ListLabel_20_8028" style:display-name="ListLabel 8028" style:family="text"/>
    <style:style style:name="ListLabel_20_8029" style:display-name="ListLabel 8029" style:family="text"/>
    <style:style style:name="ListLabel_20_8030" style:display-name="ListLabel 8030" style:family="text"/>
    <style:style style:name="ListLabel_20_8031" style:display-name="ListLabel 8031" style:family="text"/>
    <style:style style:name="ListLabel_20_8032" style:display-name="ListLabel 8032" style:family="text"/>
    <style:style style:name="ListLabel_20_8033" style:display-name="ListLabel 8033" style:family="text"/>
    <style:style style:name="ListLabel_20_8034" style:display-name="ListLabel 8034" style:family="text"/>
    <style:style style:name="ListLabel_20_8035" style:display-name="ListLabel 8035" style:family="text"/>
    <style:style style:name="ListLabel_20_8036" style:display-name="ListLabel 8036" style:family="text"/>
    <style:style style:name="ListLabel_20_8037" style:display-name="ListLabel 8037" style:family="text"/>
    <style:style style:name="ListLabel_20_8038" style:display-name="ListLabel 8038" style:family="text"/>
    <style:style style:name="ListLabel_20_8039" style:display-name="ListLabel 8039" style:family="text"/>
    <style:style style:name="ListLabel_20_8040" style:display-name="ListLabel 8040" style:family="text"/>
    <style:style style:name="ListLabel_20_8041" style:display-name="ListLabel 8041" style:family="text"/>
    <style:style style:name="ListLabel_20_8042" style:display-name="ListLabel 8042" style:family="text"/>
    <style:style style:name="ListLabel_20_8043" style:display-name="ListLabel 8043" style:family="text"/>
    <style:style style:name="ListLabel_20_8044" style:display-name="ListLabel 8044" style:family="text"/>
    <style:style style:name="ListLabel_20_8045" style:display-name="ListLabel 8045" style:family="text"/>
    <style:style style:name="ListLabel_20_8046" style:display-name="ListLabel 8046" style:family="text"/>
    <style:style style:name="ListLabel_20_8047" style:display-name="ListLabel 8047" style:family="text"/>
    <style:style style:name="ListLabel_20_8048" style:display-name="ListLabel 8048" style:family="text"/>
    <style:style style:name="ListLabel_20_8049" style:display-name="ListLabel 8049" style:family="text"/>
    <style:style style:name="ListLabel_20_8050" style:display-name="ListLabel 8050" style:family="text"/>
    <style:style style:name="ListLabel_20_8051" style:display-name="ListLabel 8051" style:family="text"/>
    <style:style style:name="ListLabel_20_8052" style:display-name="ListLabel 8052" style:family="text"/>
    <style:style style:name="ListLabel_20_8053" style:display-name="ListLabel 8053" style:family="text"/>
    <style:style style:name="ListLabel_20_8054" style:display-name="ListLabel 8054" style:family="text"/>
    <style:style style:name="ListLabel_20_8055" style:display-name="ListLabel 8055" style:family="text"/>
    <style:style style:name="ListLabel_20_8056" style:display-name="ListLabel 8056" style:family="text"/>
    <style:style style:name="ListLabel_20_8057" style:display-name="ListLabel 8057" style:family="text"/>
    <style:style style:name="ListLabel_20_8058" style:display-name="ListLabel 8058" style:family="text"/>
    <style:style style:name="ListLabel_20_8059" style:display-name="ListLabel 8059" style:family="text"/>
    <style:style style:name="ListLabel_20_8060" style:display-name="ListLabel 8060" style:family="text"/>
    <style:style style:name="ListLabel_20_8061" style:display-name="ListLabel 8061" style:family="text"/>
    <style:style style:name="ListLabel_20_8062" style:display-name="ListLabel 8062" style:family="text"/>
    <style:style style:name="ListLabel_20_8063" style:display-name="ListLabel 8063" style:family="text"/>
    <style:style style:name="ListLabel_20_8064" style:display-name="ListLabel 8064" style:family="text"/>
    <style:style style:name="ListLabel_20_8065" style:display-name="ListLabel 8065" style:family="text"/>
    <style:style style:name="ListLabel_20_8066" style:display-name="ListLabel 8066" style:family="text"/>
    <style:style style:name="ListLabel_20_8067" style:display-name="ListLabel 8067" style:family="text"/>
    <style:style style:name="ListLabel_20_8068" style:display-name="ListLabel 8068" style:family="text"/>
    <style:style style:name="ListLabel_20_8069" style:display-name="ListLabel 8069" style:family="text"/>
    <style:style style:name="ListLabel_20_8070" style:display-name="ListLabel 8070" style:family="text"/>
    <style:style style:name="ListLabel_20_8071" style:display-name="ListLabel 8071" style:family="text"/>
    <style:style style:name="ListLabel_20_8072" style:display-name="ListLabel 8072" style:family="text"/>
    <style:style style:name="ListLabel_20_8073" style:display-name="ListLabel 8073" style:family="text"/>
    <style:style style:name="ListLabel_20_8074" style:display-name="ListLabel 8074" style:family="text"/>
    <style:style style:name="ListLabel_20_8075" style:display-name="ListLabel 8075" style:family="text"/>
    <style:style style:name="ListLabel_20_8076" style:display-name="ListLabel 8076" style:family="text"/>
    <style:style style:name="ListLabel_20_8077" style:display-name="ListLabel 8077" style:family="text"/>
    <style:style style:name="ListLabel_20_8078" style:display-name="ListLabel 8078" style:family="text"/>
    <style:style style:name="ListLabel_20_8079" style:display-name="ListLabel 8079" style:family="text"/>
    <style:style style:name="ListLabel_20_8080" style:display-name="ListLabel 8080" style:family="text"/>
    <style:style style:name="ListLabel_20_8081" style:display-name="ListLabel 8081" style:family="text"/>
    <style:style style:name="ListLabel_20_8082" style:display-name="ListLabel 8082" style:family="text"/>
    <style:style style:name="ListLabel_20_8083" style:display-name="ListLabel 8083" style:family="text"/>
    <style:style style:name="ListLabel_20_8084" style:display-name="ListLabel 8084" style:family="text"/>
    <style:style style:name="ListLabel_20_8085" style:display-name="ListLabel 8085" style:family="text"/>
    <style:style style:name="ListLabel_20_8086" style:display-name="ListLabel 8086" style:family="text"/>
    <style:style style:name="ListLabel_20_8087" style:display-name="ListLabel 8087" style:family="text"/>
    <style:style style:name="ListLabel_20_8088" style:display-name="ListLabel 8088" style:family="text"/>
    <style:style style:name="ListLabel_20_8089" style:display-name="ListLabel 8089" style:family="text"/>
    <style:style style:name="ListLabel_20_8090" style:display-name="ListLabel 8090" style:family="text"/>
    <style:style style:name="ListLabel_20_8091" style:display-name="ListLabel 8091" style:family="text"/>
    <style:style style:name="ListLabel_20_8092" style:display-name="ListLabel 8092" style:family="text"/>
    <style:style style:name="ListLabel_20_8093" style:display-name="ListLabel 8093" style:family="text"/>
    <style:style style:name="ListLabel_20_8094" style:display-name="ListLabel 8094" style:family="text"/>
    <style:style style:name="ListLabel_20_8095" style:display-name="ListLabel 8095" style:family="text"/>
    <style:style style:name="ListLabel_20_8096" style:display-name="ListLabel 8096" style:family="text"/>
    <style:style style:name="ListLabel_20_8097" style:display-name="ListLabel 8097" style:family="text"/>
    <style:style style:name="ListLabel_20_8098" style:display-name="ListLabel 8098" style:family="text"/>
    <style:style style:name="ListLabel_20_8099" style:display-name="ListLabel 8099" style:family="text"/>
    <style:style style:name="ListLabel_20_8100" style:display-name="ListLabel 8100" style:family="text"/>
    <style:style style:name="ListLabel_20_8101" style:display-name="ListLabel 8101" style:family="text"/>
    <style:style style:name="ListLabel_20_8102" style:display-name="ListLabel 8102" style:family="text"/>
    <style:style style:name="ListLabel_20_8103" style:display-name="ListLabel 8103" style:family="text"/>
    <style:style style:name="ListLabel_20_8104" style:display-name="ListLabel 8104" style:family="text"/>
    <style:style style:name="ListLabel_20_8105" style:display-name="ListLabel 8105" style:family="text"/>
    <style:style style:name="ListLabel_20_8106" style:display-name="ListLabel 8106" style:family="text"/>
    <style:style style:name="ListLabel_20_8107" style:display-name="ListLabel 8107" style:family="text"/>
    <style:style style:name="ListLabel_20_8108" style:display-name="ListLabel 8108" style:family="text"/>
    <style:style style:name="ListLabel_20_8109" style:display-name="ListLabel 8109" style:family="text"/>
    <style:style style:name="ListLabel_20_8110" style:display-name="ListLabel 8110" style:family="text"/>
    <style:style style:name="ListLabel_20_8111" style:display-name="ListLabel 8111" style:family="text"/>
    <style:style style:name="ListLabel_20_8112" style:display-name="ListLabel 8112" style:family="text"/>
    <style:style style:name="ListLabel_20_8113" style:display-name="ListLabel 8113" style:family="text"/>
    <style:style style:name="ListLabel_20_8114" style:display-name="ListLabel 8114" style:family="text"/>
    <style:style style:name="ListLabel_20_8115" style:display-name="ListLabel 8115" style:family="text"/>
    <style:style style:name="ListLabel_20_8116" style:display-name="ListLabel 8116" style:family="text"/>
    <style:style style:name="ListLabel_20_8117" style:display-name="ListLabel 8117" style:family="text"/>
    <style:style style:name="ListLabel_20_8118" style:display-name="ListLabel 8118" style:family="text"/>
    <style:style style:name="ListLabel_20_8119" style:display-name="ListLabel 8119" style:family="text"/>
    <style:style style:name="ListLabel_20_8120" style:display-name="ListLabel 8120" style:family="text"/>
    <style:style style:name="ListLabel_20_8121" style:display-name="ListLabel 8121" style:family="text"/>
    <style:style style:name="ListLabel_20_8122" style:display-name="ListLabel 8122" style:family="text"/>
    <style:style style:name="ListLabel_20_8123" style:display-name="ListLabel 8123" style:family="text"/>
    <style:style style:name="ListLabel_20_8124" style:display-name="ListLabel 8124" style:family="text"/>
    <style:style style:name="ListLabel_20_8125" style:display-name="ListLabel 8125" style:family="text"/>
    <style:style style:name="ListLabel_20_8126" style:display-name="ListLabel 8126" style:family="text"/>
    <style:style style:name="ListLabel_20_8127" style:display-name="ListLabel 8127" style:family="text"/>
    <style:style style:name="ListLabel_20_8128" style:display-name="ListLabel 8128" style:family="text"/>
    <style:style style:name="ListLabel_20_8129" style:display-name="ListLabel 8129" style:family="text"/>
    <style:style style:name="ListLabel_20_8130" style:display-name="ListLabel 8130" style:family="text"/>
    <style:style style:name="ListLabel_20_8131" style:display-name="ListLabel 8131" style:family="text"/>
    <style:style style:name="ListLabel_20_8132" style:display-name="ListLabel 8132" style:family="text"/>
    <style:style style:name="ListLabel_20_8133" style:display-name="ListLabel 8133" style:family="text"/>
    <style:style style:name="ListLabel_20_8134" style:display-name="ListLabel 8134" style:family="text"/>
    <style:style style:name="ListLabel_20_8135" style:display-name="ListLabel 8135" style:family="text"/>
    <style:style style:name="ListLabel_20_8136" style:display-name="ListLabel 8136" style:family="text"/>
    <style:style style:name="ListLabel_20_8137" style:display-name="ListLabel 8137" style:family="text"/>
    <style:style style:name="ListLabel_20_8138" style:display-name="ListLabel 8138" style:family="text"/>
    <style:style style:name="ListLabel_20_8139" style:display-name="ListLabel 8139" style:family="text"/>
    <style:style style:name="ListLabel_20_8140" style:display-name="ListLabel 8140" style:family="text"/>
    <style:style style:name="ListLabel_20_8141" style:display-name="ListLabel 8141" style:family="text"/>
    <style:style style:name="ListLabel_20_8142" style:display-name="ListLabel 8142" style:family="text"/>
    <style:style style:name="ListLabel_20_8143" style:display-name="ListLabel 8143" style:family="text"/>
    <style:style style:name="ListLabel_20_8144" style:display-name="ListLabel 8144" style:family="text"/>
    <style:style style:name="ListLabel_20_8145" style:display-name="ListLabel 8145" style:family="text"/>
    <style:style style:name="ListLabel_20_8146" style:display-name="ListLabel 8146" style:family="text"/>
    <style:style style:name="ListLabel_20_8147" style:display-name="ListLabel 8147" style:family="text"/>
    <style:style style:name="ListLabel_20_8148" style:display-name="ListLabel 8148" style:family="text"/>
    <style:style style:name="ListLabel_20_8149" style:display-name="ListLabel 8149" style:family="text"/>
    <style:style style:name="ListLabel_20_8150" style:display-name="ListLabel 8150" style:family="text"/>
    <style:style style:name="ListLabel_20_8151" style:display-name="ListLabel 8151" style:family="text"/>
    <style:style style:name="ListLabel_20_8152" style:display-name="ListLabel 8152" style:family="text"/>
    <style:style style:name="ListLabel_20_8153" style:display-name="ListLabel 8153" style:family="text"/>
    <style:style style:name="ListLabel_20_8154" style:display-name="ListLabel 8154" style:family="text"/>
    <style:style style:name="ListLabel_20_8155" style:display-name="ListLabel 8155" style:family="text"/>
    <style:style style:name="ListLabel_20_8156" style:display-name="ListLabel 8156" style:family="text"/>
    <style:style style:name="ListLabel_20_8157" style:display-name="ListLabel 8157" style:family="text"/>
    <style:style style:name="ListLabel_20_8158" style:display-name="ListLabel 8158" style:family="text"/>
    <style:style style:name="ListLabel_20_8159" style:display-name="ListLabel 8159" style:family="text"/>
    <style:style style:name="ListLabel_20_8160" style:display-name="ListLabel 8160" style:family="text"/>
    <style:style style:name="ListLabel_20_8161" style:display-name="ListLabel 8161" style:family="text"/>
    <style:style style:name="ListLabel_20_8162" style:display-name="ListLabel 8162" style:family="text"/>
    <style:style style:name="ListLabel_20_8163" style:display-name="ListLabel 8163" style:family="text"/>
    <style:style style:name="ListLabel_20_8164" style:display-name="ListLabel 8164" style:family="text"/>
    <style:style style:name="ListLabel_20_8165" style:display-name="ListLabel 8165" style:family="text"/>
    <style:style style:name="ListLabel_20_8166" style:display-name="ListLabel 8166" style:family="text"/>
    <style:style style:name="ListLabel_20_8167" style:display-name="ListLabel 8167" style:family="text"/>
    <style:style style:name="ListLabel_20_8168" style:display-name="ListLabel 8168" style:family="text"/>
    <style:style style:name="ListLabel_20_8169" style:display-name="ListLabel 8169" style:family="text"/>
    <style:style style:name="ListLabel_20_8170" style:display-name="ListLabel 8170" style:family="text"/>
    <style:style style:name="ListLabel_20_8171" style:display-name="ListLabel 8171" style:family="text"/>
    <style:style style:name="ListLabel_20_8172" style:display-name="ListLabel 8172" style:family="text"/>
    <style:style style:name="ListLabel_20_8173" style:display-name="ListLabel 8173" style:family="text"/>
    <style:style style:name="ListLabel_20_8174" style:display-name="ListLabel 8174" style:family="text"/>
    <style:style style:name="ListLabel_20_8175" style:display-name="ListLabel 8175" style:family="text"/>
    <style:style style:name="ListLabel_20_8176" style:display-name="ListLabel 8176" style:family="text"/>
    <style:style style:name="ListLabel_20_8177" style:display-name="ListLabel 8177" style:family="text"/>
    <style:style style:name="ListLabel_20_8178" style:display-name="ListLabel 8178" style:family="text"/>
    <style:style style:name="ListLabel_20_8179" style:display-name="ListLabel 8179" style:family="text"/>
    <style:style style:name="ListLabel_20_8180" style:display-name="ListLabel 8180" style:family="text"/>
    <style:style style:name="ListLabel_20_8181" style:display-name="ListLabel 8181" style:family="text"/>
    <style:style style:name="ListLabel_20_8182" style:display-name="ListLabel 8182" style:family="text"/>
    <style:style style:name="ListLabel_20_8183" style:display-name="ListLabel 8183" style:family="text"/>
    <style:style style:name="ListLabel_20_8184" style:display-name="ListLabel 8184" style:family="text"/>
    <style:style style:name="ListLabel_20_8185" style:display-name="ListLabel 8185" style:family="text"/>
    <style:style style:name="ListLabel_20_8186" style:display-name="ListLabel 8186" style:family="text"/>
    <style:style style:name="ListLabel_20_8187" style:display-name="ListLabel 8187" style:family="text"/>
    <style:style style:name="ListLabel_20_8188" style:display-name="ListLabel 8188" style:family="text"/>
    <style:style style:name="ListLabel_20_8189" style:display-name="ListLabel 8189" style:family="text"/>
    <style:style style:name="ListLabel_20_8190" style:display-name="ListLabel 8190" style:family="text"/>
    <style:style style:name="ListLabel_20_8191" style:display-name="ListLabel 8191" style:family="text"/>
    <style:style style:name="ListLabel_20_8192" style:display-name="ListLabel 8192" style:family="text"/>
    <style:style style:name="ListLabel_20_8193" style:display-name="ListLabel 8193" style:family="text"/>
    <style:style style:name="ListLabel_20_8194" style:display-name="ListLabel 8194" style:family="text"/>
    <style:style style:name="ListLabel_20_8195" style:display-name="ListLabel 8195" style:family="text"/>
    <style:style style:name="ListLabel_20_8196" style:display-name="ListLabel 8196" style:family="text"/>
    <style:style style:name="ListLabel_20_8197" style:display-name="ListLabel 8197" style:family="text"/>
    <style:style style:name="ListLabel_20_8198" style:display-name="ListLabel 8198" style:family="text"/>
    <style:style style:name="ListLabel_20_8199" style:display-name="ListLabel 8199" style:family="text"/>
    <style:style style:name="ListLabel_20_8200" style:display-name="ListLabel 8200" style:family="text"/>
    <style:style style:name="ListLabel_20_8201" style:display-name="ListLabel 8201" style:family="text"/>
    <style:style style:name="ListLabel_20_8202" style:display-name="ListLabel 8202" style:family="text"/>
    <style:style style:name="ListLabel_20_8203" style:display-name="ListLabel 8203" style:family="text"/>
    <style:style style:name="ListLabel_20_8204" style:display-name="ListLabel 8204" style:family="text"/>
    <style:style style:name="ListLabel_20_8205" style:display-name="ListLabel 8205" style:family="text"/>
    <style:style style:name="ListLabel_20_8206" style:display-name="ListLabel 8206" style:family="text"/>
    <style:style style:name="ListLabel_20_8207" style:display-name="ListLabel 8207" style:family="text"/>
    <style:style style:name="ListLabel_20_8208" style:display-name="ListLabel 8208" style:family="text"/>
    <style:style style:name="ListLabel_20_8209" style:display-name="ListLabel 8209" style:family="text"/>
    <style:style style:name="ListLabel_20_8210" style:display-name="ListLabel 8210" style:family="text"/>
    <style:style style:name="ListLabel_20_8211" style:display-name="ListLabel 8211" style:family="text"/>
    <style:style style:name="ListLabel_20_8212" style:display-name="ListLabel 8212" style:family="text"/>
    <style:style style:name="ListLabel_20_8213" style:display-name="ListLabel 8213" style:family="text"/>
    <style:style style:name="ListLabel_20_8214" style:display-name="ListLabel 8214" style:family="text"/>
    <style:style style:name="ListLabel_20_8215" style:display-name="ListLabel 8215" style:family="text"/>
    <style:style style:name="ListLabel_20_8216" style:display-name="ListLabel 8216" style:family="text"/>
    <style:style style:name="ListLabel_20_8217" style:display-name="ListLabel 8217" style:family="text"/>
    <style:style style:name="ListLabel_20_8218" style:display-name="ListLabel 8218" style:family="text"/>
    <style:style style:name="ListLabel_20_8219" style:display-name="ListLabel 8219" style:family="text"/>
    <style:style style:name="ListLabel_20_8220" style:display-name="ListLabel 8220" style:family="text"/>
    <style:style style:name="ListLabel_20_8221" style:display-name="ListLabel 8221" style:family="text"/>
    <style:style style:name="ListLabel_20_8222" style:display-name="ListLabel 8222" style:family="text"/>
    <style:style style:name="ListLabel_20_8223" style:display-name="ListLabel 8223" style:family="text"/>
    <style:style style:name="ListLabel_20_8224" style:display-name="ListLabel 8224" style:family="text"/>
    <style:style style:name="ListLabel_20_8225" style:display-name="ListLabel 8225" style:family="text"/>
    <style:style style:name="ListLabel_20_8226" style:display-name="ListLabel 8226" style:family="text"/>
    <style:style style:name="ListLabel_20_8227" style:display-name="ListLabel 8227" style:family="text"/>
    <style:style style:name="ListLabel_20_8228" style:display-name="ListLabel 8228" style:family="text"/>
    <style:style style:name="ListLabel_20_8229" style:display-name="ListLabel 8229" style:family="text"/>
    <style:style style:name="ListLabel_20_8230" style:display-name="ListLabel 8230" style:family="text"/>
    <style:style style:name="ListLabel_20_8231" style:display-name="ListLabel 8231" style:family="text"/>
    <style:style style:name="ListLabel_20_8232" style:display-name="ListLabel 8232" style:family="text"/>
    <style:style style:name="ListLabel_20_8233" style:display-name="ListLabel 8233" style:family="text"/>
    <style:style style:name="ListLabel_20_8234" style:display-name="ListLabel 8234" style:family="text"/>
    <style:style style:name="ListLabel_20_8235" style:display-name="ListLabel 8235" style:family="text"/>
    <style:style style:name="ListLabel_20_8236" style:display-name="ListLabel 8236" style:family="text"/>
    <style:style style:name="ListLabel_20_8237" style:display-name="ListLabel 8237" style:family="text"/>
    <style:style style:name="ListLabel_20_8238" style:display-name="ListLabel 8238" style:family="text"/>
    <style:style style:name="ListLabel_20_8239" style:display-name="ListLabel 8239" style:family="text"/>
    <style:style style:name="ListLabel_20_8240" style:display-name="ListLabel 8240" style:family="text"/>
    <style:style style:name="ListLabel_20_8241" style:display-name="ListLabel 8241" style:family="text"/>
    <style:style style:name="ListLabel_20_8242" style:display-name="ListLabel 8242" style:family="text"/>
    <style:style style:name="ListLabel_20_8243" style:display-name="ListLabel 8243" style:family="text"/>
    <style:style style:name="ListLabel_20_8244" style:display-name="ListLabel 8244" style:family="text"/>
    <style:style style:name="ListLabel_20_8245" style:display-name="ListLabel 8245" style:family="text"/>
    <style:style style:name="ListLabel_20_8246" style:display-name="ListLabel 8246" style:family="text"/>
    <style:style style:name="ListLabel_20_8247" style:display-name="ListLabel 8247" style:family="text"/>
    <style:style style:name="ListLabel_20_8248" style:display-name="ListLabel 8248" style:family="text"/>
    <style:style style:name="ListLabel_20_8249" style:display-name="ListLabel 8249" style:family="text"/>
    <style:style style:name="ListLabel_20_8250" style:display-name="ListLabel 8250" style:family="text"/>
    <style:style style:name="ListLabel_20_8251" style:display-name="ListLabel 8251" style:family="text"/>
    <style:style style:name="ListLabel_20_8252" style:display-name="ListLabel 8252" style:family="text"/>
    <style:style style:name="ListLabel_20_8253" style:display-name="ListLabel 8253" style:family="text"/>
    <style:style style:name="ListLabel_20_8254" style:display-name="ListLabel 8254" style:family="text"/>
    <style:style style:name="ListLabel_20_8255" style:display-name="ListLabel 8255" style:family="text"/>
    <style:style style:name="ListLabel_20_8256" style:display-name="ListLabel 8256" style:family="text"/>
    <style:style style:name="ListLabel_20_8257" style:display-name="ListLabel 8257" style:family="text"/>
    <style:style style:name="ListLabel_20_8258" style:display-name="ListLabel 8258" style:family="text"/>
    <style:style style:name="ListLabel_20_8259" style:display-name="ListLabel 8259" style:family="text"/>
    <style:style style:name="ListLabel_20_8260" style:display-name="ListLabel 8260" style:family="text"/>
    <style:style style:name="ListLabel_20_8261" style:display-name="ListLabel 8261" style:family="text"/>
    <style:style style:name="ListLabel_20_8262" style:display-name="ListLabel 8262" style:family="text"/>
    <style:style style:name="ListLabel_20_8263" style:display-name="ListLabel 8263" style:family="text"/>
    <style:style style:name="ListLabel_20_8264" style:display-name="ListLabel 8264" style:family="text"/>
    <style:style style:name="ListLabel_20_8265" style:display-name="ListLabel 8265" style:family="text"/>
    <style:style style:name="ListLabel_20_8266" style:display-name="ListLabel 8266" style:family="text"/>
    <style:style style:name="ListLabel_20_8267" style:display-name="ListLabel 8267" style:family="text"/>
    <style:style style:name="ListLabel_20_8268" style:display-name="ListLabel 8268" style:family="text"/>
    <style:style style:name="ListLabel_20_8269" style:display-name="ListLabel 8269" style:family="text"/>
    <style:style style:name="ListLabel_20_8270" style:display-name="ListLabel 8270" style:family="text"/>
    <style:style style:name="ListLabel_20_8271" style:display-name="ListLabel 8271" style:family="text"/>
    <style:style style:name="ListLabel_20_8272" style:display-name="ListLabel 8272" style:family="text"/>
    <style:style style:name="ListLabel_20_8273" style:display-name="ListLabel 8273" style:family="text"/>
    <style:style style:name="ListLabel_20_8274" style:display-name="ListLabel 8274" style:family="text"/>
    <style:style style:name="ListLabel_20_8275" style:display-name="ListLabel 8275" style:family="text"/>
    <style:style style:name="ListLabel_20_8276" style:display-name="ListLabel 8276" style:family="text"/>
    <style:style style:name="ListLabel_20_8277" style:display-name="ListLabel 8277" style:family="text"/>
    <style:style style:name="ListLabel_20_8278" style:display-name="ListLabel 8278" style:family="text"/>
    <style:style style:name="ListLabel_20_8279" style:display-name="ListLabel 8279" style:family="text"/>
    <style:style style:name="ListLabel_20_8280" style:display-name="ListLabel 8280" style:family="text"/>
    <style:style style:name="ListLabel_20_8281" style:display-name="ListLabel 8281" style:family="text"/>
    <style:style style:name="ListLabel_20_8282" style:display-name="ListLabel 8282" style:family="text"/>
    <style:style style:name="ListLabel_20_8283" style:display-name="ListLabel 8283" style:family="text"/>
    <style:style style:name="ListLabel_20_8284" style:display-name="ListLabel 8284" style:family="text"/>
    <style:style style:name="ListLabel_20_8285" style:display-name="ListLabel 8285" style:family="text"/>
    <style:style style:name="ListLabel_20_8286" style:display-name="ListLabel 8286" style:family="text"/>
    <style:style style:name="ListLabel_20_8287" style:display-name="ListLabel 8287" style:family="text"/>
    <style:style style:name="ListLabel_20_8288" style:display-name="ListLabel 8288" style:family="text"/>
    <style:style style:name="ListLabel_20_8289" style:display-name="ListLabel 828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24.8.0.2$Windows_X86_64 LibreOffice_project/57ceca7d2eefdf83e7c9b4135a017f3361a8133f</meta:generator>
  </office:meta>
</office:document-meta>
</file>